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700000087C8585FA6.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000000" draw:stroke-linejoin="miter" draw:fill="solid" draw:fill-color="#3366ff" draw:textarea-horizontal-align="justify" draw:textarea-vertical-align="middle" draw:auto-grow-height="false" fo:padding-top="0.13cm" fo:padding-bottom="0.13cm" fo:padding-left="0.25cm" fo:padding-right="0.25cm" fo:wrap-option="wrap" draw:shadow="hidden" draw:shadow-color="#330033"/>
    </style:style>
    <style:style style:name="gr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330033"/>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color="#ffff99" draw:textarea-horizontal-align="justify" draw:textarea-vertical-align="middle" draw:auto-grow-height="false"/>
    </style:style>
    <style:style style:name="gr8" style:family="graphic" style:parent-style-name="standard">
      <style:graphic-properties draw:fill-color="#7da647" draw:textarea-horizontal-align="justify" draw:textarea-vertical-align="middle" draw:auto-grow-height="false"/>
    </style:style>
    <style:style style:name="gr9" style:family="graphic" style:parent-style-name="standard">
      <style:graphic-properties draw:fill-color="#33a3a3" draw:textarea-horizontal-align="justify" draw:textarea-vertical-align="middle" draw:auto-grow-height="false"/>
    </style:style>
    <style:style style:name="gr10" style:family="graphic" style:parent-style-name="standard">
      <style:graphic-properties draw:fill-color="#ffb515" draw:textarea-horizontal-align="justify" draw:textarea-vertical-align="middle" draw:auto-grow-height="false"/>
    </style:style>
    <style:style style:name="gr11" style:family="graphic" style:parent-style-name="standard">
      <style:graphic-properties draw:fill-color="#ffcc99"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fill-color="#ffffcc" draw:textarea-horizontal-align="justify" draw:textarea-vertical-align="middle" draw:auto-grow-height="false"/>
    </style:style>
    <style:style style:name="gr15" style:family="graphic" style:parent-style-name="standard">
      <style:graphic-properties draw:fill-color="#cccc00"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0.653cm" fo:min-width="0.908cm"/>
    </style:style>
    <style:style style:name="gr17" style:family="graphic" style:parent-style-name="standard">
      <style:graphic-properties draw:fill-color="#cccccc" draw:textarea-horizontal-align="justify" draw:textarea-vertical-align="middle" draw:auto-grow-height="false"/>
    </style:style>
    <style:style style:name="gr18" style:family="graphic" style:parent-style-name="standard">
      <style:graphic-properties draw:fill-color="#cccccc" draw:fill-image-width="0cm" draw:fill-image-height="0cm" draw:textarea-horizontal-align="justify" draw:textarea-vertical-align="middle" draw:auto-grow-height="false"/>
    </style:style>
    <style:style style:name="gr19" style:family="graphic" style:parent-style-name="standard">
      <style:graphic-properties draw:fill-color="#00b8ff"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true" fo:min-height="0.695cm" fo:min-width="0.908cm"/>
    </style:style>
    <style:style style:name="gr21" style:family="graphic" style:parent-style-name="standard">
      <style:graphic-properties draw:stroke="none" svg:stroke-color="#000000" draw:fill="none" draw:fill-color="#ffffff" draw:textarea-horizontal-align="left" draw:auto-grow-height="true" draw:auto-grow-width="true" fo:min-height="0.653cm" fo:min-width="1.949cm"/>
    </style:style>
    <style:style style:name="gr22" style:family="graphic" style:parent-style-name="standard">
      <style:graphic-properties draw:stroke="none" svg:stroke-color="#000000" draw:fill="none" draw:fill-color="#ffffff" draw:textarea-horizontal-align="left" draw:auto-grow-height="true" draw:auto-grow-width="true" fo:min-height="0.653cm" fo:min-width="1.95cm"/>
    </style:style>
    <style:style style:name="gr23" style:family="graphic" style:parent-style-name="standard">
      <style:graphic-properties draw:stroke="none" svg:stroke-color="#000000" draw:fill="none" draw:fill-color="#ffffff" draw:textarea-horizontal-align="left" draw:auto-grow-height="true" draw:auto-grow-width="true" fo:min-height="0.75cm" fo:min-width="0.908cm"/>
    </style:style>
    <style:style style:name="gr24" style:family="graphic" style:parent-style-name="standard">
      <style:graphic-properties draw:stroke="none" svg:stroke-color="#000000" draw:fill="none" draw:fill-color="#ffffff" draw:textarea-horizontal-align="left" draw:auto-grow-height="true" draw:auto-grow-width="true" fo:min-height="0.654cm" fo:min-width="1.95cm"/>
    </style:style>
    <style:style style:name="gr25" style:family="graphic" style:parent-style-name="standard">
      <style:graphic-properties draw:stroke="none" svg:stroke-color="#000000" draw:fill="none" draw:fill-color="#ffffff" draw:textarea-horizontal-align="left" draw:auto-grow-height="true" draw:auto-grow-width="true" fo:min-height="0.654cm" fo:min-width="0.907cm"/>
    </style:style>
    <style:style style:name="gr26" style:family="graphic" style:parent-style-name="standard">
      <style:graphic-properties draw:stroke="none" svg:stroke-color="#000000" draw:fill="none" draw:fill-color="#ffffff" draw:textarea-horizontal-align="left" draw:auto-grow-height="true" draw:auto-grow-width="true" fo:min-height="0.654cm" fo:min-width="0.908cm"/>
    </style:style>
    <style:style style:name="gr27" style:family="graphic" style:parent-style-name="standard">
      <style:graphic-properties draw:stroke="none" svg:stroke-color="#000000" draw:fill="none" draw:fill-color="#ffffff" draw:textarea-horizontal-align="left" draw:auto-grow-height="true" draw:auto-grow-width="true" fo:min-height="0.654cm" fo:min-width="0.631cm"/>
    </style:style>
    <style:style style:name="gr28" style:family="graphic" style:parent-style-name="standard">
      <style:graphic-properties draw:stroke="none" svg:stroke-color="#000000" draw:fill="none" draw:fill-color="#ffffff" draw:textarea-horizontal-align="left" draw:auto-grow-height="true" draw:auto-grow-width="true" fo:min-height="0.653cm" fo:min-width="0.631cm"/>
    </style:style>
    <style:style style:name="gr29" style:family="graphic" style:parent-style-name="standard">
      <style:graphic-properties draw:stroke="none" svg:stroke-color="#000000" draw:fill="none" draw:fill-color="#ffffff" draw:textarea-horizontal-align="left" draw:auto-grow-height="true" draw:auto-grow-width="true" fo:min-height="0.653cm" fo:min-width="0.63cm"/>
    </style:style>
    <style:style style:name="gr30" style:family="graphic" style:parent-style-name="standard">
      <style:graphic-properties draw:ole-draw-aspect="1" style:protect="size"/>
    </style:style>
    <style:style style:name="gr31" style:family="graphic" style:parent-style-name="standard">
      <style:graphic-properties draw:fill-color="#ffcc99" draw:textarea-horizontal-align="justify" draw:textarea-vertical-align="middle" draw:auto-grow-height="false"/>
    </style:style>
    <style:style style:name="gr32" style:family="graphic" style:parent-style-name="standard">
      <style:graphic-properties draw:stroke="none" draw:fill="none" draw:fill-color="#cccc99" draw:textarea-horizontal-align="justify" draw:textarea-vertical-align="top" draw:auto-grow-height="true" fo:min-height="0.668cm" fo:padding-top="0.13cm" fo:padding-bottom="0.13cm" fo:padding-left="0.25cm" fo:padding-right="0.25cm" fo:wrap-option="no-wrap" draw:shadow="hidden" draw:shadow-color="#330033"/>
    </style:style>
    <style:style style:name="gr33" style:family="graphic" style:parent-style-name="standard">
      <style:graphic-properties draw:stroke="none" draw:fill="none" draw:fill-color="#cccc99" draw:textarea-horizontal-align="justify" draw:textarea-vertical-align="top" draw:auto-grow-height="true" fo:min-height="0.668cm" fo:min-width="3.735cm" fo:padding-top="0.13cm" fo:padding-bottom="0.13cm" fo:padding-left="0.25cm" fo:padding-right="0.25cm" fo:wrap-option="wrap" draw:shadow="hidden" draw:shadow-color="#330033"/>
    </style:style>
    <style:style style:name="gr34" style:family="graphic" style:parent-style-name="standard">
      <style:graphic-properties draw:stroke="none" draw:fill="none" draw:fill-color="#cccc99" draw:textarea-horizontal-align="justify" draw:textarea-vertical-align="top" draw:auto-grow-height="true" fo:min-height="0.669cm" fo:min-width="4.808cm" fo:padding-top="0.13cm" fo:padding-bottom="0.13cm" fo:padding-left="0.25cm" fo:padding-right="0.25cm" fo:wrap-option="wrap" draw:shadow="hidden" draw:shadow-color="#330033"/>
    </style:style>
    <style:style style:name="gr35" style:family="graphic" style:parent-style-name="standard">
      <style:graphic-properties draw:stroke="solid" svg:stroke-width="0.026cm" svg:stroke-color="#000000" draw:stroke-linejoin="miter" draw:fill="solid" draw:fill-color="#99ccff" draw:textarea-horizontal-align="left" draw:textarea-vertical-align="middle" draw:auto-grow-height="false" fo:padding-top="0.13cm" fo:padding-bottom="0.13cm" fo:padding-left="0.25cm" fo:padding-right="0.25cm" fo:wrap-option="wrap" draw:shadow="hidden" draw:shadow-color="#330033"/>
    </style:style>
    <style:style style:name="gr36" style:family="graphic" style:parent-style-name="standard">
      <style:graphic-properties draw:stroke="solid" svg:stroke-width="0.026cm" svg:stroke-color="#000000" draw:stroke-linejoin="miter" draw:fill="solid" draw:fill-color="#ffff99" draw:textarea-horizontal-align="left" draw:textarea-vertical-align="middle" draw:auto-grow-height="false" fo:padding-top="0.13cm" fo:padding-bottom="0.13cm" fo:padding-left="0.25cm" fo:padding-right="0.25cm" fo:wrap-option="wrap" draw:shadow="hidden" draw:shadow-color="#330033"/>
    </style:style>
    <style:style style:name="gr37" style:family="graphic" style:parent-style-name="standard">
      <style:graphic-properties draw:stroke="solid" svg:stroke-width="0.026cm" svg:stroke-color="#000000" draw:stroke-linejoin="miter" draw:fill="solid" draw:fill-color="#ffcc99" draw:textarea-horizontal-align="left" draw:textarea-vertical-align="middle" draw:auto-grow-height="false" fo:padding-top="0.13cm" fo:padding-bottom="0.13cm" fo:padding-left="0.25cm" fo:padding-right="0.25cm" fo:wrap-option="wrap" draw:shadow="hidden" draw:shadow-color="#330033"/>
    </style:style>
    <style:style style:name="gr38" style:family="graphic" style:parent-style-name="standard">
      <style:graphic-properties draw:stroke="solid" svg:stroke-width="0.026cm" svg:stroke-color="#000000" draw:stroke-linejoin="miter" draw:fill="solid" draw:fill-color="#99cc00" draw:textarea-horizontal-align="left" draw:textarea-vertical-align="middle" draw:auto-grow-height="false" fo:padding-top="0.13cm" fo:padding-bottom="0.13cm" fo:padding-left="0.25cm" fo:padding-right="0.25cm" fo:wrap-option="wrap" draw:shadow="hidden" draw:shadow-color="#330033"/>
    </style:style>
    <style:style style:name="gr39" style:family="graphic" style:parent-style-name="standard">
      <style:graphic-properties draw:stroke="none" draw:fill="none" draw:fill-color="#cccc99" draw:textarea-horizontal-align="justify" draw:textarea-vertical-align="top" draw:auto-grow-height="true" fo:min-height="0.669cm" fo:min-width="3.938cm" fo:padding-top="0.13cm" fo:padding-bottom="0.13cm" fo:padding-left="0.25cm" fo:padding-right="0.25cm" fo:wrap-option="wrap" draw:shadow="hidden" draw:shadow-color="#330033"/>
    </style:style>
    <style:style style:name="gr40" style:family="graphic" style:parent-style-name="standard">
      <style:graphic-properties draw:stroke="none" draw:fill="none" draw:fill-color="#cccc99" draw:textarea-horizontal-align="justify" draw:textarea-vertical-align="top" draw:auto-grow-height="false" fo:padding-top="0.13cm" fo:padding-bottom="0.13cm" fo:padding-left="0.25cm" fo:padding-right="0.25cm" fo:wrap-option="no-wrap" draw:shadow="hidden" draw:shadow-color="#330033"/>
    </style:style>
    <style:style style:name="gr41" style:family="graphic" style:parent-style-name="standard">
      <style:graphic-properties draw:stroke="solid" svg:stroke-width="0.026cm" svg:stroke-color="#000000" draw:stroke-linejoin="miter" draw:fill="solid" draw:fill-color="#cccc99" draw:opacity="50%" draw:textarea-horizontal-align="left" draw:textarea-vertical-align="top" draw:auto-grow-height="false" fo:padding-top="0.13cm" fo:padding-bottom="0.13cm" fo:padding-left="0.25cm" fo:padding-right="0.25cm" fo:wrap-option="no-wrap" draw:shadow="hidden" draw:shadow-color="#330033"/>
    </style:style>
    <style:style style:name="gr42" style:family="graphic" style:parent-style-name="standard">
      <style:graphic-properties draw:stroke="none" draw:fill="solid" draw:fill-color="#ffffe1" draw:textarea-horizontal-align="left" draw:textarea-vertical-align="middle" draw:auto-grow-height="false" fo:padding-top="0.13cm" fo:padding-bottom="0.13cm" fo:padding-left="0.25cm" fo:padding-right="0.25cm" fo:wrap-option="wrap" draw:shadow="hidden" draw:shadow-color="#330033"/>
    </style:style>
    <style:style style:name="gr43" style:family="graphic" style:parent-style-name="standard">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draw:shadow-color="#330033"/>
    </style:style>
    <style:style style:name="gr44" style:family="graphic" style:parent-style-name="standard">
      <style:graphic-properties draw:stroke="solid" svg:stroke-width="0.026cm" svg:stroke-color="#000000" draw:stroke-linejoin="miter" draw:fill="solid" draw:fill-color="#3366ff" draw:textarea-horizontal-align="left" draw:textarea-vertical-align="middle" draw:auto-grow-height="false" fo:padding-top="0.13cm" fo:padding-bottom="0.13cm" fo:padding-left="0.25cm" fo:padding-right="0.25cm" fo:wrap-option="wrap" draw:shadow="hidden" draw:shadow-color="#330033"/>
    </style:style>
    <style:style style:name="gr45" style:family="graphic" style:parent-style-name="standard">
      <style:graphic-properties draw:stroke="solid" svg:stroke-width="0.026cm" svg:stroke-color="#000000" draw:stroke-linejoin="miter" draw:fill="solid" draw:fill-color="#ffcc99" draw:textarea-horizontal-align="justify" draw:textarea-vertical-align="middle" draw:auto-grow-height="false" fo:padding-top="0.13cm" fo:padding-bottom="0.13cm" fo:padding-left="0.25cm" fo:padding-right="0.25cm" fo:wrap-option="wrap" draw:shadow="hidden" draw:shadow-color="#330033"/>
    </style:style>
    <style:style style:name="gr46" style:family="graphic" style:parent-style-name="standard">
      <style:graphic-properties draw:stroke="solid" svg:stroke-width="0.026cm" svg:stroke-color="#000000" draw:stroke-linejoin="miter" draw:fill="solid" draw:fill-color="#3366ff" draw:textarea-horizontal-align="justify" draw:textarea-vertical-align="middle" draw:auto-grow-height="false" fo:padding-top="0.13cm" fo:padding-bottom="0.13cm" fo:padding-left="0.25cm" fo:padding-right="0.25cm" fo:wrap-option="wrap" draw:shadow="hidden" draw:shadow-color="#330033"/>
    </style:style>
    <style:style style:name="gr47" style:family="graphic" style:parent-style-name="standard">
      <style:graphic-properties draw:textarea-horizontal-align="justify" draw:textarea-vertical-align="middle" draw:auto-grow-height="false" fo:wrap-option="no-wrap"/>
    </style:style>
    <style:style style:name="gr48" style:family="graphic" style:parent-style-name="standard">
      <style:graphic-properties draw:stroke="none" svg:stroke-color="#000000" draw:fill="none" draw:fill-color="#ffffff" draw:textarea-horizontal-align="left" draw:auto-grow-height="true" draw:auto-grow-width="true" fo:min-height="0.654cm" fo:min-width="1.766cm"/>
    </style:style>
    <style:style style:name="gr49" style:family="graphic" style:parent-style-name="standard">
      <style:graphic-properties svg:stroke-color="#800000" draw:marker-end="Arrow" draw:marker-end-width="0.3cm" draw:textarea-horizontal-align="center"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0.653cm" fo:min-width="0.907cm"/>
    </style:style>
    <style:style style:name="gr51" style:family="graphic" style:parent-style-name="standard">
      <style:graphic-properties draw:stroke="none" svg:stroke-color="#000000" draw:fill="none" draw:fill-color="#ffffff" draw:textarea-horizontal-align="left" draw:auto-grow-height="true" draw:auto-grow-width="true" fo:min-height="0.654cm" fo:min-width="0.878cm"/>
    </style:style>
    <style:style style:name="gr52" style:family="graphic" style:parent-style-name="standard">
      <style:graphic-properties draw:stroke="none" svg:stroke-color="#000000" draw:fill="none" draw:fill-color="#ffffff" draw:textarea-horizontal-align="left" draw:auto-grow-height="true" draw:auto-grow-width="true" fo:min-height="0cm" fo:min-width="1.567cm"/>
    </style:style>
    <style:style style:name="gr53" style:family="graphic" style:parent-style-name="standard">
      <style:graphic-properties draw:stroke="none" svg:stroke-color="#000000" draw:fill="none" draw:fill-color="#ffffff" draw:textarea-horizontal-align="left" draw:auto-grow-height="true" draw:auto-grow-width="true" fo:min-height="0.654cm" fo:min-width="1.767cm"/>
    </style:style>
    <style:style style:name="gr54" style:family="graphic" style:parent-style-name="standard">
      <style:graphic-properties draw:stroke="none" svg:stroke-color="#000000" draw:fill="none" draw:fill-color="#ffffff" draw:textarea-horizontal-align="left" draw:auto-grow-height="true" draw:auto-grow-width="true" fo:min-height="1.119cm" fo:min-width="0cm"/>
    </style:style>
    <style:style style:name="gr55" style:family="graphic" style:parent-style-name="standard">
      <style:graphic-properties draw:fill="none" draw:textarea-horizontal-align="justify" draw:textarea-vertical-align="middle" draw:auto-grow-height="false"/>
    </style:style>
    <style:style style:name="gr56" style:family="graphic" style:parent-style-name="standard">
      <style:graphic-properties draw:fill-color="#ff6309" draw:textarea-vertical-align="middle" draw:auto-grow-height="false" fo:min-height="0cm" fo:min-width="0cm"/>
    </style:style>
    <style:style style:name="gr57" style:family="graphic" style:parent-style-name="standard">
      <style:graphic-properties draw:fill-color="#cccc00" draw:textarea-horizontal-align="justify" draw:textarea-vertical-align="middle" draw:auto-grow-height="false"/>
    </style:style>
    <style:style style:name="gr58" style:family="graphic" style:parent-style-name="standard">
      <style:graphic-properties draw:fill-color="#cccc00" draw:textarea-horizontal-align="center" draw:textarea-vertical-align="middle"/>
    </style:style>
    <style:style style:name="gr59" style:family="graphic" style:parent-style-name="standard">
      <style:graphic-properties draw:stroke="none" draw:fill-color="#cccc00" draw:textarea-horizontal-align="justify" draw:textarea-vertical-align="middle" draw:auto-grow-height="false"/>
    </style:style>
    <style:style style:name="gr60" style:family="graphic" style:parent-style-name="standard">
      <style:graphic-properties draw:stroke="none" svg:stroke-color="#000000" draw:fill="none" draw:fill-color="#ffffff" draw:textarea-horizontal-align="left" draw:auto-grow-height="true" draw:auto-grow-width="true" fo:min-height="1.142cm" fo:min-width="4.264cm"/>
    </style:style>
    <style:style style:name="gr61" style:family="graphic" style:parent-style-name="standard">
      <style:graphic-properties draw:stroke="none" svg:stroke-color="#000000" draw:fill="none" draw:fill-color="#ffffff" draw:textarea-horizontal-align="left" draw:auto-grow-height="true" draw:auto-grow-width="true" fo:min-height="0.908cm" fo:min-width="7.303cm"/>
    </style:style>
    <style:style style:name="gr62" style:family="graphic" style:parent-style-name="standard">
      <style:graphic-properties draw:stroke="none" draw:fill="none" draw:fill-color="#ccffff" draw:textarea-horizontal-align="justify" draw:textarea-vertical-align="middle" draw:auto-grow-height="false"/>
    </style:style>
    <style:style style:name="gr63" style:family="graphic" style:parent-style-name="standard">
      <style:graphic-properties draw:fill-color="#008080" draw:textarea-horizontal-align="center" draw:textarea-vertical-align="middle"/>
    </style:style>
    <style:style style:name="gr64" style:family="graphic" style:parent-style-name="standard">
      <style:graphic-properties draw:stroke="none" draw:fill-color="#cccc00" draw:textarea-horizontal-align="justify" draw:textarea-vertical-align="middle" draw:auto-grow-height="false"/>
    </style:style>
    <style:style style:name="gr65" style:family="graphic" style:parent-style-name="standard">
      <style:graphic-properties draw:stroke="none" svg:stroke-color="#000000" draw:fill="none" draw:fill-color="#ffffff" draw:auto-grow-height="true" draw:auto-grow-width="false" fo:max-height="0cm" fo:min-height="1.142cm"/>
    </style:style>
    <style:style style:name="gr66" style:family="graphic" style:parent-style-name="standard">
      <style:graphic-properties draw:fill-color="#eb613d" draw:fill-image-width="0cm" draw:fill-image-height="0cm" draw:textarea-horizontal-align="justify" draw:textarea-vertical-align="middle" draw:auto-grow-height="false"/>
    </style:style>
    <style:style style:name="gr67" style:family="graphic" style:parent-style-name="standard">
      <style:graphic-properties draw:stroke="none" svg:stroke-color="#000000" draw:fill="none" draw:fill-color="#ffffff" draw:textarea-horizontal-align="left" draw:auto-grow-height="true" draw:auto-grow-width="true" fo:min-height="0.922cm" fo:min-width="4.238cm"/>
    </style:style>
    <style:style style:name="gr68" style:family="graphic" style:parent-style-name="standard">
      <style:graphic-properties draw:stroke="none" draw:fill="none" fo:min-height="1.391cm"/>
    </style:style>
    <style:style style:name="gr69" style:family="graphic" style:parent-style-name="standard">
      <style:graphic-properties draw:stroke="none" draw:fill="none" fo:min-height="1.393cm"/>
    </style:style>
    <style:style style:name="gr70" style:family="graphic" style:parent-style-name="standard">
      <style:graphic-properties draw:stroke="none" svg:stroke-color="#000000" draw:fill="none" draw:fill-color="#ffffff" draw:textarea-horizontal-align="left" draw:auto-grow-height="true" draw:auto-grow-width="true" fo:min-height="0.726cm" fo:min-width="5.408cm"/>
    </style:style>
    <style:style style:name="gr71" style:family="graphic" style:parent-style-name="standard">
      <style:graphic-properties draw:stroke="none" svg:stroke-color="#000000" draw:fill="none" draw:fill-color="#ffffff" draw:auto-grow-height="true" draw:auto-grow-width="false" fo:max-height="0cm" fo:min-height="1.25cm"/>
    </style:style>
    <style:style style:name="gr72" style:family="graphic" style:parent-style-name="standard">
      <style:graphic-properties draw:fill-color="#ffffcc" draw:textarea-horizontal-align="justify" draw:textarea-vertical-align="middle" draw:auto-grow-height="false"/>
    </style:style>
    <style:style style:name="gr73" style:family="graphic" style:parent-style-name="standard">
      <style:graphic-properties draw:stroke="none" draw:fill-color="#ffffcc" draw:textarea-horizontal-align="justify" draw:textarea-vertical-align="middle" draw:auto-grow-height="false"/>
    </style:style>
    <style:style style:name="gr74" style:family="graphic" style:parent-style-name="standard">
      <style:graphic-properties draw:fill-color="#99ccff" draw:textarea-horizontal-align="justify" draw:textarea-vertical-align="middle" draw:auto-grow-height="false"/>
    </style:style>
    <style:style style:name="gr75" style:family="graphic" style:parent-style-name="standard">
      <style:graphic-properties draw:fill-color="#ffff99" draw:textarea-horizontal-align="justify" draw:textarea-vertical-align="middle" draw:auto-grow-height="false"/>
    </style:style>
    <style:style style:name="gr76" style:family="graphic" style:parent-style-name="standard">
      <style:graphic-properties draw:fill-color="#ccffff" draw:fill-image-width="0cm" draw:fill-image-height="0cm" draw:textarea-horizontal-align="justify" draw:textarea-vertical-align="middle" draw:auto-grow-height="false"/>
    </style:style>
    <style:style style:name="gr77" style:family="graphic" style:parent-style-name="standard">
      <style:graphic-properties draw:stroke="none" draw:fill="none" draw:textarea-horizontal-align="justify" draw:textarea-vertical-align="middle" draw:auto-grow-height="false"/>
    </style:style>
    <style:style style:name="gr78" style:family="graphic" style:parent-style-name="standard">
      <style:graphic-properties draw:stroke="dash" draw:stroke-dash="Fine_20_Dashed_20__28_var_29_" draw:marker-end="Arrow" draw:marker-end-width="0.3cm" draw:textarea-horizontal-align="center" draw:textarea-vertical-align="middle"/>
    </style:style>
    <style:style style:name="gr79" style:family="graphic" style:parent-style-name="standard">
      <style:graphic-properties draw:stroke="none" draw:fill="none" draw:fill-color="#99ccff" draw:textarea-horizontal-align="justify" draw:textarea-vertical-align="middle" draw:auto-grow-height="false"/>
    </style:style>
    <style:style style:name="gr80" style:family="graphic" style:parent-style-name="standard">
      <style:graphic-properties draw:stroke="solid" draw:fill-color="#ffff99" draw:textarea-horizontal-align="justify" draw:textarea-vertical-align="middle" draw:auto-grow-height="false"/>
    </style:style>
    <style:style style:name="gr81" style:family="graphic" style:parent-style-name="standard">
      <style:graphic-properties draw:stroke="none" svg:stroke-color="#000000" draw:fill="none" draw:fill-color="#ffffff" draw:textarea-horizontal-align="left" draw:auto-grow-height="true" draw:auto-grow-width="true" fo:min-height="0.696cm" fo:min-width="0.908cm"/>
    </style:style>
    <style:style style:name="gr8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83" style:family="graphic" style:parent-style-name="standard">
      <style:graphic-properties draw:stroke="dash" draw:stroke-dash="Fine_20_Dashed" draw:marker-end="Arrow" draw:marker-end-width="0.3cm" draw:textarea-horizontal-align="center" draw:textarea-vertical-align="middle"/>
    </style:style>
    <style:style style:name="gr84" style:family="graphic" style:parent-style-name="standard">
      <style:graphic-properties draw:fill-color="#94bd5e" draw:textarea-horizontal-align="justify" draw:textarea-vertical-align="middle" draw:auto-grow-height="false"/>
    </style:style>
    <style:style style:name="gr85"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Title1-title">
      <style:graphic-properties draw:stroke="none" draw:fill="none" draw:fill-color="#cccc99" draw:textarea-horizontal-align="justify" draw:textarea-vertical-align="middle" draw:auto-grow-height="true" draw:auto-grow-width="false" fo:min-height="5.879cm" fo:min-width="0cm" fo:padding-top="0.13cm" fo:padding-bottom="0.13cm" fo:padding-left="0.25cm" fo:padding-right="0.25cm" fo:wrap-option="no-wrap" draw:shadow="hidden" draw:shadow-color="#330033"/>
    </style:style>
    <style:style style:name="pr2" style:family="presentation" style:parent-style-name="Title1-subtitle">
      <style:graphic-properties draw:stroke="none" draw:fill="none" draw:fill-color="#cccc99" draw:textarea-horizontal-align="justify" draw:textarea-vertical-align="middle" draw:auto-grow-height="true" draw:auto-grow-width="false" fo:min-height="4.186cm" fo:min-width="0cm" fo:padding-top="0.13cm" fo:padding-bottom="0.13cm" fo:padding-left="0.25cm" fo:padding-right="0.25cm" fo:wrap-option="no-wrap" draw:shadow="hidden" draw:shadow-color="#330033"/>
    </style:style>
    <style:style style:name="pr3" style:family="presentation" style:parent-style-name="Title1-notes">
      <style:graphic-properties draw:fill-color="#ffffff" fo:min-height="11.432cm"/>
    </style:style>
    <style:style style:name="pr4" style:family="presentation" style:parent-style-name="Default-title">
      <style:graphic-properties draw:fill-color="#ffffff" fo:min-height="3.567cm"/>
    </style:style>
    <style:style style:name="pr5" style:family="presentation" style:parent-style-name="Default-notes" style:list-style-name="L4">
      <style:graphic-properties draw:fill-color="#ffffff" fo:min-height="11.181cm"/>
    </style:style>
    <style:style style:name="pr6" style:family="presentation" style:parent-style-name="Default-notes">
      <style:graphic-properties draw:fill-color="#ffffff" fo:min-height="11.181cm"/>
    </style:style>
    <style:style style:name="pr7" style:family="presentation" style:parent-style-name="Default-title">
      <style:graphic-properties draw:fill-color="#ffffff" draw:auto-grow-height="true" fo:min-height="3.818cm"/>
    </style:style>
    <style:style style:name="pr8" style:family="presentation" style:parent-style-name="Default-outline1">
      <style:graphic-properties draw:fill-color="#ffffff" fo:min-height="12.33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text-properties fo:font-family="Verdana" style:font-family-generic="swiss" style:font-pitch="variable" fo:font-size="32pt"/>
    </style:style>
    <style:style style:name="P3" style:family="paragraph">
      <style:paragraph-properties fo:margin-left="1.27cm" fo:margin-right="0cm" fo:text-indent="0cm"/>
    </style:style>
    <style:style style:name="P4" style:family="paragraph">
      <style:paragraph-properties fo:margin-left="0cm" fo:margin-right="0cm" fo:text-indent="0cm" style:writing-mode="lr-tb"/>
      <style:text-properties fo:font-family="Verdana" style:font-family-generic="swiss" style:font-pitch="variable" fo:font-size="2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family="Verdana" style:font-family-generic="swiss" style:font-pitch="variable" fo:font-size="40pt"/>
    </style:style>
    <style:style style:name="P7" style:family="paragraph">
      <style:paragraph-properties fo:margin-left="0cm" fo:margin-right="0cm" fo:text-align="center" text:enable-numbering="false" fo:text-indent="0cm" style:writing-mode="lr-tb"/>
    </style:style>
    <style:style style:name="P8" style:family="paragraph">
      <style:paragraph-properties fo:text-align="center" style:writing-mode="lr-tb"/>
      <style:text-properties fo:font-size="24pt"/>
    </style:style>
    <style:style style:name="P9" style:family="paragraph">
      <style:paragraph-properties fo:text-align="center"/>
    </style:style>
    <style:style style:name="P10" style:family="paragraph">
      <style:text-properties fo:font-size="20pt" fo:font-weight="bold"/>
    </style:style>
    <style:style style:name="P11" style:family="paragraph">
      <style:paragraph-properties fo:margin-left="0.952cm" fo:margin-right="0cm" text:enable-numbering="true" fo:text-indent="-0.952cm"/>
    </style:style>
    <style:style style:name="P12" style:family="paragraph">
      <style:paragraph-properties fo:margin-left="0.952cm" fo:margin-right="0cm" text:enable-numbering="true" fo:text-indent="-0.952cm"/>
      <style:text-properties fo:font-size="16pt"/>
    </style:style>
    <style:style style:name="P13" style:family="paragraph">
      <style:paragraph-properties fo:margin-left="0cm" fo:margin-right="0cm" fo:text-align="end" fo:text-indent="0cm"/>
    </style:style>
    <style:style style:name="P14" style:family="paragraph">
      <style:paragraph-properties fo:margin-left="0cm" fo:margin-right="0cm" text:enable-numbering="true" fo:text-indent="0cm"/>
      <style:text-properties fo:font-size="13pt"/>
    </style:style>
    <style:style style:name="P15" style:family="paragraph">
      <style:paragraph-properties fo:margin-left="0cm" fo:margin-right="0cm" fo:text-align="center" fo:text-indent="0cm"/>
      <style:text-properties fo:font-size="18pt"/>
    </style:style>
    <style:style style:name="P16" style:family="paragraph">
      <style:paragraph-properties fo:margin-left="0cm" fo:margin-right="0cm" fo:text-indent="0cm"/>
      <style:text-properties fo:color="#000000" fo:font-size="15pt" fo:font-style="italic"/>
    </style:style>
    <style:style style:name="P17" style:family="paragraph">
      <style:paragraph-properties fo:margin-left="0cm" fo:margin-right="0cm" fo:text-align="center" fo:text-indent="0cm"/>
      <style:text-properties fo:font-size="15pt"/>
    </style:style>
    <style:style style:name="P18" style:family="paragraph">
      <style:paragraph-properties fo:margin-left="0cm" fo:margin-right="0cm" fo:text-indent="0cm"/>
      <style:text-properties fo:color="#000000" fo:font-size="16pt" fo:font-style="italic"/>
    </style:style>
    <style:style style:name="P19" style:family="paragraph">
      <style:paragraph-properties fo:margin-left="0cm" fo:margin-right="0cm" fo:text-indent="0cm"/>
      <style:text-properties fo:font-size="14pt"/>
    </style:style>
    <style:style style:name="P20" style:family="paragraph">
      <style:paragraph-properties fo:margin-left="0cm" fo:margin-right="0cm" fo:text-align="start" fo:text-indent="0cm"/>
    </style:style>
    <style:style style:name="P21" style:family="paragraph">
      <style:paragraph-properties fo:margin-left="0cm" fo:margin-right="0cm" fo:text-indent="0cm"/>
      <style:text-properties fo:font-size="16pt"/>
    </style:style>
    <style:style style:name="P22" style:family="paragraph">
      <style:paragraph-properties fo:margin-left="0.952cm" fo:margin-right="0cm" fo:text-indent="-0.952cm"/>
    </style:style>
    <style:style style:name="P23" style:family="paragraph">
      <style:paragraph-properties fo:margin-left="0.952cm" fo:margin-right="0cm" fo:text-indent="-0.952cm"/>
      <style:text-properties fo:font-family="Verdana" style:font-family-generic="swiss" style:font-pitch="variable"/>
    </style:style>
    <style:style style:name="P24" style:family="paragraph">
      <style:paragraph-properties fo:margin-left="0cm" fo:margin-right="0cm" text:enable-numbering="false" fo:text-indent="0cm"/>
    </style:style>
    <style:style style:name="P25" style:family="paragraph">
      <style:paragraph-properties fo:margin-left="0cm" fo:margin-right="0cm" text:enable-numbering="false" fo:text-indent="0cm" style:writing-mode="lr-tb"/>
    </style:style>
    <style:style style:name="P26" style:family="paragraph">
      <style:paragraph-properties style:writing-mode="lr-tb"/>
    </style:style>
    <style:style style:name="P27" style:family="paragraph">
      <style:paragraph-properties fo:margin-left="0cm" fo:margin-right="0cm" fo:text-align="end" text:enable-numbering="false" fo:text-indent="0cm"/>
    </style:style>
    <style:style style:name="P28" style:family="paragraph">
      <style:paragraph-properties fo:margin-left="0cm" fo:margin-right="0cm" fo:text-align="end" text:enable-numbering="false" fo:text-indent="0cm" style:writing-mode="lr-tb"/>
    </style:style>
    <style:style style:name="P29" style:family="paragraph">
      <style:paragraph-properties fo:margin-left="0cm" fo:margin-right="0cm" fo:text-align="center" text:enable-numbering="false" fo:text-indent="0cm"/>
    </style:style>
    <style:style style:name="P30" style:family="paragraph">
      <style:paragraph-properties fo:margin-left="0.952cm" fo:margin-right="0cm" fo:text-align="center" fo:text-indent="-0.952cm"/>
      <style:text-properties fo:font-size="28pt"/>
    </style:style>
    <style:style style:name="P31" style:family="paragraph">
      <style:paragraph-properties fo:margin-left="0cm" fo:margin-right="0cm" fo:text-indent="0cm"/>
      <style:text-properties fo:font-size="20pt"/>
    </style:style>
    <style:style style:name="P32" style:family="paragraph">
      <style:paragraph-properties fo:margin-left="0cm" fo:margin-right="0cm" fo:text-align="end" fo:text-indent="0cm"/>
      <style:text-properties fo:font-size="18pt"/>
    </style:style>
    <style:style style:name="P33" style:family="paragraph">
      <style:paragraph-properties fo:margin-left="0cm" fo:margin-right="0cm" fo:text-indent="0cm"/>
      <style:text-properties fo:color="#dc2300" fo:font-size="15pt" fo:font-style="italic"/>
    </style:style>
    <style:style style:name="P34" style:family="paragraph">
      <style:paragraph-properties fo:margin-left="0cm" fo:margin-right="0cm" fo:text-indent="0cm"/>
      <style:text-properties fo:font-size="18pt"/>
    </style:style>
    <style:style style:name="P35" style:family="paragraph">
      <style:text-properties fo:font-family="'Courier New'" style:font-family-generic="modern" style:font-pitch="fixed"/>
    </style:style>
    <style:style style:name="P36" style:family="paragraph">
      <style:paragraph-properties fo:margin-left="0cm" fo:margin-right="0cm" fo:text-align="center" fo:text-indent="0cm"/>
      <style:text-properties fo:font-weight="bold"/>
    </style:style>
    <style:style style:name="P37" style:family="paragraph">
      <style:paragraph-properties fo:margin-left="0cm" fo:margin-right="0cm" fo:text-align="center" fo:text-indent="0cm"/>
      <style:text-properties fo:font-family="Petra" style:font-pitch="variable" fo:font-size="18pt" fo:font-weight="normal"/>
    </style:style>
    <style:style style:name="P38" style:family="paragraph">
      <style:paragraph-properties fo:margin-left="0cm" fo:margin-right="0cm" fo:text-align="center" fo:text-indent="0cm"/>
      <style:text-properties fo:font-size="26pt" fo:font-weight="bold"/>
    </style:style>
    <style:style style:name="P39" style:family="paragraph">
      <style:paragraph-properties fo:text-align="center"/>
      <style:text-properties fo:font-size="15pt"/>
    </style:style>
    <style:style style:name="P40" style:family="paragraph">
      <style:paragraph-properties fo:margin-left="0cm" fo:margin-right="0cm" fo:text-align="start" fo:text-indent="0cm"/>
      <style:text-properties fo:font-family="Petra" style:font-pitch="variable" fo:font-size="16pt"/>
    </style:style>
    <style:style style:name="P41" style:family="paragraph">
      <style:paragraph-properties fo:margin-left="0cm" fo:margin-right="0cm" fo:text-align="center" fo:text-indent="0cm"/>
      <style:text-properties fo:font-family="Petra" style:font-pitch="variable" fo:font-weight="normal"/>
    </style:style>
    <style:style style:name="P42" style:family="paragraph">
      <style:paragraph-properties fo:margin-left="0cm" fo:margin-right="0cm" fo:text-indent="0cm"/>
      <style:text-properties fo:font-family="Verdana" style:font-family-generic="swiss" style:font-pitch="variable" fo:font-size="36pt"/>
    </style:style>
    <style:style style:name="P43" style:family="paragraph">
      <style:paragraph-properties fo:margin-left="0cm" fo:margin-right="0cm" fo:text-align="center" fo:text-indent="0cm"/>
      <style:text-properties fo:font-size="15pt" fo:font-weight="bold"/>
    </style:style>
    <style:style style:name="P44" style:family="paragraph">
      <style:paragraph-properties fo:text-align="start"/>
      <style:text-properties fo:font-family="'Courier 10 Pitch'" style:font-pitch="fixed" fo:font-size="14pt"/>
    </style:style>
    <style:style style:name="P45" style:family="paragraph">
      <style:paragraph-properties fo:text-align="center"/>
      <style:text-properties fo:font-family="'Courier 10 Pitch'" style:font-pitch="fixed" fo:font-size="15pt"/>
    </style:style>
    <style:style style:name="P46" style:family="paragraph">
      <style:text-properties fo:font-size="16pt" fo:font-style="italic"/>
    </style:style>
    <style:style style:name="P47" style:family="paragraph">
      <style:paragraph-properties fo:margin-left="0cm" fo:margin-right="0cm" fo:text-align="start" fo:text-indent="0cm"/>
      <style:text-properties fo:font-family="'Courier 10 Pitch'" style:font-pitch="fixed" fo:font-size="15pt"/>
    </style:style>
    <style:style style:name="P48" style:family="paragraph">
      <style:paragraph-properties fo:margin-left="0cm" fo:margin-right="0cm" fo:text-indent="0cm"/>
      <style:text-properties fo:font-family="'Courier New'" style:font-family-generic="modern" style:font-pitch="fixed" fo:font-size="14pt"/>
    </style:style>
    <style:style style:name="P49" style:family="paragraph">
      <style:paragraph-properties fo:margin-left="0cm" fo:margin-right="0cm" fo:text-indent="0cm"/>
      <style:text-properties fo:font-family="'Courier New'" style:font-family-generic="modern" style:font-pitch="fixed" fo:font-size="16pt"/>
    </style:style>
    <style:style style:name="P50" style:family="paragraph">
      <style:paragraph-properties fo:margin-left="0cm" fo:margin-right="0cm" fo:text-align="center" fo:text-indent="0cm"/>
      <style:text-properties fo:font-family="'Courier New'" style:font-family-generic="modern" style:font-pitch="fixed" fo:font-size="16pt"/>
    </style:style>
    <style:style style:name="P51" style:family="paragraph">
      <style:text-properties fo:font-size="15pt"/>
    </style:style>
    <style:style style:name="P52" style:family="paragraph">
      <style:text-properties fo:font-family="Verdana" style:font-family-generic="swiss" style:font-pitch="variable" fo:font-size="22pt"/>
    </style:style>
    <style:style style:name="P53" style:family="paragraph">
      <style:paragraph-properties fo:margin-left="0cm" fo:margin-right="0cm" text:enable-numbering="true" fo:text-indent="0cm"/>
    </style:style>
    <style:style style:name="P54" style:family="paragraph">
      <style:paragraph-properties fo:margin-left="0cm" fo:margin-right="0cm" text:enable-numbering="true" fo:text-indent="0cm"/>
      <style:text-properties fo:font-size="20pt"/>
    </style:style>
    <style:style style:name="T1" style:family="text">
      <style:text-properties fo:font-family="Verdana" style:font-family-generic="swiss" style:font-pitch="variable" fo:font-size="32pt"/>
    </style:style>
    <style:style style:name="T2" style:family="text">
      <style:text-properties fo:font-family="Verdana" style:font-family-generic="swiss" style:font-pitch="variable" fo:font-size="22pt"/>
    </style:style>
    <style:style style:name="T3" style:family="text">
      <style:text-properties fo:font-family="Verdana" style:font-family-generic="swiss" style:font-pitch="variable" fo:font-size="40pt"/>
    </style:style>
    <style:style style:name="T4" style:family="text">
      <style:text-properties fo:font-size="20pt" fo:font-weight="bold"/>
    </style:style>
    <style:style style:name="T5" style:family="text">
      <style:text-properties fo:font-family="Verdana" style:font-family-generic="swiss" style:font-pitch="variable" fo:font-size="16pt"/>
    </style:style>
    <style:style style:name="T6" style:family="text">
      <style:text-properties fo:font-family="Verdana" style:font-family-generic="swiss" style:font-pitch="variable" fo:font-size="13pt"/>
    </style:style>
    <style:style style:name="T7" style:family="text">
      <style:text-properties fo:font-family="Verdana" style:font-family-generic="swiss" style:font-pitch="variable" fo:font-size="10.5pt"/>
    </style:style>
    <style:style style:name="T8" style:family="text">
      <style:text-properties fo:font-size="18pt"/>
    </style:style>
    <style:style style:name="T9" style:family="text">
      <style:text-properties fo:font-family="Verdana" style:font-family-generic="swiss" style:font-pitch="variable" fo:font-size="20pt"/>
    </style:style>
    <style:style style:name="T10" style:family="text">
      <style:text-properties fo:font-family="Petra" style:font-pitch="variable" fo:font-size="28pt"/>
    </style:style>
    <style:style style:name="T11" style:family="text">
      <style:text-properties fo:color="#000000" fo:font-size="15pt" fo:font-style="italic"/>
    </style:style>
    <style:style style:name="T12" style:family="text">
      <style:text-properties fo:font-size="15pt"/>
    </style:style>
    <style:style style:name="T13" style:family="text">
      <style:text-properties fo:color="#000000" fo:font-size="16pt" fo:font-style="italic"/>
    </style:style>
    <style:style style:name="T14" style:family="text">
      <style:text-properties fo:font-size="14pt"/>
    </style:style>
    <style:style style:name="T15" style:family="text">
      <style:text-properties fo:font-size="16pt"/>
    </style:style>
    <style:style style:name="T16" style:family="text">
      <style:text-properties fo:font-family="Verdana" style:font-family-generic="swiss" style:font-pitch="variable" fo:language="de" fo:country="DE"/>
    </style:style>
    <style:style style:name="T17" style:family="text">
      <style:text-properties fo:font-size="14pt" fo:language="de" fo:country="DE" style:font-size-asian="14pt" style:font-size-complex="14pt"/>
    </style:style>
    <style:style style:name="T18" style:family="text">
      <style:text-properties fo:font-size="14pt" fo:language="en" fo:country="US" style:font-size-asian="14pt" style:font-size-complex="14pt"/>
    </style:style>
    <style:style style:name="T19" style:family="text">
      <style:text-properties fo:font-size="10pt" style:font-size-asian="10pt" style:font-size-complex="10pt"/>
    </style:style>
    <style:style style:name="T20" style:family="text">
      <style:text-properties fo:language="de" fo:country="DE"/>
    </style:style>
    <style:style style:name="T21" style:family="text">
      <style:text-properties fo:font-family="Verdana" style:font-family-generic="swiss" style:font-pitch="variable" fo:font-size="28pt" fo:language="de" fo:country="DE"/>
    </style:style>
    <style:style style:name="T22" style:family="text">
      <style:text-properties fo:font-size="20pt"/>
    </style:style>
    <style:style style:name="T23" style:family="text">
      <style:text-properties fo:font-family="Verdana" style:font-family-generic="swiss" style:font-pitch="variable" fo:font-size="9pt"/>
    </style:style>
    <style:style style:name="T24" style:family="text">
      <style:text-properties fo:font-family="Petra" style:font-pitch="variable" fo:font-size="20pt"/>
    </style:style>
    <style:style style:name="T25" style:family="text">
      <style:text-properties fo:font-family="'Courier 10 Pitch'" style:font-pitch="fixed" fo:font-size="16pt"/>
    </style:style>
    <style:style style:name="T26" style:family="text">
      <style:text-properties fo:font-family="'Courier 10 Pitch'" style:font-pitch="fixed" fo:font-size="15pt"/>
    </style:style>
    <style:style style:name="T27" style:family="text">
      <style:text-properties fo:font-family="Petra" style:font-pitch="variable" fo:font-size="16pt"/>
    </style:style>
    <style:style style:name="T28" style:family="text">
      <style:text-properties fo:color="#dc2300" fo:font-size="15pt" fo:font-style="italic"/>
    </style:style>
    <style:style style:name="T29" style:family="text">
      <style:text-properties fo:font-family="'Courier 10 Pitch'" style:font-pitch="fixed" fo:font-size="13pt"/>
    </style:style>
    <style:style style:name="T30" style:family="text">
      <style:text-properties fo:font-family="'Courier 10 Pitch'" style:font-pitch="fixed" fo:font-size="8pt"/>
    </style:style>
    <style:style style:name="T31" style:family="text">
      <style:text-properties fo:font-family="'Courier New'" style:font-family-generic="modern" style:font-pitch="fixed"/>
    </style:style>
    <style:style style:name="T32" style:family="text">
      <style:text-properties fo:color="#000000" fo:font-family="'Courier New'" style:font-family-generic="modern" style:font-pitch="fixed" fo:font-weight="bold"/>
    </style:style>
    <style:style style:name="T33" style:family="text">
      <style:text-properties fo:color="#008000" fo:font-family="'Courier New'" style:font-family-generic="modern" style:font-pitch="fixed" fo:font-weight="bold"/>
    </style:style>
    <style:style style:name="T34" style:family="text">
      <style:text-properties fo:color="#0000ff" fo:font-family="'Courier New'" style:font-family-generic="modern" style:font-pitch="fixed" fo:font-weight="bold"/>
    </style:style>
    <style:style style:name="T35" style:family="text">
      <style:text-properties fo:font-family="'Courier New'" style:font-family-generic="modern" style:font-pitch="fixed" fo:font-weight="bold"/>
    </style:style>
    <style:style style:name="T36" style:family="text">
      <style:text-properties fo:color="#ff0000" fo:font-family="'Courier New'" style:font-family-generic="modern" style:font-pitch="fixed" fo:font-weight="bold"/>
    </style:style>
    <style:style style:name="T37" style:family="text">
      <style:text-properties fo:font-size="26pt" fo:font-weight="bold"/>
    </style:style>
    <style:style style:name="T38" style:family="text">
      <style:text-properties fo:font-family="Petra" style:font-pitch="variable" fo:font-size="18pt" fo:font-weight="normal"/>
    </style:style>
    <style:style style:name="T39" style:family="text">
      <style:text-properties fo:font-family="Petra" style:font-pitch="variable" fo:font-weight="normal"/>
    </style:style>
    <style:style style:name="T40" style:family="text">
      <style:text-properties fo:color="#0000ff" fo:font-size="20pt" style:text-underline-style="solid" style:text-underline-width="auto" style:text-underline-color="font-color"/>
    </style:style>
    <style:style style:name="T41" style:family="text">
      <style:text-properties fo:font-family="Verdana" style:font-family-generic="swiss" style:font-pitch="variable" fo:font-size="36pt"/>
    </style:style>
    <style:style style:name="T42" style:family="text">
      <style:text-properties fo:font-size="15pt" fo:font-weight="bold"/>
    </style:style>
    <style:style style:name="T43" style:family="text">
      <style:text-properties fo:font-family="'Courier 10 Pitch'" style:font-pitch="fixed" fo:font-size="14pt"/>
    </style:style>
    <style:style style:name="T44" style:family="text">
      <style:text-properties fo:font-size="16pt" fo:font-style="italic"/>
    </style:style>
    <style:style style:name="T45" style:family="text">
      <style:text-properties fo:font-family="'Courier 10 Pitch'" style:font-pitch="fixed" fo:font-size="11pt"/>
    </style:style>
    <style:style style:name="T46" style:family="text">
      <style:text-properties fo:font-family="'Courier New'" style:font-family-generic="modern" style:font-pitch="fixed" fo:font-size="14pt"/>
    </style:style>
    <style:style style:name="T47" style:family="text">
      <style:text-properties fo:font-family="'Courier New'" style:font-family-generic="modern" style:font-pitch="fixed" fo:font-size="14pt" fo:font-weight="bold"/>
    </style:style>
    <style:style style:name="T48" style:family="text">
      <style:text-properties fo:color="#008000" fo:font-family="'Courier New'" style:font-family-generic="modern" style:font-pitch="fixed" fo:font-size="14pt" fo:font-weight="bold"/>
    </style:style>
    <style:style style:name="T49" style:family="text">
      <style:text-properties fo:color="#0000ff" fo:font-family="'Courier New'" style:font-family-generic="modern" style:font-pitch="fixed" fo:font-size="14pt" fo:font-weight="bold"/>
    </style:style>
    <style:style style:name="T50" style:family="text">
      <style:text-properties fo:color="#ff0000" fo:font-family="'Courier New'" style:font-family-generic="modern" style:font-pitch="fixed" fo:font-size="14pt" fo:font-weight="bold"/>
    </style:style>
    <style:style style:name="T51" style:family="text">
      <style:text-properties fo:font-family="'Courier New'" style:font-family-generic="modern" style:font-pitch="fixed" fo:font-size="16pt"/>
    </style:style>
    <style:style style:name="T52" style:family="text">
      <style:text-properties fo:font-family="'Courier New'" style:font-family-generic="modern" style:font-pitch="fixed" fo:font-size="16pt" fo:font-weight="bold"/>
    </style:style>
    <style:style style:name="T53" style:family="text">
      <style:text-properties fo:color="#008000" fo:font-family="'Courier New'" style:font-family-generic="modern" style:font-pitch="fixed" fo:font-size="16pt"/>
    </style:style>
    <style:style style:name="T54" style:family="text">
      <style:text-properties fo:color="#008000" fo:font-family="'Courier New'" style:font-family-generic="modern" style:font-pitch="fixed" fo:font-size="16pt" fo:font-weight="bold"/>
    </style:style>
    <style:style style:name="T55" style:family="text">
      <style:text-properties fo:color="#ff0000" fo:font-family="'Courier New'" style:font-family-generic="modern" style:font-pitch="fixed" fo:font-size="16pt" fo:font-weight="bold"/>
    </style:style>
    <style:style style:name="T56" style:family="text">
      <style:text-properties fo:font-family="Verdana" style:font-family-generic="swiss" style:font-pitch="variable" fo:font-size="28pt"/>
    </style:style>
    <style:style style:name="T57" style:family="text">
      <style:text-properties fo:font-family="Verdana" style:font-family-generic="swiss" style:font-pitch="variable"/>
    </style:style>
    <text:list-style style:name="L1">
      <text:list-level-style-bullet text:level="1" text:bullet-char="•">
        <style:text-properties fo:font-family="'Times New Roman'" style:font-family-generic="roman" style:font-pitch="variable" fo:color="#3300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b2b2b2" fo:font-size="90%"/>
      </text:list-level-style-bullet>
      <text:list-level-style-bullet text:level="2" text:bullet-char="">
        <style:list-level-properties text:space-before="1.27cm"/>
        <style:text-properties fo:font-family="Wingdings" style:font-pitch="variable" style:font-charset="x-symbol" fo:color="#cccc99" fo:font-size="75%"/>
      </text:list-level-style-bullet>
      <text:list-level-style-bullet text:level="3" text:bullet-char="">
        <style:list-level-properties text:space-before="2.54cm"/>
        <style:text-properties fo:font-family="Wingdings" style:font-pitch="variable" style:font-charset="x-symbol" fo:color="#b2b2b2" fo:font-size="55%"/>
      </text:list-level-style-bullet>
      <text:list-level-style-bullet text:level="4" text:bullet-char="">
        <style:list-level-properties text:space-before="3.81cm"/>
        <style:text-properties fo:font-family="Wingdings" style:font-pitch="variable" style:font-charset="x-symbol" fo:color="#cccc99" fo:font-size="100%"/>
      </text:list-level-style-bullet>
      <text:list-level-style-bullet text:level="5" text:bullet-char="">
        <style:list-level-properties text:space-before="5.08cm"/>
        <style:text-properties fo:font-family="Wingdings" style:font-pitch="variable" style:font-charset="x-symbol" fo:color="#cccc99" fo:font-size="100%"/>
      </text:list-level-style-bullet>
      <text:list-level-style-bullet text:level="6" text:bullet-char="">
        <style:list-level-properties text:space-before="5.08cm"/>
        <style:text-properties fo:font-family="Wingdings" style:font-pitch="variable" style:font-charset="x-symbol" fo:color="#cccc99" fo:font-size="100%"/>
      </text:list-level-style-bullet>
      <text:list-level-style-bullet text:level="7" text:bullet-char="">
        <style:list-level-properties text:space-before="5.08cm"/>
        <style:text-properties fo:font-family="Wingdings" style:font-pitch="variable" style:font-charset="x-symbol" fo:color="#cccc99" fo:font-size="100%"/>
      </text:list-level-style-bullet>
      <text:list-level-style-bullet text:level="8" text:bullet-char="">
        <style:list-level-properties text:space-before="5.08cm"/>
        <style:text-properties fo:font-family="Wingdings" style:font-pitch="variable" style:font-charset="x-symbol" fo:color="#cccc99" fo:font-size="100%"/>
      </text:list-level-style-bullet>
      <text:list-level-style-bullet text:level="9" text:bullet-char="">
        <style:list-level-properties text:space-before="5.08cm"/>
        <style:text-properties fo:font-family="Wingdings" style:font-pitch="variable" style:font-charset="x-symbol" fo:color="#cccc99"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b2b2b2" fo:font-size="90%"/>
      </text:list-level-style-bullet>
      <text:list-level-style-bullet text:level="2" text:bullet-char="">
        <style:list-level-properties text:min-label-width="0.952cm"/>
        <style:text-properties fo:font-family="Wingdings" style:font-pitch="variable" style:font-charset="x-symbol" fo:color="#cccc99" fo:font-size="75%"/>
      </text:list-level-style-bullet>
      <text:list-level-style-bullet text:level="3" text:bullet-char="">
        <style:list-level-properties text:space-before="2.54cm" text:min-label-width="0.635cm"/>
        <style:text-properties fo:font-family="Wingdings" style:font-pitch="variable" style:font-charset="x-symbol" fo:color="#b2b2b2" fo:font-size="55%"/>
      </text:list-level-style-bullet>
      <text:list-level-style-bullet text:level="4" text:bullet-char="">
        <style:list-level-properties text:space-before="3.81cm" text:min-label-width="0.635cm"/>
        <style:text-properties fo:font-family="Wingdings" style:font-pitch="variable" style:font-charset="x-symbol" fo:color="#cccc99" fo:font-size="100%"/>
      </text:list-level-style-bullet>
      <text:list-level-style-bullet text:level="5" text:bullet-char="">
        <style:list-level-properties text:space-before="5.08cm" text:min-label-width="0.635cm"/>
        <style:text-properties fo:font-family="Wingdings" style:font-pitch="variable" style:font-charset="x-symbol" fo:color="#cccc99" fo:font-size="100%"/>
      </text:list-level-style-bullet>
      <text:list-level-style-bullet text:level="6" text:bullet-char="">
        <style:list-level-properties text:space-before="5.08cm" text:min-label-width="0.635cm"/>
        <style:text-properties fo:font-family="Wingdings" style:font-pitch="variable" style:font-charset="x-symbol" fo:color="#cccc99" fo:font-size="100%"/>
      </text:list-level-style-bullet>
      <text:list-level-style-bullet text:level="7" text:bullet-char="">
        <style:list-level-properties text:space-before="5.08cm" text:min-label-width="0.635cm"/>
        <style:text-properties fo:font-family="Wingdings" style:font-pitch="variable" style:font-charset="x-symbol" fo:color="#cccc99" fo:font-size="100%"/>
      </text:list-level-style-bullet>
      <text:list-level-style-bullet text:level="8" text:bullet-char="">
        <style:list-level-properties text:space-before="5.08cm" text:min-label-width="0.635cm"/>
        <style:text-properties fo:font-family="Wingdings" style:font-pitch="variable" style:font-charset="x-symbol" fo:color="#cccc99"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b2b2b2" fo:font-size="90%"/>
      </text:list-level-style-bullet>
      <text:list-level-style-bullet text:level="2" text:bullet-char="">
        <style:list-level-properties text:min-label-width="0.952cm"/>
        <style:text-properties fo:font-family="Wingdings" style:font-pitch="variable" style:font-charset="x-symbol" fo:color="#cccc99" fo:font-size="75%"/>
      </text:list-level-style-bullet>
      <text:list-level-style-bullet text:level="3" text:bullet-char="">
        <style:list-level-properties text:space-before="2.54cm" text:min-label-width="0.635cm"/>
        <style:text-properties fo:font-family="Wingdings" style:font-pitch="variable" style:font-charset="x-symbol" fo:color="#b2b2b2" fo:font-size="55%"/>
      </text:list-level-style-bullet>
      <text:list-level-style-bullet text:level="4" text:bullet-char="">
        <style:list-level-properties text:space-before="3.81cm" text:min-label-width="0.635cm"/>
        <style:text-properties fo:font-family="Wingdings" style:font-pitch="variable" style:font-charset="x-symbol" fo:color="#cccc99" fo:font-size="100%"/>
      </text:list-level-style-bullet>
      <text:list-level-style-bullet text:level="5" text:bullet-char="">
        <style:list-level-properties text:space-before="5.08cm" text:min-label-width="0.635cm"/>
        <style:text-properties fo:font-family="Wingdings" style:font-pitch="variable" style:font-charset="x-symbol" fo:color="#cccc99" fo:font-size="100%"/>
      </text:list-level-style-bullet>
      <text:list-level-style-bullet text:level="6" text:bullet-char="">
        <style:list-level-properties text:space-before="5.08cm" text:min-label-width="0.635cm"/>
        <style:text-properties fo:font-family="Wingdings" style:font-pitch="variable" style:font-charset="x-symbol" fo:color="#cccc99" fo:font-size="100%"/>
      </text:list-level-style-bullet>
      <text:list-level-style-bullet text:level="7" text:bullet-char="">
        <style:list-level-properties text:space-before="5.08cm" text:min-label-width="0.635cm"/>
        <style:text-properties fo:font-family="Wingdings" style:font-pitch="variable" style:font-charset="x-symbol" fo:color="#cccc99" fo:font-size="100%"/>
      </text:list-level-style-bullet>
      <text:list-level-style-bullet text:level="8" text:bullet-char="">
        <style:list-level-properties text:space-before="5.08cm" text:min-label-width="0.635cm"/>
        <style:text-properties fo:font-family="Wingdings" style:font-pitch="variable" style:font-charset="x-symbol" fo:color="#cccc99"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952cm"/>
        <style:text-properties fo:font-family="Wingdings" style:font-pitch="variable" style:font-charset="x-symbol" fo:color="#b2b2b2" fo:font-size="90%"/>
      </text:list-level-style-bullet>
      <text:list-level-style-bullet text:level="2" text:bullet-char="">
        <style:list-level-properties text:space-before="1.27cm" text:min-label-width="0.793cm"/>
        <style:text-properties fo:font-family="Wingdings" style:font-pitch="variable" style:font-charset="x-symbol" fo:color="#cccc99" fo:font-size="75%"/>
      </text:list-level-style-bullet>
      <text:list-level-style-bullet text:level="3" text:bullet-char="">
        <style:list-level-properties text:space-before="2.54cm" text:min-label-width="0.635cm"/>
        <style:text-properties fo:font-family="Wingdings" style:font-pitch="variable" style:font-charset="x-symbol" fo:color="#b2b2b2" fo:font-size="55%"/>
      </text:list-level-style-bullet>
      <text:list-level-style-bullet text:level="4" text:bullet-char="">
        <style:list-level-properties text:space-before="3.81cm" text:min-label-width="0.635cm"/>
        <style:text-properties fo:font-family="Wingdings" style:font-pitch="variable" style:font-charset="x-symbol" fo:color="#cccc99" fo:font-size="100%"/>
      </text:list-level-style-bullet>
      <text:list-level-style-bullet text:level="5" text:bullet-char="">
        <style:list-level-properties text:space-before="5.08cm" text:min-label-width="0.635cm"/>
        <style:text-properties fo:font-family="Wingdings" style:font-pitch="variable" style:font-charset="x-symbol" fo:color="#cccc99" fo:font-size="100%"/>
      </text:list-level-style-bullet>
      <text:list-level-style-bullet text:level="6" text:bullet-char="">
        <style:list-level-properties text:space-before="5.08cm" text:min-label-width="0.635cm"/>
        <style:text-properties fo:font-family="Wingdings" style:font-pitch="variable" style:font-charset="x-symbol" fo:color="#cccc99" fo:font-size="100%"/>
      </text:list-level-style-bullet>
      <text:list-level-style-bullet text:level="7" text:bullet-char="">
        <style:list-level-properties text:space-before="5.08cm" text:min-label-width="0.635cm"/>
        <style:text-properties fo:font-family="Wingdings" style:font-pitch="variable" style:font-charset="x-symbol" fo:color="#cccc99" fo:font-size="100%"/>
      </text:list-level-style-bullet>
      <text:list-level-style-bullet text:level="8" text:bullet-char="">
        <style:list-level-properties text:space-before="5.08cm" text:min-label-width="0.635cm"/>
        <style:text-properties fo:font-family="Wingdings" style:font-pitch="variable" style:font-charset="x-symbol" fo:color="#cccc99"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StarSymbol" style:font-charset="x-symbol" fo:color="#b2b2b2" fo:font-size="45%"/>
      </text:list-level-style-bullet>
      <text:list-level-style-bullet text:level="2" text:bullet-char="➔">
        <style:list-level-properties text:min-label-width="0.952cm"/>
        <style:text-properties fo:font-family="StarSymbol" style:font-charset="x-symbol" fo:color="#cccc99" fo:font-size="45%"/>
      </text:list-level-style-bullet>
      <text:list-level-style-bullet text:level="3" text:bullet-char="➔">
        <style:list-level-properties text:space-before="2.54cm" text:min-label-width="0.635cm"/>
        <style:text-properties fo:font-family="StarSymbol" style:font-charset="x-symbol" fo:color="#b2b2b2" fo:font-size="45%"/>
      </text:list-level-style-bullet>
      <text:list-level-style-bullet text:level="4" text:bullet-char="➔">
        <style:list-level-properties text:space-before="3.81cm" text:min-label-width="0.635cm"/>
        <style:text-properties fo:font-family="StarSymbol" style:font-charset="x-symbol" fo:color="#cccc99" fo:font-size="45%"/>
      </text:list-level-style-bullet>
      <text:list-level-style-bullet text:level="5" text:bullet-char="➔">
        <style:list-level-properties text:space-before="5.08cm" text:min-label-width="0.635cm"/>
        <style:text-properties fo:font-family="StarSymbol" style:font-charset="x-symbol" fo:color="#cccc99" fo:font-size="45%"/>
      </text:list-level-style-bullet>
      <text:list-level-style-bullet text:level="6" text:bullet-char="➔">
        <style:list-level-properties text:space-before="5.08cm" text:min-label-width="0.635cm"/>
        <style:text-properties fo:font-family="StarSymbol" style:font-charset="x-symbol" fo:color="#cccc99" fo:font-size="45%"/>
      </text:list-level-style-bullet>
      <text:list-level-style-bullet text:level="7" text:bullet-char="➔">
        <style:list-level-properties text:space-before="5.08cm" text:min-label-width="0.635cm"/>
        <style:text-properties fo:font-family="StarSymbol" style:font-charset="x-symbol" fo:color="#cccc99" fo:font-size="45%"/>
      </text:list-level-style-bullet>
      <text:list-level-style-bullet text:level="8" text:bullet-char="➔">
        <style:list-level-properties text:space-before="5.08cm" text:min-label-width="0.635cm"/>
        <style:text-properties fo:font-family="StarSymbol" style:font-charset="x-symbol" fo:color="#cccc99"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Lectora" draw:style-name="dp1" draw:master-page-name="Title1" presentation:presentation-page-layout-name="AL1T0">
        <office:forms form:automatic-focus="false" form:apply-design-mode="false"/>
        <draw:frame presentation:style-name="pr1" draw:text-style-name="P2" draw:layer="layout" svg:width="19.129cm" svg:height="6.139cm" svg:x="5cm" svg:y="3.175cm" presentation:class="title" presentation:user-transformed="true">
          <draw:text-box>
            <text:p text:style-name="P1"><text:span text:style-name="T1">Documents with flexible Notation Contexts as Interfaces to Mathematical Knowledge</text:span></text:p>
          </draw:text-box>
        </draw:frame>
        <draw:frame presentation:style-name="pr2" draw:text-style-name="P4" draw:layer="layout" svg:width="21cm" svg:height="4.446cm" svg:x="3cm" svg:y="11.006cm" presentation:class="subtitle" presentation:user-transformed="true">
          <draw:text-box>
            <text:list text:style-name="L2">
              <text:list-item>
                <text:list>
                  <text:list-item>
                    <text:p text:style-name="P3"><text:span text:style-name="T2">Michael Kohlhase, </text:span></text:p>
                  </text:list-item>
                </text:list>
              </text:list-item>
            </text:list>
            <text:list text:style-name="L2">
              <text:list-item>
                <text:list>
                  <text:list-item>
                    <text:p text:style-name="P3"><text:span text:style-name="T2">Christine Müller, Normen Müller</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1" presentation:class="page"/>
          <draw:frame presentation:style-name="pr3" draw:text-style-name="P5" draw:layer="layout" svg:width="15.24cm" svg:height="11.432cm" svg:x="1.905cm" svg:y="12.065cm" presentation:class="notes" presentation:placeholder="true" presentation:user-transformed="true">
            <draw:text-box/>
          </draw:frame>
        </presentation:notes>
      </draw:page>
      <draw:page draw:name="page2" draw:style-name="dp3" draw:master-page-name="Default" presentation:presentation-page-layout-name="AL2T10">
        <office:forms form:automatic-focus="false" form:apply-design-mode="false"/>
        <draw:frame presentation:style-name="pr4" draw:text-style-name="P6" draw:layer="layout" svg:width="21.629cm" svg:height="3.567cm" svg:x="2.5cm" svg:y="0.576cm" presentation:class="title" presentation:user-transformed="true">
          <draw:text-box>
            <text:p text:style-name="P5"><text:span text:style-name="T3">Documents as MathUIs</text:span></text:p>
          </draw:text-box>
        </draw:frame>
        <draw:g draw:id="id115">
          <draw:custom-shape draw:style-name="gr2" draw:text-style-name="P7" draw:layer="layout" svg:width="0.802cm" svg:height="0.818cm" svg:x="4.458cm" svg:y="12.9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4.857cm" svg:y1="13.718cm" svg:x2="4.857cm" svg:y2="14.37cm">
            <text:p text:style-name="P5"/>
          </draw:line>
          <draw:line draw:style-name="gr3" draw:text-style-name="P8" draw:layer="layout" svg:x1="4.657cm" svg:y1="14.699cm" svg:x2="4.857cm" svg:y2="14.375cm">
            <text:p text:style-name="P5"/>
          </draw:line>
          <draw:line draw:style-name="gr3" draw:text-style-name="P8" draw:layer="layout" svg:x1="4.857cm" svg:y1="14.375cm" svg:x2="5.06cm" svg:y2="14.699cm">
            <text:p text:style-name="P5"/>
          </draw:line>
          <draw:line draw:style-name="gr3" draw:text-style-name="P8" draw:layer="layout" svg:x1="4.657cm" svg:y1="14.046cm" svg:x2="5.06cm" svg:y2="14.046cm">
            <text:p text:style-name="P5"/>
          </draw:line>
        </draw:g>
        <draw:frame draw:style-name="gr4" draw:id="id116" draw:layer="layout" svg:width="3.042cm" svg:height="0.962cm" svg:x="3.458cm" svg:y="14.799cm">
          <draw:text-box>
            <text:p text:style-name="P5">&lt;author&gt;</text:p>
          </draw:text-box>
        </draw:frame>
        <draw:g draw:id="id117">
          <draw:custom-shape draw:style-name="gr2" draw:text-style-name="P7" draw:layer="layout" svg:width="0.802cm" svg:height="0.818cm" svg:x="19.058cm" svg:y="13.4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9.457cm" svg:y1="14.218cm" svg:x2="19.457cm" svg:y2="14.87cm">
            <text:p text:style-name="P5"/>
          </draw:line>
          <draw:line draw:style-name="gr3" draw:text-style-name="P8" draw:layer="layout" svg:x1="19.257cm" svg:y1="15.199cm" svg:x2="19.457cm" svg:y2="14.875cm">
            <text:p text:style-name="P5"/>
          </draw:line>
          <draw:line draw:style-name="gr3" draw:text-style-name="P8" draw:layer="layout" svg:x1="19.457cm" svg:y1="14.875cm" svg:x2="19.66cm" svg:y2="15.199cm">
            <text:p text:style-name="P5"/>
          </draw:line>
          <draw:line draw:style-name="gr3" draw:text-style-name="P8" draw:layer="layout" svg:x1="19.257cm" svg:y1="14.546cm" svg:x2="19.66cm" svg:y2="14.546cm">
            <text:p text:style-name="P5"/>
          </draw:line>
        </draw:g>
        <draw:frame draw:style-name="gr4" draw:id="id118" draw:layer="layout" svg:width="3.076cm" svg:height="0.962cm" svg:x="18.058cm" svg:y="15.299cm">
          <draw:text-box>
            <text:p text:style-name="P5">&lt;reader&gt;</text:p>
          </draw:text-box>
        </draw:frame>
        <draw:g>
          <draw:custom-shape draw:style-name="gr2" draw:text-style-name="P7" draw:layer="layout" svg:width="0.802cm" svg:height="0.818cm" svg:x="19cm" svg:y="6.4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9.399cm" svg:y1="7.218cm" svg:x2="19.399cm" svg:y2="7.87cm">
            <text:p text:style-name="P5"/>
          </draw:line>
          <draw:line draw:style-name="gr3" draw:text-style-name="P8" draw:layer="layout" svg:x1="19.199cm" svg:y1="8.199cm" svg:x2="19.399cm" svg:y2="7.875cm">
            <text:p text:style-name="P5"/>
          </draw:line>
          <draw:line draw:style-name="gr3" draw:text-style-name="P8" draw:layer="layout" svg:x1="19.399cm" svg:y1="7.875cm" svg:x2="19.602cm" svg:y2="8.199cm">
            <text:p text:style-name="P5"/>
          </draw:line>
          <draw:line draw:style-name="gr3" draw:text-style-name="P8" draw:layer="layout" svg:x1="19.199cm" svg:y1="7.546cm" svg:x2="19.602cm" svg:y2="7.546cm">
            <text:p text:style-name="P5"/>
          </draw:line>
        </draw:g>
        <draw:frame draw:style-name="gr4" draw:layer="layout" svg:width="3.216cm" svg:height="0.962cm" svg:x="18cm" svg:y="8.299cm">
          <draw:text-box>
            <text:p text:style-name="P5">&lt;learner&gt;</text:p>
          </draw:text-box>
        </draw:frame>
        <draw:g>
          <draw:custom-shape draw:style-name="gr2" draw:text-style-name="P7" draw:layer="layout" svg:width="0.802cm" svg:height="0.818cm" svg:x="4.584cm" svg:y="6.339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4.983cm" svg:y1="7.157cm" svg:x2="4.983cm" svg:y2="7.809cm">
            <text:p text:style-name="P5"/>
          </draw:line>
          <draw:line draw:style-name="gr3" draw:text-style-name="P8" draw:layer="layout" svg:x1="4.783cm" svg:y1="8.138cm" svg:x2="4.983cm" svg:y2="7.814cm">
            <text:p text:style-name="P5"/>
          </draw:line>
          <draw:line draw:style-name="gr3" draw:text-style-name="P8" draw:layer="layout" svg:x1="4.983cm" svg:y1="7.814cm" svg:x2="5.186cm" svg:y2="8.138cm">
            <text:p text:style-name="P5"/>
          </draw:line>
          <draw:line draw:style-name="gr3" draw:text-style-name="P8" draw:layer="layout" svg:x1="4.783cm" svg:y1="7.485cm" svg:x2="5.186cm" svg:y2="7.485cm">
            <text:p text:style-name="P5"/>
          </draw:line>
        </draw:g>
        <draw:frame draw:style-name="gr4" draw:layer="layout" svg:width="6.352cm" svg:height="0.962cm" svg:x="1.984cm" svg:y="8.238cm">
          <draw:text-box>
            <text:p text:style-name="P5">&lt;eLearning System&gt;</text:p>
          </draw:text-box>
        </draw:frame>
        <draw:custom-shape draw:style-name="gr5" draw:text-style-name="P9" draw:layer="layout" svg:width="4cm" svg:height="3cm" svg:x="11cm" svg:y="6.4cm">
          <text:p text:style-name="P1">course</text:p>
          <text:p text:style-name="P1">material</text:p>
          <draw:enhanced-geometry svg:viewBox="0 0 21600 21600" draw:type="rectangle" draw:enhanced-path="M 0 0 L 21600 0 21600 21600 0 21600 0 0 Z N"/>
        </draw:custom-shape>
        <draw:frame draw:style-name="gr4" draw:layer="layout" svg:width="2.267cm" svg:height="0.962cm" svg:x="11.9cm" svg:y="9.438cm">
          <draw:text-box>
            <text:p text:style-name="P5">&lt;doc&gt;</text:p>
          </draw:text-box>
        </draw:frame>
        <draw:custom-shape draw:style-name="gr5" draw:text-style-name="P9" draw:id="id119" draw:layer="layout" svg:width="4cm" svg:height="3cm" svg:x="11cm" svg:y="13.5cm">
          <text:p text:style-name="P1">book</text:p>
          <draw:enhanced-geometry svg:viewBox="0 0 21600 21600" draw:type="rectangle" draw:enhanced-path="M 0 0 L 21600 0 21600 21600 0 21600 0 0 Z N"/>
        </draw:custom-shape>
        <draw:frame draw:style-name="gr4" draw:id="id120" draw:layer="layout" svg:width="2.267cm" svg:height="0.962cm" svg:x="11.9cm" svg:y="16.538cm">
          <draw:text-box>
            <text:p text:style-name="P5">&lt;doc&gt;</text:p>
          </draw:text-box>
        </draw:frame>
        <draw:custom-shape draw:style-name="gr6" draw:text-style-name="P9" draw:layer="layout" svg:width="2.5cm" svg:height="1cm" svg:x="8cm" svg:y="7.3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9" draw:layer="layout" svg:width="2.5cm" svg:height="1cm" svg:x="15.5cm" svg:y="7.4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9" draw:id="id121" draw:layer="layout" svg:width="2.5cm" svg:height="1cm" svg:x="8cm" svg:y="14.5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9" draw:id="id122" draw:layer="layout" svg:width="2.5cm" svg:height="1cm" svg:x="15.5cm" svg:y="14.5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0" draw:layer="layout" svg:width="18.735cm" svg:height="1.038cm" svg:x="3cm" svg:y="5cm">
          <draw:text-box>
            <text:p text:style-name="P5"><text:span text:style-name="T4">Documents as interfaces between system and human:</text:span></text:p>
          </draw:text-box>
        </draw:frame>
        <draw:frame draw:style-name="gr4" draw:text-style-name="P10" draw:id="id123" draw:layer="layout" svg:width="18.612cm" svg:height="1.038cm" svg:x="3.041cm" svg:y="11.038cm">
          <draw:text-box>
            <text:p text:style-name="P5"><text:span text:style-name="T4">Documents as interfaces between human and huma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seq>
        </anim:par>
        <presentation:notes draw:style-name="dp4">
          <office:forms form:automatic-focus="false" form:apply-design-mode="false"/>
          <draw:page-thumbnail draw:style-name="gr1" draw:layer="layout" svg:width="12.7cm" svg:height="9.526cm" svg:x="3.175cm" svg:y="1.904cm" draw:page-number="2" presentation:class="page"/>
          <draw:frame presentation:style-name="pr5" draw:text-style-name="P12" draw:layer="layout" svg:width="15.24cm" svg:height="11.181cm" svg:x="1.905cm" svg:y="12.065cm" presentation:class="notes" presentation:user-transformed="true">
            <draw:text-box>
              <text:list text:style-name="L4">
                <text:list-item>
                  <text:list>
                    <text:list-item>
                      <text:p text:style-name="P11"><text:span text:style-name="T5">motivation: how does our work fit into MathUI</text:span></text:p>
                    </text:list-item>
                  </text:list>
                </text:list-item>
              </text:list>
              <text:list text:style-name="L4">
                <text:list-item>
                  <text:list>
                    <text:list-item>
                      <text:p text:style-name="P11"><text:span text:style-name="T6">MathUI is intended to be human – machine workshop; </text:span></text:p>
                    </text:list-item>
                  </text:list>
                </text:list-item>
              </text:list>
              <text:list text:style-name="L4">
                <text:list-item>
                  <text:list>
                    <text:list-item>
                      <text:p text:style-name="P11"><text:span text:style-name="T6">docs are interfaces between human-machine (e.g. see activemath)</text:span></text:p>
                    </text:list-item>
                  </text:list>
                </text:list-item>
              </text:list>
              <text:list text:style-name="L4">
                <text:list-item>
                  <text:list>
                    <text:list-item>
                      <text:p text:style-name="P11"><text:span text:style-name="T6">but docs are also used for human – human interaction </text:span></text:p>
                    </text:list-item>
                  </text:list>
                </text:list-item>
              </text:list>
              <text:list text:style-name="L4">
                <text:list-item>
                  <text:list>
                    <text:list-item>
                      <text:p text:style-name="P11"><text:span text:style-name="T6">hence that is also important for this workshop</text:span></text:p>
                    </text:list-item>
                  </text:list>
                </text:list-item>
              </text:list>
              <text:list text:style-name="L4">
                <text:list-item>
                  <text:list>
                    <text:list-item>
                      <text:p text:style-name="P11"><text:span text:style-name="T5">but what are docs: </text:span></text:p>
                    </text:list-item>
                  </text:list>
                </text:list-item>
              </text:list>
              <text:list text:style-name="L4">
                <text:list-item>
                  <text:list>
                    <text:list-item>
                      <text:p text:style-name="P11"><text:span text:style-name="T7">wikipedia: A document contains information. It often refers to an actual product of writing or recording and is usually intended to communicate or store collections of data. The term document may be applied to any discrete representation of meaning, but usually it refers to something physical like one or more printed pages, or to a "virtual" document in electronic (digital) format.</text:span></text:p>
                    </text:list-item>
                  </text:list>
                </text:list-item>
              </text:list>
              <text:list text:style-name="L4">
                <text:list-item>
                  <text:list>
                    <text:list-item>
                      <text:p text:style-name="P11"><text:span text:style-name="T5">next slide: in digital media it is not clear anymore what docs are; I will now present an extract of docs with which are working with</text:span></text:p>
                    </text:list-item>
                  </text:list>
                </text:list-item>
              </text:list>
            </draw:text-box>
          </draw:frame>
        </presentation:notes>
      </draw:page>
      <draw:page draw:name="page3" draw:style-name="dp3" draw:master-page-name="Default" presentation:presentation-page-layout-name="AL2T10">
        <office:forms form:automatic-focus="false" form:apply-design-mode="false"/>
        <draw:frame presentation:style-name="pr4" draw:text-style-name="P6" draw:layer="layout" svg:width="21.629cm" svg:height="3.567cm" svg:x="2.5cm" svg:y="0.576cm" presentation:class="title" presentation:user-transformed="true">
          <draw:text-box>
            <text:p text:style-name="P5"><text:span text:style-name="T3">Documents components</text:span></text:p>
          </draw:text-box>
        </draw:frame>
        <draw:custom-shape draw:style-name="gr7" draw:text-style-name="P13" draw:id="id125" draw:layer="layout" svg:width="15cm" svg:height="13cm" svg:x="2.5cm" svg:y="5cm">
          <text:p text:style-name="P13">digital docs and doc par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8" draw:text-style-name="P1" draw:id="id124" draw:layer="layout" svg:width="5cm" svg:height="3cm" svg:x="19.5cm" svg:y="7.5cm">
          <text:p text:style-name="P1">information</text:p>
          <text:p text:style-name="P1">object</text:p>
          <draw:enhanced-geometry svg:viewBox="0 0 21600 21600" draw:type="rectangle" draw:enhanced-path="M 0 0 L 21600 0 21600 21600 0 21600 0 0 Z N"/>
        </draw:custom-shape>
        <draw:custom-shape draw:style-name="gr9" draw:text-style-name="P1" draw:id="id5" draw:layer="layout" svg:width="5.5cm" svg:height="2.5cm" svg:x="19.4cm" svg:y="13.5cm">
          <text:p text:style-name="P1">physical</text:p>
          <text:p text:style-name="P1">object</text:p>
          <draw:enhanced-geometry svg:viewBox="0 0 21600 21600" draw:type="rectangle" draw:enhanced-path="M 0 0 L 21600 0 21600 21600 0 21600 0 0 Z N"/>
        </draw:custom-shape>
        <draw:custom-shape draw:style-name="gr9" draw:text-style-name="P1" draw:id="id4" draw:layer="layout" svg:width="5cm" svg:height="2.5cm" svg:x="11.5cm" svg:y="13.5cm">
          <text:p text:style-name="P1">presentation</text:p>
          <text:p text:style-name="P1">object</text:p>
          <draw:enhanced-geometry svg:viewBox="0 0 21600 21600" draw:type="rectangle" draw:enhanced-path="M 0 0 L 21600 0 21600 21600 0 21600 0 0 Z N"/>
        </draw:custom-shape>
        <draw:custom-shape draw:style-name="gr10" draw:text-style-name="P1" draw:id="id126" draw:layer="layout" svg:width="6.5cm" svg:height="10cm" svg:x="3cm" svg:y="6.5cm">
          <text:p text:style-name="P1">living document</text:p>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11" draw:text-style-name="P1" draw:id="id1" draw:layer="layout" svg:width="4cm" svg:height="1.5cm" svg:x="4cm" svg:y="8.5cm">
          <text:p text:style-name="P1">doc@12</text:p>
          <draw:enhanced-geometry svg:viewBox="0 0 21600 21600" draw:type="rectangle" draw:enhanced-path="M 0 0 L 21600 0 21600 21600 0 21600 0 0 Z N"/>
        </draw:custom-shape>
        <draw:custom-shape draw:style-name="gr11" draw:text-style-name="P1" draw:id="id2" draw:layer="layout" svg:width="4cm" svg:height="2cm" svg:x="4cm" svg:y="10.7cm">
          <text:p text:style-name="P1">doc@13</text:p>
          <draw:enhanced-geometry svg:viewBox="0 0 21600 21600" draw:type="rectangle" draw:enhanced-path="M 0 0 L 21600 0 21600 21600 0 21600 0 0 Z N"/>
        </draw:custom-shape>
        <draw:custom-shape draw:style-name="gr11" draw:text-style-name="P1" draw:id="id3" draw:layer="layout" svg:width="4cm" svg:height="2.5cm" svg:x="4cm" svg:y="13.5cm">
          <text:p text:style-name="P1">doc@14</text:p>
          <draw:enhanced-geometry svg:viewBox="0 0 21600 21600" draw:type="rectangle" draw:enhanced-path="M 0 0 L 21600 0 21600 21600 0 21600 0 0 Z N"/>
        </draw:custom-shape>
        <draw:connector draw:style-name="gr12" draw:id="id127" draw:layer="layout" draw:type="line" svg:x1="6cm" svg:y1="10cm" svg:x2="6cm" svg:y2="10.7cm" draw:start-shape="id1" draw:start-glue-point="2" draw:end-shape="id2" draw:end-glue-point="0">
          <text:p text:style-name="P5"/>
        </draw:connector>
        <draw:connector draw:style-name="gr12" draw:id="id128" draw:layer="layout" draw:type="line" svg:x1="6cm" svg:y1="12.7cm" svg:x2="6cm" svg:y2="13.5cm" draw:start-shape="id2" draw:start-glue-point="2" draw:end-shape="id3" draw:end-glue-point="0">
          <text:p text:style-name="P5"/>
        </draw:connector>
        <draw:custom-shape draw:style-name="gr8" draw:text-style-name="P1" draw:id="id6" draw:layer="layout" svg:width="5cm" svg:height="3cm" svg:x="11.5cm" svg:y="7.5cm">
          <text:p text:style-name="P1">content </text:p>
          <text:p text:style-name="P1">representation</text:p>
          <draw:enhanced-geometry svg:viewBox="0 0 21600 21600" draw:type="rectangle" draw:enhanced-path="M 0 0 L 21600 0 21600 21600 0 21600 0 0 Z N"/>
        </draw:custom-shape>
        <draw:custom-shape draw:style-name="gr5" draw:text-style-name="P9" draw:id="id7" draw:layer="layout" svg:width="5cm" svg:height="2cm" svg:x="11.5cm" svg:y="11cm">
          <text:p text:style-name="P1">active</text:p>
          <text:p text:style-name="P1">object</text:p>
          <draw:enhanced-geometry svg:viewBox="0 0 21600 21600" draw:type="rectangle" draw:enhanced-path="M 0 0 L 21600 0 21600 21600 0 21600 0 0 Z N"/>
        </draw:custom-shape>
        <draw:connector draw:style-name="gr12" draw:id="id131" draw:layer="layout" draw:type="line" svg:x1="16.5cm" svg:y1="14.75cm" svg:x2="19.4cm" svg:y2="14.75cm" draw:start-shape="id4" draw:start-glue-point="1" draw:end-shape="id5">
          <text:p text:style-name="P5"/>
        </draw:connector>
        <draw:frame draw:style-name="gr4" draw:id="id132" draw:layer="layout" svg:width="1.734cm" svg:height="0.962cm" svg:x="17.366cm" svg:y="14cm">
          <draw:text-box>
            <text:p text:style-name="P5">print</text:p>
          </draw:text-box>
        </draw:frame>
        <draw:connector draw:style-name="gr13" draw:id="id133" draw:layer="layout" draw:type="line" svg:x1="8cm" svg:y1="11.7cm" svg:x2="11.5cm" svg:y2="14.75cm" draw:start-shape="id2" draw:start-glue-point="1" draw:end-shape="id4" draw:end-glue-point="3">
          <text:p text:style-name="P5"/>
        </draw:connector>
        <draw:connector draw:style-name="gr13" draw:id="id129" draw:layer="layout" draw:type="line" svg:x1="8cm" svg:y1="11.7cm" svg:x2="11.5cm" svg:y2="9cm" draw:start-shape="id2" draw:start-glue-point="1" draw:end-shape="id6" draw:end-glue-point="3">
          <text:p text:style-name="P5"/>
        </draw:connector>
        <draw:connector draw:style-name="gr13" draw:id="id130" draw:layer="layout" draw:type="line" svg:x1="8cm" svg:y1="11.7cm" svg:x2="11.5cm" svg:y2="12cm" draw:start-shape="id2" draw:start-glue-point="1" draw:end-shape="id7" draw:end-glue-point="3">
          <text:p text:style-name="P5"/>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seq>
        </anim:par>
        <presentation:notes draw:style-name="dp4">
          <office:forms form:automatic-focus="false" form:apply-design-mode="false"/>
          <draw:page-thumbnail draw:style-name="gr1" draw:layer="layout" svg:width="12.7cm" svg:height="9.526cm" svg:x="3.175cm" svg:y="1.904cm" draw:page-number="3" presentation:class="page"/>
          <draw:frame presentation:style-name="pr6" draw:text-style-name="P14" draw:layer="layout" svg:width="15.24cm" svg:height="13.335cm" svg:x="1.905cm" svg:y="11.665cm" presentation:class="notes" presentation:user-transformed="true">
            <draw:text-box>
              <text:list text:style-name="L4">
                <text:list-item>
                  <text:list>
                    <text:list-item>
                      <text:p text:style-name="P11"><text:span text:style-name="T6">emphazise: this is all for discussion, this is all in the flow, we will need some more years to understand this slide, but we contribute to this with our work</text:span></text:p>
                    </text:list-item>
                  </text:list>
                </text:list-item>
              </text:list>
              <text:list text:style-name="L4">
                <text:list-item>
                  <text:list>
                    <text:list-item>
                      <text:p text:style-name="P11"><text:span text:style-name="T6">information object: is an idea of information contained in one or more documents</text:span></text:p>
                    </text:list-item>
                  </text:list>
                </text:list-item>
              </text:list>
              <text:list text:style-name="L4">
                <text:list-item>
                  <text:list>
                    <text:list-item>
                      <text:p text:style-name="P11"><text:span text:style-name="T6">physical object: exists in the real world (OMDoc Book)</text:span></text:p>
                    </text:list-item>
                  </text:list>
                </text:list-item>
              </text:list>
              <text:list text:style-name="L5">
                <text:list-item>
                  <text:list>
                    <text:list-item>
                      <text:p text:style-name="P11"><text:span text:style-name="T6">with digital media we can have living document: i.e. evolving docs that exists in several versions;</text:span></text:p>
                    </text:list-item>
                  </text:list>
                </text:list-item>
              </text:list>
              <text:list text:style-name="L5">
                <text:list-item>
                  <text:list>
                    <text:list-item>
                      <text:p text:style-name="P11"><text:span text:style-name="T6">I want to point out three potential document components:</text:span></text:p>
                    </text:list-item>
                  </text:list>
                </text:list-item>
              </text:list>
              <text:list text:style-name="L4">
                <text:list-item>
                  <text:list>
                    <text:list-item>
                      <text:p text:style-name="P11"><text:span text:style-name="T6">1. active object: is a component of a document and makes it an active document: e.g. changing the values in a mathematical forumla; turing a figure of a molecular, accessing the data behind a chart</text:span></text:p>
                    </text:list-item>
                  </text:list>
                </text:list-item>
              </text:list>
              <text:list text:style-name="L4">
                <text:list-item>
                  <text:list>
                    <text:list-item>
                      <text:p text:style-name="P11"><text:span text:style-name="T6">2. presentation object is a component of a doc, so is the document itself (e.g. „bracket elision“ in Christophs presentation: imaging you have a scrollbar to increase/decrease the Klammer)</text:span></text:p>
                    </text:list-item>
                  </text:list>
                </text:list-item>
              </text:list>
              <text:list text:style-name="L4">
                <text:list-item>
                  <text:list>
                    <text:list-item>
                      <text:p text:style-name="P11"><text:span text:style-name="T6">3. content representation is the attempt to represent the information object in a machine, is another component of a document</text:span></text:p>
                    </text:list-item>
                  </text:list>
                </text:list-item>
              </text:list>
              <text:list text:style-name="L4">
                <text:list-item>
                  <text:list>
                    <text:list-item>
                      <text:p text:style-name="P11"><text:span text:style-name="T7">note: we look at mathematical documents since they have a special complexity</text:span></text:p>
                    </text:list-item>
                  </text:list>
                </text:list-item>
              </text:list>
            </draw:text-box>
          </draw:frame>
        </presentation:notes>
      </draw:page>
      <draw:page draw:name="page4" draw:style-name="dp3" draw:master-page-name="Default" presentation:presentation-page-layout-name="AL2T10">
        <office:forms form:automatic-focus="false" form:apply-design-mode="false"/>
        <draw:custom-shape draw:style-name="gr14" draw:text-style-name="P15" draw:id="id134" draw:layer="layout" svg:width="20.5cm" svg:height="8.5cm" svg:x="2.5cm" svg:y="4.5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3"><text:span text:style-name="T8"><text:tab/></text:span><text:span text:style-name="T8"><text:tab/></text:span><text:span text:style-name="T8"><text:tab/></text:span><text:span text:style-name="T8"><text:tab/></text:span><text:span text:style-name="T9">Narrative OMDoc</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8"/></text:p>
          <text:p text:style-name="P13"><text:span text:style-name="T8"/></text:p>
          <draw:enhanced-geometry svg:viewBox="0 0 21600 21600" draw:mirror-horizontal="false" draw:mirror-vertical="false" draw:type="rectangle" draw:enhanced-path="M 0 0 L 21600 0 21600 21600 0 21600 0 0 Z N"/>
        </draw:custom-shape>
        <draw:custom-shape draw:style-name="gr15" draw:text-style-name="P15" draw:id="id135" draw:layer="layout" svg:width="20.5cm" svg:height="5.7cm" svg:x="2.5cm" svg:y="13.1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3"><text:span text:style-name="T8"><text:tab/></text:span><text:span text:style-name="T8"><text:tab/></text:span><text:span text:style-name="T8"><text:tab/></text:span><text:span text:style-name="T8"><text:tab/></text:span></text:p>
          <text:p text:style-name="P13"><text:span text:style-name="T9">Content Commons</text:span></text:p>
          <text:p text:style-name="P13"><text:span text:style-name="T10"/></text:p>
          <text:p text:style-name="P13"><text:span text:style-name="T10"/></text:p>
          <draw:enhanced-geometry svg:viewBox="0 0 21600 21600" draw:mirror-horizontal="false" draw:mirror-vertical="false" draw:type="rectangle" draw:enhanced-path="M 0 0 L 21600 0 21600 21600 0 21600 0 0 Z N"/>
        </draw:custom-shape>
        <draw:g draw:id="id137">
          <draw:connector draw:style-name="gr12" draw:text-style-name="P9" draw:layer="layout" draw:type="curve" svg:x1="17.482cm" svg:y1="11.5cm" svg:x2="18.759cm" svg:y2="15.46cm" draw:start-shape="id8" draw:start-glue-point="8" draw:end-shape="id9" draw:end-glue-point="0">
            <text:p text:style-name="P5"/>
          </draw:connector>
          <draw:g>
            <draw:connector draw:style-name="gr12" draw:text-style-name="P9" draw:layer="layout" draw:type="curve" svg:x1="4.894cm" svg:y1="11.871cm" svg:x2="6.088cm" svg:y2="13.461cm" draw:start-shape="id10" draw:start-glue-point="8" draw:end-shape="id11" draw:end-glue-point="0">
              <text:p text:style-name="P5"/>
            </draw:connector>
            <draw:connector draw:style-name="gr12" draw:text-style-name="P9" draw:layer="layout" draw:type="curve" svg:x1="9.013cm" svg:y1="11.225cm" svg:x2="9.013cm" svg:y2="14cm" draw:start-shape="id12" draw:start-glue-point="9" draw:end-shape="id13" draw:end-glue-point="0">
              <text:p text:style-name="P5"/>
            </draw:connector>
            <draw:connector draw:style-name="gr12" draw:text-style-name="P9" draw:layer="layout" draw:type="curve" svg:x1="10.776cm" svg:y1="8.999cm" svg:x2="11.463cm" svg:y2="14.153cm" draw:start-shape="id14" draw:start-glue-point="6" draw:end-shape="id15" draw:end-glue-point="3">
              <text:p text:style-name="P5"/>
            </draw:connector>
            <draw:frame draw:style-name="gr16" draw:text-style-name="P16" draw:layer="layout" svg:width="1.408cm" svg:height="0.903cm" svg:x="7.5cm" svg:y="12.097cm">
              <draw:text-box>
                <text:p text:style-name="P5"><text:span text:style-name="T11">refs</text:span></text:p>
              </draw:text-box>
            </draw:frame>
            <draw:g>
              <draw:custom-shape draw:style-name="gr17" draw:text-style-name="P17" draw:id="id17" draw:layer="layout" svg:width="3.037cm" svg:height="2.081cm" svg:x="11.963cm" svg:y="5.5cm">
                <text:p text:style-name="P1"><text:span text:style-name="T12">MathUI07</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8" draw:text-style-name="P17" draw:id="id16" draw:layer="layout" svg:width="2.05cm" svg:height="1.664cm" svg:x="4.777cm" svg:y="7.34cm">
                <text:p text:style-name="P1"><text:span text:style-name="T12">paper5</text:span></text:p>
                <draw:enhanced-geometry svg:viewBox="0 0 21600 21600" draw:glue-points="10800 0 3160 3160 0 10800 3160 18440 10800 21600 18440 18440 21600 10800 18440 3160" draw:text-areas="3200 3200 18400 18400" draw:type="ellipse"/>
              </draw:custom-shape>
              <draw:custom-shape draw:style-name="gr17" draw:text-style-name="P17" draw:id="id8" draw:layer="layout" svg:width="1.966cm" svg:height="1.802cm" svg:x="16.5cm" svg:y="9.698cm">
                <text:p text:style-name="P1"><text:span text:style-name="T12">paper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7" draw:id="id14" draw:layer="layout" svg:width="2.279cm" svg:height="1.732cm" svg:x="10.776cm" svg:y="8.134cm">
                <text:p text:style-name="P1"><text:span text:style-name="T12">preface3</text:span></text:p>
                <draw:enhanced-geometry svg:viewBox="0 0 21600 21600" draw:glue-points="10800 0 3160 3160 0 10800 3160 18440 10800 21600 18440 18440 21600 10800 18440 3160" draw:text-areas="3200 3200 18400 18400" draw:type="ellipse"/>
              </draw:custom-shape>
              <draw:custom-shape draw:style-name="gr19" draw:text-style-name="P17" draw:id="id10" draw:layer="layout" svg:width="2.21cm" svg:height="1.871cm" svg:x="3.79cm" svg:y="10cm">
                <text:p text:style-name="P1"><text:span text:style-name="T12">section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7" draw:id="id12" draw:layer="layout" svg:width="2.184cm" svg:height="1.871cm" svg:x="7.149cm" svg:y="9.628cm">
                <text:p text:style-name="P1"><text:span text:style-name="T12">section2</text:span></text:p>
                <draw:enhanced-geometry svg:viewBox="0 0 21600 21600" draw:glue-points="10800 0 3160 3160 0 10800 3160 18440 10800 21600 18440 18440 21600 10800 18440 3160" draw:text-areas="3200 3200 18400 18400" draw:type="ellipse"/>
              </draw:custom-shape>
              <draw:connector draw:style-name="gr12" draw:text-style-name="P9" draw:layer="layout" draw:type="curve" svg:x1="5.801cm" svg:y1="9.004cm" svg:x2="4.112cm" svg:y2="10.272cm" draw:start-shape="id16" draw:start-glue-point="8" draw:end-shape="id10" draw:end-glue-point="5">
                <text:p text:style-name="P5"/>
              </draw:connector>
              <draw:connector draw:style-name="gr12" draw:text-style-name="P9" draw:layer="layout" draw:type="curve" svg:x1="6.526cm" svg:y1="8.76cm" svg:x2="7.149cm" svg:y2="10.563cm" draw:start-shape="id16" draw:start-glue-point="9" draw:end-shape="id12" draw:end-glue-point="6">
                <text:p text:style-name="P5"/>
              </draw:connector>
              <draw:connector draw:style-name="gr12" draw:text-style-name="P9" draw:layer="layout" draw:type="curve" svg:x1="12.406cm" svg:y1="5.803cm" svg:x2="6.526cm" svg:y2="7.582cm" draw:start-shape="id17" draw:start-glue-point="5" draw:end-shape="id16" draw:end-glue-point="11">
                <text:p text:style-name="P5"/>
              </draw:connector>
              <draw:connector draw:style-name="gr12" draw:text-style-name="P9" draw:layer="layout" draw:type="curve" svg:x1="14.555cm" svg:y1="7.276cm" svg:x2="17.483cm" svg:y2="9.698cm" draw:start-shape="id17" draw:start-glue-point="9" draw:end-shape="id8">
                <text:p text:style-name="P5"/>
              </draw:connector>
              <draw:custom-shape draw:style-name="gr17" draw:text-style-name="P17" draw:id="id18" draw:layer="layout" svg:width="1.966cm" svg:height="1.802cm" svg:x="20cm" svg:y="9.198cm">
                <text:p text:style-name="P1"><text:span text:style-name="T12">paper3</text:span></text:p>
                <draw:enhanced-geometry svg:viewBox="0 0 21600 21600" draw:glue-points="10800 0 3160 3160 0 10800 3160 18440 10800 21600 18440 18440 21600 10800 18440 3160" draw:text-areas="3200 3200 18400 18400" draw:type="ellipse"/>
              </draw:custom-shape>
              <draw:connector draw:style-name="gr12" draw:text-style-name="P9" draw:layer="layout" draw:type="curve" svg:x1="15cm" svg:y1="6.539cm" svg:x2="20.286cm" svg:y2="9.46cm" draw:start-shape="id17" draw:start-glue-point="10" draw:end-shape="id18" draw:end-glue-point="5">
                <text:p text:style-name="P5"/>
              </draw:connector>
              <draw:connector draw:style-name="gr12" draw:text-style-name="P9" draw:layer="layout" draw:type="curve" svg:x1="11.963cm" svg:y1="6.539cm" svg:x2="11.108cm" svg:y2="8.386cm" draw:start-shape="id17" draw:start-glue-point="6" draw:end-shape="id14" draw:end-glue-point="5">
                <text:p text:style-name="P5"/>
              </draw:connector>
              <draw:frame draw:style-name="gr16" draw:text-style-name="P16" draw:layer="layout" svg:width="1.408cm" svg:height="0.903cm" svg:x="15cm" svg:y="7.5cm">
                <draw:text-box>
                  <text:p text:style-name="P5"><text:span text:style-name="T11">refs</text:span></text:p>
                </draw:text-box>
              </draw:frame>
              <draw:frame draw:style-name="gr20" draw:text-style-name="P18" draw:layer="layout" svg:width="1.442cm" svg:height="0.945cm" svg:x="19cm" svg:y="6.555cm">
                <draw:text-box>
                  <text:p text:style-name="P5"><text:span text:style-name="T13">refs</text:span></text:p>
                </draw:text-box>
              </draw:frame>
              <draw:frame draw:style-name="gr21" draw:text-style-name="P16" draw:layer="layout" svg:width="2.449cm" svg:height="0.903cm" svg:x="6.551cm" svg:y="8.807cm">
                <draw:text-box>
                  <text:p text:style-name="P5"><text:span text:style-name="T11">embeds</text:span></text:p>
                </draw:text-box>
              </draw:frame>
              <draw:frame draw:style-name="gr22" draw:text-style-name="P16" draw:layer="layout" svg:width="2.45cm" svg:height="0.903cm" svg:x="3.3cm" svg:y="8.657cm">
                <draw:text-box>
                  <text:p text:style-name="P5"><text:span text:style-name="T11">embeds</text:span></text:p>
                </draw:text-box>
              </draw:frame>
              <draw:frame draw:style-name="gr23" draw:text-style-name="P18" draw:layer="layout" svg:width="1.442cm" svg:height="1cm" svg:x="8.558cm" svg:y="5cm">
                <draw:text-box>
                  <text:p text:style-name="P5"><text:span text:style-name="T13">refs</text:span></text:p>
                </draw:text-box>
              </draw:frame>
              <draw:frame draw:style-name="gr24" draw:text-style-name="P16" draw:layer="layout" svg:width="2.45cm" svg:height="0.904cm" svg:x="9cm" svg:y="7cm">
                <draw:text-box>
                  <text:p text:style-name="P5"><text:span text:style-name="T11">embeds</text:span></text:p>
                </draw:text-box>
              </draw:frame>
              <draw:frame draw:style-name="gr25" draw:text-style-name="P16" draw:layer="layout" svg:width="1.407cm" svg:height="0.904cm" svg:x="10.5cm" svg:y="10.596cm">
                <draw:text-box>
                  <text:p text:style-name="P5"><text:span text:style-name="T11">refs</text:span></text:p>
                </draw:text-box>
              </draw:frame>
              <draw:frame draw:style-name="gr25" draw:text-style-name="P16" draw:layer="layout" svg:width="1.407cm" svg:height="0.904cm" svg:x="3.093cm" svg:y="11.696cm">
                <draw:text-box>
                  <text:p text:style-name="P5"><text:span text:style-name="T11">refs</text:span></text:p>
                </draw:text-box>
              </draw:frame>
            </draw:g>
            <draw:frame draw:style-name="gr26" draw:text-style-name="P16" draw:layer="layout" svg:width="1.408cm" svg:height="0.904cm" svg:x="17.6cm" svg:y="12cm">
              <draw:text-box>
                <text:p text:style-name="P5"><text:span text:style-name="T11">refs</text:span></text:p>
              </draw:text-box>
            </draw:frame>
          </draw:g>
        </draw:g>
        <draw:g draw:id="id136">
          <draw:custom-shape draw:style-name="gr14" draw:text-style-name="P17" draw:id="id11" draw:layer="layout" svg:width="1.823cm" svg:height="1.039cm" svg:x="5.177cm" svg:y="13.461cm">
            <text:p text:style-name="P1"><text:span text:style-name="T12">Text 1</text:span></text:p>
            <draw:enhanced-geometry svg:viewBox="0 0 21600 21600" draw:type="rectangle" draw:enhanced-path="M 0 0 L 21600 0 21600 21600 0 21600 0 0 Z N"/>
          </draw:custom-shape>
          <draw:custom-shape draw:style-name="gr14" draw:text-style-name="P15" draw:id="id13" draw:layer="layout" svg:width="1.973cm" svg:height="0.485cm" svg:x="8.027cm" svg:y="14cm">
            <text:p text:style-name="P1"><text:span text:style-name="T12">Text</text:span><text:span text:style-name="T8"> </text:span><text:span text:style-name="T12">2</text:span></text:p>
            <draw:enhanced-geometry svg:viewBox="0 0 21600 21600" draw:type="rectangle" draw:enhanced-path="M 0 0 L 21600 0 21600 21600 0 21600 0 0 Z N"/>
          </draw:custom-shape>
          <draw:custom-shape draw:style-name="gr14" draw:text-style-name="P17" draw:id="id9" draw:layer="layout" svg:width="1.518cm" svg:height="1.04cm" svg:x="18cm" svg:y="15.46cm">
            <text:p text:style-name="P1"><text:span text:style-name="T12">Def1</text:span></text:p>
            <draw:enhanced-geometry svg:viewBox="0 0 21600 21600" draw:type="rectangle" draw:enhanced-path="M 0 0 L 21600 0 21600 21600 0 21600 0 0 Z N"/>
          </draw:custom-shape>
          <draw:custom-shape draw:style-name="gr14" draw:text-style-name="P17" draw:id="id15" draw:layer="layout" svg:width="3.037cm" svg:height="0.694cm" svg:x="11.463cm" svg:y="13.806cm">
            <text:p text:style-name="P1"><text:span text:style-name="T12">Text5</text:span></text:p>
            <draw:enhanced-geometry svg:viewBox="0 0 21600 21600" draw:type="rectangle" draw:enhanced-path="M 0 0 L 21600 0 21600 21600 0 21600 0 0 Z N"/>
          </draw:custom-shape>
          <draw:custom-shape draw:style-name="gr14" draw:text-style-name="P17" draw:layer="layout" svg:width="2.279cm" svg:height="1.664cm" svg:x="14.42cm" svg:y="14.965cm">
            <text:p text:style-name="P1"><text:span text:style-name="T12">Pres2</text:span></text:p>
            <draw:enhanced-geometry svg:viewBox="0 0 21600 21600" draw:type="rectangle" draw:enhanced-path="M 0 0 L 21600 0 21600 21600 0 21600 0 0 Z N"/>
          </draw:custom-shape>
          <draw:custom-shape draw:style-name="gr14" draw:text-style-name="P17" draw:id="id22" draw:layer="layout" svg:width="2.05cm" svg:height="1.664cm" svg:x="11.612cm" svg:y="15.312cm">
            <text:p text:style-name="P1"><text:span text:style-name="T12">Pres1</text:span></text:p>
            <draw:enhanced-geometry svg:viewBox="0 0 21600 21600" draw:type="rectangle" draw:enhanced-path="M 0 0 L 21600 0 21600 21600 0 21600 0 0 Z N"/>
          </draw:custom-shape>
          <draw:custom-shape draw:style-name="gr14" draw:text-style-name="P17" draw:id="id21" draw:layer="layout" svg:width="2.279cm" svg:height="1.317cm" svg:x="3.638cm" svg:y="15.312cm">
            <text:p text:style-name="P1"><text:span text:style-name="T12">Pres3</text:span></text:p>
            <draw:enhanced-geometry svg:viewBox="0 0 21600 21600" draw:type="rectangle" draw:enhanced-path="M 0 0 L 21600 0 21600 21600 0 21600 0 0 Z N"/>
          </draw:custom-shape>
          <draw:custom-shape draw:style-name="gr14" draw:text-style-name="P17" draw:id="id19" draw:layer="layout" svg:width="1.519cm" svg:height="1.039cm" svg:x="2.981cm" svg:y="13.5cm">
            <text:p text:style-name="P1"><text:span text:style-name="T12">Pres4</text:span></text:p>
            <draw:enhanced-geometry svg:viewBox="0 0 21600 21600" draw:type="rectangle" draw:enhanced-path="M 0 0 L 21600 0 21600 21600 0 21600 0 0 Z N"/>
          </draw:custom-shape>
          <draw:custom-shape draw:style-name="gr14" draw:text-style-name="P17" draw:id="id20" draw:layer="layout" svg:width="2.659cm" svg:height="0.694cm" svg:x="7.814cm" svg:y="14.895cm">
            <text:p text:style-name="P1"><text:span text:style-name="T12">Symbol1</text:span></text:p>
            <draw:enhanced-geometry svg:viewBox="0 0 21600 21600" draw:type="rectangle" draw:enhanced-path="M 0 0 L 21600 0 21600 21600 0 21600 0 0 Z N"/>
          </draw:custom-shape>
          <draw:connector draw:style-name="gr12" draw:text-style-name="P9" draw:layer="layout" draw:type="curve" svg:x1="3.74cm" svg:y1="14.539cm" svg:x2="7.814cm" svg:y2="15.242cm" draw:start-shape="id19" draw:start-glue-point="2" draw:end-shape="id20" draw:end-glue-point="3">
            <text:p text:style-name="P5"/>
          </draw:connector>
          <draw:connector draw:style-name="gr12" draw:text-style-name="P9" draw:layer="layout" draw:type="curve" svg:x1="4.777cm" svg:y1="16.629cm" svg:x2="9.143cm" svg:y2="15.589cm" draw:start-shape="id21" draw:start-glue-point="2" draw:end-shape="id20" draw:end-glue-point="2">
            <text:p text:style-name="P5"/>
          </draw:connector>
          <draw:connector draw:style-name="gr12" draw:text-style-name="P9" draw:layer="layout" draw:type="curve" svg:x1="11.612cm" svg:y1="16.144cm" svg:x2="10.473cm" svg:y2="15.242cm" draw:start-shape="id22" draw:start-glue-point="3" draw:end-shape="id20" draw:end-glue-point="1">
            <text:p text:style-name="P5"/>
          </draw:connector>
          <draw:frame draw:style-name="gr27" draw:text-style-name="P16" draw:layer="layout" svg:width="1.131cm" svg:height="0.904cm" svg:x="7.694cm" svg:y="16.028cm">
            <draw:text-box>
              <text:p text:style-name="P5"><text:span text:style-name="T11">for</text:span></text:p>
            </draw:text-box>
          </draw:frame>
          <draw:frame draw:style-name="gr28" draw:text-style-name="P16" draw:layer="layout" svg:width="1.131cm" svg:height="0.903cm" svg:x="10.395cm" svg:y="15.797cm">
            <draw:text-box>
              <text:p text:style-name="P5"><text:span text:style-name="T11">for</text:span></text:p>
            </draw:text-box>
          </draw:frame>
          <draw:frame draw:style-name="gr29" draw:text-style-name="P16" draw:layer="layout" svg:width="1.13cm" svg:height="0.903cm" svg:x="6.549cm" svg:y="14.288cm">
            <draw:text-box>
              <text:p text:style-name="P5"><text:span text:style-name="T11">for</text:span></text:p>
            </draw:text-box>
          </draw:frame>
          <draw:custom-shape draw:style-name="gr14" draw:text-style-name="P17" draw:layer="layout" svg:width="3.795cm" svg:height="1.04cm" svg:x="10.093cm" svg:y="17.322cm">
            <text:p text:style-name="P1"><text:span text:style-name="T12">Example1</text:span></text:p>
            <draw:enhanced-geometry svg:viewBox="0 0 21600 21600" draw:type="rectangle" draw:enhanced-path="M 0 0 L 21600 0 21600 21600 0 21600 0 0 Z N"/>
          </draw:custom-shape>
          <draw:custom-shape draw:style-name="gr14" draw:text-style-name="P17" draw:layer="layout" svg:width="1.519cm" svg:height="1.388cm" svg:x="20.981cm" svg:y="16cm">
            <text:p text:style-name="P1"><text:span text:style-name="T12">Def2</text:span></text:p>
            <draw:enhanced-geometry svg:viewBox="0 0 21600 21600" draw:type="rectangle" draw:enhanced-path="M 0 0 L 21600 0 21600 21600 0 21600 0 0 Z N"/>
          </draw:custom-shape>
          <draw:custom-shape draw:style-name="gr14" draw:text-style-name="P17" draw:layer="layout" svg:width="3.797cm" svg:height="1.04cm" svg:x="4.777cm" svg:y="17.322cm">
            <text:p text:style-name="P1"><text:span text:style-name="T12">Example2</text:span></text:p>
            <draw:enhanced-geometry svg:viewBox="0 0 21600 21600" draw:type="rectangle" draw:enhanced-path="M 0 0 L 21600 0 21600 21600 0 21600 0 0 Z N"/>
          </draw:custom-shape>
        </draw:g>
        <draw:frame presentation:style-name="pr7" draw:text-style-name="P6" draw:layer="layout" svg:width="21.629cm" svg:height="3.818cm" svg:x="2.501cm" svg:y="0.451cm" presentation:class="title" presentation:user-transformed="true">
          <draw:text-box>
            <text:p text:style-name="P5"><text:span text:style-name="T3">Document Model in OMDoc1.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seq>
        </anim:par>
        <presentation:notes draw:style-name="dp4">
          <office:forms form:automatic-focus="false" form:apply-design-mode="false"/>
          <draw:page-thumbnail draw:style-name="gr1" draw:layer="layout" svg:width="12.7cm" svg:height="9.526cm" svg:x="3.175cm" svg:y="1.904cm" draw:page-number="4" presentation:class="page"/>
          <draw:frame presentation:style-name="pr6" draw:text-style-name="P19" draw:layer="layout" svg:width="15.24cm" svg:height="11.181cm" svg:x="1.905cm" svg:y="11.465cm" presentation:class="notes" presentation:user-transformed="true">
            <draw:text-box>
              <text:p text:style-name="P5"><text:span text:style-name="T14">* with the specification of our markupo language OMDoc we also took first steps in revising the definition of document:</text:span></text:p>
              <text:p text:style-name="P5"><text:span text:style-name="T14">* OMDoc contains two OMDoc types to mark up the knowledge contained in a document and its structure: i.e. ContentOMDoc and NarrativeOMDoc</text:span></text:p>
              <text:p text:style-name="P5"><text:span text:style-name="T14">* ContentOMDoc is stored in the OMDoc repository, called content commons; here all knowledge fragements are stored and maintained</text:span></text:p>
              <text:p text:style-name="P5"><text:span text:style-name="T14">* the combination has been called NarCons, i.e. „the two dimensional graph consisting of a narrative and a content layer“, which constitutes a document model (Folie komplett aufblenden)</text:span></text:p>
              <text:p text:style-name="P5"><text:span text:style-name="T14">* NarCons are represented by the previous omdoc root element, i.e. omgroup, which references content fragments and other omgroup elements as well as embeds omgroup and content fragments</text:span></text:p>
              <text:p text:style-name="P5"><text:span text:style-name="T14">* content commons is the OMDoc repository</text:span></text:p>
              <text:p text:style-name="P5"><text:span text:style-name="T14">* however: no strict distinction of content and narrative specification so far in omgroup – thus we propose a new approach in this talk, but before introducing the new document model, two more important aspects</text:span></text:p>
            </draw:text-box>
          </draw:frame>
        </presentation:notes>
      </draw:page>
      <draw:page draw:name="page5" draw:style-name="dp3" draw:master-page-name="Default" presentation:presentation-page-layout-name="AL2T10">
        <office:forms form:automatic-focus="false" form:apply-design-mode="false"/>
        <draw:frame presentation:style-name="pr7" draw:text-style-name="P6" draw:layer="layout" svg:width="21.629cm" svg:height="3.818cm" svg:x="2.5cm" svg:y="0.451cm" presentation:class="title">
          <draw:text-box>
            <text:p text:style-name="P5"><text:span text:style-name="T3">Notation Context &amp; Practice</text:span></text:p>
          </draw:text-box>
        </draw:frame>
        <draw:custom-shape draw:style-name="gr8" draw:text-style-name="P20" draw:id="id138" draw:layer="layout" svg:width="6.5cm" svg:height="9cm" svg:x="9.5cm" svg:y="5.7cm">
          <text:p text:style-name="P20">document</text:p>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7" draw:text-style-name="P1" draw:id="id33" draw:layer="layout" svg:width="5.5cm" svg:height="1cm" svg:x="10cm" svg:y="7.7cm">
          <text:p text:style-name="P1">binomial coefficient</text:p>
          <draw:enhanced-geometry svg:viewBox="0 0 21600 21600" draw:type="rectangle" draw:enhanced-path="M 0 0 L 21600 0 21600 21600 0 21600 0 0 Z N"/>
        </draw:custom-shape>
        <draw:custom-shape draw:style-name="gr7" draw:text-style-name="P1" draw:id="id30" draw:layer="layout" svg:width="4cm" svg:height="1cm" svg:x="11cm" svg:y="10.2cm">
          <text:p text:style-name="P1">complex unit</text:p>
          <draw:enhanced-geometry svg:viewBox="0 0 21600 21600" draw:type="rectangle" draw:enhanced-path="M 0 0 L 21600 0 21600 21600 0 21600 0 0 Z N"/>
        </draw:custom-shape>
        <draw:custom-shape draw:style-name="gr7" draw:text-style-name="P1" draw:id="id24" draw:layer="layout" svg:width="2.5cm" svg:height="1cm" svg:x="10cm" svg:y="12.2cm">
          <text:p text:style-name="P1">fraction</text:p>
          <draw:enhanced-geometry svg:viewBox="0 0 21600 21600" draw:type="rectangle" draw:enhanced-path="M 0 0 L 21600 0 21600 21600 0 21600 0 0 Z N"/>
        </draw:custom-shape>
        <draw:custom-shape draw:style-name="gr7" draw:text-style-name="P1" draw:id="id27" draw:layer="layout" svg:width="2.5cm" svg:height="1cm" svg:x="13cm" svg:y="13.2cm">
          <text:p text:style-name="P1">sum</text:p>
          <draw:enhanced-geometry svg:viewBox="0 0 21600 21600" draw:type="rectangle" draw:enhanced-path="M 0 0 L 21600 0 21600 21600 0 21600 0 0 Z N"/>
        </draw:custom-shape>
        <draw:g draw:id="id143">
          <draw:custom-shape draw:style-name="gr6" draw:text-style-name="P9" draw:id="id32" draw:layer="layout" svg:width="2.268cm" svg:height="2.268cm" svg:x="3.5cm" svg:y="5.5cm">
            <text:p text:style-name="P5"/>
            <draw:enhanced-geometry svg:viewBox="0 0 21600 21600" draw:glue-points="10800 0 3160 3160 0 10800 3160 18440 10800 21600 18440 18440 21600 10800 18440 3160" draw:text-areas="3200 3200 18400 18400" draw:type="ellipse"/>
          </draw:custom-shape>
          <draw:frame draw:style-name="gr30" draw:layer="layout" svg:width="1.012cm" svg:height="1.718cm" svg:x="4cm" svg:y="5.782cm">
            <draw:object xlink:href="./Object 7" xlink:type="simple" xlink:show="embed" xlink:actuate="onLoad"/>
            <draw:image xlink:href="./ObjectReplacements/Object 7" xlink:type="simple" xlink:show="embed" xlink:actuate="onLoad"/>
          </draw:frame>
        </draw:g>
        <draw:g draw:id="id139">
          <draw:custom-shape draw:style-name="gr31" draw:text-style-name="P9" draw:id="id34" draw:layer="layout" svg:width="2.268cm" svg:height="2.268cm" svg:x="17.5cm" svg:y="4.5cm">
            <text:p text:style-name="P5"/>
            <draw:enhanced-geometry svg:viewBox="0 0 21600 21600" draw:glue-points="10800 0 3160 3160 0 10800 3160 18440 10800 21600 18440 18440 21600 10800 18440 3160" draw:text-areas="3200 3200 18400 18400" draw:type="ellipse"/>
          </draw:custom-shape>
          <draw:frame draw:style-name="gr30" draw:layer="layout" svg:width="1.201cm" svg:height="1.407cm" svg:x="17.82cm" svg:y="4.836cm">
            <draw:object xlink:href="./Object 8" xlink:type="simple" xlink:show="embed" xlink:actuate="onLoad"/>
            <draw:image xlink:href="./ObjectReplacements/Object 8" xlink:type="simple" xlink:show="embed" xlink:actuate="onLoad"/>
          </draw:frame>
        </draw:g>
        <draw:g draw:id="id140">
          <draw:custom-shape draw:style-name="gr31" draw:text-style-name="P9" draw:id="id35" draw:layer="layout" svg:width="2.268cm" svg:height="2.268cm" svg:x="21.232cm" svg:y="6.5cm">
            <text:p text:style-name="P5"/>
            <draw:enhanced-geometry svg:viewBox="0 0 21600 21600" draw:glue-points="10800 0 3160 3160 0 10800 3160 18440 10800 21600 18440 18440 21600 10800 18440 3160" draw:text-areas="3200 3200 18400 18400" draw:type="ellipse"/>
          </draw:custom-shape>
          <draw:frame draw:style-name="gr30" draw:layer="layout" svg:width="1.201cm" svg:height="1.404cm" svg:x="21.685cm" svg:y="6.835cm">
            <draw:object xlink:href="./Object 9" xlink:type="simple" xlink:show="embed" xlink:actuate="onLoad"/>
            <draw:image xlink:href="./ObjectReplacements/Object 9" xlink:type="simple" xlink:show="embed" xlink:actuate="onLoad"/>
          </draw:frame>
        </draw:g>
        <draw:g draw:id="id149">
          <draw:custom-shape draw:style-name="gr31" draw:text-style-name="P9" draw:id="id28" draw:layer="layout" svg:width="2.268cm" svg:height="2.268cm" svg:x="18.5cm" svg:y="13.7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0" draw:layer="layout" svg:width="1.73cm" svg:height="2.504cm" svg:x="18.887cm" svg:y="13.496cm">
            <draw:object xlink:href="./Object 10" xlink:type="simple" xlink:show="embed" xlink:actuate="onLoad"/>
            <draw:image xlink:href="./ObjectReplacements/Object 10" xlink:type="simple" xlink:show="embed" xlink:actuate="onLoad"/>
          </draw:frame>
        </draw:g>
        <draw:g draw:id="id26">
          <draw:custom-shape draw:style-name="gr6" draw:text-style-name="P9" draw:layer="layout" svg:width="2.268cm" svg:height="2.268cm" svg:x="5cm" svg:y="14cm">
            <text:p text:style-name="P5"/>
            <draw:enhanced-geometry svg:viewBox="0 0 21600 21600" draw:glue-points="10800 0 3160 3160 0 10800 3160 18440 10800 21600 18440 18440 21600 10800 18440 3160" draw:text-areas="3200 3200 18400 18400" draw:type="ellipse"/>
          </draw:custom-shape>
          <draw:frame draw:style-name="gr30" draw:layer="layout" svg:width="1.713cm" svg:height="1.407cm" svg:x="5.225cm" svg:y="14.268cm">
            <draw:object xlink:href="./Object 11" xlink:type="simple" xlink:show="embed" xlink:actuate="onLoad"/>
            <draw:image xlink:href="./ObjectReplacements/Object 11" xlink:type="simple" xlink:show="embed" xlink:actuate="onLoad"/>
          </draw:frame>
        </draw:g>
        <draw:custom-shape draw:style-name="gr5" draw:text-style-name="P9" draw:id="id29" draw:layer="layout" svg:width="2.268cm" svg:height="2.268cm" svg:x="3.732cm" svg:y="8.732cm">
          <text:p text:style-name="P1">i</text:p>
          <draw:enhanced-geometry svg:viewBox="0 0 21600 21600" draw:glue-points="10800 0 3160 3160 0 10800 3160 18440 10800 21600 18440 18440 21600 10800 18440 3160" draw:text-areas="3200 3200 18400 18400" draw:type="ellipse"/>
        </draw:custom-shape>
        <draw:custom-shape draw:style-name="gr11" draw:text-style-name="P1" draw:id="id31" draw:layer="layout" svg:width="2.268cm" svg:height="2.268cm" svg:x="17.732cm" svg:y="8.232cm">
          <text:p text:style-name="P1">j</text:p>
          <draw:enhanced-geometry svg:viewBox="0 0 21600 21600" draw:glue-points="10800 0 3160 3160 0 10800 3160 18440 10800 21600 18440 18440 21600 10800 18440 3160" draw:text-areas="3200 3200 18400 18400" draw:type="ellipse"/>
        </draw:custom-shape>
        <draw:g draw:id="id23">
          <draw:custom-shape draw:style-name="gr31" draw:text-style-name="P9" draw:layer="layout" svg:width="2.268cm" svg:height="2.268cm" svg:x="19cm" svg:y="10.732cm">
            <text:p text:style-name="P5"/>
            <draw:enhanced-geometry svg:viewBox="0 0 21600 21600" draw:glue-points="10800 0 3160 3160 0 10800 3160 18440 10800 21600 18440 18440 21600 10800 18440 3160" draw:text-areas="3200 3200 18400 18400" draw:type="ellipse"/>
          </draw:custom-shape>
          <draw:frame draw:style-name="gr30" draw:layer="layout" svg:width="1.649cm" svg:height="1.136cm" svg:x="19.351cm" svg:y="11.364cm">
            <draw:object xlink:href="./Object 12" xlink:type="simple" xlink:show="embed" xlink:actuate="onLoad"/>
            <draw:image xlink:href="./ObjectReplacements/Object 12" xlink:type="simple" xlink:show="embed" xlink:actuate="onLoad"/>
          </draw:frame>
        </draw:g>
        <draw:g draw:id="id25">
          <draw:custom-shape draw:style-name="gr6" draw:text-style-name="P9" draw:layer="layout" svg:width="2.268cm" svg:height="2.268cm" svg:x="2.732cm" svg:y="11.7cm">
            <text:p text:style-name="P5"/>
            <draw:enhanced-geometry svg:viewBox="0 0 21600 21600" draw:glue-points="10800 0 3160 3160 0 10800 3160 18440 10800 21600 18440 18440 21600 10800 18440 3160" draw:text-areas="3200 3200 18400 18400" draw:type="ellipse"/>
          </draw:custom-shape>
          <draw:frame draw:style-name="gr30" draw:layer="layout" svg:width="0.912cm" svg:height="2.391cm" svg:x="3.42cm" svg:y="11.5cm">
            <draw:object xlink:href="./Object 13" xlink:type="simple" xlink:show="embed" xlink:actuate="onLoad"/>
            <draw:image xlink:href="./ObjectReplacements/Object 13" xlink:type="simple" xlink:show="embed" xlink:actuate="onLoad"/>
          </draw:frame>
        </draw:g>
        <draw:connector draw:style-name="gr12" draw:id="id147" draw:layer="layout" draw:type="curve" svg:x1="19cm" svg:y1="11.866cm" svg:x2="12.5cm" svg:y2="12.7cm" draw:start-shape="id23" draw:end-shape="id24" draw:end-glue-point="1">
          <text:p text:style-name="P5"/>
        </draw:connector>
        <draw:connector draw:style-name="gr12" draw:id="id148" draw:layer="layout" draw:type="curve" svg:x1="5cm" svg:y1="12.734cm" svg:x2="10cm" svg:y2="12.7cm" draw:start-shape="id25" draw:start-glue-point="1" draw:end-shape="id24" draw:end-glue-point="3">
          <text:p text:style-name="P5"/>
        </draw:connector>
        <draw:connector draw:style-name="gr12" draw:id="id150" draw:layer="layout" draw:type="curve" svg:x1="7.268cm" svg:y1="15.134cm" svg:x2="13cm" svg:y2="13.7cm" draw:start-shape="id26" draw:start-glue-point="1" draw:end-shape="id27" draw:end-glue-point="3">
          <text:p text:style-name="P5"/>
        </draw:connector>
        <draw:connector draw:style-name="gr12" draw:id="id151" draw:layer="layout" draw:type="curve" svg:x1="18.5cm" svg:y1="14.833cm" svg:x2="15.5cm" svg:y2="13.7cm" draw:start-shape="id28" draw:start-glue-point="6" draw:end-shape="id27">
          <text:p text:style-name="P5"/>
        </draw:connector>
        <draw:connector draw:style-name="gr12" draw:id="id145" draw:layer="layout" draw:type="curve" svg:x1="5.998cm" svg:y1="9.865cm" svg:x2="11cm" svg:y2="10.7cm" draw:start-shape="id29" draw:start-glue-point="10" draw:end-shape="id30">
          <text:p text:style-name="P5"/>
        </draw:connector>
        <draw:connector draw:style-name="gr12" draw:id="id146" draw:layer="layout" draw:type="curve" svg:x1="17.732cm" svg:y1="9.365cm" svg:x2="15cm" svg:y2="10.7cm" draw:start-shape="id31" draw:start-glue-point="6" draw:end-shape="id30">
          <text:p text:style-name="P5"/>
        </draw:connector>
        <draw:connector draw:style-name="gr12" draw:id="id141" draw:layer="layout" draw:type="curve" svg:x1="5.766cm" svg:y1="6.633cm" svg:x2="10cm" svg:y2="8.2cm" draw:start-shape="id32" draw:start-glue-point="10" draw:end-shape="id33" draw:end-glue-point="3">
          <text:p text:style-name="P5"/>
        </draw:connector>
        <draw:connector draw:style-name="gr12" draw:id="id142" draw:layer="layout" draw:type="curve" svg:x1="17.83cm" svg:y1="6.435cm" svg:x2="12.75cm" svg:y2="7.7cm" draw:start-shape="id34" draw:start-glue-point="7" draw:end-shape="id33" draw:end-glue-point="0">
          <text:p text:style-name="P5"/>
        </draw:connector>
        <draw:connector draw:style-name="gr12" draw:id="id144" draw:layer="layout" draw:type="curve" svg:x1="21.232cm" svg:y1="7.633cm" svg:x2="12.75cm" svg:y2="8.7cm" draw:start-shape="id35" draw:start-glue-point="6" draw:end-shape="id33" draw:end-glue-point="2">
          <text:p text:style-name="P5"/>
        </draw:connector>
        <draw:custom-shape draw:style-name="gr5" draw:text-style-name="P9" draw:id="id153" draw:layer="layout" svg:width="5cm" svg:height="2cm" svg:x="3.5cm" svg:y="16.5cm">
          <text:p text:style-name="P1">notation context</text:p>
          <draw:enhanced-geometry svg:viewBox="0 0 21600 21600" draw:type="rectangle" draw:enhanced-path="M 0 0 L 21600 0 21600 21600 0 21600 0 0 Z N"/>
        </draw:custom-shape>
        <draw:custom-shape draw:style-name="gr11" draw:text-style-name="P1" draw:id="id152" draw:layer="layout" svg:width="5cm" svg:height="2cm" svg:x="18cm" svg:y="16.5cm">
          <text:p text:style-name="P1">notation context</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seq>
        </anim:par>
        <presentation:notes draw:style-name="dp4">
          <office:forms form:automatic-focus="false" form:apply-design-mode="false"/>
          <draw:page-thumbnail draw:style-name="gr1" draw:layer="layout" svg:width="12.7cm" svg:height="9.526cm" svg:x="3.175cm" svg:y="1.904cm" draw:page-number="5" presentation:class="page"/>
          <draw:frame presentation:style-name="pr6" draw:text-style-name="P21" draw:layer="layout" svg:width="15.24cm" svg:height="11.181cm" svg:x="1.905cm" svg:y="12.065cm" presentation:class="notes" presentation:user-transformed="true">
            <draw:text-box>
              <text:p text:style-name="P5"><text:span text:style-name="T15">* imagine a document with four symbols</text:span></text:p>
              <text:p text:style-name="P5"><text:span text:style-name="T15">* each symbol can be presented in different ways</text:span></text:p>
              <text:p text:style-name="P5"><text:span text:style-name="T15">* the notation context is the selection of presentations for symbols“ (full slide)</text:span></text:p>
              <text:p text:style-name="P5"><text:span text:style-name="T15">* selection of symbol depends on the author's notation practice, i.e. „his individual way of selecting notations which he acquires throughout life and which is influenced by a number of factors</text:span></text:p>
              <text:p text:style-name="P5"><text:span text:style-name="T15">* reasons for different notation contexts: area of application, national convention, level of sophistication, mathematical context, historical perios</text:span></text:p>
              <text:p text:style-name="P5"><text:span text:style-name="T15">* further influences: language, author, book, group, individual (activemath)</text:span></text:p>
              <text:p text:style-name="P5"><text:span text:style-name="T15">* in omdoc1.2: presentation elements, but only default selection during transformation, no preferred specification or automation</text:span></text:p>
            </draw:text-box>
          </draw:frame>
        </presentation:notes>
      </draw:page>
      <draw:page draw:name="page6" draw:style-name="dp3" draw:master-page-name="Default" presentation:presentation-page-layout-name="AL2T10">
        <office:forms form:automatic-focus="false" form:apply-design-mode="false"/>
        <draw:frame presentation:style-name="pr7" draw:text-style-name="P6" draw:layer="layout" svg:width="21.629cm" svg:height="3.818cm" svg:x="2.5cm" svg:y="0.451cm" presentation:class="title">
          <draw:text-box>
            <text:p text:style-name="P5"><text:span text:style-name="T3">Community of Practice</text:span></text:p>
          </draw:text-box>
        </draw:frame>
        <draw:frame presentation:style-name="pr8" draw:text-style-name="P23" draw:layer="layout" svg:width="21.5cm" svg:height="12.336cm" svg:x="2.5cm" svg:y="4.444cm" presentation:class="outline" presentation:user-transformed="true">
          <draw:text-box>
            <text:list text:style-name="L6">
              <text:list-item>
                <text:p text:style-name="P22"><text:span text:style-name="T16">… </text:span><text:span text:style-name="T16">informal practice-oriented groups of people with similar tasks</text:span></text:p>
              </text:list-item>
            </text:list>
          </draw:text-box>
        </draw:frame>
        <draw:g>
          <draw:custom-shape draw:style-name="gr32" draw:text-style-name="P25" draw:layer="layout" svg:width="6.165cm" svg:height="0.928cm" svg:x="4.03cm" svg:y="14.805cm">
            <text:p text:style-name="P24"><text:span text:style-name="T17">= Wikipedians</text:span></text:p>
            <draw:enhanced-geometry svg:viewBox="0 0 21600 21600" draw:mirror-horizontal="false" draw:mirror-vertical="false" draw:type="mso-spt202" draw:enhanced-path="M 0 0 L 21600 0 21600 21600 0 21600 0 0 Z N"/>
          </draw:custom-shape>
          <draw:custom-shape draw:style-name="gr33" draw:text-style-name="P25" draw:layer="layout" svg:width="4.235cm" svg:height="0.928cm" svg:x="4.017cm" svg:y="15.502cm">
            <text:p text:style-name="P24"><text:span text:style-name="T17">= KWARCies</text:span></text:p>
            <draw:enhanced-geometry svg:viewBox="0 0 21600 21600" draw:mirror-horizontal="false" draw:mirror-vertical="false" draw:type="mso-spt202" draw:enhanced-path="M 0 0 L 21600 0 21600 21600 0 21600 0 0 Z N"/>
          </draw:custom-shape>
          <draw:custom-shape draw:style-name="gr34" draw:text-style-name="P25" draw:layer="layout" svg:width="5.308cm" svg:height="0.929cm" svg:x="4cm" svg:y="16.225cm">
            <text:p text:style-name="P24"><text:span text:style-name="T17">= DFKI members</text:span></text:p>
            <draw:enhanced-geometry svg:viewBox="0 0 21600 21600" draw:mirror-horizontal="false" draw:mirror-vertical="false" draw:type="mso-spt202" draw:enhanced-path="M 0 0 L 21600 0 21600 21600 0 21600 0 0 Z N"/>
          </draw:custom-shape>
          <draw:custom-shape draw:style-name="gr35" draw:text-style-name="P26" draw:layer="layout" svg:width="0.498cm" svg:height="0.521cm" svg:x="3.576cm" svg:y="15.581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6" draw:text-style-name="P26" draw:layer="layout" svg:width="0.498cm" svg:height="0.52cm" svg:x="3.576cm" svg:y="14.902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7" draw:text-style-name="P26" draw:layer="layout" svg:width="0.498cm" svg:height="0.516cm" svg:x="3.576cm" svg:y="16.388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8" draw:text-style-name="P26" draw:layer="layout" svg:width="0.498cm" svg:height="0.52cm" svg:x="3.576cm" svg:y="17.182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9" draw:text-style-name="P25" draw:layer="layout" svg:width="4.438cm" svg:height="0.929cm" svg:x="3.995cm" svg:y="16.997cm">
            <text:p text:style-name="P24"><text:span text:style-name="T17">= </text:span><text:span text:style-name="T18">Statisticians</text:span></text:p>
            <draw:enhanced-geometry svg:viewBox="0 0 21600 21600" draw:mirror-horizontal="false" draw:mirror-vertical="false" draw:type="mso-spt202" draw:enhanced-path="M 0 0 L 21600 0 21600 21600 0 21600 0 0 Z N"/>
          </draw:custom-shape>
        </draw:g>
        <draw:custom-shape draw:style-name="gr40" draw:text-style-name="P28" draw:layer="layout" svg:width="5.292cm" svg:height="1.27cm" svg:x="18.716cm" svg:y="18.717cm">
          <text:p text:style-name="P27"><text:span text:style-name="T19"><text:page-number>1</text:page-number></text:span></text:p>
          <draw:enhanced-geometry svg:viewBox="0 0 21600 21600" draw:mirror-horizontal="false" draw:mirror-vertical="false" draw:type="rectangle" draw:enhanced-path="M 0 0 L 21600 0 21600 21600 0 21600 0 0 Z N"/>
        </draw:custom-shape>
        <draw:g>
          <draw:custom-shape draw:style-name="gr41" draw:text-style-name="P26" draw:layer="layout" svg:width="10.203cm" svg:height="6.8cm" svg:x="4.579cm" svg:y="8.186cm">
            <text:p text:style-name="P5"/>
            <draw:enhanced-geometry svg:viewBox="0 0 21600 21600" draw:mirror-horizontal="false" draw:mirror-vertical="false" draw:text-areas="3000 3320 17110 17330" draw:type="cloud-callout" draw:modifiers="24067 262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2" draw:text-style-name="P26" draw:layer="layout" svg:width="5.56cm" svg:height="3.201cm" svg:x="12.621cm" svg:y="14.188cm">
            <text:p text:style-name="P5"/>
            <draw:enhanced-geometry svg:viewBox="0 0 21600 21600" draw:mirror-horizontal="false" draw:mirror-vertical="false" draw:type="rectangle" draw:enhanced-path="M 0 0 L 21600 0 21600 21600 0 21600 0 0 Z N"/>
          </draw:custom-shape>
        </draw:g>
        <draw:custom-shape draw:style-name="gr41" draw:text-style-name="P26" draw:layer="layout" svg:width="7.802cm" svg:height="6.8cm" svg:x="16.176cm" svg:y="7cm">
          <text:p text:style-name="P5"/>
          <draw:enhanced-geometry svg:viewBox="0 0 21600 21600" draw:mirror-horizontal="false" draw:mirror-vertical="false" draw:text-areas="3000 3320 17110 17330" draw:type="cloud-callout" draw:modifiers="24067 262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2" draw:text-style-name="P26" draw:layer="layout" svg:width="4.252cm" svg:height="3.201cm" svg:x="22.326cm" svg:y="12.802cm">
          <text:p text:style-name="P5"/>
          <draw:enhanced-geometry svg:viewBox="0 0 21600 21600" draw:mirror-horizontal="false" draw:mirror-vertical="false" draw:type="rectangle" draw:enhanced-path="M 0 0 L 21600 0 21600 21600 0 21600 0 0 Z N"/>
        </draw:custom-shape>
        <draw:g>
          <draw:custom-shape draw:style-name="gr38" draw:text-style-name="P26" draw:layer="layout" svg:width="0.489cm" svg:height="0.565cm" svg:x="6.378cm" svg:y="11.185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6.621cm" svg:y1="11.75cm" svg:x2="6.621cm" svg:y2="12.2cm">
            <text:p text:style-name="P5"/>
          </draw:line>
          <draw:line draw:style-name="gr3" draw:text-style-name="P8" draw:layer="layout" svg:x1="6.499cm" svg:y1="12.428cm" svg:x2="6.621cm" svg:y2="12.204cm">
            <text:p text:style-name="P5"/>
          </draw:line>
          <draw:line draw:style-name="gr3" draw:text-style-name="P8" draw:layer="layout" svg:x1="6.621cm" svg:y1="12.204cm" svg:x2="6.744cm" svg:y2="12.428cm">
            <text:p text:style-name="P5"/>
          </draw:line>
          <draw:line draw:style-name="gr3" draw:text-style-name="P8" draw:layer="layout" svg:x1="6.499cm" svg:y1="11.977cm" svg:x2="6.744cm" svg:y2="11.977cm">
            <text:p text:style-name="P5"/>
          </draw:line>
        </draw:g>
        <draw:g>
          <draw:custom-shape draw:style-name="gr38" draw:text-style-name="P26" draw:layer="layout" svg:width="0.49cm" svg:height="0.565cm" svg:x="8.177cm" svg:y="9.985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8.42cm" svg:y1="10.55cm" svg:x2="8.42cm" svg:y2="11.001cm">
            <text:p text:style-name="P5"/>
          </draw:line>
          <draw:line draw:style-name="gr3" draw:text-style-name="P8" draw:layer="layout" svg:x1="8.298cm" svg:y1="11.228cm" svg:x2="8.42cm" svg:y2="11.004cm">
            <text:p text:style-name="P5"/>
          </draw:line>
          <draw:line draw:style-name="gr3" draw:text-style-name="P8" draw:layer="layout" svg:x1="8.42cm" svg:y1="11.004cm" svg:x2="8.544cm" svg:y2="11.228cm">
            <text:p text:style-name="P5"/>
          </draw:line>
          <draw:line draw:style-name="gr3" draw:text-style-name="P8" draw:layer="layout" svg:x1="8.298cm" svg:y1="10.777cm" svg:x2="8.544cm" svg:y2="10.777cm">
            <text:p text:style-name="P5"/>
          </draw:line>
        </draw:g>
        <draw:g>
          <draw:custom-shape draw:style-name="gr43" draw:text-style-name="P7" draw:layer="layout" svg:width="0.801cm" svg:height="0.818cm" svg:x="9.377cm" svg:y="11.784cm">
            <text:p text:style-name="P29"><text:span text:style-name="T20">A</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9.775cm" svg:y1="12.602cm" svg:x2="9.775cm" svg:y2="13.254cm">
            <text:p text:style-name="P5"/>
          </draw:line>
          <draw:line draw:style-name="gr3" draw:text-style-name="P8" draw:layer="layout" svg:x1="9.575cm" svg:y1="13.583cm" svg:x2="9.774cm" svg:y2="13.259cm">
            <text:p text:style-name="P5"/>
          </draw:line>
          <draw:line draw:style-name="gr3" draw:text-style-name="P8" draw:layer="layout" svg:x1="9.775cm" svg:y1="13.259cm" svg:x2="9.978cm" svg:y2="13.583cm">
            <text:p text:style-name="P5"/>
          </draw:line>
          <draw:line draw:style-name="gr3" draw:text-style-name="P8" draw:layer="layout" svg:x1="9.575cm" svg:y1="12.93cm" svg:x2="9.978cm" svg:y2="12.93cm">
            <text:p text:style-name="P5"/>
          </draw:line>
        </draw:g>
        <draw:g>
          <draw:custom-shape draw:style-name="gr36" draw:text-style-name="P26" draw:layer="layout" svg:width="0.49cm" svg:height="0.565cm" svg:x="19.179cm" svg:y="8.984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9.422cm" svg:y1="9.549cm" svg:x2="19.422cm" svg:y2="10cm">
            <text:p text:style-name="P5"/>
          </draw:line>
          <draw:line draw:style-name="gr3" draw:text-style-name="P8" draw:layer="layout" svg:x1="19.3cm" svg:y1="10.227cm" svg:x2="19.422cm" svg:y2="10.003cm">
            <text:p text:style-name="P5"/>
          </draw:line>
          <draw:line draw:style-name="gr3" draw:text-style-name="P8" draw:layer="layout" svg:x1="19.422cm" svg:y1="10.003cm" svg:x2="19.546cm" svg:y2="10.227cm">
            <text:p text:style-name="P5"/>
          </draw:line>
          <draw:line draw:style-name="gr3" draw:text-style-name="P8" draw:layer="layout" svg:x1="19.3cm" svg:y1="9.776cm" svg:x2="19.546cm" svg:y2="9.776cm">
            <text:p text:style-name="P5"/>
          </draw:line>
        </draw:g>
        <draw:g>
          <draw:custom-shape draw:style-name="gr36" draw:text-style-name="P26" draw:layer="layout" svg:width="0.49cm" svg:height="0.565cm" svg:x="20.18cm" svg:y="8.186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20.423cm" svg:y1="8.751cm" svg:x2="20.423cm" svg:y2="9.202cm">
            <text:p text:style-name="P5"/>
          </draw:line>
          <draw:line draw:style-name="gr3" draw:text-style-name="P8" draw:layer="layout" svg:x1="20.301cm" svg:y1="9.429cm" svg:x2="20.423cm" svg:y2="9.205cm">
            <text:p text:style-name="P5"/>
          </draw:line>
          <draw:line draw:style-name="gr3" draw:text-style-name="P8" draw:layer="layout" svg:x1="20.423cm" svg:y1="9.205cm" svg:x2="20.547cm" svg:y2="9.429cm">
            <text:p text:style-name="P5"/>
          </draw:line>
          <draw:line draw:style-name="gr3" draw:text-style-name="P8" draw:layer="layout" svg:x1="20.301cm" svg:y1="8.978cm" svg:x2="20.547cm" svg:y2="8.978cm">
            <text:p text:style-name="P5"/>
          </draw:line>
        </draw:g>
        <draw:g>
          <draw:custom-shape draw:style-name="gr36" draw:text-style-name="P26" draw:layer="layout" svg:width="0.489cm" svg:height="0.565cm" svg:x="21.98cm" svg:y="7.983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22.223cm" svg:y1="8.548cm" svg:x2="22.223cm" svg:y2="8.999cm">
            <text:p text:style-name="P5"/>
          </draw:line>
          <draw:line draw:style-name="gr3" draw:text-style-name="P8" draw:layer="layout" svg:x1="22.101cm" svg:y1="9.226cm" svg:x2="22.223cm" svg:y2="9.002cm">
            <text:p text:style-name="P5"/>
          </draw:line>
          <draw:line draw:style-name="gr3" draw:text-style-name="P8" draw:layer="layout" svg:x1="22.223cm" svg:y1="9.002cm" svg:x2="22.346cm" svg:y2="9.226cm">
            <text:p text:style-name="P5"/>
          </draw:line>
          <draw:line draw:style-name="gr3" draw:text-style-name="P8" draw:layer="layout" svg:x1="22.101cm" svg:y1="8.775cm" svg:x2="22.346cm" svg:y2="8.775cm">
            <text:p text:style-name="P5"/>
          </draw:line>
        </draw:g>
        <draw:g>
          <draw:custom-shape draw:style-name="gr41" draw:text-style-name="P26" draw:layer="layout" svg:width="8.103cm" svg:height="7.685cm" svg:x="10.774cm" svg:y="10.003cm">
            <text:p text:style-name="P5"/>
            <draw:enhanced-geometry svg:viewBox="0 0 21600 21600" draw:mirror-horizontal="false" draw:mirror-vertical="false" draw:text-areas="3000 3320 17110 17330" draw:type="cloud-callout" draw:modifiers="24067 262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2" draw:text-style-name="P26" draw:layer="layout" svg:width="4.416cm" svg:height="3.617cm" svg:x="17.161cm" svg:y="16.786cm">
            <text:p text:style-name="P5"/>
            <draw:enhanced-geometry svg:viewBox="0 0 21600 21600" draw:mirror-horizontal="false" draw:mirror-vertical="false" draw:type="rectangle" draw:enhanced-path="M 0 0 L 21600 0 21600 21600 0 21600 0 0 Z N"/>
          </draw:custom-shape>
        </draw:g>
        <draw:custom-shape draw:style-name="gr41" draw:text-style-name="P26" draw:layer="layout" svg:width="10.051cm" svg:height="5.317cm" svg:x="12.776cm" svg:y="12.803cm">
          <text:p text:style-name="P5"/>
          <draw:enhanced-geometry svg:viewBox="0 0 21600 21600" draw:mirror-horizontal="false" draw:mirror-vertical="false" draw:text-areas="3000 3320 17110 17330" draw:type="cloud-callout" draw:modifiers="24067 262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2" draw:text-style-name="P26" draw:layer="layout" svg:width="5.478cm" svg:height="2.503cm" svg:x="20.699cm" svg:y="17.396cm">
          <text:p text:style-name="P5"/>
          <draw:enhanced-geometry svg:viewBox="0 0 21600 21600" draw:mirror-horizontal="false" draw:mirror-vertical="false" draw:type="rectangle" draw:enhanced-path="M 0 0 L 21600 0 21600 21600 0 21600 0 0 Z N"/>
        </draw:custom-shape>
        <draw:g>
          <draw:custom-shape draw:style-name="gr36" draw:text-style-name="P26" draw:layer="layout" svg:width="0.49cm" svg:height="0.565cm" svg:x="20.781cm" svg:y="10.184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21.024cm" svg:y1="10.749cm" svg:x2="21.024cm" svg:y2="11.199cm">
            <text:p text:style-name="P5"/>
          </draw:line>
          <draw:line draw:style-name="gr3" draw:text-style-name="P8" draw:layer="layout" svg:x1="20.902cm" svg:y1="11.427cm" svg:x2="21.024cm" svg:y2="11.203cm">
            <text:p text:style-name="P5"/>
          </draw:line>
          <draw:line draw:style-name="gr3" draw:text-style-name="P8" draw:layer="layout" svg:x1="21.024cm" svg:y1="11.203cm" svg:x2="21.148cm" svg:y2="11.427cm">
            <text:p text:style-name="P5"/>
          </draw:line>
          <draw:line draw:style-name="gr3" draw:text-style-name="P8" draw:layer="layout" svg:x1="20.902cm" svg:y1="10.976cm" svg:x2="21.148cm" svg:y2="10.976cm">
            <text:p text:style-name="P5"/>
          </draw:line>
        </draw:g>
        <draw:g>
          <draw:custom-shape draw:style-name="gr44" draw:text-style-name="P26" draw:layer="layout" svg:width="0.489cm" svg:height="0.565cm" svg:x="15.578cm" svg:y="13.786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5.821cm" svg:y1="14.351cm" svg:x2="15.821cm" svg:y2="14.802cm">
            <text:p text:style-name="P5"/>
          </draw:line>
          <draw:line draw:style-name="gr3" draw:text-style-name="P8" draw:layer="layout" svg:x1="15.699cm" svg:y1="15.029cm" svg:x2="15.821cm" svg:y2="14.805cm">
            <text:p text:style-name="P5"/>
          </draw:line>
          <draw:line draw:style-name="gr3" draw:text-style-name="P8" draw:layer="layout" svg:x1="15.821cm" svg:y1="14.805cm" svg:x2="15.944cm" svg:y2="15.029cm">
            <text:p text:style-name="P5"/>
          </draw:line>
          <draw:line draw:style-name="gr3" draw:text-style-name="P8" draw:layer="layout" svg:x1="15.699cm" svg:y1="14.578cm" svg:x2="15.944cm" svg:y2="14.578cm">
            <text:p text:style-name="P5"/>
          </draw:line>
        </draw:g>
        <draw:g>
          <draw:custom-shape draw:style-name="gr45" draw:text-style-name="P7" draw:layer="layout" svg:width="0.801cm" svg:height="0.818cm" svg:x="16.579cm" svg:y="15.387cm">
            <text:p text:style-name="P29"><text:span text:style-name="T20">A</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6.977cm" svg:y1="16.205cm" svg:x2="16.977cm" svg:y2="16.857cm">
            <text:p text:style-name="P5"/>
          </draw:line>
          <draw:line draw:style-name="gr3" draw:text-style-name="P8" draw:layer="layout" svg:x1="16.777cm" svg:y1="17.185cm" svg:x2="16.976cm" svg:y2="16.861cm">
            <text:p text:style-name="P5"/>
          </draw:line>
          <draw:line draw:style-name="gr3" draw:text-style-name="P8" draw:layer="layout" svg:x1="16.977cm" svg:y1="16.861cm" svg:x2="17.18cm" svg:y2="17.185cm">
            <text:p text:style-name="P5"/>
          </draw:line>
          <draw:line draw:style-name="gr3" draw:text-style-name="P8" draw:layer="layout" svg:x1="16.777cm" svg:y1="16.533cm" svg:x2="17.18cm" svg:y2="16.533cm">
            <text:p text:style-name="P5"/>
          </draw:line>
        </draw:g>
        <draw:g>
          <draw:custom-shape draw:style-name="gr37" draw:text-style-name="P26" draw:layer="layout" svg:width="0.49cm" svg:height="0.565cm" svg:x="20.781cm" svg:y="13.985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21.024cm" svg:y1="14.55cm" svg:x2="21.024cm" svg:y2="15cm">
            <text:p text:style-name="P5"/>
          </draw:line>
          <draw:line draw:style-name="gr3" draw:text-style-name="P8" draw:layer="layout" svg:x1="20.902cm" svg:y1="15.228cm" svg:x2="21.024cm" svg:y2="15.004cm">
            <text:p text:style-name="P5"/>
          </draw:line>
          <draw:line draw:style-name="gr3" draw:text-style-name="P8" draw:layer="layout" svg:x1="21.024cm" svg:y1="15.004cm" svg:x2="21.148cm" svg:y2="15.228cm">
            <text:p text:style-name="P5"/>
          </draw:line>
          <draw:line draw:style-name="gr3" draw:text-style-name="P8" draw:layer="layout" svg:x1="20.902cm" svg:y1="14.777cm" svg:x2="21.148cm" svg:y2="14.777cm">
            <text:p text:style-name="P5"/>
          </draw:line>
        </draw:g>
        <draw:g>
          <draw:custom-shape draw:style-name="gr37" draw:text-style-name="P26" draw:layer="layout" svg:width="0.489cm" svg:height="0.565cm" svg:x="17.981cm" svg:y="16.185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8.224cm" svg:y1="16.75cm" svg:x2="18.224cm" svg:y2="17.201cm">
            <text:p text:style-name="P5"/>
          </draw:line>
          <draw:line draw:style-name="gr3" draw:text-style-name="P8" draw:layer="layout" svg:x1="18.102cm" svg:y1="17.428cm" svg:x2="18.224cm" svg:y2="17.204cm">
            <text:p text:style-name="P5"/>
          </draw:line>
          <draw:line draw:style-name="gr3" draw:text-style-name="P8" draw:layer="layout" svg:x1="18.224cm" svg:y1="17.204cm" svg:x2="18.347cm" svg:y2="17.428cm">
            <text:p text:style-name="P5"/>
          </draw:line>
          <draw:line draw:style-name="gr3" draw:text-style-name="P8" draw:layer="layout" svg:x1="18.102cm" svg:y1="16.977cm" svg:x2="18.347cm" svg:y2="16.977cm">
            <text:p text:style-name="P5"/>
          </draw:line>
        </draw:g>
        <draw:g>
          <draw:custom-shape draw:style-name="gr37" draw:text-style-name="P26" draw:layer="layout" svg:width="0.49cm" svg:height="0.565cm" svg:x="19.78cm" svg:y="15.184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20.023cm" svg:y1="15.749cm" svg:x2="20.023cm" svg:y2="16.2cm">
            <text:p text:style-name="P5"/>
          </draw:line>
          <draw:line draw:style-name="gr3" draw:text-style-name="P8" draw:layer="layout" svg:x1="19.901cm" svg:y1="16.427cm" svg:x2="20.023cm" svg:y2="16.203cm">
            <text:p text:style-name="P5"/>
          </draw:line>
          <draw:line draw:style-name="gr3" draw:text-style-name="P8" draw:layer="layout" svg:x1="20.023cm" svg:y1="16.203cm" svg:x2="20.147cm" svg:y2="16.427cm">
            <text:p text:style-name="P5"/>
          </draw:line>
          <draw:line draw:style-name="gr3" draw:text-style-name="P8" draw:layer="layout" svg:x1="19.901cm" svg:y1="15.976cm" svg:x2="20.147cm" svg:y2="15.976cm">
            <text:p text:style-name="P5"/>
          </draw:line>
        </draw:g>
        <draw:g>
          <draw:custom-shape draw:style-name="gr44" draw:text-style-name="P26" draw:layer="layout" svg:width="0.489cm" svg:height="0.565cm" svg:x="15.181cm" svg:y="11.586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5.424cm" svg:y1="12.151cm" svg:x2="15.424cm" svg:y2="12.602cm">
            <text:p text:style-name="P5"/>
          </draw:line>
          <draw:line draw:style-name="gr3" draw:text-style-name="P8" draw:layer="layout" svg:x1="15.302cm" svg:y1="12.829cm" svg:x2="15.424cm" svg:y2="12.605cm">
            <text:p text:style-name="P5"/>
          </draw:line>
          <draw:line draw:style-name="gr3" draw:text-style-name="P8" draw:layer="layout" svg:x1="15.424cm" svg:y1="12.605cm" svg:x2="15.547cm" svg:y2="12.829cm">
            <text:p text:style-name="P5"/>
          </draw:line>
          <draw:line draw:style-name="gr3" draw:text-style-name="P8" draw:layer="layout" svg:x1="15.302cm" svg:y1="12.378cm" svg:x2="15.547cm" svg:y2="12.378cm">
            <text:p text:style-name="P5"/>
          </draw:line>
        </draw:g>
        <draw:g>
          <draw:custom-shape draw:style-name="gr46" draw:text-style-name="P7" draw:layer="layout" svg:width="0.801cm" svg:height="0.818cm" svg:x="12.178cm" svg:y="11.987cm">
            <text:p text:style-name="P29"><text:span text:style-name="T20">T</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2.576cm" svg:y1="12.805cm" svg:x2="12.576cm" svg:y2="13.457cm">
            <text:p text:style-name="P5"/>
          </draw:line>
          <draw:line draw:style-name="gr3" draw:text-style-name="P8" draw:layer="layout" svg:x1="12.376cm" svg:y1="13.785cm" svg:x2="12.575cm" svg:y2="13.461cm">
            <text:p text:style-name="P5"/>
          </draw:line>
          <draw:line draw:style-name="gr3" draw:text-style-name="P8" draw:layer="layout" svg:x1="12.576cm" svg:y1="13.461cm" svg:x2="12.779cm" svg:y2="13.785cm">
            <text:p text:style-name="P5"/>
          </draw:line>
          <draw:line draw:style-name="gr3" draw:text-style-name="P8" draw:layer="layout" svg:x1="12.376cm" svg:y1="13.133cm" svg:x2="12.779cm" svg:y2="13.133cm">
            <text:p text:style-name="P5"/>
          </draw:line>
        </draw:g>
        <draw:g>
          <draw:custom-shape draw:style-name="gr44" draw:text-style-name="P26" draw:layer="layout" svg:width="0.49cm" svg:height="0.565cm" svg:x="17.178cm" svg:y="13.385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7.421cm" svg:y1="13.95cm" svg:x2="17.421cm" svg:y2="14.401cm">
            <text:p text:style-name="P5"/>
          </draw:line>
          <draw:line draw:style-name="gr3" draw:text-style-name="P8" draw:layer="layout" svg:x1="17.299cm" svg:y1="14.628cm" svg:x2="17.421cm" svg:y2="14.404cm">
            <text:p text:style-name="P5"/>
          </draw:line>
          <draw:line draw:style-name="gr3" draw:text-style-name="P8" draw:layer="layout" svg:x1="17.421cm" svg:y1="14.404cm" svg:x2="17.545cm" svg:y2="14.628cm">
            <text:p text:style-name="P5"/>
          </draw:line>
          <draw:line draw:style-name="gr3" draw:text-style-name="P8" draw:layer="layout" svg:x1="17.299cm" svg:y1="14.177cm" svg:x2="17.545cm" svg:y2="14.177cm">
            <text:p text:style-name="P5"/>
          </draw:line>
        </draw:g>
        <draw:g>
          <draw:custom-shape draw:style-name="gr46" draw:text-style-name="P7" draw:layer="layout" svg:width="0.802cm" svg:height="0.818cm" svg:x="14.378cm" svg:y="14.787cm">
            <text:p text:style-name="P29"><text:span text:style-name="T20">N</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4.777cm" svg:y1="15.605cm" svg:x2="14.777cm" svg:y2="16.257cm">
            <text:p text:style-name="P5"/>
          </draw:line>
          <draw:line draw:style-name="gr3" draw:text-style-name="P8" draw:layer="layout" svg:x1="14.577cm" svg:y1="16.586cm" svg:x2="14.777cm" svg:y2="16.262cm">
            <text:p text:style-name="P5"/>
          </draw:line>
          <draw:line draw:style-name="gr3" draw:text-style-name="P8" draw:layer="layout" svg:x1="14.777cm" svg:y1="16.262cm" svg:x2="14.98cm" svg:y2="16.586cm">
            <text:p text:style-name="P5"/>
          </draw:line>
          <draw:line draw:style-name="gr3" draw:text-style-name="P8" draw:layer="layout" svg:x1="14.577cm" svg:y1="15.933cm" svg:x2="14.98cm" svg:y2="15.933cm">
            <text:p text:style-name="P5"/>
          </draw:line>
        </draw:g>
        <draw:g>
          <draw:custom-shape draw:style-name="gr46" draw:text-style-name="P7" draw:layer="layout" svg:width="0.802cm" svg:height="0.838cm" svg:x="17.178cm" svg:y="11.185cm">
            <text:p text:style-name="P29"><text:span text:style-name="T20">C</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7.577cm" svg:y1="12.023cm" svg:x2="17.577cm" svg:y2="12.691cm">
            <text:p text:style-name="P5"/>
          </draw:line>
          <draw:line draw:style-name="gr3" draw:text-style-name="P8" draw:layer="layout" svg:x1="17.377cm" svg:y1="13.027cm" svg:x2="17.577cm" svg:y2="12.695cm">
            <text:p text:style-name="P5"/>
          </draw:line>
          <draw:line draw:style-name="gr3" draw:text-style-name="P8" draw:layer="layout" svg:x1="17.577cm" svg:y1="12.695cm" svg:x2="17.78cm" svg:y2="13.027cm">
            <text:p text:style-name="P5"/>
          </draw:line>
          <draw:line draw:style-name="gr3" draw:text-style-name="P8" draw:layer="layout" svg:x1="17.377cm" svg:y1="12.359cm" svg:x2="17.78cm" svg:y2="12.359cm">
            <text:p text:style-name="P5"/>
          </draw:line>
        </draw:g>
        <draw:custom-shape draw:style-name="gr47" draw:text-style-name="P30" draw:id="id154" draw:layer="layout" svg:width="23cm" svg:height="7cm" svg:x="1cm" svg:y="11.5cm">
          <text:list text:style-name="L7">
            <text:list-item>
              <text:list>
                <text:list-item>
                  <text:p text:style-name="P11"><text:span text:style-name="T21">CoPs are described by their practices</text:span></text:p>
                </text:list-item>
              </text:list>
            </text:list-item>
          </text:list>
          <text:list text:style-name="L7">
            <text:list-item>
              <text:list>
                <text:list-item>
                  <text:p text:style-name="P11"><text:span text:style-name="T21">Selecting notations is a mathematical practice.</text:span></text:p>
                </text:list-item>
              </text:list>
            </text:list-item>
          </text:list>
          <text:list text:style-name="L7">
            <text:list-item>
              <text:list>
                <text:list-item>
                  <text:p text:style-name="P11"><text:span text:style-name="T21">CoPs are described by selected notations </text:span></text:p>
                </text:list-item>
              </text:list>
            </text:list-item>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seq>
        </anim:par>
        <presentation:notes draw:style-name="dp4">
          <office:forms form:automatic-focus="false" form:apply-design-mode="false"/>
          <draw:page-thumbnail draw:style-name="gr1" draw:layer="layout" svg:width="12.7cm" svg:height="9.526cm" svg:x="3.175cm" svg:y="1.904cm" draw:page-number="6" presentation:class="page"/>
          <draw:frame presentation:style-name="pr6" draw:text-style-name="P31" draw:layer="layout" svg:width="15.24cm" svg:height="12.438cm" svg:x="1.905cm" svg:y="12.065cm" presentation:class="notes" presentation:user-transformed="true">
            <draw:text-box>
              <text:p text:style-name="P5"><text:span text:style-name="T22">* mathematical practice is inscribed into documents</text:span></text:p>
              <text:p text:style-name="P5"><text:span text:style-name="T22">* analyzing a collection of documents will potentially lead to clusters of shared practices, i.e. communities of practice</text:span></text:p>
              <text:p text:style-name="P5"><text:span text:style-name="T22">* for example: giving a lecture to an international audience with various backgrounds: the lecture material can be analyzed to identify the notations used (the lecture then constitutes a CoP); new students can be supported to adopt to these notations; hence moving from the outside to the inside</text:span></text:p>
              <text:p text:style-name="P5"><text:span text:style-name="T22">* first steps: revision of omdoc to easily identify notation practice and using this CoPs</text:span></text:p>
              <text:p text:style-name="P5"><text:span text:style-name="T22">* second: using CoPs to adapt documents</text:span></text:p>
            </draw:text-box>
          </draw:frame>
        </presentation:notes>
      </draw:page>
      <draw:page draw:name="page7" draw:style-name="dp3" draw:master-page-name="Default" presentation:presentation-page-layout-name="AL2T10">
        <office:forms form:automatic-focus="false" form:apply-design-mode="false"/>
        <draw:g>
          <draw:custom-shape draw:style-name="gr15" draw:text-style-name="P15" draw:layer="layout" svg:width="21cm" svg:height="4.505cm" svg:x="2.5cm" svg:y="14.225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3"><text:span text:style-name="T8"><text:tab/></text:span><text:span text:style-name="T8"><text:tab/></text:span><text:span text:style-name="T8"><text:tab/></text:span><text:span text:style-name="T8"><text:tab/></text:span><text:span text:style-name="T9">Content Commons</text:span></text:p>
            <text:p text:style-name="P13"><text:span text:style-name="T10"/></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4" draw:text-style-name="P17" draw:layer="layout" svg:width="2.279cm" svg:height="1.734cm" svg:x="18.564cm" svg:y="14.897cm">
            <text:p text:style-name="P1"><text:span text:style-name="T12">Def1</text:span></text:p>
            <draw:enhanced-geometry svg:viewBox="0 0 21600 21600" draw:type="rectangle" draw:enhanced-path="M 0 0 L 21600 0 21600 21600 0 21600 0 0 Z N"/>
          </draw:custom-shape>
          <draw:custom-shape draw:style-name="gr14" draw:text-style-name="P17" draw:layer="layout" svg:width="2.279cm" svg:height="1.664cm" svg:x="14.92cm" svg:y="14.967cm">
            <text:p text:style-name="P1"><text:span text:style-name="T12">Pres2</text:span></text:p>
            <draw:enhanced-geometry svg:viewBox="0 0 21600 21600" draw:type="rectangle" draw:enhanced-path="M 0 0 L 21600 0 21600 21600 0 21600 0 0 Z N"/>
          </draw:custom-shape>
          <draw:custom-shape draw:style-name="gr14" draw:text-style-name="P17" draw:id="id38" draw:layer="layout" svg:width="2.05cm" svg:height="1.664cm" svg:x="12.112cm" svg:y="15.314cm">
            <text:p text:style-name="P1"><text:span text:style-name="T12">Pres1</text:span></text:p>
            <draw:enhanced-geometry svg:viewBox="0 0 21600 21600" draw:type="rectangle" draw:enhanced-path="M 0 0 L 21600 0 21600 21600 0 21600 0 0 Z N"/>
          </draw:custom-shape>
          <draw:custom-shape draw:style-name="gr14" draw:text-style-name="P17" draw:id="id36" draw:layer="layout" svg:width="2.279cm" svg:height="1.317cm" svg:x="4.138cm" svg:y="15.314cm">
            <text:p text:style-name="P1"><text:span text:style-name="T12">Pres3</text:span></text:p>
            <draw:enhanced-geometry svg:viewBox="0 0 21600 21600" draw:type="rectangle" draw:enhanced-path="M 0 0 L 21600 0 21600 21600 0 21600 0 0 Z N"/>
          </draw:custom-shape>
          <draw:custom-shape draw:style-name="gr14" draw:text-style-name="P17" draw:id="id37" draw:layer="layout" svg:width="2.659cm" svg:height="0.694cm" svg:x="8.314cm" svg:y="14.897cm">
            <text:p text:style-name="P1"><text:span text:style-name="T12">Symbol1</text:span></text:p>
            <draw:enhanced-geometry svg:viewBox="0 0 21600 21600" draw:type="rectangle" draw:enhanced-path="M 0 0 L 21600 0 21600 21600 0 21600 0 0 Z N"/>
          </draw:custom-shape>
          <draw:connector draw:style-name="gr12" draw:text-style-name="P9" draw:layer="layout" draw:type="curve" svg:x1="5.277cm" svg:y1="16.631cm" svg:x2="9.643cm" svg:y2="15.591cm" draw:start-shape="id36" draw:start-glue-point="2" draw:end-shape="id37" draw:end-glue-point="2">
            <text:p text:style-name="P5"/>
          </draw:connector>
          <draw:connector draw:style-name="gr12" draw:text-style-name="P9" draw:layer="layout" draw:type="curve" svg:x1="12.112cm" svg:y1="16.146cm" svg:x2="10.973cm" svg:y2="15.244cm" draw:start-shape="id38" draw:start-glue-point="3" draw:end-shape="id37" draw:end-glue-point="1">
            <text:p text:style-name="P5"/>
          </draw:connector>
          <draw:frame draw:style-name="gr27" draw:text-style-name="P16" draw:layer="layout" svg:width="1.131cm" svg:height="0.904cm" svg:x="8.194cm" svg:y="16.03cm">
            <draw:text-box>
              <text:p text:style-name="P5"><text:span text:style-name="T11">for</text:span></text:p>
            </draw:text-box>
          </draw:frame>
          <draw:frame draw:style-name="gr28" draw:text-style-name="P16" draw:layer="layout" svg:width="1.131cm" svg:height="0.903cm" svg:x="10.895cm" svg:y="15.799cm">
            <draw:text-box>
              <text:p text:style-name="P5"><text:span text:style-name="T11">for</text:span></text:p>
            </draw:text-box>
          </draw:frame>
          <draw:frame draw:style-name="gr29" draw:text-style-name="P16" draw:layer="layout" svg:width="1.13cm" svg:height="0.903cm" svg:x="7.049cm" svg:y="14.29cm">
            <draw:text-box>
              <text:p text:style-name="P5"><text:span text:style-name="T11">for</text:span></text:p>
            </draw:text-box>
          </draw:frame>
          <draw:custom-shape draw:style-name="gr14" draw:text-style-name="P17" draw:layer="layout" svg:width="3.795cm" svg:height="1.04cm" svg:x="10.593cm" svg:y="17.324cm">
            <text:p text:style-name="P1"><text:span text:style-name="T12">Example1</text:span></text:p>
            <draw:enhanced-geometry svg:viewBox="0 0 21600 21600" draw:type="rectangle" draw:enhanced-path="M 0 0 L 21600 0 21600 21600 0 21600 0 0 Z N"/>
          </draw:custom-shape>
          <draw:custom-shape draw:style-name="gr14" draw:text-style-name="P17" draw:layer="layout" svg:width="1.519cm" svg:height="1.388cm" svg:x="21.223cm" svg:y="16.283cm">
            <text:p text:style-name="P1"><text:span text:style-name="T12">Def2</text:span></text:p>
            <draw:enhanced-geometry svg:viewBox="0 0 21600 21600" draw:type="rectangle" draw:enhanced-path="M 0 0 L 21600 0 21600 21600 0 21600 0 0 Z N"/>
          </draw:custom-shape>
          <draw:custom-shape draw:style-name="gr14" draw:text-style-name="P17" draw:layer="layout" svg:width="3.797cm" svg:height="1.04cm" svg:x="5.277cm" svg:y="17.324cm">
            <text:p text:style-name="P1"><text:span text:style-name="T12">Example2</text:span></text:p>
            <draw:enhanced-geometry svg:viewBox="0 0 21600 21600" draw:type="rectangle" draw:enhanced-path="M 0 0 L 21600 0 21600 21600 0 21600 0 0 Z N"/>
          </draw:custom-shape>
        </draw:g>
        <draw:g>
          <draw:custom-shape draw:style-name="gr15" draw:text-style-name="P15" draw:layer="layout" svg:width="21cm" svg:height="4.505cm" svg:x="2.5cm" svg:y="14.226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3"><text:span text:style-name="T8"><text:tab/></text:span><text:span text:style-name="T8"><text:tab/></text:span><text:span text:style-name="T8"><text:tab/></text:span><text:span text:style-name="T8"><text:tab/></text:span><text:span text:style-name="T9">Content Commons</text:span></text:p>
            <text:p text:style-name="P13"><text:span text:style-name="T10"/></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4" draw:text-style-name="P17" draw:layer="layout" svg:width="2.279cm" svg:height="1.734cm" svg:x="18.564cm" svg:y="14.898cm">
            <text:p text:style-name="P1"><text:span text:style-name="T12">Def1</text:span></text:p>
            <draw:enhanced-geometry svg:viewBox="0 0 21600 21600" draw:type="rectangle" draw:enhanced-path="M 0 0 L 21600 0 21600 21600 0 21600 0 0 Z N"/>
          </draw:custom-shape>
          <draw:custom-shape draw:style-name="gr14" draw:text-style-name="P17" draw:layer="layout" svg:width="2.279cm" svg:height="1.664cm" svg:x="14.92cm" svg:y="14.968cm">
            <text:p text:style-name="P1"><text:span text:style-name="T12">Pres2</text:span></text:p>
            <draw:enhanced-geometry svg:viewBox="0 0 21600 21600" draw:type="rectangle" draw:enhanced-path="M 0 0 L 21600 0 21600 21600 0 21600 0 0 Z N"/>
          </draw:custom-shape>
          <draw:custom-shape draw:style-name="gr14" draw:text-style-name="P17" draw:id="id41" draw:layer="layout" svg:width="2.05cm" svg:height="1.664cm" svg:x="12.112cm" svg:y="15.315cm">
            <text:p text:style-name="P1"><text:span text:style-name="T12">Pres1</text:span></text:p>
            <draw:enhanced-geometry svg:viewBox="0 0 21600 21600" draw:type="rectangle" draw:enhanced-path="M 0 0 L 21600 0 21600 21600 0 21600 0 0 Z N"/>
          </draw:custom-shape>
          <draw:custom-shape draw:style-name="gr14" draw:text-style-name="P17" draw:id="id39" draw:layer="layout" svg:width="2.279cm" svg:height="1.317cm" svg:x="4.138cm" svg:y="15.315cm">
            <text:p text:style-name="P1"><text:span text:style-name="T12">Pres3</text:span></text:p>
            <draw:enhanced-geometry svg:viewBox="0 0 21600 21600" draw:type="rectangle" draw:enhanced-path="M 0 0 L 21600 0 21600 21600 0 21600 0 0 Z N"/>
          </draw:custom-shape>
          <draw:custom-shape draw:style-name="gr14" draw:text-style-name="P17" draw:id="id40" draw:layer="layout" svg:width="2.659cm" svg:height="0.694cm" svg:x="8.314cm" svg:y="14.898cm">
            <text:p text:style-name="P1"><text:span text:style-name="T12">Symbol1</text:span></text:p>
            <draw:enhanced-geometry svg:viewBox="0 0 21600 21600" draw:type="rectangle" draw:enhanced-path="M 0 0 L 21600 0 21600 21600 0 21600 0 0 Z N"/>
          </draw:custom-shape>
          <draw:connector draw:style-name="gr12" draw:text-style-name="P9" draw:layer="layout" draw:type="curve" svg:x1="5.277cm" svg:y1="16.632cm" svg:x2="9.643cm" svg:y2="15.592cm" draw:start-shape="id39" draw:start-glue-point="2" draw:end-shape="id40" draw:end-glue-point="2">
            <text:p text:style-name="P5"/>
          </draw:connector>
          <draw:connector draw:style-name="gr12" draw:text-style-name="P9" draw:layer="layout" draw:type="curve" svg:x1="12.112cm" svg:y1="16.147cm" svg:x2="10.973cm" svg:y2="15.245cm" draw:start-shape="id41" draw:start-glue-point="3" draw:end-shape="id40" draw:end-glue-point="1">
            <text:p text:style-name="P5"/>
          </draw:connector>
          <draw:frame draw:style-name="gr27" draw:text-style-name="P16" draw:layer="layout" svg:width="1.131cm" svg:height="0.904cm" svg:x="8.194cm" svg:y="16.031cm">
            <draw:text-box>
              <text:p text:style-name="P5"><text:span text:style-name="T11">for</text:span></text:p>
            </draw:text-box>
          </draw:frame>
          <draw:frame draw:style-name="gr28" draw:text-style-name="P16" draw:layer="layout" svg:width="1.131cm" svg:height="0.903cm" svg:x="10.895cm" svg:y="15.8cm">
            <draw:text-box>
              <text:p text:style-name="P5"><text:span text:style-name="T11">for</text:span></text:p>
            </draw:text-box>
          </draw:frame>
          <draw:frame draw:style-name="gr29" draw:text-style-name="P16" draw:layer="layout" svg:width="1.13cm" svg:height="0.903cm" svg:x="7.049cm" svg:y="14.291cm">
            <draw:text-box>
              <text:p text:style-name="P5"><text:span text:style-name="T11">for</text:span></text:p>
            </draw:text-box>
          </draw:frame>
          <draw:custom-shape draw:style-name="gr14" draw:text-style-name="P17" draw:layer="layout" svg:width="3.795cm" svg:height="1.04cm" svg:x="10.593cm" svg:y="17.325cm">
            <text:p text:style-name="P1"><text:span text:style-name="T12">Example1</text:span></text:p>
            <draw:enhanced-geometry svg:viewBox="0 0 21600 21600" draw:type="rectangle" draw:enhanced-path="M 0 0 L 21600 0 21600 21600 0 21600 0 0 Z N"/>
          </draw:custom-shape>
          <draw:custom-shape draw:style-name="gr14" draw:text-style-name="P17" draw:layer="layout" svg:width="1.519cm" svg:height="1.388cm" svg:x="21.223cm" svg:y="16.284cm">
            <text:p text:style-name="P1"><text:span text:style-name="T12">Def2</text:span></text:p>
            <draw:enhanced-geometry svg:viewBox="0 0 21600 21600" draw:type="rectangle" draw:enhanced-path="M 0 0 L 21600 0 21600 21600 0 21600 0 0 Z N"/>
          </draw:custom-shape>
          <draw:custom-shape draw:style-name="gr14" draw:text-style-name="P17" draw:layer="layout" svg:width="3.797cm" svg:height="1.04cm" svg:x="5.277cm" svg:y="17.325cm">
            <text:p text:style-name="P1"><text:span text:style-name="T12">Example2</text:span></text:p>
            <draw:enhanced-geometry svg:viewBox="0 0 21600 21600" draw:type="rectangle" draw:enhanced-path="M 0 0 L 21600 0 21600 21600 0 21600 0 0 Z N"/>
          </draw:custom-shape>
        </draw:g>
        <draw:g>
          <draw:custom-shape draw:style-name="gr15" draw:text-style-name="P15" draw:layer="layout" svg:width="21cm" svg:height="4.505cm" svg:x="2.5cm" svg:y="14.223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3"><text:span text:style-name="T8"><text:tab/></text:span><text:span text:style-name="T8"><text:tab/></text:span><text:span text:style-name="T8"><text:tab/></text:span><text:span text:style-name="T8"><text:tab/></text:span><text:span text:style-name="T9">Content Commons</text:span></text:p>
            <text:p text:style-name="P13"><text:span text:style-name="T10"/></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4" draw:text-style-name="P17" draw:id="id60" draw:layer="layout" svg:width="2.279cm" svg:height="1.734cm" svg:x="18.564cm" svg:y="14.895cm">
            <text:p text:style-name="P1"><text:span text:style-name="T12">Def1</text:span></text:p>
            <draw:enhanced-geometry svg:viewBox="0 0 21600 21600" draw:type="rectangle" draw:enhanced-path="M 0 0 L 21600 0 21600 21600 0 21600 0 0 Z N"/>
          </draw:custom-shape>
          <draw:custom-shape draw:style-name="gr14" draw:text-style-name="P17" draw:id="id57" draw:layer="layout" svg:width="2.279cm" svg:height="1.664cm" svg:x="14.92cm" svg:y="14.965cm">
            <text:p text:style-name="P1"><text:span text:style-name="T12">Pres2</text:span></text:p>
            <draw:enhanced-geometry svg:viewBox="0 0 21600 21600" draw:type="rectangle" draw:enhanced-path="M 0 0 L 21600 0 21600 21600 0 21600 0 0 Z N"/>
          </draw:custom-shape>
          <draw:custom-shape draw:style-name="gr14" draw:text-style-name="P17" draw:id="id44" draw:layer="layout" svg:width="2.05cm" svg:height="1.664cm" svg:x="12.112cm" svg:y="15.312cm">
            <text:p text:style-name="P1"><text:span text:style-name="T12">Pres1</text:span></text:p>
            <draw:enhanced-geometry svg:viewBox="0 0 21600 21600" draw:type="rectangle" draw:enhanced-path="M 0 0 L 21600 0 21600 21600 0 21600 0 0 Z N"/>
          </draw:custom-shape>
          <draw:custom-shape draw:style-name="gr14" draw:text-style-name="P17" draw:id="id42" draw:layer="layout" svg:width="2.279cm" svg:height="1.317cm" svg:x="4.138cm" svg:y="15.312cm">
            <text:p text:style-name="P1"><text:span text:style-name="T12">Pres3</text:span></text:p>
            <draw:enhanced-geometry svg:viewBox="0 0 21600 21600" draw:type="rectangle" draw:enhanced-path="M 0 0 L 21600 0 21600 21600 0 21600 0 0 Z N"/>
          </draw:custom-shape>
          <draw:custom-shape draw:style-name="gr14" draw:text-style-name="P17" draw:id="id43" draw:layer="layout" svg:width="2.659cm" svg:height="0.694cm" svg:x="8.314cm" svg:y="14.895cm">
            <text:p text:style-name="P1"><text:span text:style-name="T12">Symbol1</text:span></text:p>
            <draw:enhanced-geometry svg:viewBox="0 0 21600 21600" draw:type="rectangle" draw:enhanced-path="M 0 0 L 21600 0 21600 21600 0 21600 0 0 Z N"/>
          </draw:custom-shape>
          <draw:connector draw:style-name="gr12" draw:text-style-name="P9" draw:layer="layout" draw:type="curve" svg:x1="5.277cm" svg:y1="16.629cm" svg:x2="9.643cm" svg:y2="15.589cm" draw:start-shape="id42" draw:start-glue-point="2" draw:end-shape="id43" draw:end-glue-point="2">
            <text:p text:style-name="P5"/>
          </draw:connector>
          <draw:connector draw:style-name="gr12" draw:text-style-name="P9" draw:layer="layout" draw:type="curve" svg:x1="12.112cm" svg:y1="16.144cm" svg:x2="10.973cm" svg:y2="15.242cm" draw:start-shape="id44" draw:start-glue-point="3" draw:end-shape="id43" draw:end-glue-point="1">
            <text:p text:style-name="P5"/>
          </draw:connector>
          <draw:frame draw:style-name="gr27" draw:text-style-name="P16" draw:layer="layout" svg:width="1.131cm" svg:height="0.904cm" svg:x="8.194cm" svg:y="16.028cm">
            <draw:text-box>
              <text:p text:style-name="P5"><text:span text:style-name="T11">for</text:span></text:p>
            </draw:text-box>
          </draw:frame>
          <draw:frame draw:style-name="gr28" draw:text-style-name="P16" draw:layer="layout" svg:width="1.131cm" svg:height="0.903cm" svg:x="10.895cm" svg:y="15.797cm">
            <draw:text-box>
              <text:p text:style-name="P5"><text:span text:style-name="T11">for</text:span></text:p>
            </draw:text-box>
          </draw:frame>
          <draw:frame draw:style-name="gr29" draw:text-style-name="P16" draw:layer="layout" svg:width="1.13cm" svg:height="0.903cm" svg:x="7.049cm" svg:y="14.288cm">
            <draw:text-box>
              <text:p text:style-name="P5"><text:span text:style-name="T11">for</text:span></text:p>
            </draw:text-box>
          </draw:frame>
          <draw:custom-shape draw:style-name="gr14" draw:text-style-name="P17" draw:layer="layout" svg:width="3.795cm" svg:height="1.04cm" svg:x="10.593cm" svg:y="17.322cm">
            <text:p text:style-name="P1"><text:span text:style-name="T12">Example1</text:span></text:p>
            <draw:enhanced-geometry svg:viewBox="0 0 21600 21600" draw:type="rectangle" draw:enhanced-path="M 0 0 L 21600 0 21600 21600 0 21600 0 0 Z N"/>
          </draw:custom-shape>
          <draw:custom-shape draw:style-name="gr14" draw:text-style-name="P17" draw:layer="layout" svg:width="1.519cm" svg:height="1.388cm" svg:x="21.223cm" svg:y="16.281cm">
            <text:p text:style-name="P1"><text:span text:style-name="T12">Def2</text:span></text:p>
            <draw:enhanced-geometry svg:viewBox="0 0 21600 21600" draw:type="rectangle" draw:enhanced-path="M 0 0 L 21600 0 21600 21600 0 21600 0 0 Z N"/>
          </draw:custom-shape>
          <draw:custom-shape draw:style-name="gr14" draw:text-style-name="P17" draw:layer="layout" svg:width="3.797cm" svg:height="1.04cm" svg:x="5.277cm" svg:y="17.322cm">
            <text:p text:style-name="P1"><text:span text:style-name="T12">Example2</text:span></text:p>
            <draw:enhanced-geometry svg:viewBox="0 0 21600 21600" draw:type="rectangle" draw:enhanced-path="M 0 0 L 21600 0 21600 21600 0 21600 0 0 Z N"/>
          </draw:custom-shape>
        </draw:g>
        <draw:frame presentation:style-name="pr7" draw:text-style-name="P6" draw:layer="layout" svg:width="21.629cm" svg:height="3.818cm" svg:x="2.5cm" svg:y="0.451cm" presentation:class="title">
          <draw:text-box>
            <text:p text:style-name="P5"><text:span text:style-name="T3">New OMDoc Document Model</text:span></text:p>
          </draw:text-box>
        </draw:frame>
        <draw:custom-shape draw:style-name="gr14" draw:text-style-name="P15" draw:id="id156" draw:layer="layout" svg:width="21cm" svg:height="9.5cm" svg:x="2.5cm" svg:y="4.438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3"><text:span text:style-name="T8"><text:tab/></text:span><text:span text:style-name="T8"><text:tab/></text:span><text:span text:style-name="T8"><text:tab/></text:span><text:span text:style-name="T8"><text:tab/></text:span><text:span text:style-name="T9">Document Commons</text:span></text:p>
          <text:p text:style-name="P13"><text:span text:style-name="T23"/></text:p>
          <text:p text:style-name="P1"><text:span text:style-name="T24"/></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8"/></text:p>
          <text:p text:style-name="P13"><text:span text:style-name="T8"/></text:p>
          <draw:enhanced-geometry svg:viewBox="0 0 21600 21600" draw:mirror-horizontal="false" draw:mirror-vertical="false" draw:type="rectangle" draw:enhanced-path="M 0 0 L 21600 0 21600 21600 0 21600 0 0 Z N"/>
        </draw:custom-shape>
        <draw:custom-shape draw:style-name="gr15" draw:text-style-name="P32" draw:id="id158" draw:layer="layout" svg:width="6.074cm" svg:height="1.386cm" svg:x="11.049cm" svg:y="10.044cm">
          <text:p text:style-name="P13"><text:span text:style-name="T10"/></text:p>
          <text:p text:style-name="P13"><text:span text:style-name="T10"/></text:p>
          <text:p text:style-name="P13"><text:span text:style-name="T10"/></text:p>
          <text:p text:style-name="P13"><text:span text:style-name="T25"/></text:p>
          <text:p text:style-name="P13"><text:span text:style-name="T26">content</text:span></text:p>
          <text:p text:style-name="P13"><text:span text:style-name="T10"/></text:p>
          <text:p text:style-name="P13"><text:span text:style-name="T10"/></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5" draw:text-style-name="P32" draw:id="id157" draw:layer="layout" svg:width="6.074cm" svg:height="4.367cm" svg:x="11.049cm" svg:y="5.677cm">
          <text:p text:style-name="P13"><text:span text:style-name="T26">narrative</text:span></text:p>
          <text:p text:style-name="P13"><text:span text:style-name="T27"/></text:p>
          <text:p text:style-name="P13"><text:span text:style-name="T27"/></text:p>
          <text:p text:style-name="P13"><text:span text:style-name="T27"/></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4" draw:text-style-name="P17" draw:id="id46" draw:layer="layout" svg:width="3.037cm" svg:height="0.694cm" svg:x="11.505cm" svg:y="10.182cm">
          <text:p text:style-name="P1"><text:span text:style-name="T12">Text5</text:span></text:p>
          <draw:enhanced-geometry svg:viewBox="0 0 21600 21600" draw:type="rectangle" draw:enhanced-path="M 0 0 L 21600 0 21600 21600 0 21600 0 0 Z N"/>
        </draw:custom-shape>
        <draw:g draw:id="id159">
          <draw:connector draw:style-name="gr12" draw:text-style-name="P9" draw:layer="layout" draw:type="curve" svg:x1="11.276cm" svg:y1="8.999cm" svg:x2="11.505cm" svg:y2="10.529cm" draw:start-shape="id45" draw:start-glue-point="6" draw:end-shape="id46" draw:end-glue-point="3">
            <text:p text:style-name="P5"/>
          </draw:connector>
          <draw:g>
            <draw:custom-shape draw:style-name="gr17" draw:text-style-name="P17" draw:id="id47" draw:layer="layout" svg:width="3.037cm" svg:height="2.081cm" svg:x="12.187cm" svg:y="6.222cm">
              <text:p text:style-name="P1"><text:span text:style-name="T12">MathUI07</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9" draw:text-style-name="P17" draw:id="id45" draw:layer="layout" svg:width="2.279cm" svg:height="1.732cm" svg:x="11.276cm" svg:y="8.134cm">
              <text:p text:style-name="P1"><text:span text:style-name="T12">preface3</text:span></text:p>
              <draw:enhanced-geometry svg:viewBox="0 0 21600 21600" draw:glue-points="10800 0 3160 3160 0 10800 3160 18440 10800 21600 18440 18440 21600 10800 18440 3160" draw:text-areas="3200 3200 18400 18400" draw:type="ellipse"/>
            </draw:custom-shape>
            <draw:custom-shape draw:style-name="gr5" draw:text-style-name="P17" draw:id="id58" draw:layer="layout" svg:width="0.761cm" svg:height="0.694cm" svg:x="14.388cm" svg:y="7.686cm">
              <text:p text:style-name="P1"><text:span text:style-name="T12">PC</text:span></text:p>
              <draw:enhanced-geometry svg:viewBox="0 0 21600 21600" draw:glue-points="10800 0 3160 3160 0 10800 3160 18440 10800 21600 18440 18440 21600 10800 18440 3160" draw:text-areas="3200 3200 18400 18400" draw:type="ellipse"/>
            </draw:custom-shape>
            <draw:frame draw:style-name="gr48" draw:text-style-name="P33" draw:layer="layout" svg:width="2.266cm" svg:height="0.904cm" svg:x="13.599cm" svg:y="8.203cm">
              <draw:text-box>
                <text:p text:style-name="P5"><text:span text:style-name="T28">inherits</text:span></text:p>
              </draw:text-box>
            </draw:frame>
            <draw:connector draw:style-name="gr12" draw:text-style-name="P9" draw:layer="layout" draw:type="curve" svg:x1="12.187cm" svg:y1="7.261cm" svg:x2="11.608cm" svg:y2="8.386cm" draw:start-shape="id47" draw:start-glue-point="6" draw:end-shape="id45" draw:end-glue-point="5">
              <text:p text:style-name="P5"/>
            </draw:connector>
            <draw:frame draw:style-name="gr24" draw:text-style-name="P16" draw:layer="layout" svg:width="2.45cm" svg:height="0.904cm" svg:x="10.05cm" svg:y="6.329cm">
              <draw:text-box>
                <text:p text:style-name="P5"><text:span text:style-name="T11">embeds</text:span></text:p>
              </draw:text-box>
            </draw:frame>
            <draw:frame draw:style-name="gr25" draw:text-style-name="P16" draw:layer="layout" svg:width="1.407cm" svg:height="0.904cm" svg:x="10.558cm" svg:y="9.361cm">
              <draw:text-box>
                <text:p text:style-name="P5"><text:span text:style-name="T11">refs</text:span></text:p>
              </draw:text-box>
            </draw:frame>
          </draw:g>
        </draw:g>
        <draw:g draw:id="id161">
          <draw:frame draw:style-name="gr16" draw:text-style-name="P16" draw:layer="layout" svg:width="1.408cm" svg:height="0.903cm" svg:x="15.831cm" svg:y="6.878cm">
            <draw:text-box>
              <text:p text:style-name="P5"><text:span text:style-name="T11">refs</text:span></text:p>
            </draw:text-box>
          </draw:frame>
          <draw:g>
            <draw:custom-shape draw:style-name="gr5" draw:text-style-name="P32" draw:layer="layout" svg:width="2.657cm" svg:height="3.119cm" svg:x="17.881cm" svg:y="9.697cm">
              <text:p text:style-name="P13"><text:span text:style-name="T10"/></text:p>
              <text:p text:style-name="P13"><text:span text:style-name="T27"/></text:p>
              <text:p text:style-name="P13"><text:span text:style-name="T27"/></text:p>
              <text:p text:style-name="P13"><text:span text:style-name="T29">narrative</text:span></text:p>
              <text:p text:style-name="P13"><text:span text:style-name="T30"/></text:p>
              <text:p text:style-name="P13"><text:span text:style-name="T26"/></text:p>
              <text:p text:style-name="P13"><text:span text:style-name="T10"/></text:p>
              <text:p text:style-name="P13"><text:span text:style-name="T10"/></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7" draw:text-style-name="P17" draw:id="id48" draw:layer="layout" svg:width="1.966cm" svg:height="1.802cm" svg:x="18.193cm" svg:y="10.321cm">
              <text:p text:style-name="P1"><text:span text:style-name="T12">paper1</text:span></text:p>
              <draw:enhanced-geometry svg:viewBox="0 0 21600 21600" draw:glue-points="10800 0 3160 3160 0 10800 3160 18440 10800 21600 18440 18440 21600 10800 18440 3160" draw:text-areas="3200 3200 18400 18400" draw:type="ellipse"/>
            </draw:custom-shape>
            <draw:frame draw:style-name="gr26" draw:text-style-name="P16" draw:layer="layout" svg:width="1.408cm" svg:height="0.904cm" svg:x="19cm" svg:y="12.576cm">
              <draw:text-box>
                <text:p text:style-name="P5"><text:span text:style-name="T11">refs</text:span></text:p>
              </draw:text-box>
            </draw:frame>
            <draw:connector draw:style-name="gr12" draw:text-style-name="P9" draw:layer="layout" draw:type="curve" svg:x1="15.224cm" svg:y1="7.262cm" svg:x2="18.193cm" svg:y2="11.222cm" draw:start-shape="id47" draw:end-shape="id48">
              <text:p text:style-name="P5"/>
            </draw:connector>
          </draw:g>
        </draw:g>
        <draw:g draw:id="id160">
          <draw:g>
            <draw:custom-shape draw:style-name="gr5" draw:text-style-name="P32" draw:layer="layout" svg:width="3.795cm" svg:height="3.119cm" svg:x="19.4cm" svg:y="6.231cm">
              <text:p text:style-name="P13"><text:span text:style-name="T26">narrative</text:span></text:p>
              <text:p text:style-name="P13"><text:span text:style-name="T26"/></text:p>
              <text:p text:style-name="P13"><text:span text:style-name="T25"/></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7" draw:text-style-name="P17" draw:id="id49" draw:layer="layout" svg:width="1.966cm" svg:height="1.802cm" svg:x="19.78cm" svg:y="7.202cm">
              <text:p text:style-name="P1"><text:span text:style-name="T12">paper3</text:span></text:p>
              <draw:enhanced-geometry svg:viewBox="0 0 21600 21600" draw:glue-points="10800 0 3160 3160 0 10800 3160 18440 10800 21600 18440 18440 21600 10800 18440 3160" draw:text-areas="3200 3200 18400 18400" draw:type="ellipse"/>
            </draw:custom-shape>
            <draw:frame draw:style-name="gr20" draw:text-style-name="P18" draw:layer="layout" svg:width="1.442cm" svg:height="0.945cm" svg:x="18.016cm" svg:y="5.739cm">
              <draw:text-box>
                <text:p text:style-name="P5"><text:span text:style-name="T13">refs</text:span></text:p>
              </draw:text-box>
            </draw:frame>
          </draw:g>
          <draw:connector draw:style-name="gr12" draw:text-style-name="P9" draw:layer="layout" draw:type="curve" svg:x1="14.779cm" svg:y1="6.525cm" svg:x2="20.066cm" svg:y2="7.464cm" draw:start-shape="id47" draw:start-glue-point="11" draw:end-shape="id49" draw:end-glue-point="5">
            <text:p text:style-name="P5"/>
          </draw:connector>
        </draw:g>
        <draw:g>
          <draw:custom-shape draw:style-name="gr15" draw:text-style-name="P15" draw:layer="layout" svg:width="21cm" svg:height="4.505cm" svg:x="2.5cm" svg:y="14.224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3"><text:span text:style-name="T8"><text:tab/></text:span><text:span text:style-name="T8"><text:tab/></text:span><text:span text:style-name="T8"><text:tab/></text:span><text:span text:style-name="T8"><text:tab/></text:span><text:span text:style-name="T9">Content Commons</text:span></text:p>
            <text:p text:style-name="P13"><text:span text:style-name="T10"/></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4" draw:text-style-name="P17" draw:layer="layout" svg:width="2.279cm" svg:height="1.734cm" svg:x="18.564cm" svg:y="14.896cm">
            <text:p text:style-name="P1"><text:span text:style-name="T12">Def1</text:span></text:p>
            <draw:enhanced-geometry svg:viewBox="0 0 21600 21600" draw:type="rectangle" draw:enhanced-path="M 0 0 L 21600 0 21600 21600 0 21600 0 0 Z N"/>
          </draw:custom-shape>
          <draw:custom-shape draw:style-name="gr14" draw:text-style-name="P17" draw:layer="layout" svg:width="2.279cm" svg:height="1.664cm" svg:x="14.92cm" svg:y="14.966cm">
            <text:p text:style-name="P1"><text:span text:style-name="T12">Pres2</text:span></text:p>
            <draw:enhanced-geometry svg:viewBox="0 0 21600 21600" draw:type="rectangle" draw:enhanced-path="M 0 0 L 21600 0 21600 21600 0 21600 0 0 Z N"/>
          </draw:custom-shape>
          <draw:custom-shape draw:style-name="gr14" draw:text-style-name="P17" draw:id="id52" draw:layer="layout" svg:width="2.05cm" svg:height="1.664cm" svg:x="12.112cm" svg:y="15.313cm">
            <text:p text:style-name="P1"><text:span text:style-name="T12">Pres1</text:span></text:p>
            <draw:enhanced-geometry svg:viewBox="0 0 21600 21600" draw:type="rectangle" draw:enhanced-path="M 0 0 L 21600 0 21600 21600 0 21600 0 0 Z N"/>
          </draw:custom-shape>
          <draw:custom-shape draw:style-name="gr14" draw:text-style-name="P17" draw:id="id50" draw:layer="layout" svg:width="2.279cm" svg:height="1.317cm" svg:x="4.138cm" svg:y="15.313cm">
            <text:p text:style-name="P1"><text:span text:style-name="T12">Pres3</text:span></text:p>
            <draw:enhanced-geometry svg:viewBox="0 0 21600 21600" draw:type="rectangle" draw:enhanced-path="M 0 0 L 21600 0 21600 21600 0 21600 0 0 Z N"/>
          </draw:custom-shape>
          <draw:custom-shape draw:style-name="gr14" draw:text-style-name="P17" draw:id="id51" draw:layer="layout" svg:width="2.659cm" svg:height="0.694cm" svg:x="8.314cm" svg:y="14.896cm">
            <text:p text:style-name="P1"><text:span text:style-name="T12">Symbol1</text:span></text:p>
            <draw:enhanced-geometry svg:viewBox="0 0 21600 21600" draw:type="rectangle" draw:enhanced-path="M 0 0 L 21600 0 21600 21600 0 21600 0 0 Z N"/>
          </draw:custom-shape>
          <draw:connector draw:style-name="gr12" draw:text-style-name="P9" draw:layer="layout" draw:type="curve" svg:x1="5.277cm" svg:y1="16.63cm" svg:x2="9.643cm" svg:y2="15.59cm" draw:start-shape="id50" draw:start-glue-point="2" draw:end-shape="id51" draw:end-glue-point="2">
            <text:p text:style-name="P5"/>
          </draw:connector>
          <draw:connector draw:style-name="gr12" draw:text-style-name="P9" draw:layer="layout" draw:type="curve" svg:x1="12.112cm" svg:y1="16.145cm" svg:x2="10.973cm" svg:y2="15.243cm" draw:start-shape="id52" draw:start-glue-point="3" draw:end-shape="id51" draw:end-glue-point="1">
            <text:p text:style-name="P5"/>
          </draw:connector>
          <draw:frame draw:style-name="gr27" draw:text-style-name="P16" draw:layer="layout" svg:width="1.131cm" svg:height="0.904cm" svg:x="8.194cm" svg:y="16.029cm">
            <draw:text-box>
              <text:p text:style-name="P5"><text:span text:style-name="T11">for</text:span></text:p>
            </draw:text-box>
          </draw:frame>
          <draw:frame draw:style-name="gr28" draw:text-style-name="P16" draw:layer="layout" svg:width="1.131cm" svg:height="0.903cm" svg:x="10.895cm" svg:y="15.798cm">
            <draw:text-box>
              <text:p text:style-name="P5"><text:span text:style-name="T11">for</text:span></text:p>
            </draw:text-box>
          </draw:frame>
          <draw:frame draw:style-name="gr29" draw:text-style-name="P16" draw:layer="layout" svg:width="1.13cm" svg:height="0.903cm" svg:x="7.049cm" svg:y="14.289cm">
            <draw:text-box>
              <text:p text:style-name="P5"><text:span text:style-name="T11">for</text:span></text:p>
            </draw:text-box>
          </draw:frame>
          <draw:custom-shape draw:style-name="gr14" draw:text-style-name="P17" draw:layer="layout" svg:width="3.795cm" svg:height="1.04cm" svg:x="10.593cm" svg:y="17.323cm">
            <text:p text:style-name="P1"><text:span text:style-name="T12">Example1</text:span></text:p>
            <draw:enhanced-geometry svg:viewBox="0 0 21600 21600" draw:type="rectangle" draw:enhanced-path="M 0 0 L 21600 0 21600 21600 0 21600 0 0 Z N"/>
          </draw:custom-shape>
          <draw:custom-shape draw:style-name="gr14" draw:text-style-name="P17" draw:layer="layout" svg:width="1.519cm" svg:height="1.388cm" svg:x="21.223cm" svg:y="16.282cm">
            <text:p text:style-name="P1"><text:span text:style-name="T12">Def2</text:span></text:p>
            <draw:enhanced-geometry svg:viewBox="0 0 21600 21600" draw:type="rectangle" draw:enhanced-path="M 0 0 L 21600 0 21600 21600 0 21600 0 0 Z N"/>
          </draw:custom-shape>
          <draw:custom-shape draw:style-name="gr14" draw:text-style-name="P17" draw:layer="layout" svg:width="3.797cm" svg:height="1.04cm" svg:x="5.277cm" svg:y="17.323cm">
            <text:p text:style-name="P1"><text:span text:style-name="T12">Example2</text:span></text:p>
            <draw:enhanced-geometry svg:viewBox="0 0 21600 21600" draw:type="rectangle" draw:enhanced-path="M 0 0 L 21600 0 21600 21600 0 21600 0 0 Z N"/>
          </draw:custom-shape>
        </draw:g>
        <draw:g draw:id="id155">
          <draw:custom-shape draw:style-name="gr15" draw:text-style-name="P15" draw:layer="layout" svg:width="21cm" svg:height="4.505cm" svg:x="2.5cm" svg:y="14.224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3"><text:span text:style-name="T8"><text:tab/></text:span><text:span text:style-name="T8"><text:tab/></text:span><text:span text:style-name="T8"><text:tab/></text:span><text:span text:style-name="T8"><text:tab/></text:span><text:span text:style-name="T9">Content Commons</text:span></text:p>
            <text:p text:style-name="P13"><text:span text:style-name="T10"/></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4" draw:text-style-name="P17" draw:layer="layout" svg:width="2.279cm" svg:height="1.734cm" svg:x="18.564cm" svg:y="14.896cm">
            <text:p text:style-name="P1"><text:span text:style-name="T12">Def1</text:span></text:p>
            <draw:enhanced-geometry svg:viewBox="0 0 21600 21600" draw:type="rectangle" draw:enhanced-path="M 0 0 L 21600 0 21600 21600 0 21600 0 0 Z N"/>
          </draw:custom-shape>
          <draw:custom-shape draw:style-name="gr14" draw:text-style-name="P17" draw:layer="layout" svg:width="2.279cm" svg:height="1.664cm" svg:x="14.92cm" svg:y="14.966cm">
            <text:p text:style-name="P1"><text:span text:style-name="T12">Pres2</text:span></text:p>
            <draw:enhanced-geometry svg:viewBox="0 0 21600 21600" draw:type="rectangle" draw:enhanced-path="M 0 0 L 21600 0 21600 21600 0 21600 0 0 Z N"/>
          </draw:custom-shape>
          <draw:custom-shape draw:style-name="gr14" draw:text-style-name="P17" draw:id="id55" draw:layer="layout" svg:width="2.05cm" svg:height="1.664cm" svg:x="12.112cm" svg:y="15.313cm">
            <text:p text:style-name="P1"><text:span text:style-name="T12">Pres1</text:span></text:p>
            <draw:enhanced-geometry svg:viewBox="0 0 21600 21600" draw:type="rectangle" draw:enhanced-path="M 0 0 L 21600 0 21600 21600 0 21600 0 0 Z N"/>
          </draw:custom-shape>
          <draw:custom-shape draw:style-name="gr14" draw:text-style-name="P17" draw:id="id53" draw:layer="layout" svg:width="2.279cm" svg:height="1.317cm" svg:x="4.138cm" svg:y="15.313cm">
            <text:p text:style-name="P1"><text:span text:style-name="T12">Pres3</text:span></text:p>
            <draw:enhanced-geometry svg:viewBox="0 0 21600 21600" draw:type="rectangle" draw:enhanced-path="M 0 0 L 21600 0 21600 21600 0 21600 0 0 Z N"/>
          </draw:custom-shape>
          <draw:custom-shape draw:style-name="gr14" draw:text-style-name="P17" draw:id="id54" draw:layer="layout" svg:width="2.659cm" svg:height="0.694cm" svg:x="8.314cm" svg:y="14.896cm">
            <text:p text:style-name="P1"><text:span text:style-name="T12">Symbol1</text:span></text:p>
            <draw:enhanced-geometry svg:viewBox="0 0 21600 21600" draw:type="rectangle" draw:enhanced-path="M 0 0 L 21600 0 21600 21600 0 21600 0 0 Z N"/>
          </draw:custom-shape>
          <draw:connector draw:style-name="gr12" draw:text-style-name="P9" draw:layer="layout" draw:type="curve" svg:x1="5.277cm" svg:y1="16.63cm" svg:x2="9.643cm" svg:y2="15.59cm" draw:start-shape="id53" draw:start-glue-point="2" draw:end-shape="id54" draw:end-glue-point="2">
            <text:p text:style-name="P5"/>
          </draw:connector>
          <draw:connector draw:style-name="gr12" draw:text-style-name="P9" draw:layer="layout" draw:type="curve" svg:x1="12.112cm" svg:y1="16.145cm" svg:x2="10.973cm" svg:y2="15.243cm" draw:start-shape="id55" draw:start-glue-point="3" draw:end-shape="id54" draw:end-glue-point="1">
            <text:p text:style-name="P5"/>
          </draw:connector>
          <draw:frame draw:style-name="gr27" draw:text-style-name="P16" draw:layer="layout" svg:width="1.131cm" svg:height="0.904cm" svg:x="8.194cm" svg:y="16.029cm">
            <draw:text-box>
              <text:p text:style-name="P5"><text:span text:style-name="T11">for</text:span></text:p>
            </draw:text-box>
          </draw:frame>
          <draw:frame draw:style-name="gr28" draw:text-style-name="P16" draw:layer="layout" svg:width="1.131cm" svg:height="0.903cm" svg:x="10.895cm" svg:y="15.798cm">
            <draw:text-box>
              <text:p text:style-name="P5"><text:span text:style-name="T11">for</text:span></text:p>
            </draw:text-box>
          </draw:frame>
          <draw:frame draw:style-name="gr29" draw:text-style-name="P16" draw:layer="layout" svg:width="1.13cm" svg:height="0.903cm" svg:x="7.049cm" svg:y="14.289cm">
            <draw:text-box>
              <text:p text:style-name="P5"><text:span text:style-name="T11">for</text:span></text:p>
            </draw:text-box>
          </draw:frame>
          <draw:custom-shape draw:style-name="gr14" draw:text-style-name="P17" draw:layer="layout" svg:width="3.795cm" svg:height="1.04cm" svg:x="10.593cm" svg:y="17.323cm">
            <text:p text:style-name="P1"><text:span text:style-name="T12">Example1</text:span></text:p>
            <draw:enhanced-geometry svg:viewBox="0 0 21600 21600" draw:type="rectangle" draw:enhanced-path="M 0 0 L 21600 0 21600 21600 0 21600 0 0 Z N"/>
          </draw:custom-shape>
          <draw:custom-shape draw:style-name="gr14" draw:text-style-name="P17" draw:layer="layout" svg:width="1.519cm" svg:height="1.388cm" svg:x="21.223cm" svg:y="16.282cm">
            <text:p text:style-name="P1"><text:span text:style-name="T12">Def2</text:span></text:p>
            <draw:enhanced-geometry svg:viewBox="0 0 21600 21600" draw:type="rectangle" draw:enhanced-path="M 0 0 L 21600 0 21600 21600 0 21600 0 0 Z N"/>
          </draw:custom-shape>
          <draw:custom-shape draw:style-name="gr14" draw:text-style-name="P17" draw:layer="layout" svg:width="3.797cm" svg:height="1.04cm" svg:x="5.277cm" svg:y="17.323cm">
            <text:p text:style-name="P1"><text:span text:style-name="T12">Example2</text:span></text:p>
            <draw:enhanced-geometry svg:viewBox="0 0 21600 21600" draw:type="rectangle" draw:enhanced-path="M 0 0 L 21600 0 21600 21600 0 21600 0 0 Z N"/>
          </draw:custom-shape>
        </draw:g>
        <draw:g draw:id="id163">
          <draw:g>
            <draw:custom-shape draw:style-name="gr18" draw:text-style-name="P15" draw:layer="layout" svg:width="3.037cm" svg:height="2.08cm" svg:x="14.237cm" svg:y="11.568cm">
              <text:p text:style-name="P1"><text:span text:style-name="T8"><text:s text:c="3"/></text:span><text:span text:style-name="T12">MathUI06</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17" draw:id="id56" draw:layer="layout" svg:width="0.76cm" svg:height="0.693cm" svg:x="14.009cm" svg:y="12.47cm">
              <text:p text:style-name="P1"><text:span text:style-name="T12">PC</text:span></text:p>
              <draw:enhanced-geometry svg:viewBox="0 0 21600 21600" draw:glue-points="10800 0 3160 3160 0 10800 3160 18440 10800 21600 18440 18440 21600 10800 18440 3160" draw:text-areas="3200 3200 18400 18400" draw:type="ellipse"/>
            </draw:custom-shape>
            <draw:connector draw:style-name="gr49" draw:text-style-name="P9" draw:layer="layout" draw:type="curve" svg:x1="14.388cm" svg:y1="13.163cm" svg:x2="16.059cm" svg:y2="14.965cm" draw:start-shape="id56" draw:start-glue-point="8" draw:end-shape="id57" draw:end-glue-point="0">
              <text:p text:style-name="P5"/>
            </draw:connector>
            <draw:connector draw:style-name="gr49" draw:text-style-name="P9" draw:layer="layout" draw:type="curve" svg:x1="14.009cm" svg:y1="12.816cm" svg:x2="13.137cm" svg:y2="15.312cm" draw:start-shape="id56" draw:start-glue-point="6" draw:end-shape="id44" draw:end-glue-point="0">
              <text:p text:style-name="P5"/>
            </draw:connector>
            <draw:frame draw:style-name="gr50" draw:text-style-name="P33" draw:layer="layout" svg:width="1.407cm" svg:height="0.903cm" svg:x="13.3cm" svg:y="13.197cm">
              <draw:text-box>
                <text:p text:style-name="P5"><text:span text:style-name="T28">refs</text:span></text:p>
              </draw:text-box>
            </draw:frame>
          </draw:g>
          <draw:connector draw:style-name="gr49" draw:text-style-name="P9" draw:layer="layout" draw:type="curve" svg:x1="15.149cm" svg:y1="8.033cm" svg:x2="14.388cm" svg:y2="12.47cm" draw:start-shape="id58" draw:start-glue-point="1" draw:end-shape="id56" draw:end-glue-point="4">
            <text:p text:style-name="P5"/>
          </draw:connector>
        </draw:g>
        <draw:g draw:id="id162">
          <draw:custom-shape draw:style-name="gr15" draw:text-style-name="P32" draw:layer="layout" svg:width="2.657cm" svg:height="3.119cm" svg:x="20.538cm" svg:y="9.697cm">
            <text:p text:style-name="P13"><text:span text:style-name="T29">content</text:span></text:p>
            <text:p text:style-name="P13"><text:span text:style-name="T25"/></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4" draw:text-style-name="P17" draw:id="id59" draw:layer="layout" svg:width="1.518cm" svg:height="1.04cm" svg:x="21.299cm" svg:y="11.43cm">
            <text:p text:style-name="P1"><text:span text:style-name="T12">Def1</text:span></text:p>
            <draw:enhanced-geometry svg:viewBox="0 0 21600 21600" draw:type="rectangle" draw:enhanced-path="M 0 0 L 21600 0 21600 21600 0 21600 0 0 Z N"/>
          </draw:custom-shape>
          <draw:connector draw:style-name="gr12" draw:text-style-name="P9" draw:layer="layout" draw:type="curve" svg:x1="19.175cm" svg:y1="12.123cm" svg:x2="22.058cm" svg:y2="11.43cm" draw:start-shape="id48" draw:start-glue-point="8" draw:end-shape="id59" draw:end-glue-point="0">
            <text:p text:style-name="P5"/>
          </draw:connector>
          <draw:connector draw:style-name="gr12" draw:text-style-name="P9" draw:layer="layout" draw:type="curve" svg:x1="22.058cm" svg:y1="12.47cm" svg:x2="19.703cm" svg:y2="14.895cm" draw:start-shape="id59" draw:start-glue-point="2" draw:end-shape="id60" draw:end-glue-point="0">
            <text:p text:style-name="P5"/>
          </draw:connector>
          <draw:frame draw:style-name="gr51" draw:text-style-name="P16" draw:layer="layout" svg:width="1.378cm" svg:height="0.904cm" svg:x="21.45cm" svg:y="13.055cm">
            <draw:text-box>
              <text:p text:style-name="P5"><text:span text:style-name="T11">mid</text:span></text:p>
            </draw:text-box>
          </draw:frame>
        </draw:g>
        <draw:g draw:id="id164">
          <draw:connector draw:style-name="gr12" draw:text-style-name="P9" draw:layer="layout" draw:type="curve" svg:x1="4.746cm" svg:y1="13.37cm" svg:x2="8.314cm" svg:y2="15.242cm" draw:start-shape="id61" draw:start-glue-point="2" draw:end-shape="id43" draw:end-glue-point="3">
            <text:p text:style-name="P5"/>
          </draw:connector>
          <draw:g>
            <draw:frame draw:style-name="gr52" draw:text-style-name="P18" draw:layer="layout" svg:width="2.067cm" svg:height="0.878cm" svg:x="9.433cm" svg:y="4.722cm">
              <draw:text-box>
                <text:p text:style-name="P5"><text:span text:style-name="T13">refs</text:span></text:p>
              </draw:text-box>
            </draw:frame>
            <draw:g>
              <draw:custom-shape draw:style-name="gr15" draw:text-style-name="P32" draw:layer="layout" svg:width="6.454cm" svg:height="1.316cm" svg:x="3.759cm" svg:y="12.193cm">
                <text:p text:style-name="P13"><text:span text:style-name="T25"/></text:p>
                <text:p text:style-name="P13"><text:span text:style-name="T26">content</text:span></text:p>
                <draw:enhanced-geometry svg:viewBox="0 0 21600 21600" draw:mirror-horizontal="false" draw:mirror-vertical="false" draw:type="rectangle" draw:enhanced-path="M 0 0 L 21600 0 21600 21600 0 21600 0 0 Z N"/>
              </draw:custom-shape>
              <draw:custom-shape draw:style-name="gr5" draw:text-style-name="P32" draw:layer="layout" svg:width="6.454cm" svg:height="5.365cm" svg:x="3.759cm" svg:y="6.828cm">
                <text:p text:style-name="P13"><text:span text:style-name="T26"><text:s text:c="2"/></text:span><text:span text:style-name="T26">narrative</text:span></text:p>
                <text:p text:style-name="P13"><text:span text:style-name="T27"/></text:p>
                <text:p text:style-name="P13"><text:span text:style-name="T27"/></text:p>
                <text:p text:style-name="P13"><text:span text:style-name="T27"/></text:p>
                <text:p text:style-name="P13"><text:span text:style-name="T27"/></text:p>
                <text:p text:style-name="P13"><text:span text:style-name="T27"/></text:p>
                <text:p text:style-name="P13"><text:span text:style-name="T27"/></text:p>
                <draw:enhanced-geometry svg:viewBox="0 0 21600 21600" draw:mirror-horizontal="false" draw:mirror-vertical="false" draw:type="rectangle" draw:enhanced-path="M 0 0 L 21600 0 21600 21600 0 21600 0 0 Z N"/>
              </draw:custom-shape>
              <draw:custom-shape draw:style-name="gr18" draw:text-style-name="P17" draw:id="id66" draw:layer="layout" svg:width="2.05cm" svg:height="1.664cm" svg:x="5.277cm" svg:y="7.34cm">
                <text:p text:style-name="P1"><text:span text:style-name="T12">paper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7" draw:id="id62" draw:layer="layout" svg:width="2.21cm" svg:height="1.871cm" svg:x="4.966cm" svg:y="9.905cm">
                <text:p text:style-name="P1"><text:span text:style-name="T12">section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7" draw:id="id64" draw:layer="layout" svg:width="2.184cm" svg:height="1.871cm" svg:x="7.649cm" svg:y="9.628cm">
                <text:p text:style-name="P1"><text:span text:style-name="T12">section2</text:span></text:p>
                <draw:enhanced-geometry svg:viewBox="0 0 21600 21600" draw:glue-points="10800 0 3160 3160 0 10800 3160 18440 10800 21600 18440 18440 21600 10800 18440 3160" draw:text-areas="3200 3200 18400 18400" draw:type="ellipse"/>
              </draw:custom-shape>
              <draw:custom-shape draw:style-name="gr14" draw:text-style-name="P17" draw:id="id63" draw:layer="layout" svg:width="1.823cm" svg:height="1.039cm" svg:x="5.733cm" svg:y="12.331cm">
                <text:p text:style-name="P1"><text:span text:style-name="T12">Text 1</text:span></text:p>
                <draw:enhanced-geometry svg:viewBox="0 0 21600 21600" draw:type="rectangle" draw:enhanced-path="M 0 0 L 21600 0 21600 21600 0 21600 0 0 Z N"/>
              </draw:custom-shape>
              <draw:connector draw:style-name="gr12" draw:text-style-name="P9" draw:layer="layout" draw:type="curve" svg:x1="6.07cm" svg:y1="11.776cm" svg:x2="6.644cm" svg:y2="12.331cm" draw:start-shape="id62" draw:start-glue-point="8" draw:end-shape="id63" draw:end-glue-point="0">
                <text:p text:style-name="P5"/>
              </draw:connector>
              <draw:custom-shape draw:style-name="gr14" draw:text-style-name="P15" draw:id="id65" draw:layer="layout" svg:width="1.973cm" svg:height="0.485cm" svg:x="7.936cm" svg:y="12.331cm">
                <text:p text:style-name="P1"><text:span text:style-name="T12">Text</text:span><text:span text:style-name="T8"> </text:span><text:span text:style-name="T12">2</text:span></text:p>
                <draw:enhanced-geometry svg:viewBox="0 0 21600 21600" draw:type="rectangle" draw:enhanced-path="M 0 0 L 21600 0 21600 21600 0 21600 0 0 Z N"/>
              </draw:custom-shape>
              <draw:connector draw:style-name="gr12" draw:text-style-name="P9" draw:layer="layout" draw:type="curve" svg:x1="9.513cm" svg:y1="11.225cm" svg:x2="8.922cm" svg:y2="12.331cm" draw:start-shape="id64" draw:start-glue-point="9" draw:end-shape="id65" draw:end-glue-point="0">
                <text:p text:style-name="P5"/>
              </draw:connector>
              <draw:connector draw:style-name="gr12" draw:text-style-name="P9" draw:layer="layout" draw:type="curve" svg:x1="6.301cm" svg:y1="9.004cm" svg:x2="5.288cm" svg:y2="10.177cm" draw:start-shape="id66" draw:start-glue-point="8" draw:end-shape="id62" draw:end-glue-point="5">
                <text:p text:style-name="P5"/>
              </draw:connector>
              <draw:connector draw:style-name="gr12" draw:text-style-name="P9" draw:layer="layout" draw:type="curve" svg:x1="7.026cm" svg:y1="8.76cm" svg:x2="7.649cm" svg:y2="10.563cm" draw:start-shape="id66" draw:start-glue-point="9" draw:end-shape="id64" draw:end-glue-point="6">
                <text:p text:style-name="P5"/>
              </draw:connector>
              <draw:custom-shape draw:style-name="gr5" draw:text-style-name="P17" draw:id="id67" draw:layer="layout" svg:width="0.758cm" svg:height="0.693cm" svg:x="4.899cm" svg:y="7.271cm">
                <text:p text:style-name="P1"><text:span text:style-name="T12">PC</text:span></text:p>
                <draw:enhanced-geometry svg:viewBox="0 0 21600 21600" draw:glue-points="10800 0 3160 3160 0 10800 3160 18440 10800 21600 18440 18440 21600 10800 18440 3160" draw:text-areas="3200 3200 18400 18400" draw:type="ellipse"/>
              </draw:custom-shape>
              <draw:custom-shape draw:style-name="gr14" draw:text-style-name="P17" draw:id="id61" draw:layer="layout" svg:width="1.519cm" svg:height="1.039cm" svg:x="3.987cm" svg:y="12.331cm">
                <text:p text:style-name="P1"><text:span text:style-name="T12">Pres4</text:span></text:p>
                <draw:enhanced-geometry svg:viewBox="0 0 21600 21600" draw:type="rectangle" draw:enhanced-path="M 0 0 L 21600 0 21600 21600 0 21600 0 0 Z N"/>
              </draw:custom-shape>
              <draw:frame draw:style-name="gr50" draw:text-style-name="P33" draw:layer="layout" svg:width="1.407cm" svg:height="0.903cm" svg:x="4.1cm" svg:y="6.6cm">
                <draw:text-box>
                  <text:p text:style-name="P5"><text:span text:style-name="T28">refs</text:span></text:p>
                </draw:text-box>
              </draw:frame>
              <draw:frame draw:style-name="gr21" draw:text-style-name="P16" draw:layer="layout" svg:width="2.449cm" svg:height="0.903cm" svg:x="7.051cm" svg:y="8.807cm">
                <draw:text-box>
                  <text:p text:style-name="P5"><text:span text:style-name="T11">embeds</text:span></text:p>
                </draw:text-box>
              </draw:frame>
              <draw:frame draw:style-name="gr22" draw:text-style-name="P16" draw:layer="layout" svg:width="2.45cm" svg:height="0.903cm" svg:x="3.8cm" svg:y="8.657cm">
                <draw:text-box>
                  <text:p text:style-name="P5"><text:span text:style-name="T11">embeds</text:span></text:p>
                </draw:text-box>
              </draw:frame>
              <draw:frame draw:style-name="gr16" draw:text-style-name="P16" draw:layer="layout" svg:width="1.408cm" svg:height="0.903cm" svg:x="7.751cm" svg:y="11.452cm">
                <draw:text-box>
                  <text:p text:style-name="P5"><text:span text:style-name="T11">refs</text:span></text:p>
                </draw:text-box>
              </draw:frame>
              <draw:frame draw:style-name="gr25" draw:text-style-name="P16" draw:layer="layout" svg:width="1.407cm" svg:height="0.904cm" svg:x="6.342cm" svg:y="11.499cm">
                <draw:text-box>
                  <text:p text:style-name="P5"><text:span text:style-name="T11">refs</text:span></text:p>
                </draw:text-box>
              </draw:frame>
              <draw:connector draw:style-name="gr12" draw:text-style-name="P9" draw:layer="layout" draw:type="curve" svg:x1="4.899cm" svg:y1="7.617cm" svg:x2="3.987cm" svg:y2="12.85cm" draw:start-shape="id67" draw:start-glue-point="6" draw:end-shape="id61" draw:end-glue-point="3">
                <text:p text:style-name="P5"/>
              </draw:connector>
            </draw:g>
            <draw:connector draw:style-name="gr12" draw:text-style-name="P9" draw:layer="layout" draw:type="curve" svg:x1="12.63cm" svg:y1="6.525cm" svg:x2="7.026cm" svg:y2="7.582cm" draw:start-shape="id47" draw:start-glue-point="5" draw:end-shape="id66" draw:end-glue-point="11">
              <text:p text:style-name="P5"/>
            </draw:connector>
          </draw:g>
        </draw:g>
        <draw:g draw:id="id165">
          <draw:connector draw:style-name="gr49" draw:text-style-name="P9" draw:layer="layout" draw:type="curve" draw:line-skew="-0.414cm" svg:x1="3.759cm" svg:y1="5.884cm" svg:x2="4.138cm" svg:y2="15.97cm" draw:start-shape="id68" draw:start-glue-point="6" draw:end-shape="id42" draw:end-glue-point="3">
            <text:p text:style-name="P5"/>
          </draw:connector>
          <draw:g>
            <draw:custom-shape draw:style-name="gr17" draw:text-style-name="P17" draw:layer="layout" svg:width="2.05cm" svg:height="1.664cm" svg:x="3.759cm" svg:y="4.567cm">
              <text:p text:style-name="P1"><text:span text:style-name="T12">report1</text:span></text:p>
              <draw:enhanced-geometry svg:viewBox="0 0 21600 21600" draw:glue-points="10800 0 3160 3160 0 10800 3160 18440 10800 21600 18440 18440 21600 10800 18440 3160" draw:text-areas="3200 3200 18400 18400" draw:type="ellipse"/>
            </draw:custom-shape>
            <draw:connector draw:style-name="gr49" draw:text-style-name="P9" draw:layer="layout" draw:type="curve" svg:x1="5.277cm" svg:y1="7.271cm" svg:x2="4.519cm" svg:y2="5.884cm" draw:start-shape="id67" draw:start-glue-point="4" draw:end-shape="id68" draw:end-glue-point="10">
              <text:p text:style-name="P5"/>
            </draw:connector>
            <draw:frame draw:style-name="gr53" draw:text-style-name="P33" draw:layer="layout" svg:width="2.267cm" svg:height="0.904cm" svg:x="5.032cm" svg:y="5.977cm">
              <draw:text-box>
                <text:p text:style-name="P5"><text:span text:style-name="T28">inherits</text:span></text:p>
              </draw:text-box>
            </draw:frame>
            <draw:custom-shape draw:style-name="gr5" draw:text-style-name="P17" draw:id="id68" draw:layer="layout" svg:width="0.76cm" svg:height="0.692cm" svg:x="3.759cm" svg:y="5.539cm">
              <text:p text:style-name="P1"><text:span text:style-name="T12">PC</text:span></text:p>
              <draw:enhanced-geometry svg:viewBox="0 0 21600 21600" draw:glue-points="10800 0 3160 3160 0 10800 3160 18440 10800 21600 18440 18440 21600 10800 18440 3160" draw:text-areas="3200 3200 18400 18400" draw:type="ellipse"/>
            </draw:custom-shape>
            <draw:frame draw:style-name="gr54" draw:text-style-name="P33" draw:layer="layout" svg:width="1.366cm" svg:height="1.369cm" svg:x="2.207cm" svg:y="5.631cm">
              <draw:text-box>
                <text:p text:style-name="P5"><text:span text:style-name="T28">refs</text:span></text:p>
              </draw:text-box>
            </draw:fram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seq>
        </anim:par>
        <presentation:notes draw:style-name="dp4">
          <office:forms form:automatic-focus="false" form:apply-design-mode="false"/>
          <draw:page-thumbnail draw:style-name="gr1" draw:layer="layout" svg:width="12.7cm" svg:height="9.526cm" svg:x="3.175cm" svg:y="1.904cm" draw:page-number="7" presentation:class="page"/>
          <draw:frame presentation:style-name="pr6" draw:text-style-name="P34" draw:layer="layout" svg:width="15.24cm" svg:height="11.318cm" svg:x="1.905cm" svg:y="12.065cm" presentation:class="notes" presentation:user-transformed="true">
            <draw:text-box>
              <text:p text:style-name="P5"><text:span text:style-name="T8">* appear: we still have a content commons</text:span></text:p>
              <text:p text:style-name="P5"><text:span text:style-name="T8">* appear: we speak of document commons, i.e. the repository for OMDoc documents, since the narrative OMDoc is always embedded into a document (with or without content)</text:span></text:p>
              <text:p text:style-name="P5"><text:span text:style-name="T8">* appear: three optional elements i.e. content, narrative and pcontext </text:span></text:p>
              <text:p text:style-name="P5"><text:span text:style-name="T14">* 1. narrative: specify strucure of a doc via omdoc-elements (type) and refs that include document fragments from the doc commons or infoms from the content commons</text:span></text:p>
              <text:p text:style-name="P5"><text:span text:style-name="T14">* 2. content to cache content: either copying existing fragments from the content commons or new fragments that eventually are added to the content commons</text:span></text:p>
              <text:p text:style-name="P5"><text:span text:style-name="T14">* 3. pcontext is a collection of one or more refs to presentation elements in the sibling content element or content commons; the base attribute to inherite presentation contexts from other NarCons; effective presentation is computed by cascading (left-to-right)</text:span></text:p>
            </draw:text-box>
          </draw:frame>
        </presentation:notes>
      </draw:page>
      <draw:page draw:name="page8" draw:style-name="dp3" draw:master-page-name="Default" presentation:presentation-page-layout-name="AL2T10">
        <office:forms form:automatic-focus="false" form:apply-design-mode="false"/>
        <draw:frame presentation:style-name="pr7" draw:text-style-name="P6" draw:layer="layout" svg:width="21.629cm" svg:height="3.818cm" svg:x="2.5cm" svg:y="0.451cm" presentation:class="title">
          <draw:text-box>
            <text:p text:style-name="P5"><text:span text:style-name="T3">MathUI07-Doc in OMDoc</text:span></text:p>
          </draw:text-box>
        </draw:frame>
        <draw:frame draw:style-name="gr4" draw:text-style-name="P35" draw:layer="layout" svg:width="23.21cm" svg:height="14.651cm" svg:x="1.9cm" svg:y="4.4cm">
          <draw:text-box>
            <text:p text:style-name="P5"><text:span text:style-name="T31">&lt;</text:span><text:span text:style-name="T32">omdoc</text:span><text:span text:style-name="T31"> xml:id="mathUI07" type="proceedings"&gt;</text:span></text:p>
            <text:p text:style-name="P5"><text:span text:style-name="T31"><text:s text:c="2"/></text:span><text:span text:style-name="T31">&lt;</text:span><text:span text:style-name="T33">pcontext</text:span><text:span text:style-name="T31"> xml:id="pc-mathUI07" base="#mathUI06"/&gt;</text:span></text:p>
            <text:p text:style-name="P5"><text:span text:style-name="T31"><text:s text:c="2"/></text:span><text:span text:style-name="T31">&lt;</text:span><text:span text:style-name="T34">narrative</text:span><text:span text:style-name="T31">&gt;</text:span></text:p>
            <text:p text:style-name="P5"><text:span text:style-name="T31"><text:s text:c="6"/></text:span><text:span text:style-name="T31">&lt;</text:span><text:span text:style-name="T35">metadata</text:span><text:span text:style-name="T31">&gt;&lt;dc:title&gt;MathUI07&lt;/dc:title&gt;&lt;/</text:span><text:span text:style-name="T35">metadata</text:span><text:span text:style-name="T31">&gt;</text:span></text:p>
            <text:p text:style-name="P5"><text:span text:style-name="T31"><text:s text:c="6"/></text:span><text:span text:style-name="T31">&lt;</text:span><text:span text:style-name="T35">omdoc</text:span><text:span text:style-name="T31"> xml:id="preface" type="preface"&gt;</text:span></text:p>
            <text:p text:style-name="P5"><text:span text:style-name="T31"><text:s text:c="8"/></text:span><text:span text:style-name="T31">&lt;</text:span><text:span text:style-name="T35">narrative</text:span><text:span text:style-name="T31">&gt;</text:span></text:p>
            <text:p text:style-name="P5"><text:span text:style-name="T31"><text:s text:c="10"/></text:span><text:span text:style-name="T31">&lt;</text:span><text:span text:style-name="T35">metadata</text:span><text:span text:style-name="T31">&gt;&lt;dc:title&gt;Preface&lt;/dc:title&gt;&lt;/</text:span><text:span text:style-name="T35">metadata</text:span><text:span text:style-name="T31">&gt;</text:span></text:p>
            <text:p text:style-name="P5"><text:span text:style-name="T31"><text:s text:c="10"/></text:span><text:span text:style-name="T31">&lt;ref xref="#text5"/&gt;</text:span></text:p>
            <text:p text:style-name="P5"><text:span text:style-name="T31"><text:s text:c="8"/></text:span><text:span text:style-name="T31">&lt;/</text:span><text:span text:style-name="T35">narrative</text:span><text:span text:style-name="T31">&gt;</text:span></text:p>
            <text:p text:style-name="P5"><text:span text:style-name="T31"><text:s text:c="6"/></text:span><text:span text:style-name="T31">&lt;/</text:span><text:span text:style-name="T35">omdoc</text:span><text:span text:style-name="T31">&gt;</text:span></text:p>
            <text:p text:style-name="P5"><text:span text:style-name="T31"><text:s text:c="6"/></text:span><text:span text:style-name="T31">&lt;</text:span><text:span text:style-name="T35">tableofcontents</text:span><text:span text:style-name="T31">/&gt;</text:span></text:p>
            <text:p text:style-name="P5"><text:span text:style-name="T31"><text:s text:c="6"/></text:span><text:span text:style-name="T31">&lt;</text:span><text:span text:style-name="T35">ref </text:span><text:span text:style-name="T31">xref="#paper1"/&gt;</text:span></text:p>
            <text:p text:style-name="P5"><text:span text:style-name="T31"><text:s text:c="6"/></text:span><text:span text:style-name="T31">&lt;</text:span><text:span text:style-name="T35">ref </text:span><text:span text:style-name="T31">xref="#paper3"/&gt;</text:span></text:p>
            <text:p text:style-name="P5"><text:span text:style-name="T31"><text:s text:c="6"/></text:span><text:span text:style-name="T31">&lt;</text:span><text:span text:style-name="T35">ref </text:span><text:span text:style-name="T31">xref="#paper5"/&gt;</text:span></text:p>
            <text:p text:style-name="P5"><text:span text:style-name="T31"><text:s text:c="6"/></text:span><text:span text:style-name="T31">&lt;</text:span><text:span text:style-name="T35">authorindex</text:span><text:span text:style-name="T31">/&gt;</text:span></text:p>
            <text:p text:style-name="P5"><text:span text:style-name="T31"><text:s text:c="2"/></text:span><text:span text:style-name="T31">&lt;/</text:span><text:span text:style-name="T34">narrative</text:span><text:span text:style-name="T31">&gt;</text:span></text:p>
            <text:p text:style-name="P5"><text:span text:style-name="T31"><text:s text:c="2"/></text:span><text:span text:style-name="T31">&lt;</text:span><text:span text:style-name="T36">content</text:span><text:span text:style-name="T31">&gt;</text:span></text:p>
            <text:p text:style-name="P5"><text:span text:style-name="T31"><text:s text:c="4"/></text:span><text:span text:style-name="T31">&lt;</text:span><text:span text:style-name="T35">omtext</text:span><text:span text:style-name="T31"> xml:id="text5"&gt;&lt;</text:span><text:span text:style-name="T35">CMP</text:span><text:span text:style-name="T31">&gt;This volume..&lt;/</text:span><text:span text:style-name="T35">CMP</text:span><text:span text:style-name="T31">&gt;&lt;/</text:span><text:span text:style-name="T35">omtext</text:span><text:span text:style-name="T31">&gt;</text:span></text:p>
            <text:p text:style-name="P5"><text:span text:style-name="T31"><text:s text:c="2"/></text:span><text:span text:style-name="T31">&lt;/</text:span><text:span text:style-name="T36">content</text:span><text:span text:style-name="T31">&gt;</text:span></text:p>
            <text:p text:style-name="P5"><text:span text:style-name="T31">&lt;/</text:span><text:span text:style-name="T35">omdoc</text:span><text:span text:style-name="T31">&gt;</text:span></text:p>
          </draw:text-box>
        </draw:frame>
        <draw:custom-shape draw:style-name="gr55" draw:text-style-name="P9" draw:layer="layout" svg:width="20.5cm" svg:height="4.4cm" svg:x="4.2cm" svg:y="7.3cm">
          <text:p text:style-name="P5"/>
          <draw:enhanced-geometry svg:viewBox="0 0 21600 21600" draw:type="rectangle" draw:enhanced-path="M 0 0 L 21600 0 21600 21600 0 21600 0 0 Z N"/>
        </draw:custom-shape>
        <draw:custom-shape draw:style-name="gr55" draw:text-style-name="P9" draw:layer="layout" svg:width="23cm" svg:height="14.55cm" svg:x="2.1cm" svg:y="4.4cm">
          <text:p text:style-name="P5"/>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2.7cm" svg:height="9.526cm" svg:x="3.175cm" svg:y="1.904cm" draw:page-number="8" presentation:class="page"/>
          <draw:frame presentation:style-name="pr6" draw:text-style-name="P31" draw:layer="layout" svg:width="15.24cm" svg:height="11.181cm" svg:x="1.905cm" svg:y="12.065cm" presentation:class="notes" presentation:user-transformed="true">
            <draw:text-box>
              <text:p text:style-name="P5"><text:span text:style-name="T22">nur kurz zeigen, this is how we implement it</text:span></text:p>
            </draw:text-box>
          </draw:frame>
        </presentation:notes>
      </draw:page>
      <draw:page draw:name="page9" draw:style-name="dp3" draw:master-page-name="Default" presentation:presentation-page-layout-name="AL2T10">
        <office:forms form:automatic-focus="false" form:apply-design-mode="false"/>
        <draw:frame presentation:style-name="pr7" draw:text-style-name="P6" draw:layer="layout" svg:width="21.629cm" svg:height="3.818cm" svg:x="2.5cm" svg:y="0.451cm" presentation:class="title">
          <draw:text-box>
            <text:p text:style-name="P5"><text:span text:style-name="T3">Documents as Interfaces</text:span></text:p>
          </draw:text-box>
        </draw:frame>
        <draw:g draw:id="id166">
          <draw:custom-shape draw:style-name="gr56" draw:text-style-name="P9" draw:layer="layout" svg:width="4.572cm" svg:height="4.656cm" draw:transform="rotate (1.5707963267946) translate (4.359cm 10.925cm)">
            <text:p text:style-name="P5"/>
            <draw:enhanced-geometry svg:viewBox="0 0 21600 21600" draw:text-areas="0 0 21600 21600" draw:type="circular-arrow" draw:modifiers="-91.236530256856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7" draw:text-style-name="P9" draw:layer="layout" svg:width="6.354cm" svg:height="1.663cm" svg:x="1.482cm" svg:y="14.329cm">
            <text:p text:style-name="P5"/>
            <draw:enhanced-geometry svg:viewBox="0 0 21600 21600" draw:glue-points="10800 0 3160 3160 0 10800 3160 18440 10800 21600 18440 18440 21600 10800 18440 3160" draw:text-areas="3200 3200 18400 18400" draw:type="ellipse"/>
          </draw:custom-shape>
          <draw:line draw:style-name="gr58" draw:text-style-name="P9" draw:layer="layout" svg:x1="1.483cm" svg:y1="10.225cm" svg:x2="1.483cm" svg:y2="15.217cm">
            <text:p text:style-name="P5"/>
          </draw:line>
          <draw:line draw:style-name="gr58" draw:text-style-name="P9" draw:layer="layout" svg:x1="7.836cm" svg:y1="9.67cm" svg:x2="7.836cm" svg:y2="15.216cm">
            <text:p text:style-name="P5"/>
          </draw:line>
          <draw:custom-shape draw:style-name="gr59" draw:text-style-name="P1" draw:layer="layout" svg:width="6.354cm" svg:height="5.546cm" svg:x="1.482cm" svg:y="9.671cm">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57" draw:text-style-name="P9" draw:layer="layout" svg:width="6.354cm" svg:height="1.666cm" svg:x="1.482cm" svg:y="8.893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9" draw:id="id72" draw:layer="layout" svg:width="4.808cm" svg:height="0.845cm" svg:x="2.091cm" svg:y="12.703cm">
            <text:p text:style-name="P1">&lt;presentation&gt;</text:p>
            <draw:enhanced-geometry svg:viewBox="0 0 21600 21600" draw:type="rectangle" draw:enhanced-path="M 0 0 L 21600 0 21600 21600 0 21600 0 0 Z N"/>
          </draw:custom-shape>
          <draw:line draw:style-name="gr58" draw:text-style-name="P9" draw:layer="layout" svg:x1="1.483cm" svg:y1="9.67cm" svg:x2="1.483cm" svg:y2="15.216cm">
            <text:p text:style-name="P5"/>
          </draw:line>
          <draw:custom-shape draw:style-name="gr7" draw:text-style-name="P9" draw:id="id74" draw:layer="layout" svg:width="4.766cm" svg:height="0.674cm" svg:x="1.88cm" svg:y="14.642cm">
            <text:p text:style-name="P1">&lt;definition&gt;</text:p>
            <draw:enhanced-geometry svg:viewBox="0 0 21600 21600" draw:type="rectangle" draw:enhanced-path="M 0 0 L 21600 0 21600 21600 0 21600 0 0 Z N"/>
          </draw:custom-shape>
          <draw:frame draw:style-name="gr60" draw:text-style-name="P36" draw:layer="layout" svg:width="4.764cm" svg:height="1.392cm" svg:x="3.151cm" svg:y="9.207cm">
            <draw:text-box>
              <text:p text:style-name="P1"><text:span text:style-name="T37">KWARC</text:span></text:p>
            </draw:text-box>
          </draw:frame>
          <draw:custom-shape draw:style-name="gr7" draw:text-style-name="P9" draw:id="id70" draw:layer="layout" svg:width="2.709cm" svg:height="1.173cm" svg:x="2.074cm" svg:y="11.009cm">
            <text:p text:style-name="P1">&lt;omtext&gt;</text:p>
            <draw:enhanced-geometry svg:viewBox="0 0 21600 21600" draw:type="rectangle" draw:enhanced-path="M 0 0 L 21600 0 21600 21600 0 21600 0 0 Z N"/>
          </draw:custom-shape>
          <draw:frame draw:style-name="gr61" draw:text-style-name="P37" draw:layer="layout" svg:width="7.803cm" svg:height="1.158cm" svg:x="0.905cm" svg:y="15.842cm">
            <draw:text-box>
              <text:p text:style-name="P1"><text:span text:style-name="T38">&lt;Content Commons&gt;</text:span></text:p>
            </draw:text-box>
          </draw:frame>
        </draw:g>
        <draw:g draw:id="id169">
          <draw:custom-shape draw:style-name="gr62" draw:text-style-name="P9" draw:layer="layout" svg:width="0.422cm" svg:height="0.424cm" svg:x="18.41cm" svg:y="5cm">
            <text:p text:style-name="P5"/>
            <draw:enhanced-geometry svg:viewBox="0 0 21600 21600" draw:mirror-vertical="true" draw:mirror-horizontal="false" draw:type="rectangle" draw:enhanced-path="M 0 0 L 21600 0 21600 21600 0 21600 0 0 Z N"/>
          </draw:custom-shape>
          <draw:custom-shape draw:style-name="gr56" draw:text-style-name="P9" draw:layer="layout" svg:width="5.248cm" svg:height="4.4cm" svg:x="17.141cm" svg:y="5.763cm">
            <text:p text:style-name="P5"/>
            <draw:enhanced-geometry svg:viewBox="0 0 21600 21600" draw:text-areas="0 0 21600 21600" draw:type="circular-arrow" draw:modifiers="-91.236530256856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7" draw:text-style-name="P9" draw:layer="layout" svg:width="6.259cm" svg:height="1.57cm" svg:x="18.494cm" svg:y="14.332cm">
            <text:p text:style-name="P5"/>
            <draw:enhanced-geometry svg:viewBox="0 0 21600 21600" draw:glue-points="10800 0 3160 3160 0 10800 3160 18440 10800 21600 18440 18440 21600 10800 18440 3160" draw:text-areas="3200 3200 18400 18400" draw:type="ellipse"/>
          </draw:custom-shape>
          <draw:line draw:style-name="gr63" draw:text-style-name="P9" draw:layer="layout" svg:x1="24.753cm" svg:y1="10.291cm" svg:x2="24.753cm" svg:y2="15cm">
            <text:p text:style-name="P5"/>
          </draw:line>
          <draw:custom-shape draw:style-name="gr64" draw:text-style-name="P9" draw:layer="layout" svg:width="6.259cm" svg:height="5.232cm" svg:x="18.494cm" svg:y="9.938cm">
            <text:p text:style-name="P5"/>
            <draw:enhanced-geometry svg:viewBox="0 0 21600 21600" draw:mirror-horizontal="false" draw:mirror-vertical="false" draw:type="rectangle" draw:enhanced-path="M 0 0 L 21600 0 21600 21600 0 21600 0 0 Z N"/>
          </draw:custom-shape>
          <draw:custom-shape draw:style-name="gr57" draw:text-style-name="P9" draw:layer="layout" svg:width="6.259cm" svg:height="1.571cm" svg:x="18.494cm" svg:y="9.204cm">
            <text:p text:style-name="P5"/>
            <draw:enhanced-geometry svg:viewBox="0 0 21600 21600" draw:glue-points="10800 0 3160 3160 0 10800 3160 18440 10800 21600 18440 18440 21600 10800 18440 3160" draw:text-areas="3200 3200 18400 18400" draw:type="ellipse"/>
          </draw:custom-shape>
          <draw:line draw:style-name="gr63" draw:text-style-name="P9" draw:layer="layout" svg:x1="18.495cm" svg:y1="10.026cm" svg:x2="18.495cm" svg:y2="15.258cm">
            <text:p text:style-name="P5"/>
          </draw:line>
          <draw:frame draw:style-name="gr65" draw:text-style-name="P38" draw:layer="layout" svg:width="5.024cm" svg:height="1.392cm" svg:x="19.19cm" svg:y="9.456cm">
            <draw:text-box>
              <text:p text:style-name="P1"><text:span text:style-name="T37"><text:s/></text:span><text:span text:style-name="T37">DFKI</text:span></text:p>
            </draw:text-box>
          </draw:frame>
          <draw:custom-shape draw:style-name="gr7" draw:text-style-name="P9" draw:layer="layout" svg:width="2.636cm" svg:height="1.913cm" svg:x="20.967cm" svg:y="10.908cm">
            <text:p text:style-name="P1">&lt;omtext&gt;</text:p>
            <draw:enhanced-geometry svg:viewBox="0 0 21600 21600" draw:type="rectangle" draw:enhanced-path="M 0 0 L 21600 0 21600 21600 0 21600 0 0 Z N"/>
          </draw:custom-shape>
          <draw:custom-shape draw:style-name="gr7" draw:text-style-name="P9" draw:layer="layout" svg:width="4.68cm" svg:height="1.376cm" svg:x="19.379cm" svg:y="13.156cm">
            <text:p text:style-name="P1">&lt;presentation&gt;</text:p>
            <draw:enhanced-geometry svg:viewBox="0 0 21600 21600" draw:type="rectangle" draw:enhanced-path="M 0 0 L 21600 0 21600 21600 0 21600 0 0 Z N"/>
          </draw:custom-shape>
          <draw:custom-shape draw:style-name="gr7" draw:text-style-name="P39" draw:layer="layout" svg:width="4.637cm" svg:height="0.67cm" svg:x="19.422cm" svg:y="14.831cm">
            <text:p text:style-name="P1">&lt;definition&gt;</text:p>
            <draw:enhanced-geometry svg:viewBox="0 0 21600 21600" draw:type="rectangle" draw:enhanced-path="M 0 0 L 21600 0 21600 21600 0 21600 0 0 Z N"/>
          </draw:custom-shape>
          <draw:frame draw:style-name="gr61" draw:text-style-name="P37" draw:layer="layout" svg:width="7.803cm" svg:height="1.158cm" svg:x="18.069cm" svg:y="15.818cm">
            <draw:text-box>
              <text:p text:style-name="P1"><text:span text:style-name="T38">&lt;Content Commons&gt;</text:span></text:p>
            </draw:text-box>
          </draw:frame>
        </draw:g>
        <draw:g draw:id="id167">
          <draw:custom-shape draw:style-name="gr66" draw:text-style-name="P40" draw:layer="layout" svg:width="8.886cm" svg:height="9.309cm" svg:x="9.439cm" svg:y="5.763cm">
            <text:p text:style-name="P20"><text:span text:style-name="T27">&lt;omdoc id=“transfer-id“&gt;</text:span></text:p>
            <text:p text:style-name="P20"><text:span text:style-name="T27"><text:s text:c="2"/></text:span><text:span text:style-name="T27">&lt;narrative&gt;</text:span></text:p>
            <text:p text:style-name="P20"><text:span text:style-name="T27"><text:s text:c="2"/></text:span><text:span text:style-name="T27">&lt;/narrative&gt;</text:span></text:p>
            <text:p text:style-name="P20"><text:span text:style-name="T27"><text:s text:c="2"/></text:span><text:span text:style-name="T27">&lt;content&gt;</text:span></text:p>
            <text:p text:style-name="P20"><text:span text:style-name="T27"><text:s/></text:span></text:p>
            <text:p text:style-name="P20"><text:span text:style-name="T27"/></text:p>
            <text:p text:style-name="P20"><text:span text:style-name="T27"/></text:p>
            <text:p text:style-name="P20"><text:span text:style-name="T27"/></text:p>
            <text:p text:style-name="P20"><text:span text:style-name="T27"/></text:p>
            <text:p text:style-name="P20"><text:span text:style-name="T27"/></text:p>
            <text:p text:style-name="P20"><text:span text:style-name="T27"><text:s text:c="2"/></text:span><text:span text:style-name="T27">&lt;/content&gt;</text:span></text:p>
            <text:p text:style-name="P20"><text:span text:style-name="T27">&lt;/omdoc&gt;</text:span></text:p>
            <draw:enhanced-geometry svg:viewBox="0 0 21600 21600" draw:mirror-horizontal="false" draw:mirror-vertical="false" draw:type="rectangle" draw:enhanced-path="M 0 0 L 21600 0 21600 21600 0 21600 0 0 Z N"/>
          </draw:custom-shape>
          <draw:custom-shape draw:style-name="gr62" draw:text-style-name="P9" draw:layer="layout" svg:width="0.421cm" svg:height="0.421cm" svg:x="13.079cm" svg:y="8.275cm">
            <text:p text:style-name="P5"/>
            <draw:enhanced-geometry svg:viewBox="0 0 21600 21600" draw:mirror-vertical="true" draw:mirror-horizontal="false" draw:type="rectangle" draw:enhanced-path="M 0 0 L 21600 0 21600 21600 0 21600 0 0 Z N"/>
          </draw:custom-shape>
          <draw:custom-shape draw:style-name="gr7" draw:text-style-name="P20" draw:id="id71" draw:layer="layout" svg:width="8.219cm" svg:height="1.27cm" svg:x="9.683cm" svg:y="10.163cm">
            <text:p text:style-name="P20"><text:span text:style-name="T27"><text:s text:c="4"/></text:span><text:span text:style-name="T27">&lt;definition&gt;...&lt;/definition&gt;</text:span></text:p>
            <draw:enhanced-geometry svg:viewBox="0 0 21600 21600" draw:mirror-horizontal="false" draw:mirror-vertical="false" draw:type="rectangle" draw:enhanced-path="M 0 0 L 21600 0 21600 21600 0 21600 0 0 Z N"/>
          </draw:custom-shape>
          <draw:custom-shape draw:style-name="gr7" draw:text-style-name="P20" draw:id="id73" draw:layer="layout" svg:width="8.219cm" svg:height="1.608cm" svg:x="9.683cm" svg:y="11.687cm">
            <text:p text:style-name="P20"><text:span text:style-name="T27"><text:s text:c="4"/></text:span><text:span text:style-name="T27">&lt;presentation&gt;...</text:span></text:p>
            <text:p text:style-name="P20"><text:span text:style-name="T27"><text:s text:c="4"/></text:span><text:span text:style-name="T27">&lt;/presentation&gt;</text:span></text:p>
            <draw:enhanced-geometry svg:viewBox="0 0 21600 21600" draw:mirror-horizontal="false" draw:mirror-vertical="false" draw:type="rectangle" draw:enhanced-path="M 0 0 L 21600 0 21600 21600 0 21600 0 0 Z N"/>
          </draw:custom-shape>
          <draw:custom-shape draw:style-name="gr7" draw:text-style-name="P20" draw:id="id69" draw:layer="layout" svg:width="8.219cm" svg:height="1.27cm" svg:x="9.683cm" svg:y="8.739cm">
            <text:p text:style-name="P20"><text:span text:style-name="T27"><text:s text:c="4"/></text:span><text:span text:style-name="T27">&lt;omtext&gt;...&lt;/omtext&gt;</text:span></text:p>
            <draw:enhanced-geometry svg:viewBox="0 0 21600 21600" draw:mirror-horizontal="false" draw:mirror-vertical="false" draw:type="rectangle" draw:enhanced-path="M 0 0 L 21600 0 21600 21600 0 21600 0 0 Z N"/>
          </draw:custom-shape>
          <draw:frame draw:style-name="gr67" draw:text-style-name="P41" draw:layer="layout" svg:width="4.765cm" svg:height="1.172cm" svg:x="11.723cm" svg:y="15.241cm">
            <draw:text-box>
              <text:p text:style-name="P1"><text:span text:style-name="T39">&lt;document&gt;</text:span></text:p>
            </draw:text-box>
          </draw:frame>
        </draw:g>
        <draw:g draw:id="id168">
          <draw:connector draw:style-name="gr12" draw:text-style-name="P9" draw:layer="layout" draw:type="curve" svg:x1="9.683cm" svg:y1="9.374cm" svg:x2="4.783cm" svg:y2="11.595cm" draw:start-shape="id69" draw:start-glue-point="3" draw:end-shape="id70" draw:end-glue-point="1">
            <text:p text:style-name="P5"/>
          </draw:connector>
          <draw:connector draw:style-name="gr12" draw:text-style-name="P9" draw:layer="layout" draw:type="curve" svg:x1="9.683cm" svg:y1="10.798cm" svg:x2="6.899cm" svg:y2="13.125cm" draw:start-shape="id71" draw:start-glue-point="3" draw:end-shape="id72">
            <text:p text:style-name="P5"/>
          </draw:connector>
          <draw:connector draw:style-name="gr12" draw:text-style-name="P9" draw:layer="layout" draw:type="curve" svg:x1="9.683cm" svg:y1="12.491cm" svg:x2="6.646cm" svg:y2="14.979cm" draw:start-shape="id73" draw:start-glue-point="3" draw:end-shape="id74">
            <text:p text:style-name="P5"/>
          </draw:connector>
          <draw:frame draw:style-name="gr68" draw:text-style-name="P5" draw:layer="layout" svg:width="1.84cm" svg:height="1.641cm" svg:x="8.16cm" svg:y="9.274cm">
            <draw:text-box>
              <text:p text:style-name="P5"><text:span text:style-name="T13">mid</text:span></text:p>
            </draw:text-box>
          </draw:frame>
          <draw:frame draw:style-name="gr69" draw:text-style-name="P5" draw:layer="layout" svg:width="1.662cm" svg:height="1.643cm" svg:x="8.238cm" svg:y="11.009cm">
            <draw:text-box>
              <text:p text:style-name="P5"><text:span text:style-name="T13">mid</text:span></text:p>
            </draw:text-box>
          </draw:frame>
          <draw:frame draw:style-name="gr68" draw:text-style-name="P5" draw:layer="layout" svg:width="1.757cm" svg:height="1.641cm" svg:x="8.243cm" svg:y="12.703cm">
            <draw:text-box>
              <text:p text:style-name="P5"><text:span text:style-name="T13">mid</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seq>
        </anim:par>
        <presentation:notes draw:style-name="dp4">
          <office:forms form:automatic-focus="false" form:apply-design-mode="false"/>
          <draw:page-thumbnail draw:style-name="gr1" draw:layer="layout" svg:width="12.7cm" svg:height="9.526cm" svg:x="3.175cm" svg:y="1.904cm" draw:page-number="9" presentation:class="page"/>
          <draw:frame presentation:style-name="pr6" draw:text-style-name="P31" draw:layer="layout" svg:width="15.24cm" svg:height="11.651cm" svg:x="1.905cm" svg:y="12.065cm" presentation:class="notes" presentation:user-transformed="true">
            <draw:text-box>
              <text:p text:style-name="P5"><text:span text:style-name="T22">* Infoms in the content commons of the KWARC group are embedded into an OMDoc document, in particular, they are cached in the content element of an omdoc element</text:span></text:p>
              <text:p text:style-name="P5"><text:span text:style-name="T22"/></text:p>
              <text:p text:style-name="P5"><text:span text:style-name="T22">* to make the reference Restful, unique and aware of the original Infoms state, the OMDoc1.0 mid-attribute is re-introduced </text:span></text:p>
              <text:p text:style-name="P5"><text:span text:style-name="T22">* each infom within the content commons can by keyed by a unique </text:span><text:span text:style-name="T22"><text:a xlink:href="mailto:URI@Rev">URI@Rev</text:a></text:span><text:span text:style-name="T22"> (subversion calls REV the peg (=anheften) revision to identify a unique line of history) </text:span></text:p>
              <text:p text:style-name="P5"><text:span text:style-name="T40">http://svnbook.red-bean.com/nightly/en/svn-book.html#svn.advanced.pegrevs</text:span></text:p>
            </draw:text-box>
          </draw:frame>
        </presentation:notes>
      </draw:page>
      <draw:page draw:name="page10" draw:style-name="dp3" draw:master-page-name="Default" presentation:presentation-page-layout-name="AL2T10">
        <office:forms form:automatic-focus="false" form:apply-design-mode="false"/>
        <draw:frame presentation:style-name="pr7" draw:text-style-name="P42" draw:layer="layout" svg:width="21.629cm" svg:height="3.818cm" svg:x="2.5cm" svg:y="0.451cm" presentation:class="title" presentation:user-transformed="true">
          <draw:text-box>
            <text:p text:style-name="P5"><text:span text:style-name="T41">Document and Content Commons</text:span></text:p>
          </draw:text-box>
        </draw:frame>
        <draw:frame draw:style-name="gr70" draw:text-style-name="P43" draw:id="id170" draw:layer="layout" svg:width="5.908cm" svg:height="0.976cm" svg:x="4.092cm" svg:y="18.3cm">
          <draw:text-box>
            <text:p text:style-name="P1"><text:span text:style-name="T42">Content Commons</text:span></text:p>
          </draw:text-box>
        </draw:frame>
        <draw:frame draw:style-name="gr71" draw:text-style-name="P43" draw:id="id182" draw:layer="layout" svg:width="6cm" svg:height="1.5cm" svg:x="10.5cm" svg:y="18.3cm">
          <draw:text-box>
            <text:p text:style-name="P1"><text:span text:style-name="T42">Document Commons</text:span></text:p>
          </draw:text-box>
        </draw:frame>
        <draw:g draw:id="id183">
          <draw:custom-shape draw:style-name="gr72" draw:text-style-name="P9" draw:layer="layout" svg:width="2cm" svg:height="0.483cm" svg:x="12.2cm" svg:y="17.88cm">
            <text:p text:style-name="P5"/>
            <draw:enhanced-geometry svg:viewBox="0 0 21600 21600" draw:glue-points="10800 0 3160 3160 0 10800 3160 18440 10800 21600 18440 18440 21600 10800 18440 3160" draw:text-areas="3200 3200 18400 18400" draw:type="ellipse"/>
          </draw:custom-shape>
          <draw:line draw:style-name="gr63" draw:text-style-name="P9" draw:layer="layout" svg:x1="12.2cm" svg:y1="16.686cm" svg:x2="12.2cm" svg:y2="18.137cm">
            <text:p text:style-name="P5"/>
          </draw:line>
          <draw:line draw:style-name="gr63" draw:text-style-name="P9" draw:layer="layout" svg:x1="14.199cm" svg:y1="16.526cm" svg:x2="14.199cm" svg:y2="18.138cm">
            <text:p text:style-name="P5"/>
          </draw:line>
          <draw:custom-shape draw:style-name="gr73" draw:text-style-name="P9" draw:layer="layout" svg:width="2cm" svg:height="1.613cm" svg:x="12.2cm" svg:y="16.525cm">
            <text:p text:style-name="P5"/>
            <draw:enhanced-geometry svg:viewBox="0 0 21600 21600" draw:type="rectangle" draw:enhanced-path="M 0 0 L 21600 0 21600 21600 0 21600 0 0 Z N"/>
          </draw:custom-shape>
          <draw:custom-shape draw:style-name="gr72" draw:text-style-name="P9" draw:layer="layout" svg:width="2cm" svg:height="0.483cm" svg:x="12.2cm" svg:y="16.3cm">
            <text:p text:style-name="P5"/>
            <draw:enhanced-geometry svg:viewBox="0 0 21600 21600" draw:glue-points="10800 0 3160 3160 0 10800 3160 18440 10800 21600 18440 18440 21600 10800 18440 3160" draw:text-areas="3200 3200 18400 18400" draw:type="ellipse"/>
          </draw:custom-shape>
          <draw:line draw:style-name="gr63" draw:text-style-name="P9" draw:layer="layout" svg:x1="12.2cm" svg:y1="16.526cm" svg:x2="12.2cm" svg:y2="18.138cm">
            <text:p text:style-name="P5"/>
          </draw:line>
          <draw:custom-shape draw:style-name="gr74" draw:text-style-name="P9" draw:layer="layout" svg:width="0.434cm" svg:height="0.397cm" svg:x="12.505cm" svg:y="17.729cm">
            <text:p text:style-name="P5"/>
            <draw:enhanced-geometry svg:viewBox="0 0 21600 21600" draw:type="rectangle" draw:enhanced-path="M 0 0 L 21600 0 21600 21600 0 21600 0 0 Z N"/>
          </draw:custom-shape>
          <draw:custom-shape draw:style-name="gr74" draw:text-style-name="P9" draw:layer="layout" svg:width="0.434cm" svg:height="0.397cm" svg:x="13.287cm" svg:y="17.807cm">
            <text:p text:style-name="P5"/>
            <draw:enhanced-geometry svg:viewBox="0 0 21600 21600" draw:type="rectangle" draw:enhanced-path="M 0 0 L 21600 0 21600 21600 0 21600 0 0 Z N"/>
          </draw:custom-shape>
          <draw:custom-shape draw:style-name="gr74" draw:text-style-name="P9" draw:layer="layout" svg:width="0.434cm" svg:height="0.397cm" svg:x="12.505cm" svg:y="16.974cm">
            <text:p text:style-name="P5"/>
            <draw:enhanced-geometry svg:viewBox="0 0 21600 21600" draw:type="rectangle" draw:enhanced-path="M 0 0 L 21600 0 21600 21600 0 21600 0 0 Z N"/>
          </draw:custom-shape>
          <draw:custom-shape draw:style-name="gr74" draw:text-style-name="P9" draw:id="id77" draw:layer="layout" svg:width="0.434cm" svg:height="0.397cm" svg:x="13.157cm" svg:y="16.974cm">
            <text:p text:style-name="P5"/>
            <draw:enhanced-geometry svg:viewBox="0 0 21600 21600" draw:type="rectangle" draw:enhanced-path="M 0 0 L 21600 0 21600 21600 0 21600 0 0 Z N"/>
          </draw:custom-shape>
        </draw:g>
        <draw:custom-shape draw:style-name="gr57" draw:text-style-name="P9" draw:id="id171" draw:layer="layout" svg:width="2.276cm" svg:height="0.515cm" svg:x="5.6cm" svg:y="17.884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polyline draw:style-name="gr58" draw:text-style-name="P9" draw:id="id172" draw:layer="layout" svg:width="0cm" svg:height="1.545cm" svg:x="5.6cm" svg:y="16.612cm" svg:viewBox="0 0 0 1546" draw:points="0,0 0,1546">
          <text:p text:style-name="P5"/>
        </draw:polyline>
        <draw:polyline draw:style-name="gr58" draw:text-style-name="P9" draw:id="id174" draw:layer="layout" svg:width="0cm" svg:height="1.717cm" svg:x="7.875cm" svg:y="16.441cm" svg:viewBox="0 0 0 1718" draw:points="0,0 0,1718">
          <text:p text:style-name="P5"/>
        </draw:polyline>
        <draw:custom-shape draw:style-name="gr59" draw:text-style-name="P1" draw:id="id173" draw:layer="layout" svg:width="2.276cm" svg:height="1.719cm" svg:x="5.6cm" svg:y="16.44cm">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57" draw:text-style-name="P9" draw:id="id175" draw:layer="layout" svg:width="2.276cm" svg:height="0.515cm" svg:x="5.6cm" svg:y="16.2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5" draw:text-style-name="P9" draw:id="id176" draw:layer="layout" svg:width="0.504cm" svg:height="0.423cm" svg:x="6.612cm" svg:y="17.765cm">
          <text:p text:style-name="P5"/>
          <draw:enhanced-geometry svg:viewBox="0 0 21600 21600" draw:mirror-horizontal="false" draw:mirror-vertical="false" draw:type="rectangle" draw:enhanced-path="M 0 0 L 21600 0 21600 21600 0 21600 0 0 Z N"/>
        </draw:custom-shape>
        <draw:custom-shape draw:style-name="gr75" draw:text-style-name="P9" draw:id="id76" draw:layer="layout" svg:width="0.507cm" svg:height="0.422cm" svg:x="6.206cm" svg:y="17.003cm">
          <text:p text:style-name="P5"/>
          <draw:enhanced-geometry svg:viewBox="0 0 21600 21600" draw:mirror-horizontal="false" draw:mirror-vertical="false" draw:type="rectangle" draw:enhanced-path="M 0 0 L 21600 0 21600 21600 0 21600 0 0 Z N"/>
        </draw:custom-shape>
        <draw:custom-shape draw:style-name="gr75" draw:text-style-name="P9" draw:id="id177" draw:layer="layout" svg:width="0.506cm" svg:height="0.423cm" svg:x="6.863cm" svg:y="17.13cm">
          <text:p text:style-name="P5"/>
          <draw:enhanced-geometry svg:viewBox="0 0 21600 21600" draw:mirror-horizontal="false" draw:mirror-vertical="false" draw:type="rectangle" draw:enhanced-path="M 0 0 L 21600 0 21600 21600 0 21600 0 0 Z N"/>
        </draw:custom-shape>
        <draw:polyline draw:style-name="gr58" draw:text-style-name="P9" draw:id="id178" draw:layer="layout" svg:width="0cm" svg:height="1.717cm" svg:x="5.6cm" svg:y="16.441cm" svg:viewBox="0 0 0 1718" draw:points="0,0 0,1718">
          <text:p text:style-name="P5"/>
        </draw:polyline>
        <draw:custom-shape draw:style-name="gr75" draw:text-style-name="P9" draw:id="id179" draw:layer="layout" svg:width="0.506cm" svg:height="0.423cm" svg:x="5.852cm" svg:y="17.68cm">
          <text:p text:style-name="P5"/>
          <draw:enhanced-geometry svg:viewBox="0 0 21600 21600" draw:mirror-horizontal="false" draw:mirror-vertical="false" draw:type="rectangle" draw:enhanced-path="M 0 0 L 21600 0 21600 21600 0 21600 0 0 Z N"/>
        </draw:custom-shape>
        <draw:connector draw:style-name="gr13" draw:text-style-name="P9" draw:id="id180" draw:layer="layout" draw:type="line" svg:x1="7.505cm" svg:y1="15.792cm" svg:x2="6.459cm" svg:y2="17.003cm" draw:start-shape="id75" draw:end-shape="id76" draw:end-glue-point="0">
          <text:p text:style-name="P5"/>
        </draw:connector>
        <draw:connector draw:style-name="gr13" draw:text-style-name="P9" draw:id="id184" draw:layer="layout" draw:type="line" svg:x1="13.591cm" svg:y1="17.172cm" svg:x2="15.932cm" svg:y2="13.55cm" draw:start-shape="id77" draw:start-glue-point="1" draw:end-shape="id78">
          <text:p text:style-name="P5"/>
        </draw:connector>
        <draw:g draw:id="id185">
          <draw:custom-shape draw:style-name="gr76" draw:text-style-name="P44" draw:layer="layout" svg:width="13.062cm" svg:height="9cm" svg:x="2.5cm" svg:y="4.3cm">
            <text:p text:style-name="P20"><text:span text:style-name="T43">&lt;omdoc xml:id=“mathUI07-id“&gt;</text:span></text:p>
            <text:p text:style-name="P20"><text:span text:style-name="T43"><text:s text:c="2"/></text:span><text:span text:style-name="T43">&lt;narrative&gt;</text:span></text:p>
            <text:p text:style-name="P20"><text:span text:style-name="T43"><text:s text:c="4"/></text:span><text:span text:style-name="T43">&lt;omdoc xml:id=“preface“ type=“section“&gt;</text:span></text:p>
            <text:p text:style-name="P20"><text:span text:style-name="T43"><text:s text:c="6"/></text:span><text:span text:style-name="T43">&lt;narrative&gt;</text:span></text:p>
            <text:p text:style-name="P20"><text:span text:style-name="T43"><text:s text:c="8"/></text:span><text:span text:style-name="T43">&lt;ref xref=“#text1-id“/&gt;</text:span></text:p>
            <text:p text:style-name="P20"><text:span text:style-name="T43"><text:s text:c="6"/></text:span><text:span text:style-name="T43">&lt;/narrative&gt;</text:span></text:p>
            <text:p text:style-name="P20"><text:span text:style-name="T43"><text:s text:c="4"/></text:span><text:span text:style-name="T43">&lt;/omdoc&gt;</text:span></text:p>
            <text:p text:style-name="P20"><text:span text:style-name="T43"><text:s text:c="4"/></text:span><text:span text:style-name="T43">&lt;ref xref=“#paper1-id“/&gt;</text:span></text:p>
            <text:p text:style-name="P20"><text:span text:style-name="T43"><text:s text:c="2"/></text:span><text:span text:style-name="T43">&lt;/narrative&gt;</text:span></text:p>
            <text:p text:style-name="P20"><text:span text:style-name="T43"><text:s text:c="2"/></text:span><text:span text:style-name="T43">&lt;content&gt;</text:span></text:p>
            <text:p text:style-name="P20"><text:span text:style-name="T43"><text:s text:c="4"/></text:span><text:span text:style-name="T43">&lt;omtext xml:id=“text1-id“&gt;</text:span></text:p>
            <text:p text:style-name="P20"><text:span text:style-name="T43"><text:s text:c="6"/></text:span><text:span text:style-name="T43">This volume contains the ...</text:span></text:p>
            <text:p text:style-name="P20"><text:span text:style-name="T43"><text:s text:c="4"/></text:span><text:span text:style-name="T43">&lt;/omtext&gt;</text:span></text:p>
            <text:p text:style-name="P20"><text:span text:style-name="T43"><text:s text:c="2"/></text:span><text:span text:style-name="T43">&lt;/content&gt;</text:span></text:p>
            <text:p text:style-name="P20"><text:span text:style-name="T43">&lt;/omdoc&gt;</text:span></text:p>
            <draw:enhanced-geometry svg:viewBox="0 0 21600 21600" draw:type="rectangle" draw:enhanced-path="M 0 0 L 21600 0 21600 21600 0 21600 0 0 Z N"/>
          </draw:custom-shape>
          <draw:custom-shape draw:style-name="gr62" draw:text-style-name="P9" draw:id="id79" draw:layer="layout" svg:width="0.371cm" svg:height="0.347cm" svg:x="10.992cm" svg:y="7.059cm">
            <text:p text:style-name="P5"/>
            <draw:enhanced-geometry svg:viewBox="0 0 21600 21600" draw:mirror-vertical="true" draw:type="rectangle" draw:enhanced-path="M 0 0 L 21600 0 21600 21600 0 21600 0 0 Z N"/>
          </draw:custom-shape>
          <draw:custom-shape draw:style-name="gr62" draw:text-style-name="P9" draw:id="id83" draw:layer="layout" svg:width="0.369cm" svg:height="0.346cm" svg:x="9.523cm" svg:y="8.564cm">
            <text:p text:style-name="P5"/>
            <draw:enhanced-geometry svg:viewBox="0 0 21600 21600" draw:mirror-vertical="true" draw:type="rectangle" draw:enhanced-path="M 0 0 L 21600 0 21600 21600 0 21600 0 0 Z N"/>
          </draw:custom-shape>
          <draw:custom-shape draw:style-name="gr77" draw:text-style-name="P9" draw:id="id80" draw:layer="layout" svg:width="0.371cm" svg:height="0.347cm" svg:x="11.214cm" svg:y="10.272cm">
            <text:p text:style-name="P5"/>
            <draw:enhanced-geometry svg:viewBox="0 0 21600 21600" draw:type="rectangle" draw:enhanced-path="M 0 0 L 21600 0 21600 21600 0 21600 0 0 Z N"/>
          </draw:custom-shape>
          <draw:connector draw:style-name="gr12" draw:text-style-name="P9" draw:layer="layout" draw:type="curve" svg:x1="11.177cm" svg:y1="7.06cm" svg:x2="11.585cm" svg:y2="10.445cm" draw:start-shape="id79" draw:start-glue-point="0" draw:end-shape="id80" draw:end-glue-point="1">
            <text:p text:style-name="P5"/>
          </draw:connector>
        </draw:g>
        <draw:g draw:id="id181">
          <draw:custom-shape draw:style-name="gr5" draw:text-style-name="P44" draw:id="id78" draw:layer="layout" svg:width="9.068cm" svg:height="9.5cm" svg:x="15.932cm" svg:y="8.8cm">
            <text:p text:style-name="P20"><text:span text:style-name="T43">&lt;omdoc xml:id=“paper1-id“&gt;</text:span></text:p>
            <text:p text:style-name="P20"><text:span text:style-name="T43"><text:s text:c="2"/></text:span><text:span text:style-name="T43">&lt;narrative&gt;</text:span></text:p>
            <text:p text:style-name="P20"><text:span text:style-name="T43"><text:s text:c="4"/></text:span><text:span text:style-name="T43">&lt;omdoc xml:id=“sec1“&gt;</text:span></text:p>
            <text:p text:style-name="P20"><text:span text:style-name="T43"><text:s text:c="6"/></text:span><text:span text:style-name="T43">&lt;narrative&gt;</text:span></text:p>
            <text:p text:style-name="P20"><text:span text:style-name="T43"><text:s text:c="8"/></text:span><text:span text:style-name="T43">&lt;ref xref=“#def1-id“/&gt;</text:span></text:p>
            <text:p text:style-name="P20"><text:span text:style-name="T43"><text:s text:c="6"/></text:span><text:span text:style-name="T43">&lt;/narrative&gt;</text:span></text:p>
            <text:p text:style-name="P20"><text:span text:style-name="T43"><text:s text:c="6"/></text:span><text:span text:style-name="T43">&lt;content&gt;</text:span></text:p>
            <text:p text:style-name="P20"><text:span text:style-name="T43"/></text:p>
            <text:p text:style-name="P20"><text:span text:style-name="T43"/></text:p>
            <text:p text:style-name="P20"><text:span text:style-name="T43"><text:s text:c="8"/></text:span></text:p>
            <text:p text:style-name="P20"><text:span text:style-name="T43"><text:s text:c="6"/></text:span></text:p>
            <text:p text:style-name="P20"><text:span text:style-name="T43"><text:s text:c="6"/></text:span></text:p>
            <text:p text:style-name="P20"><text:span text:style-name="T43"><text:s text:c="6"/></text:span><text:span text:style-name="T43">&lt;/content&gt;</text:span></text:p>
            <text:p text:style-name="P20"><text:span text:style-name="T43"><text:s text:c="4"/></text:span><text:span text:style-name="T43">&lt;/omdoc&gt;</text:span></text:p>
            <text:p text:style-name="P20"><text:span text:style-name="T43"><text:s text:c="2"/></text:span><text:span text:style-name="T43">&lt;/narrative&gt;</text:span></text:p>
            <text:p text:style-name="P20"><text:span text:style-name="T43">&lt;/omdoc&gt;</text:span></text:p>
            <draw:enhanced-geometry svg:viewBox="0 0 21600 21600" draw:type="rectangle" draw:enhanced-path="M 0 0 L 21600 0 21600 21600 0 21600 0 0 Z N"/>
          </draw:custom-shape>
          <draw:custom-shape draw:style-name="gr7" draw:text-style-name="P45" draw:id="id82" draw:layer="layout" svg:width="8.5cm" svg:height="2.4cm" svg:x="16.4cm" svg:y="13.2cm">
            <text:p text:style-name="P20"><text:span text:style-name="T26">&lt;definition </text:span></text:p>
            <text:p text:style-name="P20"><text:span text:style-name="T26"><text:s text:c="3"/></text:span><text:span text:style-name="T26">xml:id=“def1-id“ </text:span></text:p>
            <text:p text:style-name="P20"><text:span text:style-name="T26"><text:s text:c="3"/></text:span><text:span text:style-name="T26">mid=“cc#def-id@rev512“&gt;</text:span></text:p>
            <draw:enhanced-geometry svg:viewBox="0 0 21600 21600" draw:type="rectangle" draw:enhanced-path="M 0 0 L 21600 0 21600 21600 0 21600 0 0 Z N"/>
          </draw:custom-shape>
          <draw:custom-shape draw:style-name="gr77" draw:text-style-name="P9" draw:layer="layout" svg:width="0.37cm" svg:height="0.348cm" svg:x="22.667cm" svg:y="10.25cm">
            <text:p text:style-name="P5"/>
            <draw:enhanced-geometry svg:viewBox="0 0 21600 21600" draw:mirror-vertical="true" draw:type="rectangle" draw:enhanced-path="M 0 0 L 21600 0 21600 21600 0 21600 0 0 Z N"/>
          </draw:custom-shape>
          <draw:connector draw:style-name="gr78" draw:text-style-name="P9" draw:layer="layout" draw:type="curve" svg:x1="22.593cm" svg:y1="11.566cm" svg:x2="20.65cm" svg:y2="13.2cm" draw:start-shape="id81" draw:start-glue-point="2" draw:end-shape="id82">
            <text:p text:style-name="P5"/>
          </draw:connector>
          <draw:custom-shape draw:style-name="gr79" draw:text-style-name="P9" draw:id="id81" draw:layer="layout" svg:width="0.741cm" svg:height="0.346cm" svg:x="22.223cm" svg:y="11.22cm">
            <text:p text:style-name="P5"/>
            <draw:enhanced-geometry svg:viewBox="0 0 21600 21600" draw:type="rectangle" draw:enhanced-path="M 0 0 L 21600 0 21600 21600 0 21600 0 0 Z N"/>
          </draw:custom-shape>
        </draw:g>
        <draw:connector draw:style-name="gr12" draw:text-style-name="P9" draw:id="id187" draw:layer="layout" draw:type="curve" svg:x1="16.4cm" svg:y1="14.4cm" svg:x2="12.01cm" svg:y2="14.596cm" draw:start-shape="id82" draw:start-glue-point="3" draw:end-shape="id75">
          <text:p text:style-name="P5"/>
        </draw:connector>
        <draw:connector draw:style-name="gr78" draw:text-style-name="P9" draw:id="id186" draw:layer="layout" draw:type="curve" svg:x1="9.892cm" svg:y1="8.737cm" svg:x2="20.466cm" svg:y2="8.8cm" draw:start-shape="id83" draw:start-glue-point="1" draw:end-shape="id78" draw:end-glue-point="0">
          <text:p text:style-name="P5"/>
        </draw:connector>
        <draw:frame draw:style-name="gr4" draw:text-style-name="P46" draw:id="id188" draw:layer="layout" svg:width="1.412cm" svg:height="0.878cm" svg:x="13cm" svg:y="13.7cm">
          <draw:text-box>
            <text:p text:style-name="P5"><text:span text:style-name="T44">mid</text:span></text:p>
          </draw:text-box>
        </draw:frame>
        <draw:custom-shape draw:style-name="gr80" draw:text-style-name="P47" draw:id="id75" draw:layer="layout" svg:width="9.01cm" svg:height="2.392cm" svg:x="3cm" svg:y="13.4cm">
          <text:p text:style-name="P20"><text:span text:style-name="T26">&lt;definition xml:id=“def-id“&gt;</text:span></text:p>
          <text:p text:style-name="P20"><text:span text:style-name="T26"><text:s text:c="2"/></text:span><text:span text:style-name="T26">...some openmath...</text:span></text:p>
          <text:p text:style-name="P20"><text:span text:style-name="T26">&lt;/definition&gt;</text:span></text:p>
          <draw:enhanced-geometry svg:viewBox="0 0 21600 21600" draw:type="rectangle" draw:enhanced-path="M 0 0 L 21600 0 21600 21600 0 21600 0 0 Z N"/>
        </draw:custom-shape>
        <draw:custom-shape draw:style-name="gr80" draw:text-style-name="P47" draw:layer="layout" svg:width="9.01cm" svg:height="2.392cm" svg:x="4.98cm" svg:y="25.681cm">
          <text:p text:style-name="P20"><text:span text:style-name="T26">&lt;definition xml:id=“def-id“&gt;</text:span></text:p>
          <text:p text:style-name="P20"><text:span text:style-name="T26"><text:s text:c="2"/></text:span><text:span text:style-name="T26">...some openmath...</text:span></text:p>
          <text:p text:style-name="P20"><text:span text:style-name="T26">&lt;/definition&gt;</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seq>
        </anim:par>
        <presentation:notes draw:style-name="dp4">
          <office:forms form:automatic-focus="false" form:apply-design-mode="false"/>
          <draw:page-thumbnail draw:style-name="gr1" draw:layer="layout" svg:width="12.7cm" svg:height="9.526cm" svg:x="3.175cm" svg:y="1.904cm" draw:page-number="10" presentation:class="page"/>
          <draw:frame presentation:style-name="pr6" draw:text-style-name="P31" draw:layer="layout" svg:width="15.24cm" svg:height="11.181cm" svg:x="1.905cm" svg:y="12.065cm" presentation:class="notes" presentation:user-transformed="true">
            <draw:text-box>
              <text:p text:style-name="P5"><text:span text:style-name="T22">* dependencies between a definition element in the content commons, a paper in the document commons and a currently edited workshop proceedings</text:span></text:p>
              <text:p text:style-name="P5"><text:span text:style-name="T22">* the narrative of the proceedings reference an omtext element cached in its content element and not stored in the content commons</text:span></text:p>
              <text:p text:style-name="P5"><text:span text:style-name="T22">* the narrative of the proceedings reference the paper</text:span></text:p>
              <text:p text:style-name="P5"><text:span text:style-name="T22">* the narrative of the paper references a def in its content cache, which is a copy of an already existing and re-used fragment in the content commons; identified by the mid-attribute</text:span></text:p>
            </draw:text-box>
          </draw:frame>
        </presentation:notes>
      </draw:page>
      <draw:page draw:name="page11" draw:style-name="dp3" draw:master-page-name="Default" presentation:presentation-page-layout-name="AL2T10">
        <office:forms form:automatic-focus="false" form:apply-design-mode="false"/>
        <draw:frame presentation:style-name="pr7" draw:text-style-name="P6" draw:layer="layout" svg:width="21.629cm" svg:height="3.818cm" svg:x="2.5cm" svg:y="0.451cm" presentation:class="title">
          <draw:text-box>
            <text:p text:style-name="P5"><text:span text:style-name="T3">Presentation Context on OMDoc element level.</text:span></text:p>
          </draw:text-box>
        </draw:frame>
        <draw:custom-shape draw:style-name="gr14" draw:text-style-name="P15" draw:layer="layout" svg:width="20.5cm" svg:height="9.5cm" svg:x="2.5cm" svg:y="4.438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3"><text:span text:style-name="T8"><text:tab/></text:span><text:span text:style-name="T8"><text:tab/></text:span><text:span text:style-name="T8"><text:tab/></text:span><text:span text:style-name="T8"><text:tab/></text:span><text:span text:style-name="T9">Document Commons</text:span></text:p>
          <text:p text:style-name="P13"><text:span text:style-name="T23"/></text:p>
          <text:p text:style-name="P1"><text:span text:style-name="T24"/></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8"/></text:p>
          <text:p text:style-name="P13"><text:span text:style-name="T8"/></text:p>
          <draw:enhanced-geometry svg:viewBox="0 0 21600 21600" draw:mirror-horizontal="false" draw:mirror-vertical="false" draw:type="rectangle" draw:enhanced-path="M 0 0 L 21600 0 21600 21600 0 21600 0 0 Z N"/>
        </draw:custom-shape>
        <draw:custom-shape draw:style-name="gr15" draw:text-style-name="P15" draw:layer="layout" svg:width="20.5cm" svg:height="4.505cm" svg:x="2.5cm" svg:y="14.223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3"><text:span text:style-name="T8"><text:tab/></text:span><text:span text:style-name="T8"><text:tab/></text:span><text:span text:style-name="T8"><text:tab/></text:span><text:span text:style-name="T8"><text:tab/></text:span><text:span text:style-name="T9">Content Commons</text:span></text:p>
          <text:p text:style-name="P13"><text:span text:style-name="T10"/></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5" draw:text-style-name="P32" draw:layer="layout" svg:width="6.454cm" svg:height="1.316cm" svg:x="3.259cm" svg:y="12.193cm">
          <text:p text:style-name="P13"><text:span text:style-name="T25"/></text:p>
          <text:p text:style-name="P13"><text:span text:style-name="T26">content</text:span></text:p>
          <draw:enhanced-geometry svg:viewBox="0 0 21600 21600" draw:mirror-horizontal="false" draw:mirror-vertical="false" draw:type="rectangle" draw:enhanced-path="M 0 0 L 21600 0 21600 21600 0 21600 0 0 Z N"/>
        </draw:custom-shape>
        <draw:custom-shape draw:style-name="gr15" draw:text-style-name="P32" draw:layer="layout" svg:width="2.657cm" svg:height="3.119cm" svg:x="20.038cm" svg:y="9.697cm">
          <text:p text:style-name="P13"><text:span text:style-name="T26">content</text:span></text:p>
          <text:p text:style-name="P13"><text:span text:style-name="T26"/></text:p>
          <text:p text:style-name="P13"><text:span text:style-name="T25"/></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5" draw:text-style-name="P32" draw:layer="layout" svg:width="2.657cm" svg:height="3.119cm" svg:x="17.381cm" svg:y="9.697cm">
          <text:p text:style-name="P13"><text:span text:style-name="T10"/></text:p>
          <text:p text:style-name="P13"><text:span text:style-name="T27"/></text:p>
          <text:p text:style-name="P13"><text:span text:style-name="T27"/></text:p>
          <text:p text:style-name="P13"><text:span text:style-name="T29">narrative</text:span></text:p>
          <text:p text:style-name="P13"><text:span text:style-name="T45"/></text:p>
          <text:p text:style-name="P13"><text:span text:style-name="T30"/></text:p>
          <text:p text:style-name="P13"><text:span text:style-name="T26"/></text:p>
          <text:p text:style-name="P13"><text:span text:style-name="T10"/></text:p>
          <text:p text:style-name="P13"><text:span text:style-name="T10"/></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5" draw:text-style-name="P32" draw:layer="layout" svg:width="6.074cm" svg:height="1.386cm" svg:x="10.549cm" svg:y="10.044cm">
          <text:p text:style-name="P13"><text:span text:style-name="T10"/></text:p>
          <text:p text:style-name="P13"><text:span text:style-name="T10"/></text:p>
          <text:p text:style-name="P13"><text:span text:style-name="T10"/></text:p>
          <text:p text:style-name="P13"><text:span text:style-name="T25"/></text:p>
          <text:p text:style-name="P13"><text:span text:style-name="T26">content</text:span></text:p>
          <text:p text:style-name="P13"><text:span text:style-name="T10"/></text:p>
          <text:p text:style-name="P13"><text:span text:style-name="T10"/></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5" draw:text-style-name="P32" draw:layer="layout" svg:width="6.454cm" svg:height="5.365cm" svg:x="3.259cm" svg:y="6.828cm">
          <text:p text:style-name="P13"><text:span text:style-name="T26"><text:s text:c="2"/></text:span><text:span text:style-name="T26">narrative</text:span></text:p>
          <text:p text:style-name="P13"><text:span text:style-name="T27"/></text:p>
          <text:p text:style-name="P13"><text:span text:style-name="T27"/></text:p>
          <text:p text:style-name="P13"><text:span text:style-name="T27"/></text:p>
          <text:p text:style-name="P13"><text:span text:style-name="T27"/></text:p>
          <text:p text:style-name="P13"><text:span text:style-name="T27"/></text:p>
          <text:p text:style-name="P13"><text:span text:style-name="T27"/></text:p>
          <draw:enhanced-geometry svg:viewBox="0 0 21600 21600" draw:mirror-horizontal="false" draw:mirror-vertical="false" draw:type="rectangle" draw:enhanced-path="M 0 0 L 21600 0 21600 21600 0 21600 0 0 Z N"/>
        </draw:custom-shape>
        <draw:custom-shape draw:style-name="gr5" draw:text-style-name="P32" draw:layer="layout" svg:width="3.795cm" svg:height="3.119cm" svg:x="18.9cm" svg:y="6.231cm">
          <text:p text:style-name="P13"><text:span text:style-name="T26">narrative</text:span></text:p>
          <text:p text:style-name="P13"><text:span text:style-name="T26"/></text:p>
          <text:p text:style-name="P13"><text:span text:style-name="T25"/></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5" draw:text-style-name="P32" draw:layer="layout" svg:width="6.074cm" svg:height="4.367cm" svg:x="10.549cm" svg:y="5.677cm">
          <text:p text:style-name="P13"><text:span text:style-name="T26">narrative</text:span></text:p>
          <text:p text:style-name="P13"><text:span text:style-name="T27"/></text:p>
          <text:p text:style-name="P13"><text:span text:style-name="T27"/></text:p>
          <text:p text:style-name="P13"><text:span text:style-name="T27"/></text:p>
          <text:p text:style-name="P13"><text:span text:style-name="T10"/></text:p>
          <draw:enhanced-geometry svg:viewBox="0 0 21600 21600" draw:mirror-horizontal="false" draw:mirror-vertical="false" draw:type="rectangle" draw:enhanced-path="M 0 0 L 21600 0 21600 21600 0 21600 0 0 Z N"/>
        </draw:custom-shape>
        <draw:custom-shape draw:style-name="gr17" draw:text-style-name="P17" draw:id="id89" draw:layer="layout" svg:width="3.037cm" svg:height="2.081cm" svg:x="11.687cm" svg:y="6.222cm">
          <text:p text:style-name="P1"><text:span text:style-name="T12">MathUI07</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8" draw:text-style-name="P17" draw:id="id88" draw:layer="layout" svg:width="2.05cm" svg:height="1.664cm" svg:x="4.777cm" svg:y="7.34cm">
          <text:p text:style-name="P1"><text:span text:style-name="T12">paper5</text:span></text:p>
          <draw:enhanced-geometry svg:viewBox="0 0 21600 21600" draw:glue-points="10800 0 3160 3160 0 10800 3160 18440 10800 21600 18440 18440 21600 10800 18440 3160" draw:text-areas="3200 3200 18400 18400" draw:type="ellipse"/>
        </draw:custom-shape>
        <draw:custom-shape draw:style-name="gr17" draw:text-style-name="P17" draw:id="id90" draw:layer="layout" svg:width="1.966cm" svg:height="1.802cm" svg:x="17.693cm" svg:y="10.321cm">
          <text:p text:style-name="P1"><text:span text:style-name="T12">paper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7" draw:id="id97" draw:layer="layout" svg:width="2.279cm" svg:height="1.732cm" svg:x="10.776cm" svg:y="8.134cm">
          <text:p text:style-name="P1"><text:span text:style-name="T12">preface3</text:span></text:p>
          <draw:enhanced-geometry svg:viewBox="0 0 21600 21600" draw:glue-points="10800 0 3160 3160 0 10800 3160 18440 10800 21600 18440 18440 21600 10800 18440 3160" draw:text-areas="3200 3200 18400 18400" draw:type="ellipse"/>
        </draw:custom-shape>
        <draw:custom-shape draw:style-name="gr19" draw:text-style-name="P17" draw:id="id84" draw:layer="layout" svg:width="2.21cm" svg:height="1.871cm" svg:x="4.466cm" svg:y="9.905cm">
          <text:p text:style-name="P1"><text:span text:style-name="T12">section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7" draw:id="id86" draw:layer="layout" svg:width="2.184cm" svg:height="1.871cm" svg:x="7.149cm" svg:y="9.628cm">
          <text:p text:style-name="P1"><text:span text:style-name="T12">section2</text:span></text:p>
          <draw:enhanced-geometry svg:viewBox="0 0 21600 21600" draw:glue-points="10800 0 3160 3160 0 10800 3160 18440 10800 21600 18440 18440 21600 10800 18440 3160" draw:text-areas="3200 3200 18400 18400" draw:type="ellipse"/>
        </draw:custom-shape>
        <draw:custom-shape draw:style-name="gr14" draw:text-style-name="P17" draw:id="id85" draw:layer="layout" svg:width="1.823cm" svg:height="1.039cm" svg:x="5.233cm" svg:y="12.331cm">
          <text:p text:style-name="P1"><text:span text:style-name="T12">Text 1</text:span></text:p>
          <draw:enhanced-geometry svg:viewBox="0 0 21600 21600" draw:type="rectangle" draw:enhanced-path="M 0 0 L 21600 0 21600 21600 0 21600 0 0 Z N"/>
        </draw:custom-shape>
        <draw:connector draw:style-name="gr12" draw:text-style-name="P9" draw:layer="layout" draw:type="curve" svg:x1="5.57cm" svg:y1="11.776cm" svg:x2="6.144cm" svg:y2="12.331cm" draw:start-shape="id84" draw:start-glue-point="8" draw:end-shape="id85" draw:end-glue-point="0">
          <text:p text:style-name="P5"/>
        </draw:connector>
        <draw:custom-shape draw:style-name="gr14" draw:text-style-name="P15" draw:id="id87" draw:layer="layout" svg:width="1.973cm" svg:height="0.485cm" svg:x="7.436cm" svg:y="12.331cm">
          <text:p text:style-name="P1"><text:span text:style-name="T12">Text</text:span><text:span text:style-name="T8"> </text:span><text:span text:style-name="T12">2</text:span></text:p>
          <draw:enhanced-geometry svg:viewBox="0 0 21600 21600" draw:type="rectangle" draw:enhanced-path="M 0 0 L 21600 0 21600 21600 0 21600 0 0 Z N"/>
        </draw:custom-shape>
        <draw:connector draw:style-name="gr12" draw:text-style-name="P9" draw:layer="layout" draw:type="curve" svg:x1="9.013cm" svg:y1="11.225cm" svg:x2="8.422cm" svg:y2="12.331cm" draw:start-shape="id86" draw:start-glue-point="9" draw:end-shape="id87" draw:end-glue-point="0">
          <text:p text:style-name="P5"/>
        </draw:connector>
        <draw:connector draw:style-name="gr12" draw:text-style-name="P9" draw:layer="layout" draw:type="curve" svg:x1="5.801cm" svg:y1="9.004cm" svg:x2="4.788cm" svg:y2="10.177cm" draw:start-shape="id88" draw:start-glue-point="8" draw:end-shape="id84" draw:end-glue-point="5">
          <text:p text:style-name="P5"/>
        </draw:connector>
        <draw:connector draw:style-name="gr12" draw:text-style-name="P9" draw:layer="layout" draw:type="curve" svg:x1="6.526cm" svg:y1="8.76cm" svg:x2="7.149cm" svg:y2="10.563cm" draw:start-shape="id88" draw:start-glue-point="9" draw:end-shape="id86" draw:end-glue-point="6">
          <text:p text:style-name="P5"/>
        </draw:connector>
        <draw:connector draw:style-name="gr12" draw:text-style-name="P9" draw:layer="layout" draw:type="curve" svg:x1="12.13cm" svg:y1="6.525cm" svg:x2="6.526cm" svg:y2="7.582cm" draw:start-shape="id89" draw:start-glue-point="5" draw:end-shape="id88" draw:end-glue-point="11">
          <text:p text:style-name="P5"/>
        </draw:connector>
        <draw:connector draw:style-name="gr12" draw:text-style-name="P9" draw:layer="layout" draw:type="curve" svg:x1="14.724cm" svg:y1="7.262cm" svg:x2="17.693cm" svg:y2="11.222cm" draw:start-shape="id89" draw:end-shape="id90">
          <text:p text:style-name="P5"/>
        </draw:connector>
        <draw:custom-shape draw:style-name="gr14" draw:text-style-name="P17" draw:id="id91" draw:layer="layout" svg:width="1.518cm" svg:height="1.04cm" svg:x="20.799cm" svg:y="11.43cm">
          <text:p text:style-name="P1"><text:span text:style-name="T12">Def1</text:span></text:p>
          <draw:enhanced-geometry svg:viewBox="0 0 21600 21600" draw:type="rectangle" draw:enhanced-path="M 0 0 L 21600 0 21600 21600 0 21600 0 0 Z N"/>
        </draw:custom-shape>
        <draw:connector draw:style-name="gr12" draw:text-style-name="P9" draw:layer="layout" draw:type="curve" svg:x1="18.675cm" svg:y1="12.123cm" svg:x2="21.558cm" svg:y2="11.43cm" draw:start-shape="id90" draw:start-glue-point="8" draw:end-shape="id91" draw:end-glue-point="0">
          <text:p text:style-name="P5"/>
        </draw:connector>
        <draw:custom-shape draw:style-name="gr14" draw:text-style-name="P17" draw:id="id104" draw:layer="layout" svg:width="2.279cm" svg:height="1.734cm" svg:x="18.064cm" svg:y="14.895cm">
          <text:p text:style-name="P1"><text:span text:style-name="T12">Def1</text:span></text:p>
          <draw:enhanced-geometry svg:viewBox="0 0 21600 21600" draw:type="rectangle" draw:enhanced-path="M 0 0 L 21600 0 21600 21600 0 21600 0 0 Z N"/>
        </draw:custom-shape>
        <draw:custom-shape draw:style-name="gr5" draw:text-style-name="P17" draw:id="id92" draw:layer="layout" svg:width="0.761cm" svg:height="0.694cm" svg:x="13.888cm" svg:y="7.686cm">
          <text:p text:style-name="P1"><text:span text:style-name="T12">PC</text:span></text:p>
          <draw:enhanced-geometry svg:viewBox="0 0 21600 21600" draw:glue-points="10800 0 3160 3160 0 10800 3160 18440 10800 21600 18440 18440 21600 10800 18440 3160" draw:text-areas="3200 3200 18400 18400" draw:type="ellipse"/>
        </draw:custom-shape>
        <draw:custom-shape draw:style-name="gr18" draw:text-style-name="P15" draw:layer="layout" svg:width="3.037cm" svg:height="2.08cm" svg:x="13.737cm" svg:y="11.568cm">
          <text:p text:style-name="P1"><text:span text:style-name="T8"><text:s text:c="3"/></text:span><text:span text:style-name="T12">MathUI06</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9" draw:text-style-name="P9" draw:layer="layout" draw:type="curve" svg:x1="14.649cm" svg:y1="8.033cm" svg:x2="13.888cm" svg:y2="12.47cm" draw:start-shape="id92" draw:start-glue-point="1" draw:end-shape="id93" draw:end-glue-point="4">
          <text:p text:style-name="P5"/>
        </draw:connector>
        <draw:custom-shape draw:style-name="gr5" draw:text-style-name="P17" draw:id="id94" draw:layer="layout" svg:width="0.758cm" svg:height="0.693cm" svg:x="4.399cm" svg:y="7.271cm">
          <text:p text:style-name="P1"><text:span text:style-name="T12">PC</text:span></text:p>
          <draw:enhanced-geometry svg:viewBox="0 0 21600 21600" draw:glue-points="10800 0 3160 3160 0 10800 3160 18440 10800 21600 18440 18440 21600 10800 18440 3160" draw:text-areas="3200 3200 18400 18400" draw:type="ellipse"/>
        </draw:custom-shape>
        <draw:custom-shape draw:style-name="gr17" draw:text-style-name="P17" draw:layer="layout" svg:width="2.05cm" svg:height="1.664cm" svg:x="3.259cm" svg:y="4.567cm">
          <text:p text:style-name="P1"><text:span text:style-name="T12">report1</text:span></text:p>
          <draw:enhanced-geometry svg:viewBox="0 0 21600 21600" draw:glue-points="10800 0 3160 3160 0 10800 3160 18440 10800 21600 18440 18440 21600 10800 18440 3160" draw:text-areas="3200 3200 18400 18400" draw:type="ellipse"/>
        </draw:custom-shape>
        <draw:connector draw:style-name="gr49" draw:text-style-name="P9" draw:layer="layout" draw:type="curve" svg:x1="4.777cm" svg:y1="7.271cm" svg:x2="4.019cm" svg:y2="5.884cm" draw:start-shape="id94" draw:start-glue-point="4" draw:end-shape="id95" draw:end-glue-point="10">
          <text:p text:style-name="P5"/>
        </draw:connector>
        <draw:connector draw:style-name="gr49" draw:text-style-name="P9" draw:layer="layout" draw:type="curve" svg:x1="3.259cm" svg:y1="5.884cm" svg:x2="3.638cm" svg:y2="15.97cm" draw:start-shape="id95" draw:start-glue-point="6" draw:end-shape="id96" draw:end-glue-point="3">
          <text:p text:style-name="P5"/>
        </draw:connector>
        <draw:frame draw:style-name="gr48" draw:text-style-name="P33" draw:layer="layout" svg:width="2.266cm" svg:height="0.904cm" svg:x="13.099cm" svg:y="8.203cm">
          <draw:text-box>
            <text:p text:style-name="P5"><text:span text:style-name="T28">inherits</text:span></text:p>
          </draw:text-box>
        </draw:frame>
        <draw:frame draw:style-name="gr53" draw:text-style-name="P33" draw:layer="layout" svg:width="2.267cm" svg:height="0.904cm" svg:x="4.532cm" svg:y="5.977cm">
          <draw:text-box>
            <text:p text:style-name="P5"><text:span text:style-name="T28">inherits</text:span></text:p>
          </draw:text-box>
        </draw:frame>
        <draw:custom-shape draw:style-name="gr14" draw:text-style-name="P17" draw:id="id98" draw:layer="layout" svg:width="3.037cm" svg:height="0.694cm" svg:x="11.005cm" svg:y="10.182cm">
          <text:p text:style-name="P1"><text:span text:style-name="T12">Text5</text:span></text:p>
          <draw:enhanced-geometry svg:viewBox="0 0 21600 21600" draw:type="rectangle" draw:enhanced-path="M 0 0 L 21600 0 21600 21600 0 21600 0 0 Z N"/>
        </draw:custom-shape>
        <draw:connector draw:style-name="gr12" draw:text-style-name="P9" draw:layer="layout" draw:type="curve" svg:x1="10.776cm" svg:y1="8.999cm" svg:x2="11.005cm" svg:y2="10.529cm" draw:start-shape="id97" draw:start-glue-point="6" draw:end-shape="id98" draw:end-glue-point="3">
          <text:p text:style-name="P5"/>
        </draw:connector>
        <draw:custom-shape draw:style-name="gr17" draw:text-style-name="P17" draw:id="id99" draw:layer="layout" svg:width="1.966cm" svg:height="1.802cm" svg:x="19.28cm" svg:y="7.202cm">
          <text:p text:style-name="P1"><text:span text:style-name="T12">paper3</text:span></text:p>
          <draw:enhanced-geometry svg:viewBox="0 0 21600 21600" draw:glue-points="10800 0 3160 3160 0 10800 3160 18440 10800 21600 18440 18440 21600 10800 18440 3160" draw:text-areas="3200 3200 18400 18400" draw:type="ellipse"/>
        </draw:custom-shape>
        <draw:connector draw:style-name="gr12" draw:text-style-name="P9" draw:layer="layout" draw:type="curve" svg:x1="14.279cm" svg:y1="6.525cm" svg:x2="19.566cm" svg:y2="7.464cm" draw:start-shape="id89" draw:start-glue-point="11" draw:end-shape="id99" draw:end-glue-point="5">
          <text:p text:style-name="P5"/>
        </draw:connector>
        <draw:custom-shape draw:style-name="gr14" draw:text-style-name="P17" draw:id="id100" draw:layer="layout" svg:width="2.279cm" svg:height="1.664cm" svg:x="14.42cm" svg:y="14.965cm">
          <text:p text:style-name="P1"><text:span text:style-name="T12">Pres2</text:span></text:p>
          <draw:enhanced-geometry svg:viewBox="0 0 21600 21600" draw:type="rectangle" draw:enhanced-path="M 0 0 L 21600 0 21600 21600 0 21600 0 0 Z N"/>
        </draw:custom-shape>
        <draw:custom-shape draw:style-name="gr14" draw:text-style-name="P17" draw:id="id101" draw:layer="layout" svg:width="2.05cm" svg:height="1.664cm" svg:x="11.612cm" svg:y="15.312cm">
          <text:p text:style-name="P1"><text:span text:style-name="T12">Pres1</text:span></text:p>
          <draw:enhanced-geometry svg:viewBox="0 0 21600 21600" draw:type="rectangle" draw:enhanced-path="M 0 0 L 21600 0 21600 21600 0 21600 0 0 Z N"/>
        </draw:custom-shape>
        <draw:custom-shape draw:style-name="gr14" draw:text-style-name="P17" draw:id="id96" draw:layer="layout" svg:width="2.279cm" svg:height="1.317cm" svg:x="3.638cm" svg:y="15.312cm">
          <text:p text:style-name="P1"><text:span text:style-name="T12">Pres3</text:span></text:p>
          <draw:enhanced-geometry svg:viewBox="0 0 21600 21600" draw:type="rectangle" draw:enhanced-path="M 0 0 L 21600 0 21600 21600 0 21600 0 0 Z N"/>
        </draw:custom-shape>
        <draw:custom-shape draw:style-name="gr5" draw:text-style-name="P17" draw:id="id93" draw:layer="layout" svg:width="0.76cm" svg:height="0.693cm" svg:x="13.509cm" svg:y="12.47cm">
          <text:p text:style-name="P1"><text:span text:style-name="T12">PC</text:span></text:p>
          <draw:enhanced-geometry svg:viewBox="0 0 21600 21600" draw:glue-points="10800 0 3160 3160 0 10800 3160 18440 10800 21600 18440 18440 21600 10800 18440 3160" draw:text-areas="3200 3200 18400 18400" draw:type="ellipse"/>
        </draw:custom-shape>
        <draw:connector draw:style-name="gr49" draw:text-style-name="P9" draw:layer="layout" draw:type="curve" svg:x1="13.888cm" svg:y1="13.163cm" svg:x2="15.559cm" svg:y2="14.965cm" draw:start-shape="id93" draw:start-glue-point="8" draw:end-shape="id100" draw:end-glue-point="0">
          <text:p text:style-name="P5"/>
        </draw:connector>
        <draw:connector draw:style-name="gr49" draw:text-style-name="P9" draw:layer="layout" draw:type="curve" svg:x1="13.509cm" svg:y1="12.816cm" svg:x2="12.637cm" svg:y2="15.312cm" draw:start-shape="id93" draw:start-glue-point="6" draw:end-shape="id101" draw:end-glue-point="0">
          <text:p text:style-name="P5"/>
        </draw:connector>
        <draw:custom-shape draw:style-name="gr14" draw:text-style-name="P17" draw:id="id102" draw:layer="layout" svg:width="1.519cm" svg:height="1.039cm" svg:x="3.487cm" svg:y="12.331cm">
          <text:p text:style-name="P1"><text:span text:style-name="T12">Pres4</text:span></text:p>
          <draw:enhanced-geometry svg:viewBox="0 0 21600 21600" draw:type="rectangle" draw:enhanced-path="M 0 0 L 21600 0 21600 21600 0 21600 0 0 Z N"/>
        </draw:custom-shape>
        <draw:frame draw:style-name="gr50" draw:text-style-name="P33" draw:layer="layout" svg:width="1.407cm" svg:height="0.903cm" svg:x="3.2cm" svg:y="6.826cm">
          <draw:text-box>
            <text:p text:style-name="P5"><text:span text:style-name="T28">refs</text:span></text:p>
          </draw:text-box>
        </draw:frame>
        <draw:connector draw:style-name="gr12" draw:text-style-name="P9" draw:layer="layout" draw:type="curve" svg:x1="11.687cm" svg:y1="7.261cm" svg:x2="11.108cm" svg:y2="8.386cm" draw:start-shape="id89" draw:start-glue-point="6" draw:end-shape="id97" draw:end-glue-point="5">
          <text:p text:style-name="P5"/>
        </draw:connector>
        <draw:custom-shape draw:style-name="gr5" draw:text-style-name="P17" draw:id="id95" draw:layer="layout" svg:width="0.76cm" svg:height="0.692cm" svg:x="3.259cm" svg:y="5.539cm">
          <text:p text:style-name="P1"><text:span text:style-name="T12">PC</text:span></text:p>
          <draw:enhanced-geometry svg:viewBox="0 0 21600 21600" draw:glue-points="10800 0 3160 3160 0 10800 3160 18440 10800 21600 18440 18440 21600 10800 18440 3160" draw:text-areas="3200 3200 18400 18400" draw:type="ellipse"/>
        </draw:custom-shape>
        <draw:frame draw:style-name="gr16" draw:text-style-name="P16" draw:layer="layout" svg:width="1.408cm" svg:height="0.903cm" svg:x="15.331cm" svg:y="6.878cm">
          <draw:text-box>
            <text:p text:style-name="P5"><text:span text:style-name="T11">refs</text:span></text:p>
          </draw:text-box>
        </draw:frame>
        <draw:frame draw:style-name="gr20" draw:text-style-name="P18" draw:layer="layout" svg:width="1.442cm" svg:height="0.945cm" svg:x="17.516cm" svg:y="5.739cm">
          <draw:text-box>
            <text:p text:style-name="P5"><text:span text:style-name="T13">refs</text:span></text:p>
          </draw:text-box>
        </draw:frame>
        <draw:frame draw:style-name="gr21" draw:text-style-name="P16" draw:layer="layout" svg:width="2.449cm" svg:height="0.903cm" svg:x="6.551cm" svg:y="8.807cm">
          <draw:text-box>
            <text:p text:style-name="P5"><text:span text:style-name="T11">embeds</text:span></text:p>
          </draw:text-box>
        </draw:frame>
        <draw:frame draw:style-name="gr22" draw:text-style-name="P16" draw:layer="layout" svg:width="2.45cm" svg:height="0.903cm" svg:x="3.3cm" svg:y="8.657cm">
          <draw:text-box>
            <text:p text:style-name="P5"><text:span text:style-name="T11">embeds</text:span></text:p>
          </draw:text-box>
        </draw:frame>
        <draw:frame draw:style-name="gr81" draw:text-style-name="P18" draw:layer="layout" svg:width="1.442cm" svg:height="0.946cm" svg:x="8.933cm" svg:y="4.722cm">
          <draw:text-box>
            <text:p text:style-name="P5"><text:span text:style-name="T13">refs</text:span></text:p>
          </draw:text-box>
        </draw:frame>
        <draw:frame draw:style-name="gr24" draw:text-style-name="P16" draw:layer="layout" svg:width="2.45cm" svg:height="0.904cm" svg:x="9.55cm" svg:y="6.329cm">
          <draw:text-box>
            <text:p text:style-name="P5"><text:span text:style-name="T11">embeds</text:span></text:p>
          </draw:text-box>
        </draw:frame>
        <draw:frame draw:style-name="gr25" draw:text-style-name="P16" draw:layer="layout" svg:width="1.407cm" svg:height="0.904cm" svg:x="10.058cm" svg:y="9.361cm">
          <draw:text-box>
            <text:p text:style-name="P5"><text:span text:style-name="T11">refs</text:span></text:p>
          </draw:text-box>
        </draw:frame>
        <draw:frame draw:style-name="gr26" draw:text-style-name="P16" draw:layer="layout" svg:width="1.408cm" svg:height="0.904cm" svg:x="18.5cm" svg:y="12.576cm">
          <draw:text-box>
            <text:p text:style-name="P5"><text:span text:style-name="T11">refs</text:span></text:p>
          </draw:text-box>
        </draw:frame>
        <draw:frame draw:style-name="gr16" draw:text-style-name="P16" draw:layer="layout" svg:width="1.408cm" svg:height="0.903cm" svg:x="7.251cm" svg:y="11.452cm">
          <draw:text-box>
            <text:p text:style-name="P5"><text:span text:style-name="T11">refs</text:span></text:p>
          </draw:text-box>
        </draw:frame>
        <draw:frame draw:style-name="gr25" draw:text-style-name="P16" draw:layer="layout" svg:width="1.407cm" svg:height="0.904cm" svg:x="5.842cm" svg:y="11.499cm">
          <draw:text-box>
            <text:p text:style-name="P5"><text:span text:style-name="T11">refs</text:span></text:p>
          </draw:text-box>
        </draw:frame>
        <draw:frame draw:style-name="gr26" draw:text-style-name="P33" draw:layer="layout" svg:width="1.408cm" svg:height="0.904cm" svg:x="11.583cm" svg:y="12.97cm">
          <draw:text-box>
            <text:p text:style-name="P5"><text:span text:style-name="T28">refs</text:span></text:p>
          </draw:text-box>
        </draw:frame>
        <draw:frame draw:style-name="gr50" draw:text-style-name="P33" draw:layer="layout" svg:width="1.407cm" svg:height="0.903cm" svg:x="15.5cm" svg:y="14.097cm">
          <draw:text-box>
            <text:p text:style-name="P5"><text:span text:style-name="T28">refs</text:span></text:p>
          </draw:text-box>
        </draw:frame>
        <draw:frame draw:style-name="gr25" draw:text-style-name="P33" draw:layer="layout" svg:width="1.407cm" svg:height="0.904cm" svg:x="2.4cm" svg:y="15.807cm">
          <draw:text-box>
            <text:p text:style-name="P5"><text:span text:style-name="T28">refs</text:span></text:p>
          </draw:text-box>
        </draw:frame>
        <draw:connector draw:style-name="gr12" draw:text-style-name="P9" draw:layer="layout" draw:type="curve" svg:x1="4.399cm" svg:y1="7.617cm" svg:x2="3.487cm" svg:y2="12.85cm" draw:start-shape="id94" draw:start-glue-point="6" draw:end-shape="id102" draw:end-glue-point="3">
          <text:p text:style-name="P5"/>
        </draw:connector>
        <draw:custom-shape draw:style-name="gr14" draw:text-style-name="P17" draw:id="id103" draw:layer="layout" svg:width="2.659cm" svg:height="0.694cm" svg:x="7.814cm" svg:y="14.895cm">
          <text:p text:style-name="P1"><text:span text:style-name="T12">Symbol1</text:span></text:p>
          <draw:enhanced-geometry svg:viewBox="0 0 21600 21600" draw:type="rectangle" draw:enhanced-path="M 0 0 L 21600 0 21600 21600 0 21600 0 0 Z N"/>
        </draw:custom-shape>
        <draw:connector draw:style-name="gr12" draw:text-style-name="P9" draw:layer="layout" draw:type="curve" svg:x1="4.246cm" svg:y1="13.37cm" svg:x2="7.814cm" svg:y2="15.242cm" draw:start-shape="id102" draw:start-glue-point="2" draw:end-shape="id103" draw:end-glue-point="3">
          <text:p text:style-name="P5"/>
        </draw:connector>
        <draw:connector draw:style-name="gr12" draw:text-style-name="P9" draw:layer="layout" draw:type="curve" svg:x1="4.777cm" svg:y1="16.629cm" svg:x2="9.143cm" svg:y2="15.589cm" draw:start-shape="id96" draw:start-glue-point="2" draw:end-shape="id103" draw:end-glue-point="2">
          <text:p text:style-name="P5"/>
        </draw:connector>
        <draw:connector draw:style-name="gr12" draw:text-style-name="P9" draw:layer="layout" draw:type="curve" svg:x1="11.612cm" svg:y1="16.144cm" svg:x2="10.473cm" svg:y2="15.242cm" draw:start-shape="id101" draw:start-glue-point="3" draw:end-shape="id103" draw:end-glue-point="1">
          <text:p text:style-name="P5"/>
        </draw:connector>
        <draw:frame draw:style-name="gr27" draw:text-style-name="P16" draw:layer="layout" svg:width="1.131cm" svg:height="0.904cm" svg:x="7.694cm" svg:y="16.028cm">
          <draw:text-box>
            <text:p text:style-name="P5"><text:span text:style-name="T11">for</text:span></text:p>
          </draw:text-box>
        </draw:frame>
        <draw:frame draw:style-name="gr28" draw:text-style-name="P16" draw:layer="layout" svg:width="1.131cm" svg:height="0.903cm" svg:x="10.395cm" svg:y="15.797cm">
          <draw:text-box>
            <text:p text:style-name="P5"><text:span text:style-name="T11">for</text:span></text:p>
          </draw:text-box>
        </draw:frame>
        <draw:frame draw:style-name="gr29" draw:text-style-name="P16" draw:layer="layout" svg:width="1.13cm" svg:height="0.903cm" svg:x="6.549cm" svg:y="14.288cm">
          <draw:text-box>
            <text:p text:style-name="P5"><text:span text:style-name="T11">for</text:span></text:p>
          </draw:text-box>
        </draw:frame>
        <draw:custom-shape draw:style-name="gr14" draw:text-style-name="P17" draw:layer="layout" svg:width="3.795cm" svg:height="1.04cm" svg:x="10.093cm" svg:y="17.322cm">
          <text:p text:style-name="P1"><text:span text:style-name="T12">Example1</text:span></text:p>
          <draw:enhanced-geometry svg:viewBox="0 0 21600 21600" draw:type="rectangle" draw:enhanced-path="M 0 0 L 21600 0 21600 21600 0 21600 0 0 Z N"/>
        </draw:custom-shape>
        <draw:custom-shape draw:style-name="gr14" draw:text-style-name="P17" draw:layer="layout" svg:width="1.519cm" svg:height="1.388cm" svg:x="20.723cm" svg:y="16.281cm">
          <text:p text:style-name="P1"><text:span text:style-name="T12">Def2</text:span></text:p>
          <draw:enhanced-geometry svg:viewBox="0 0 21600 21600" draw:type="rectangle" draw:enhanced-path="M 0 0 L 21600 0 21600 21600 0 21600 0 0 Z N"/>
        </draw:custom-shape>
        <draw:custom-shape draw:style-name="gr14" draw:text-style-name="P17" draw:layer="layout" svg:width="3.797cm" svg:height="1.04cm" svg:x="4.777cm" svg:y="17.322cm">
          <text:p text:style-name="P1"><text:span text:style-name="T12">Example2</text:span></text:p>
          <draw:enhanced-geometry svg:viewBox="0 0 21600 21600" draw:type="rectangle" draw:enhanced-path="M 0 0 L 21600 0 21600 21600 0 21600 0 0 Z N"/>
        </draw:custom-shape>
        <draw:connector draw:style-name="gr12" draw:text-style-name="P9" draw:layer="layout" draw:type="curve" svg:x1="21.558cm" svg:y1="12.47cm" svg:x2="19.203cm" svg:y2="14.895cm" draw:start-shape="id91" draw:start-glue-point="2" draw:end-shape="id104" draw:end-glue-point="0">
          <text:p text:style-name="P5"/>
        </draw:connector>
        <draw:frame draw:style-name="gr51" draw:text-style-name="P16" draw:layer="layout" svg:width="1.378cm" svg:height="0.904cm" svg:x="20.95cm" svg:y="13.055cm">
          <draw:text-box>
            <text:p text:style-name="P5"><text:span text:style-name="T11">mid</text:span></text:p>
          </draw:text-box>
        </draw:frame>
        <presentation:notes draw:style-name="dp4">
          <office:forms form:automatic-focus="false" form:apply-design-mode="false"/>
          <draw:page-thumbnail draw:style-name="gr1" draw:layer="layout" svg:width="12.7cm" svg:height="9.526cm" svg:x="3.175cm" svg:y="1.904cm" draw:page-number="11" presentation:class="page"/>
          <draw:frame presentation:style-name="pr6" draw:text-style-name="P31" draw:layer="layout" svg:width="15.24cm" svg:height="12.74cm" svg:x="2cm" svg:y="12cm" presentation:class="notes" presentation:user-transformed="true">
            <draw:text-box>
              <text:p text:style-name="P5"><text:span text:style-name="T22">* Two level of presentation context specification: on omdoc element level and within omdoc elements</text:span></text:p>
              <text:p text:style-name="P5"><text:span text:style-name="T9">Cascading Presentation Context and Prioritization</text:span></text:p>
              <text:p text:style-name="P5"><text:span text:style-name="T22">* each omdoc element can optionally be associated with a pcontext </text:span></text:p>
              <text:p text:style-name="P5"><text:span text:style-name="T22">* pcontext either references presentation elements or inherits presentation contexts (via the base attribute)</text:span></text:p>
              <text:p text:style-name="P5"><text:span text:style-name="T22">* local pcontext overwrite more general pcontext</text:span></text:p>
              <text:p text:style-name="P5"><text:span text:style-name="T22">* prioritization on omdoc element level allows to created static documents and flexible documents that can be embedded into the pcontext of other documents</text:span></text:p>
            </draw:text-box>
          </draw:frame>
        </presentation:notes>
      </draw:page>
      <draw:page draw:name="page12" draw:style-name="dp3" draw:master-page-name="Default" presentation:presentation-page-layout-name="AL2T10">
        <office:forms form:automatic-focus="false" form:apply-design-mode="false"/>
        <draw:frame presentation:style-name="pr7" draw:text-style-name="P6" draw:layer="layout" svg:width="21.629cm" svg:height="3.818cm" svg:x="2.5cm" svg:y="0.451cm" presentation:class="title">
          <draw:text-box>
            <text:p text:style-name="P5"><text:span text:style-name="T3">paper5-Doc in OMDoc</text:span></text:p>
          </draw:text-box>
        </draw:frame>
        <draw:frame draw:style-name="gr4" draw:text-style-name="P48" draw:layer="layout" svg:width="22.118cm" svg:height="14.226cm" svg:x="2.4cm" svg:y="4.4cm">
          <draw:text-box>
            <text:p text:style-name="P5"><text:span text:style-name="T46">&lt;</text:span><text:span text:style-name="T47">omdoc</text:span><text:span text:style-name="T46"> xml:id="paper5" type="paper"&gt;</text:span></text:p>
            <text:p text:style-name="P5"><text:span text:style-name="T46"><text:s text:c="2"/></text:span><text:span text:style-name="T46">&lt;</text:span><text:span text:style-name="T48">pcontext</text:span><text:span text:style-name="T46"> xml:id="paper5-pc" base="#report-pc"&gt;&lt;</text:span><text:span text:style-name="T47">ref</text:span><text:span text:style-name="T46"> xref="#pres4-id"/&gt;</text:span></text:p>
            <text:p text:style-name="P5"><text:span text:style-name="T46"><text:s text:c="2"/></text:span><text:span text:style-name="T46">&lt;/</text:span><text:span text:style-name="T48">pcontext</text:span><text:span text:style-name="T46">&gt;</text:span></text:p>
            <text:p text:style-name="P5"><text:span text:style-name="T46"><text:s text:c="2"/></text:span><text:span text:style-name="T46">&lt;</text:span><text:span text:style-name="T49">narrative</text:span><text:span text:style-name="T46">&gt;</text:span></text:p>
            <text:p text:style-name="P5"><text:span text:style-name="T46"><text:s text:c="4"/></text:span><text:span text:style-name="T46">&lt;</text:span><text:span text:style-name="T47">metadata</text:span><text:span text:style-name="T46">&gt;&lt;dc:title&gt;Documents with flexible...&lt;/dc:title&gt;&lt;/</text:span><text:span text:style-name="T47">metadata</text:span><text:span text:style-name="T46">&gt;</text:span></text:p>
            <text:p text:style-name="P5"><text:span text:style-name="T46"><text:s text:c="4"/></text:span><text:span text:style-name="T46">&lt;</text:span><text:span text:style-name="T47">omdoc</text:span><text:span text:style-name="T46"> xml:id="section1" type="section"&gt;</text:span></text:p>
            <text:p text:style-name="P5"><text:span text:style-name="T46"><text:s text:c="6"/></text:span><text:span text:style-name="T46">&lt;</text:span><text:span text:style-name="T49">narrative</text:span><text:span text:style-name="T46">&gt;</text:span></text:p>
            <text:p text:style-name="P5"><text:span text:style-name="T46"><text:s text:c="8"/></text:span><text:span text:style-name="T46">&lt;</text:span><text:span text:style-name="T47">metadata</text:span><text:span text:style-name="T46">&gt;&lt;dc:title&gt;Introduction&lt;/dc:title&gt;&lt;/</text:span><text:span text:style-name="T47">metadata</text:span><text:span text:style-name="T46">&gt;</text:span></text:p>
            <text:p text:style-name="P5"><text:span text:style-name="T46"><text:s text:c="8"/></text:span><text:span text:style-name="T46">&lt;</text:span><text:span text:style-name="T47">ref </text:span><text:span text:style-name="T46">xref="#text1"/&gt;</text:span></text:p>
            <text:p text:style-name="P5"><text:span text:style-name="T46"><text:s text:c="6"/></text:span><text:span text:style-name="T46">&lt;/</text:span><text:span text:style-name="T49">narrative</text:span><text:span text:style-name="T46">&gt;</text:span></text:p>
            <text:p text:style-name="P5"><text:span text:style-name="T46"><text:s text:c="6"/></text:span><text:span text:style-name="T46">&lt;</text:span><text:span text:style-name="T50">content</text:span><text:span text:style-name="T46">&gt;&lt;</text:span><text:span text:style-name="T47">omtext</text:span><text:span text:style-name="T46"> xml:id="text1"&gt;&lt;</text:span><text:span text:style-name="T47">CMP</text:span><text:span text:style-name="T46">&gt;In this paper...&lt;/</text:span><text:span text:style-name="T47">CMP</text:span><text:span text:style-name="T46">&gt;&lt;/</text:span><text:span text:style-name="T47">omtext</text:span><text:span text:style-name="T46">&gt;</text:span></text:p>
            <text:p text:style-name="P5"><text:span text:style-name="T46"><text:s text:c="6"/></text:span><text:span text:style-name="T46">&lt;/</text:span><text:span text:style-name="T50">content</text:span><text:span text:style-name="T46">&gt;</text:span></text:p>
            <text:p text:style-name="P5"><text:span text:style-name="T46"><text:s text:c="4"/></text:span><text:span text:style-name="T46">&lt;/</text:span><text:span text:style-name="T47">omdoc</text:span><text:span text:style-name="T46">&gt;</text:span></text:p>
            <text:p text:style-name="P5"><text:span text:style-name="T46"><text:s text:c="4"/></text:span></text:p>
            <text:p text:style-name="P5"><text:span text:style-name="T46"><text:s text:c="4"/></text:span><text:span text:style-name="T46">&lt;</text:span><text:span text:style-name="T47">omdoc</text:span><text:span text:style-name="T46"> xml:id="section2" type="section"&gt;</text:span></text:p>
            <text:p text:style-name="P5"><text:span text:style-name="T46"><text:s text:c="6"/></text:span><text:span text:style-name="T46">&lt;</text:span><text:span text:style-name="T49">narrative</text:span><text:span text:style-name="T46">&gt;</text:span></text:p>
            <text:p text:style-name="P5"><text:span text:style-name="T46"><text:s text:c="8"/></text:span><text:span text:style-name="T46">&lt;</text:span><text:span text:style-name="T47">metadata</text:span><text:span text:style-name="T46">&gt;&lt;dc:title&gt;Outlook&lt;/dc:title&gt;&lt;/</text:span><text:span text:style-name="T47">metadata</text:span><text:span text:style-name="T46">&gt;</text:span></text:p>
            <text:p text:style-name="P5"><text:span text:style-name="T46"><text:s text:c="8"/></text:span><text:span text:style-name="T46">&lt;</text:span><text:span text:style-name="T47">ref</text:span><text:span text:style-name="T46"> xref="#text2"/&gt;</text:span></text:p>
            <text:p text:style-name="P5"><text:span text:style-name="T46"><text:s text:c="6"/></text:span><text:span text:style-name="T46">&lt;/</text:span><text:span text:style-name="T49">narrative</text:span><text:span text:style-name="T46">&gt;</text:span></text:p>
            <text:p text:style-name="P5"><text:span text:style-name="T46"><text:s text:c="6"/></text:span><text:span text:style-name="T46">&lt;</text:span><text:span text:style-name="T50">content</text:span><text:span text:style-name="T46">&gt;&lt;</text:span><text:span text:style-name="T47">omtext</text:span><text:span text:style-name="T46"> xml:id="text2"&gt;&lt;</text:span><text:span text:style-name="T47">CMP</text:span><text:span text:style-name="T46">&gt;To sum up ...&lt;/</text:span><text:span text:style-name="T47">CMP</text:span><text:span text:style-name="T46">&gt;&lt;/</text:span><text:span text:style-name="T47">omtext</text:span><text:span text:style-name="T46">&gt;</text:span></text:p>
            <text:p text:style-name="P5"><text:span text:style-name="T46"><text:s text:c="6"/></text:span><text:span text:style-name="T46">&lt;/</text:span><text:span text:style-name="T50">content</text:span><text:span text:style-name="T46">&gt;</text:span></text:p>
            <text:p text:style-name="P5"><text:span text:style-name="T46"><text:s text:c="4"/></text:span><text:span text:style-name="T46">&lt;/</text:span><text:span text:style-name="T47">omdoc</text:span><text:span text:style-name="T46">&gt; </text:span></text:p>
            <text:p text:style-name="P5"><text:span text:style-name="T46"><text:s text:c="2"/></text:span><text:span text:style-name="T46">&lt;/</text:span><text:span text:style-name="T49">narrative</text:span><text:span text:style-name="T46">&gt;</text:span></text:p>
            <text:p text:style-name="P5"><text:span text:style-name="T46"><text:s text:c="2"/></text:span><text:span text:style-name="T46">&lt;</text:span><text:span text:style-name="T50">content</text:span><text:span text:style-name="T46">&gt;&lt;</text:span><text:span text:style-name="T47">presentation</text:span><text:span text:style-name="T46"> xml:id="pres4-id"&gt;...&lt;/</text:span><text:span text:style-name="T47">presentation</text:span><text:span text:style-name="T46">&gt;&lt;/</text:span><text:span text:style-name="T50">content</text:span><text:span text:style-name="T46">&gt;</text:span></text:p>
            <text:p text:style-name="P5"><text:span text:style-name="T46">&lt;/</text:span><text:span text:style-name="T47">omdoc</text:span><text:span text:style-name="T46">&gt;</text:span></text:p>
          </draw:text-box>
        </draw:frame>
        <draw:custom-shape draw:style-name="gr55" draw:text-style-name="P9" draw:layer="layout" svg:width="20.7cm" svg:height="4.6cm" svg:x="3.8cm" svg:y="7.3cm">
          <text:p text:style-name="P5"/>
          <draw:enhanced-geometry svg:viewBox="0 0 21600 21600" draw:type="rectangle" draw:enhanced-path="M 0 0 L 21600 0 21600 21600 0 21600 0 0 Z N"/>
        </draw:custom-shape>
        <draw:custom-shape draw:style-name="gr55" draw:text-style-name="P9" draw:layer="layout" svg:width="22.5cm" svg:height="14.1cm" svg:x="2.5cm" svg:y="4.5cm">
          <text:p text:style-name="P5"/>
          <draw:enhanced-geometry svg:viewBox="0 0 21600 21600" draw:type="rectangle" draw:enhanced-path="M 0 0 L 21600 0 21600 21600 0 21600 0 0 Z N"/>
        </draw:custom-shape>
        <draw:custom-shape draw:style-name="gr55" draw:text-style-name="P9" draw:layer="layout" svg:width="20.7cm" svg:height="4.3cm" svg:x="3.8cm" svg:y="12.4cm">
          <text:p text:style-name="P5"/>
          <draw:enhanced-geometry svg:viewBox="0 0 21600 21600" draw:type="rectangle" draw:enhanced-path="M 0 0 L 21600 0 21600 21600 0 21600 0 0 Z N"/>
        </draw:custom-shape>
        <presentation:notes draw:style-name="dp4">
          <draw:page-thumbnail draw:style-name="gr1" draw:layer="layout" svg:width="12.7cm" svg:height="9.526cm" svg:x="3.175cm" svg:y="1.904cm" draw:page-number="12" presentation:class="page"/>
          <draw:frame presentation:style-name="pr6" draw:text-style-name="P31" draw:layer="layout" svg:width="15.24cm" svg:height="11.181cm" svg:x="1.905cm" svg:y="12.065cm" presentation:class="notes" presentation:user-transformed="true">
            <draw:text-box>
              <text:p text:style-name="P5"><text:span text:style-name="T22">nur kurz</text:span></text:p>
            </draw:text-box>
          </draw:frame>
        </presentation:notes>
      </draw:page>
      <draw:page draw:name="page13" draw:style-name="dp3" draw:master-page-name="Default" presentation:presentation-page-layout-name="AL2T10">
        <office:forms form:automatic-focus="false" form:apply-design-mode="false"/>
        <draw:frame presentation:style-name="pr7" draw:text-style-name="P6" draw:layer="layout" svg:width="21.629cm" svg:height="3.818cm" svg:x="2.5cm" svg:y="0.451cm" presentation:class="title">
          <draw:text-box>
            <text:p text:style-name="P5"><text:span text:style-name="T3">Presentation Context within OMDoc elements</text:span></text:p>
          </draw:text-box>
        </draw:frame>
        <draw:frame draw:style-name="gr4" draw:text-style-name="P49" draw:layer="layout" svg:width="19.855cm" svg:height="14.309cm" svg:x="2.4cm" svg:y="4.4cm">
          <draw:text-box>
            <text:p text:style-name="P5"><text:span text:style-name="T51">&lt;</text:span><text:span text:style-name="T52">omdoc</text:span><text:span text:style-name="T51"> xml:id="section3" type="section"&gt;</text:span></text:p>
            <text:p text:style-name="P5"><text:span text:style-name="T51"><text:s text:c="2"/></text:span><text:span text:style-name="T51">&lt;</text:span><text:span text:style-name="T52">narrative</text:span><text:span text:style-name="T51">&gt;</text:span></text:p>
            <text:p text:style-name="P5"><text:span text:style-name="T51"><text:s text:c="4"/></text:span><text:span text:style-name="T51">&lt;</text:span><text:span text:style-name="T52">omdoc</text:span><text:span text:style-name="T51"> type="para"&gt;</text:span></text:p>
            <text:p text:style-name="P5"><text:span text:style-name="T51"><text:s text:c="6"/></text:span><text:span text:style-name="T51">&lt;</text:span><text:span text:style-name="T52">pcontext</text:span><text:span text:style-name="T51"> xml:id="pc1"&gt;</text:span><text:span text:style-name="T53">&lt;</text:span><text:span text:style-name="T54">ref</text:span><text:span text:style-name="T53"> xref="</text:span><text:span text:style-name="T54">#bk-D</text:span><text:span text:style-name="T53">"/&gt;</text:span><text:span text:style-name="T51">&lt;</text:span><text:span text:style-name="T52">pcontext</text:span><text:span text:style-name="T51">&gt;</text:span></text:p>
            <text:p text:style-name="P5"><text:span text:style-name="T51"><text:s text:c="6"/></text:span><text:span text:style-name="T51">&lt;</text:span><text:span text:style-name="T52">narrative</text:span><text:span text:style-name="T51">&gt;&lt;</text:span><text:span text:style-name="T52">ref</text:span><text:span text:style-name="T51"> xref="#text1"/&gt;&lt;/</text:span><text:span text:style-name="T52">narrative</text:span><text:span text:style-name="T51">&gt;</text:span></text:p>
            <text:p text:style-name="P5"><text:span text:style-name="T51"><text:s text:c="6"/></text:span><text:span text:style-name="T51">&lt;</text:span><text:span text:style-name="T52">content</text:span><text:span text:style-name="T51">&gt;</text:span></text:p>
            <text:p text:style-name="P5"><text:span text:style-name="T51"><text:s text:c="8"/></text:span><text:span text:style-name="T51">&lt;</text:span><text:span text:style-name="T52">omtext</text:span><text:span text:style-name="T51"> xml:id="text1"&gt;</text:span></text:p>
            <text:p text:style-name="P5"><text:span text:style-name="T51"><text:s text:c="10"/></text:span><text:span text:style-name="T51">&lt;</text:span><text:span text:style-name="T52">CMP</text:span><text:span text:style-name="T51">&gt;We will discuss the binomial coefficient </text:span></text:p>
            <text:p text:style-name="P5"><text:span text:style-name="T51"><text:s text:c="10"/></text:span><text:span text:style-name="T51">which can be represented in three ways: i.e. </text:span></text:p>
            <text:p text:style-name="P5"><text:span text:style-name="T51"><text:s text:c="10"/></text:span><text:span text:style-name="T51">&lt;</text:span><text:span text:style-name="T52">OMOBJ</text:span><text:span text:style-name="T51"> xml:id="</text:span><text:span text:style-name="T55">foo</text:span><text:span text:style-name="T51">"&gt;</text:span></text:p>
            <text:p text:style-name="P5"><text:span text:style-name="T51"><text:s text:c="12"/></text:span><text:span text:style-name="T51">&lt;</text:span><text:span text:style-name="T52">OMA</text:span><text:span text:style-name="T51">&gt;</text:span></text:p>
            <text:p text:style-name="P5"><text:span text:style-name="T51"><text:s text:c="14"/></text:span><text:span text:style-name="T51">&lt;</text:span><text:span text:style-name="T52">OMS</text:span><text:span text:style-name="T51"> cd="bk" name="bk"/&gt;</text:span></text:p>
            <text:p text:style-name="P5"><text:span text:style-name="T51"><text:s text:c="14"/></text:span><text:span text:style-name="T51">&lt;</text:span><text:span text:style-name="T52">OMV</text:span><text:span text:style-name="T51"> name="n"/&gt;&lt;/</text:span><text:span text:style-name="T52">OMV</text:span><text:span text:style-name="T51"> name="k"/&gt;</text:span></text:p>
            <text:p text:style-name="P5"><text:span text:style-name="T51"><text:s text:c="12"/></text:span><text:span text:style-name="T51">&lt;/</text:span><text:span text:style-name="T52">OMA</text:span><text:span text:style-name="T51">&gt;</text:span></text:p>
            <text:p text:style-name="P5"><text:span text:style-name="T51"><text:s text:c="10"/></text:span><text:span text:style-name="T51">&lt;/</text:span><text:span text:style-name="T52">OMOBJ</text:span><text:span text:style-name="T51">&gt; (Germany), </text:span></text:p>
            <text:p text:style-name="P5"><text:span text:style-name="T51"><text:s text:c="10"/></text:span><text:span text:style-name="T51">&lt;</text:span><text:span text:style-name="T52">ref</text:span><text:span text:style-name="T51"> xref="#</text:span><text:span text:style-name="T55">foo</text:span><text:span text:style-name="T51">" </text:span><text:span text:style-name="T54">pc="#bk-F"</text:span><text:span text:style-name="T51">/&gt; (France), and </text:span></text:p>
            <text:p text:style-name="P5"><text:span text:style-name="T51"><text:s text:c="10"/></text:span><text:span text:style-name="T51">&lt;</text:span><text:span text:style-name="T52">ref</text:span><text:span text:style-name="T51"> xref="#</text:span><text:span text:style-name="T55">foo</text:span><text:span text:style-name="T51">" </text:span><text:span text:style-name="T54">pc="#bk-R"</text:span><text:span text:style-name="T51">/&gt; (Russia) &lt;/</text:span><text:span text:style-name="T52">CMP</text:span><text:span text:style-name="T51">&gt;</text:span></text:p>
            <text:p text:style-name="P5"><text:span text:style-name="T51"><text:s text:c="8"/></text:span><text:span text:style-name="T51">&lt;/</text:span><text:span text:style-name="T52">omtext</text:span><text:span text:style-name="T51">&gt;</text:span></text:p>
            <text:p text:style-name="P5"><text:span text:style-name="T51"><text:s text:c="6"/></text:span><text:span text:style-name="T51">&lt;/</text:span><text:span text:style-name="T52">content</text:span><text:span text:style-name="T51">&gt;</text:span></text:p>
            <text:p text:style-name="P5"><text:span text:style-name="T51"><text:s text:c="4"/></text:span><text:span text:style-name="T51">&lt;/</text:span><text:span text:style-name="T52">omdoc</text:span><text:span text:style-name="T51">&gt;</text:span></text:p>
            <text:p text:style-name="P5"><text:span text:style-name="T51"><text:s text:c="2"/></text:span><text:span text:style-name="T51">&lt;/</text:span><text:span text:style-name="T52">narrative</text:span><text:span text:style-name="T51">&gt;</text:span></text:p>
            <text:p text:style-name="P5"><text:span text:style-name="T51">&lt;/</text:span><text:span text:style-name="T52">omdoc</text:span><text:span text:style-name="T51">&gt;</text:span></text:p>
          </draw:text-box>
        </draw:frame>
        <draw:custom-shape draw:style-name="gr55" draw:text-style-name="P9" draw:layer="layout" svg:width="19cm" svg:height="7.5cm" svg:x="5.2cm" svg:y="8.4cm">
          <text:p text:style-name="P5"/>
          <draw:enhanced-geometry svg:viewBox="0 0 21600 21600" draw:type="rectangle" draw:enhanced-path="M 0 0 L 21600 0 21600 21600 0 21600 0 0 Z N"/>
        </draw:custom-shape>
        <draw:custom-shape draw:style-name="gr55" draw:text-style-name="P9" draw:layer="layout" svg:width="22.5cm" svg:height="14.1cm" svg:x="2.5cm" svg:y="4.5cm">
          <text:p text:style-name="P5"/>
          <draw:enhanced-geometry svg:viewBox="0 0 21600 21600" draw:type="rectangle" draw:enhanced-path="M 0 0 L 21600 0 21600 21600 0 21600 0 0 Z N"/>
        </draw:custom-shape>
        <draw:g draw:id="id189">
          <draw:custom-shape draw:style-name="gr47" draw:text-style-name="P50" draw:layer="layout" svg:width="23.4cm" svg:height="5cm" svg:x="2cm" svg:y="10.5cm">
            <text:p text:style-name="P20"><text:span text:style-name="T56">We will discuss the binomial coefficient which can be represented in three ways: i.e. <text:s text:c="3"/></text:span></text:p>
            <text:p text:style-name="P20"><text:span text:style-name="T56"><text:s text:c="3"/></text:span><text:span text:style-name="T56">(Germany), <text:s text:c="4"/>(France), <text:s text:c="4"/>(Russia)</text:span></text:p>
            <draw:enhanced-geometry svg:viewBox="0 0 21600 21600" draw:type="rectangle" draw:enhanced-path="M 0 0 L 21600 0 21600 21600 0 21600 0 0 Z N"/>
          </draw:custom-shape>
          <draw:frame draw:style-name="gr30" draw:layer="layout" svg:width="1.012cm" svg:height="1.718cm" svg:x="1.988cm" svg:y="13.5cm">
            <draw:object xlink:href="./Object 1" xlink:type="simple" xlink:show="embed" xlink:actuate="onLoad"/>
            <draw:image xlink:href="./ObjectReplacements/Object 1" xlink:type="simple" xlink:show="embed" xlink:actuate="onLoad"/>
          </draw:frame>
          <draw:frame draw:style-name="gr30" draw:layer="layout" svg:width="1.201cm" svg:height="1.407cm" svg:x="9cm" svg:y="13.593cm">
            <draw:object xlink:href="./Object 2" xlink:type="simple" xlink:show="embed" xlink:actuate="onLoad"/>
            <draw:image xlink:href="./ObjectReplacements/Object 2" xlink:type="simple" xlink:show="embed" xlink:actuate="onLoad"/>
          </draw:frame>
          <draw:frame draw:style-name="gr30" draw:layer="layout" svg:width="1.201cm" svg:height="1.404cm" svg:x="15.799cm" svg:y="13.596cm">
            <draw:object xlink:href="./Object 3" xlink:type="simple" xlink:show="embed" xlink:actuate="onLoad"/>
            <draw:image xlink:href="./ObjectReplacements/Object 3" xlink:type="simple" xlink:show="embed" xlink:actuate="onLoad"/>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4">
          <office:forms form:automatic-focus="false" form:apply-design-mode="false"/>
          <draw:page-thumbnail draw:style-name="gr1" draw:layer="layout" svg:width="12.7cm" svg:height="9.526cm" svg:x="3.175cm" svg:y="1.904cm" draw:page-number="13" presentation:class="page"/>
          <draw:frame presentation:style-name="pr6" draw:text-style-name="P31" draw:layer="layout" svg:width="15.24cm" svg:height="11.181cm" svg:x="1.905cm" svg:y="12.065cm" presentation:class="notes" presentation:user-transformed="true">
            <draw:text-box>
              <text:p text:style-name="P5"><text:span text:style-name="T22">implementation to specify presentations within omdoc elements: e.g. to specifiy a text like this one...</text:span></text:p>
            </draw:text-box>
          </draw:frame>
        </presentation:notes>
      </draw:page>
      <draw:page draw:name="page14" draw:style-name="dp3" draw:master-page-name="Default" presentation:presentation-page-layout-name="AL2T10">
        <office:forms form:automatic-focus="false" form:apply-design-mode="false"/>
        <draw:frame presentation:style-name="pr7" draw:text-style-name="P6" draw:layer="layout" svg:width="21.629cm" svg:height="3.818cm" svg:x="2.5cm" svg:y="0.451cm" presentation:class="title">
          <draw:text-box>
            <text:p text:style-name="P5"><text:span text:style-name="T3">Personalizing Documents</text:span></text:p>
          </draw:text-box>
        </draw:frame>
        <draw:frame presentation:style-name="pr8" draw:text-style-name="P23" draw:layer="layout" svg:width="21.5cm" svg:height="12.336cm" svg:x="2.5cm" svg:y="4.444cm" presentation:class="outline" presentation:user-transformed="true">
          <draw:text-box>
            <text:list text:style-name="L6">
              <text:list-item>
                <text:p text:style-name="P22"><text:span text:style-name="T57">overwriting the author's notation context: takes away the author's intention</text:span></text:p>
              </text:list-item>
            </text:list>
          </draw:text-box>
        </draw:frame>
        <draw:g draw:id="id190">
          <draw:custom-shape draw:style-name="gr47" draw:text-style-name="P50" draw:layer="layout" svg:width="23.4cm" svg:height="5cm" svg:x="2.1cm" svg:y="8.5cm">
            <text:p text:style-name="P20"><text:span text:style-name="T56">We will discuss the binomial coefficient which can be represented in three ways: i.e. <text:s/></text:span></text:p>
            <text:p text:style-name="P20"><text:span text:style-name="T56"><text:s text:c="3"/></text:span><text:span text:style-name="T56">(Germany), <text:s text:c="3"/>(France), <text:s text:c="3"/>(Russia)</text:span></text:p>
            <draw:enhanced-geometry svg:viewBox="0 0 21600 21600" draw:type="rectangle" draw:enhanced-path="M 0 0 L 21600 0 21600 21600 0 21600 0 0 Z N"/>
          </draw:custom-shape>
          <draw:frame draw:style-name="gr30" draw:layer="layout" svg:width="1.012cm" svg:height="1.718cm" svg:x="2.388cm" svg:y="11.5cm">
            <draw:object xlink:href="./Object 4" xlink:type="simple" xlink:show="embed" xlink:actuate="onLoad"/>
            <draw:image xlink:href="./ObjectReplacements/Object 4" xlink:type="simple" xlink:show="embed" xlink:actuate="onLoad"/>
          </draw:frame>
          <draw:frame draw:style-name="gr30" draw:layer="layout" svg:width="1.012cm" svg:height="1.718cm" svg:x="9.388cm" svg:y="11.5cm">
            <draw:object xlink:href="./Object 5" xlink:type="simple" xlink:show="embed" xlink:actuate="onLoad"/>
            <draw:image xlink:href="./ObjectReplacements/Object 5" xlink:type="simple" xlink:show="embed" xlink:actuate="onLoad"/>
          </draw:frame>
          <draw:frame draw:style-name="gr30" draw:layer="layout" svg:width="1.012cm" svg:height="1.718cm" svg:x="15.488cm" svg:y="11.5cm">
            <draw:object xlink:href="./Object 6" xlink:type="simple" xlink:show="embed" xlink:actuate="onLoad"/>
            <draw:image xlink:href="./ObjectReplacements/Object 6" xlink:type="simple" xlink:show="embed" xlink:actuate="onLoad"/>
          </draw:frame>
        </draw:g>
        <draw:frame draw:style-name="gr82" draw:text-style-name="P22" draw:id="id191" draw:layer="layout" svg:width="22cm" svg:height="1.021cm" svg:x="2.4cm" svg:y="13.9cm">
          <draw:text-box>
            <text:list text:style-name="L4">
              <text:list-item>
                <text:list>
                  <text:list-item>
                    <text:p text:style-name="P22"><text:span text:style-name="T57">outlook: author support for preserving specific notation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4">
          <draw:page-thumbnail draw:style-name="gr1" draw:layer="layout" svg:width="12.7cm" svg:height="9.526cm" svg:x="3.175cm" svg:y="1.904cm" draw:page-number="14" presentation:class="page"/>
          <draw:frame presentation:style-name="pr6" draw:text-style-name="P31" draw:layer="layout" svg:width="15.24cm" svg:height="11.967cm" svg:x="2.06cm" svg:y="11.9cm" presentation:class="notes" presentation:user-transformed="true">
            <draw:text-box>
              <text:p text:style-name="P5"><text:span text:style-name="T22">* hinweis auf actimath</text:span></text:p>
              <text:p text:style-name="P5"><text:span text:style-name="T22">* as far as I know in activemath the individuals preferences a high prioritized then the author; using this prioritization in our approach work would lead to the following output: </text:span></text:p>
              <text:p text:style-name="P5"><text:span text:style-name="T22"/></text:p>
              <text:p text:style-name="P5"><text:span text:style-name="T22">* hence the activemath approach does not work for us</text:span></text:p>
              <text:p text:style-name="P5"><text:span text:style-name="T22">* question to paul: is this still the activemath approach or are further attempts taken, what are your experiences, does it work with your specification? </text:span></text:p>
              <text:p text:style-name="P5"><text:span text:style-name="T22"/></text:p>
              <text:p text:style-name="P5"><text:span text:style-name="T22">todo: activemath paper lesen!!!</text:span></text:p>
            </draw:text-box>
          </draw:frame>
        </presentation:notes>
      </draw:page>
      <draw:page draw:name="page15" draw:style-name="dp3" draw:master-page-name="Default" presentation:presentation-page-layout-name="AL2T10">
        <office:forms form:automatic-focus="false" form:apply-design-mode="false"/>
        <draw:frame presentation:style-name="pr7" draw:text-style-name="P6" draw:layer="layout" svg:width="21.629cm" svg:height="3.818cm" svg:x="2.5cm" svg:y="0.451cm" presentation:class="title">
          <draw:text-box>
            <text:p text:style-name="P5"><text:span text:style-name="T3">Extensional and Intensional Context Model</text:span></text:p>
          </draw:text-box>
        </draw:frame>
        <draw:custom-shape draw:style-name="gr31" draw:text-style-name="P9" draw:layer="layout" svg:width="8cm" svg:height="9.8cm" svg:x="4.8cm" svg:y="5.8cm">
          <text:p text:style-name="P5"/>
          <draw:enhanced-geometry svg:viewBox="0 0 21600 21600" draw:type="rectangle" draw:enhanced-path="M 0 0 L 21600 0 21600 21600 0 21600 0 0 Z N"/>
        </draw:custom-shape>
        <draw:g draw:id="id108">
          <draw:custom-shape draw:style-name="gr2" draw:text-style-name="P7" draw:layer="layout" svg:width="0.802cm" svg:height="0.818cm" svg:x="2.8cm" svg:y="6.501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3.199cm" svg:y1="7.319cm" svg:x2="3.199cm" svg:y2="7.971cm">
            <text:p text:style-name="P5"/>
          </draw:line>
          <draw:line draw:style-name="gr3" draw:text-style-name="P8" draw:layer="layout" svg:x1="2.999cm" svg:y1="8.3cm" svg:x2="3.199cm" svg:y2="7.976cm">
            <text:p text:style-name="P5"/>
          </draw:line>
          <draw:line draw:style-name="gr3" draw:text-style-name="P8" draw:layer="layout" svg:x1="3.199cm" svg:y1="7.976cm" svg:x2="3.402cm" svg:y2="8.3cm">
            <text:p text:style-name="P5"/>
          </draw:line>
          <draw:line draw:style-name="gr3" draw:text-style-name="P8" draw:layer="layout" svg:x1="2.999cm" svg:y1="7.647cm" svg:x2="3.402cm" svg:y2="7.647cm">
            <text:p text:style-name="P5"/>
          </draw:line>
        </draw:g>
        <draw:frame draw:style-name="gr4" draw:layer="layout" svg:width="3.042cm" svg:height="0.962cm" svg:x="1.8cm" svg:y="8.4cm">
          <draw:text-box>
            <text:p text:style-name="P5">&lt;author&gt;</text:p>
          </draw:text-box>
        </draw:frame>
        <draw:custom-shape draw:style-name="gr5" draw:text-style-name="P9" draw:id="id106" draw:layer="layout" svg:width="4cm" svg:height="2.5cm" svg:x="8.7cm" svg:y="9.3cm">
          <text:p text:style-name="P1">specify </text:p>
          <text:p text:style-name="P1">pcontext</text:p>
          <draw:enhanced-geometry svg:viewBox="0 0 21600 21600" draw:glue-points="10800 0 3160 3160 0 10800 3160 18440 10800 21600 18440 18440 21600 10800 18440 3160" draw:text-areas="3200 3200 18400 18400" draw:type="ellipse"/>
        </draw:custom-shape>
        <draw:custom-shape draw:style-name="gr5" draw:text-style-name="P9" draw:id="id107" draw:layer="layout" svg:width="4cm" svg:height="2.5cm" svg:x="6cm" svg:y="11.8cm">
          <text:p text:style-name="P1">specify </text:p>
          <text:p text:style-name="P1">pc-attributes</text:p>
          <draw:enhanced-geometry svg:viewBox="0 0 21600 21600" draw:glue-points="10800 0 3160 3160 0 10800 3160 18440 10800 21600 18440 18440 21600 10800 18440 3160" draw:text-areas="3200 3200 18400 18400" draw:type="ellipse"/>
        </draw:custom-shape>
        <draw:custom-shape draw:style-name="gr5" draw:text-style-name="P9" draw:id="id105" draw:layer="layout" svg:width="4.5cm" svg:height="2.5cm" svg:x="5.3cm" svg:y="6.8cm">
          <text:p text:style-name="P1">author selects</text:p>
          <text:p text:style-name="P1">notations</text:p>
          <draw:enhanced-geometry svg:viewBox="0 0 21600 21600" draw:glue-points="10800 0 3160 3160 0 10800 3160 18440 10800 21600 18440 18440 21600 10800 18440 3160" draw:text-areas="3200 3200 18400 18400" draw:type="ellipse"/>
        </draw:custom-shape>
        <draw:connector draw:style-name="gr83" draw:layer="layout" draw:type="curve" svg:x1="9.14cm" svg:y1="7.164cm" svg:x2="10.699cm" svg:y2="9.3cm" draw:start-shape="id105" draw:start-glue-point="11" draw:end-shape="id106" draw:end-glue-point="4">
          <text:p text:style-name="P5"/>
        </draw:connector>
        <draw:connector draw:style-name="gr83" draw:layer="layout" draw:type="curve" svg:x1="5.957cm" svg:y1="8.934cm" svg:x2="6cm" svg:y2="13.049cm" draw:start-shape="id105" draw:start-glue-point="7" draw:end-shape="id107" draw:end-glue-point="6">
          <text:p text:style-name="P5"/>
        </draw:connector>
        <draw:frame draw:style-name="gr4" draw:text-style-name="P51" draw:layer="layout" svg:width="3.008cm" svg:height="0.839cm" svg:x="5.8cm" svg:y="9.461cm">
          <draw:text-box>
            <text:p text:style-name="P5"><text:span text:style-name="T12">&lt;includes&gt;</text:span></text:p>
          </draw:text-box>
        </draw:frame>
        <draw:frame draw:style-name="gr4" draw:text-style-name="P51" draw:layer="layout" svg:width="3.008cm" svg:height="0.839cm" svg:x="10.1cm" svg:y="5.961cm">
          <draw:text-box>
            <text:p text:style-name="P5"><text:span text:style-name="T12">&lt;includes&gt;</text:span></text:p>
          </draw:text-box>
        </draw:frame>
        <draw:connector draw:style-name="gr13" draw:layer="layout" draw:type="line" svg:x1="3.602cm" svg:y1="7.4cm" svg:x2="5.957cm" svg:y2="7.164cm" draw:start-shape="id108" draw:start-glue-point="1" draw:end-shape="id105" draw:end-glue-point="5">
          <text:p text:style-name="P5"/>
        </draw:connector>
        <draw:custom-shape draw:style-name="gr5" draw:text-style-name="P9" draw:layer="layout" svg:width="4.5cm" svg:height="2.5cm" svg:x="5.3cm" svg:y="6.8cm">
          <text:p text:style-name="P1">selects</text:p>
          <text:p text:style-name="P1">notations</text:p>
          <draw:enhanced-geometry svg:viewBox="0 0 21600 21600" draw:glue-points="10800 0 3160 3160 0 10800 3160 18440 10800 21600 18440 18440 21600 10800 18440 3160" draw:text-areas="3200 3200 18400 18400" draw:type="ellipse"/>
        </draw:custom-shape>
        <draw:frame draw:style-name="gr4" draw:text-style-name="P52" draw:layer="layout" svg:width="7.58cm" svg:height="1.191cm" svg:x="4.92cm" svg:y="4.5cm">
          <draw:text-box>
            <text:p text:style-name="P5"><text:span text:style-name="T2">extensional model</text:span></text:p>
          </draw:text-box>
        </draw:frame>
        <draw:g draw:id="id192">
          <draw:custom-shape draw:style-name="gr84" draw:text-style-name="P9" draw:layer="layout" svg:width="8cm" svg:height="12.8cm" svg:x="14.692cm" svg:y="5.8cm">
            <text:p text:style-name="P5"/>
            <draw:enhanced-geometry svg:viewBox="0 0 21600 21600" draw:type="rectangle" draw:enhanced-path="M 0 0 L 21600 0 21600 21600 0 21600 0 0 Z N"/>
          </draw:custom-shape>
          <draw:g draw:id="id109">
            <draw:custom-shape draw:style-name="gr2" draw:text-style-name="P7" draw:layer="layout" svg:width="0.802cm" svg:height="0.818cm" svg:x="23.7cm" svg:y="7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24.099cm" svg:y1="7.818cm" svg:x2="24.099cm" svg:y2="8.47cm">
              <text:p text:style-name="P5"/>
            </draw:line>
            <draw:line draw:style-name="gr3" draw:text-style-name="P8" draw:layer="layout" svg:x1="23.899cm" svg:y1="8.799cm" svg:x2="24.099cm" svg:y2="8.475cm">
              <text:p text:style-name="P5"/>
            </draw:line>
            <draw:line draw:style-name="gr3" draw:text-style-name="P8" draw:layer="layout" svg:x1="24.099cm" svg:y1="8.475cm" svg:x2="24.302cm" svg:y2="8.799cm">
              <text:p text:style-name="P5"/>
            </draw:line>
            <draw:line draw:style-name="gr3" draw:text-style-name="P8" draw:layer="layout" svg:x1="23.899cm" svg:y1="8.146cm" svg:x2="24.302cm" svg:y2="8.146cm">
              <text:p text:style-name="P5"/>
            </draw:line>
          </draw:g>
          <draw:frame draw:style-name="gr4" draw:layer="layout" svg:width="3.042cm" svg:height="0.962cm" svg:x="22.6cm" svg:y="8.738cm">
            <draw:text-box>
              <text:p text:style-name="P5">&lt;author&gt;</text:p>
            </draw:text-box>
          </draw:frame>
          <draw:custom-shape draw:style-name="gr5" draw:text-style-name="P9" draw:id="id110" draw:layer="layout" svg:width="5cm" svg:height="2.5cm" svg:x="16cm" svg:y="6.2cm">
            <text:p text:style-name="P1">selects</text:p>
            <text:p text:style-name="P1">notation</text:p>
            <text:p text:style-name="P1">dimensions</text:p>
            <draw:enhanced-geometry svg:viewBox="0 0 21600 21600" draw:glue-points="10800 0 3160 3160 0 10800 3160 18440 10800 21600 18440 18440 21600 10800 18440 3160" draw:text-areas="3200 3200 18400 18400" draw:type="ellipse"/>
          </draw:custom-shape>
          <draw:connector draw:style-name="gr13" draw:layer="layout" draw:type="line" svg:x1="23.7cm" svg:y1="7.899cm" svg:x2="21cm" svg:y2="7.45cm" draw:start-shape="id109" draw:start-glue-point="3" draw:end-shape="id110">
            <text:p text:style-name="P5"/>
          </draw:connector>
          <draw:custom-shape draw:style-name="gr5" draw:text-style-name="P9" draw:id="id112" draw:layer="layout" svg:width="4cm" svg:height="2.5cm" svg:x="18cm" svg:y="10cm">
            <text:p text:style-name="P1">enter </text:p>
            <text:p text:style-name="P1">language</text:p>
            <draw:enhanced-geometry svg:viewBox="0 0 21600 21600" draw:glue-points="10800 0 3160 3160 0 10800 3160 18440 10800 21600 18440 18440 21600 10800 18440 3160" draw:text-areas="3200 3200 18400 18400" draw:type="ellipse"/>
          </draw:custom-shape>
          <draw:custom-shape draw:style-name="gr5" draw:text-style-name="P9" draw:id="id111" draw:layer="layout" svg:width="4cm" svg:height="2.5cm" svg:x="15cm" svg:y="12.3cm">
            <text:p text:style-name="P1">enter </text:p>
            <text:p text:style-name="P1">area of appl.</text:p>
            <draw:enhanced-geometry svg:viewBox="0 0 21600 21600" draw:glue-points="10800 0 3160 3160 0 10800 3160 18440 10800 21600 18440 18440 21600 10800 18440 3160" draw:text-areas="3200 3200 18400 18400" draw:type="ellipse"/>
          </draw:custom-shape>
          <draw:connector draw:style-name="gr83" draw:layer="layout" draw:type="curve" svg:x1="16.73cm" svg:y1="8.334cm" svg:x2="15.584cm" svg:y2="12.664cm" draw:start-shape="id110" draw:start-glue-point="7" draw:end-shape="id111" draw:end-glue-point="5">
            <text:p text:style-name="P5"/>
          </draw:connector>
          <draw:connector draw:style-name="gr83" draw:layer="layout" draw:type="curve" svg:x1="20.268cm" svg:y1="8.334cm" svg:x2="21.414cm" svg:y2="10.364cm" draw:start-shape="id110" draw:start-glue-point="9" draw:end-shape="id112" draw:end-glue-point="11">
            <text:p text:style-name="P5"/>
          </draw:connector>
          <draw:frame draw:style-name="gr4" draw:text-style-name="P51" draw:layer="layout" svg:width="3.008cm" svg:height="0.839cm" svg:x="15.5cm" svg:y="11.3cm">
            <draw:text-box>
              <text:p text:style-name="P5"><text:span text:style-name="T12">&lt;includes&gt;</text:span></text:p>
            </draw:text-box>
          </draw:frame>
          <draw:frame draw:style-name="gr4" draw:text-style-name="P51" draw:layer="layout" svg:width="3.008cm" svg:height="0.839cm" svg:x="17.992cm" svg:y="9.161cm">
            <draw:text-box>
              <text:p text:style-name="P5"><text:span text:style-name="T12">&lt;includes&gt;</text:span></text:p>
            </draw:text-box>
          </draw:frame>
          <draw:custom-shape draw:style-name="gr5" draw:text-style-name="P9" draw:id="id114" draw:layer="layout" svg:width="4.5cm" svg:height="2.5cm" svg:x="16.5cm" svg:y="15.7cm">
            <text:p text:style-name="P1">selects</text:p>
            <text:p text:style-name="P1">notations</text:p>
            <draw:enhanced-geometry svg:viewBox="0 0 21600 21600" draw:glue-points="10800 0 3160 3160 0 10800 3160 18440 10800 21600 18440 18440 21600 10800 18440 3160" draw:text-areas="3200 3200 18400 18400" draw:type="ellipse"/>
          </draw:custom-shape>
          <draw:g draw:id="id113">
            <draw:custom-shape draw:style-name="gr2" draw:text-style-name="P7" draw:layer="layout" svg:width="0.802cm" svg:height="0.818cm" svg:x="12.258cm" svg:y="15.9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3" draw:text-style-name="P8" draw:layer="layout" svg:x1="12.657cm" svg:y1="16.718cm" svg:x2="12.657cm" svg:y2="17.37cm">
              <text:p text:style-name="P5"/>
            </draw:line>
            <draw:line draw:style-name="gr3" draw:text-style-name="P8" draw:layer="layout" svg:x1="12.457cm" svg:y1="17.699cm" svg:x2="12.657cm" svg:y2="17.375cm">
              <text:p text:style-name="P5"/>
            </draw:line>
            <draw:line draw:style-name="gr3" draw:text-style-name="P8" draw:layer="layout" svg:x1="12.657cm" svg:y1="17.375cm" svg:x2="12.86cm" svg:y2="17.699cm">
              <text:p text:style-name="P5"/>
            </draw:line>
            <draw:line draw:style-name="gr3" draw:text-style-name="P8" draw:layer="layout" svg:x1="12.457cm" svg:y1="17.046cm" svg:x2="12.86cm" svg:y2="17.046cm">
              <text:p text:style-name="P5"/>
            </draw:line>
          </draw:g>
          <draw:frame draw:style-name="gr4" draw:layer="layout" svg:width="3.258cm" svg:height="0.962cm" svg:x="11.058cm" svg:y="17.538cm">
            <draw:text-box>
              <text:p text:style-name="P5">&lt;system&gt;</text:p>
            </draw:text-box>
          </draw:frame>
          <draw:connector draw:style-name="gr13" draw:layer="layout" draw:type="line" svg:x1="13.06cm" svg:y1="16.799cm" svg:x2="16.5cm" svg:y2="16.949cm" draw:start-shape="id113" draw:start-glue-point="1" draw:end-shape="id114" draw:end-glue-point="6">
            <text:p text:style-name="P5"/>
          </draw:connector>
          <draw:frame draw:style-name="gr4" draw:text-style-name="P52" draw:layer="layout" svg:width="7.364cm" svg:height="1.191cm" svg:x="14.62cm" svg:y="4.5cm">
            <draw:text-box>
              <text:p text:style-name="P5"><text:span text:style-name="T2">intensional model</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4">
          <draw:page-thumbnail draw:style-name="gr1" draw:layer="layout" svg:width="12.7cm" svg:height="9.526cm" svg:x="3.175cm" svg:y="1.904cm" draw:page-number="15" presentation:class="page"/>
          <draw:frame presentation:style-name="pr6" draw:text-style-name="P31" draw:layer="layout" svg:width="15.24cm" svg:height="11.181cm" svg:x="1.905cm" svg:y="12.065cm" presentation:class="notes" presentation:user-transformed="true">
            <draw:text-box>
              <text:p text:style-name="P5"><text:span text:style-name="T22">* extensional: author's specify the presentation contexts either by direct references to the presentation elements or by inheriting existing contexts</text:span></text:p>
              <text:p text:style-name="P5"><text:span text:style-name="T22">* intensional: author's can specify a language, are of application, level of sophistication</text:span></text:p>
              <text:p text:style-name="P5"><text:span text:style-name="T22">* this triggers automatic identification of presentation elements</text:span></text:p>
            </draw:text-box>
          </draw:frame>
        </presentation:notes>
      </draw:page>
      <draw:page draw:name="page16" draw:style-name="dp3" draw:master-page-name="Default" presentation:presentation-page-layout-name="AL2T10">
        <office:forms form:automatic-focus="false" form:apply-design-mode="false"/>
        <draw:custom-shape draw:style-name="gr5" draw:text-style-name="P9" draw:layer="layout" svg:width="20.5cm" svg:height="8cm" svg:x="3cm" svg:y="4.5cm">
          <text:p text:style-name="P20">document collection</text:p>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5" draw:text-style-name="P9" draw:layer="layout" svg:width="4cm" svg:height="6cm" svg:x="4.1cm" svg:y="5.8cm">
          <text:p text:style-name="P1">doc</text:p>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frame presentation:style-name="pr7" draw:text-style-name="P6" draw:layer="layout" svg:width="21.629cm" svg:height="3.818cm" svg:x="2.5cm" svg:y="0.451cm" presentation:class="title">
          <draw:text-box>
            <text:p text:style-name="P5"><text:span text:style-name="T3">From Notation Contexts to CoP Models</text:span></text:p>
          </draw:text-box>
        </draw:frame>
        <draw:custom-shape draw:style-name="gr5" draw:text-style-name="P9" draw:layer="layout" svg:width="3cm" svg:height="1.5cm" svg:x="4.6cm" svg:y="8.3cm">
          <text:p text:style-name="P1">structure</text:p>
          <draw:enhanced-geometry svg:viewBox="0 0 21600 21600" draw:type="rectangle" draw:enhanced-path="M 0 0 L 21600 0 21600 21600 0 21600 0 0 Z N"/>
        </draw:custom-shape>
        <draw:custom-shape draw:style-name="gr8" draw:text-style-name="P1" draw:layer="layout" svg:width="3cm" svg:height="1.5cm" svg:x="4.6cm" svg:y="6.8cm">
          <text:p text:style-name="P1">notation</text:p>
          <text:p text:style-name="P1">context</text:p>
          <draw:enhanced-geometry svg:viewBox="0 0 21600 21600" draw:type="rectangle" draw:enhanced-path="M 0 0 L 21600 0 21600 21600 0 21600 0 0 Z N"/>
        </draw:custom-shape>
        <draw:custom-shape draw:style-name="gr5" draw:text-style-name="P9" draw:layer="layout" svg:width="3cm" svg:height="1.5cm" svg:x="4.6cm" svg:y="9.8cm">
          <text:p text:style-name="P1">content</text:p>
          <draw:enhanced-geometry svg:viewBox="0 0 21600 21600" draw:type="rectangle" draw:enhanced-path="M 0 0 L 21600 0 21600 21600 0 21600 0 0 Z N"/>
        </draw:custom-shape>
        <draw:custom-shape draw:style-name="gr5" draw:text-style-name="P9" draw:layer="layout" svg:width="4cm" svg:height="6cm" svg:x="8.5cm" svg:y="5.8cm">
          <text:p text:style-name="P1">doc</text:p>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5" draw:text-style-name="P9" draw:layer="layout" svg:width="3cm" svg:height="1.5cm" svg:x="9cm" svg:y="8.3cm">
          <text:p text:style-name="P1">structure</text:p>
          <draw:enhanced-geometry svg:viewBox="0 0 21600 21600" draw:type="rectangle" draw:enhanced-path="M 0 0 L 21600 0 21600 21600 0 21600 0 0 Z N"/>
        </draw:custom-shape>
        <draw:custom-shape draw:style-name="gr8" draw:text-style-name="P1" draw:layer="layout" svg:width="3cm" svg:height="1.5cm" svg:x="9cm" svg:y="6.8cm">
          <text:p text:style-name="P1">notation</text:p>
          <text:p text:style-name="P1">context</text:p>
          <draw:enhanced-geometry svg:viewBox="0 0 21600 21600" draw:type="rectangle" draw:enhanced-path="M 0 0 L 21600 0 21600 21600 0 21600 0 0 Z N"/>
        </draw:custom-shape>
        <draw:custom-shape draw:style-name="gr5" draw:text-style-name="P9" draw:layer="layout" svg:width="3cm" svg:height="1.5cm" svg:x="9cm" svg:y="9.8cm">
          <text:p text:style-name="P1">content</text:p>
          <draw:enhanced-geometry svg:viewBox="0 0 21600 21600" draw:type="rectangle" draw:enhanced-path="M 0 0 L 21600 0 21600 21600 0 21600 0 0 Z N"/>
        </draw:custom-shape>
        <draw:custom-shape draw:style-name="gr5" draw:text-style-name="P9" draw:layer="layout" svg:width="4cm" svg:height="6cm" svg:x="13cm" svg:y="5.8cm">
          <text:p text:style-name="P1">doc</text:p>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5" draw:text-style-name="P9" draw:layer="layout" svg:width="3cm" svg:height="1.5cm" svg:x="13.5cm" svg:y="8.3cm">
          <text:p text:style-name="P1">structure</text:p>
          <draw:enhanced-geometry svg:viewBox="0 0 21600 21600" draw:type="rectangle" draw:enhanced-path="M 0 0 L 21600 0 21600 21600 0 21600 0 0 Z N"/>
        </draw:custom-shape>
        <draw:custom-shape draw:style-name="gr8" draw:text-style-name="P1" draw:layer="layout" svg:width="3cm" svg:height="1.5cm" svg:x="13.5cm" svg:y="6.8cm">
          <text:p text:style-name="P1">notation</text:p>
          <text:p text:style-name="P1">context</text:p>
          <draw:enhanced-geometry svg:viewBox="0 0 21600 21600" draw:type="rectangle" draw:enhanced-path="M 0 0 L 21600 0 21600 21600 0 21600 0 0 Z N"/>
        </draw:custom-shape>
        <draw:custom-shape draw:style-name="gr5" draw:text-style-name="P9" draw:layer="layout" svg:width="3cm" svg:height="1.5cm" svg:x="13.5cm" svg:y="9.8cm">
          <text:p text:style-name="P1">content</text:p>
          <draw:enhanced-geometry svg:viewBox="0 0 21600 21600" draw:type="rectangle" draw:enhanced-path="M 0 0 L 21600 0 21600 21600 0 21600 0 0 Z N"/>
        </draw:custom-shape>
        <draw:custom-shape draw:style-name="gr5" draw:text-style-name="P9" draw:layer="layout" svg:width="4cm" svg:height="6cm" svg:x="17.5cm" svg:y="5.8cm">
          <text:p text:style-name="P1">doc</text:p>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5" draw:text-style-name="P9" draw:layer="layout" svg:width="3cm" svg:height="1.5cm" svg:x="18cm" svg:y="8.3cm">
          <text:p text:style-name="P1">structure</text:p>
          <draw:enhanced-geometry svg:viewBox="0 0 21600 21600" draw:type="rectangle" draw:enhanced-path="M 0 0 L 21600 0 21600 21600 0 21600 0 0 Z N"/>
        </draw:custom-shape>
        <draw:custom-shape draw:style-name="gr8" draw:text-style-name="P1" draw:layer="layout" svg:width="3cm" svg:height="1.5cm" svg:x="18cm" svg:y="6.8cm">
          <text:p text:style-name="P1">notation</text:p>
          <text:p text:style-name="P1">context</text:p>
          <draw:enhanced-geometry svg:viewBox="0 0 21600 21600" draw:type="rectangle" draw:enhanced-path="M 0 0 L 21600 0 21600 21600 0 21600 0 0 Z N"/>
        </draw:custom-shape>
        <draw:custom-shape draw:style-name="gr5" draw:text-style-name="P9" draw:layer="layout" svg:width="3cm" svg:height="1.5cm" svg:x="18cm" svg:y="9.8cm">
          <text:p text:style-name="P1">content</text:p>
          <draw:enhanced-geometry svg:viewBox="0 0 21600 21600" draw:type="rectangle" draw:enhanced-path="M 0 0 L 21600 0 21600 21600 0 21600 0 0 Z N"/>
        </draw:custom-shape>
        <draw:custom-shape draw:style-name="gr11" draw:text-style-name="P1" draw:layer="layout" svg:width="20.5cm" svg:height="1.5cm" svg:x="3cm" svg:y="13.5cm">
          <text:p text:style-name="P1">Clustering Analysis</text:p>
          <draw:enhanced-geometry svg:viewBox="0 0 21600 21600" draw:type="rectangle" draw:enhanced-path="M 0 0 L 21600 0 21600 21600 0 21600 0 0 Z N"/>
        </draw:custom-shape>
        <draw:custom-shape draw:style-name="gr6" draw:text-style-name="P9" draw:layer="layout" svg:width="1cm" svg:height="1cm" svg:x="5.5cm" svg:y="12.5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9" draw:layer="layout" svg:width="1cm" svg:height="1cm" svg:x="10.5cm" svg:y="12.5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9" draw:layer="layout" svg:width="1cm" svg:height="1cm" svg:x="15cm" svg:y="12.5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9" draw:layer="layout" svg:width="1cm" svg:height="1cm" svg:x="19.5cm" svg:y="12.5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85" draw:text-style-name="P9" draw:layer="layout" svg:width="4cm" svg:height="2cm" svg:x="4cm" svg:y="15.5cm">
            <text:p text:style-name="P1">CoP</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3" draw:text-style-name="P9" draw:layer="layout" svg:width="2cm" svg:height="1.55cm" svg:x="4.5cm" svg:y="17.6cm">
            <text:p text:style-name="P5"/>
            <draw:enhanced-geometry svg:viewBox="0 0 21600 21600" draw:type="rectangle" draw:enhanced-path="M 0 0 L 21600 0 21600 21600 0 21600 0 0 Z N"/>
          </draw:custom-shape>
        </draw:g>
        <draw:g>
          <draw:custom-shape draw:style-name="gr85" draw:text-style-name="P9" draw:layer="layout" svg:width="4cm" svg:height="2cm" svg:x="9.5cm" svg:y="15.4cm">
            <text:p text:style-name="P1">CoP</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3" draw:text-style-name="P9" draw:layer="layout" svg:width="2cm" svg:height="1.55cm" svg:x="10cm" svg:y="17.5cm">
            <text:p text:style-name="P5"/>
            <draw:enhanced-geometry svg:viewBox="0 0 21600 21600" draw:type="rectangle" draw:enhanced-path="M 0 0 L 21600 0 21600 21600 0 21600 0 0 Z N"/>
          </draw:custom-shape>
        </draw:g>
        <draw:g>
          <draw:custom-shape draw:style-name="gr85" draw:text-style-name="P9" draw:layer="layout" svg:width="4cm" svg:height="2cm" svg:x="14.5cm" svg:y="15.5cm">
            <text:p text:style-name="P1">CoP</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3" draw:text-style-name="P9" draw:layer="layout" svg:width="2cm" svg:height="1.55cm" svg:x="15cm" svg:y="17.6cm">
            <text:p text:style-name="P5"/>
            <draw:enhanced-geometry svg:viewBox="0 0 21600 21600" draw:type="rectangle" draw:enhanced-path="M 0 0 L 21600 0 21600 21600 0 21600 0 0 Z N"/>
          </draw:custom-shape>
        </draw:g>
        <draw:g>
          <draw:custom-shape draw:style-name="gr85" draw:text-style-name="P9" draw:layer="layout" svg:width="4cm" svg:height="2cm" svg:x="19.5cm" svg:y="15.5cm">
            <text:p text:style-name="P1">CoP</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3" draw:text-style-name="P9" draw:layer="layout" svg:width="2cm" svg:height="1.55cm" svg:x="20cm" svg:y="17.6cm">
            <text:p text:style-name="P5"/>
            <draw:enhanced-geometry svg:viewBox="0 0 21600 21600" draw:type="rectangle" draw:enhanced-path="M 0 0 L 21600 0 21600 21600 0 21600 0 0 Z N"/>
          </draw:custom-shape>
        </draw:g>
        <presentation:notes draw:style-name="dp4">
          <office:forms form:automatic-focus="false" form:apply-design-mode="false"/>
          <draw:page-thumbnail draw:style-name="gr1" draw:layer="layout" svg:width="12.7cm" svg:height="9.526cm" svg:x="3.175cm" svg:y="1.904cm" draw:page-number="16" presentation:class="page"/>
          <draw:frame presentation:style-name="pr6" draw:text-style-name="P54" draw:layer="layout" svg:width="15.24cm" svg:height="11.181cm" svg:x="1.905cm" svg:y="12.065cm" presentation:class="notes" presentation:user-transformed="true">
            <draw:text-box>
              <text:list text:style-name="L3">
                <text:list-item>
                  <text:p text:style-name="P53"><text:span text:style-name="T22"><text:s/></text:span><text:span text:style-name="T22">we provide: reusability of existing pcontexts</text:span></text:p>
                </text:list-item>
              </text:list>
              <text:list text:style-name="L3">
                <text:list-item>
                  <text:p text:style-name="P53"><text:span text:style-name="T22"><text:s/></text:span><text:span text:style-name="T22">we need: author and CoP notation contexts</text:span></text:p>
                </text:list-item>
              </text:list>
              <text:list text:style-name="L3">
                <text:list-item>
                  <text:p text:style-name="P53"><text:span text:style-name="T22"><text:s/></text:span><text:span text:style-name="T22">we use omdoc elements as collection of preferrred or most frequently used presentations</text:span></text:p>
                </text:list-item>
              </text:list>
              <text:list text:style-name="L3">
                <text:list-item>
                  <text:p text:style-name="P53"><text:span text:style-name="T22"><text:s/></text:span><text:span text:style-name="T22">CoP notation contexts for now is merge of all presentation of their documents</text:span></text:p>
                </text:list-item>
              </text:list>
              <text:list text:style-name="L3">
                <text:list-item>
                  <text:p text:style-name="P53"><text:span text:style-name="T22"><text:s/></text:span><text:span text:style-name="T22">author have to manually specify</text:span></text:p>
                </text:list-item>
              </text:list>
              <text:list text:style-name="L3">
                <text:list-item>
                  <text:p text:style-name="P53"><text:span text:style-name="T22"><text:s/></text:span><text:span text:style-name="T22">todo: what are CoPs good for???</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de" fo:country="DE"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3300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33" style:text-outline="false" style:text-line-through-style="none" style:text-position="0% 100%" fo:font-family="'Times New Roman'" style:font-family-generic="roman" style:font-pitch="variable" fo:font-size="42pt" fo:font-style="normal" fo:text-shadow="none" style:text-underline-style="none" fo:font-weight="normal" style:font-family-asian="'DejaVu Sans'" style:font-family-generic-asian="system" style:font-pitch-asian="variable" style:font-size-asian="42pt" style:font-style-asian="normal" style:font-weight-asian="normal" style:font-family-complex="'DejaVu Sans'" style:font-family-generic-complex="system" style:font-pitch-complex="variable" style:font-size-complex="4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b2b2b2" fo:font-size="90%"/>
          </text:list-level-style-bullet>
          <text:list-level-style-bullet text:level="2" text:bullet-char="">
            <style:list-level-properties text:space-before="1.27cm"/>
            <style:text-properties fo:font-family="Wingdings" style:font-pitch="variable" style:font-charset="x-symbol" fo:color="#cccc99" fo:font-size="75%"/>
          </text:list-level-style-bullet>
          <text:list-level-style-bullet text:level="3" text:bullet-char="">
            <style:list-level-properties text:space-before="2.54cm"/>
            <style:text-properties fo:font-family="Wingdings" style:font-pitch="variable" style:font-charset="x-symbol" fo:color="#b2b2b2" fo:font-size="55%"/>
          </text:list-level-style-bullet>
          <text:list-level-style-bullet text:level="4" text:bullet-char="">
            <style:list-level-properties text:space-before="3.81cm"/>
            <style:text-properties fo:font-family="Wingdings" style:font-pitch="variable" style:font-charset="x-symbol" fo:color="#cccc99" fo:font-size="100%"/>
          </text:list-level-style-bullet>
          <text:list-level-style-bullet text:level="5" text:bullet-char="">
            <style:list-level-properties text:space-before="5.08cm"/>
            <style:text-properties fo:font-family="Wingdings" style:font-pitch="variable" style:font-charset="x-symbol" fo:color="#cccc99" fo:font-size="100%"/>
          </text:list-level-style-bullet>
          <text:list-level-style-bullet text:level="6" text:bullet-char="">
            <style:list-level-properties text:space-before="5.08cm"/>
            <style:text-properties fo:font-family="Wingdings" style:font-pitch="variable" style:font-charset="x-symbol" fo:color="#cccc99" fo:font-size="100%"/>
          </text:list-level-style-bullet>
          <text:list-level-style-bullet text:level="7" text:bullet-char="">
            <style:list-level-properties text:space-before="5.08cm"/>
            <style:text-properties fo:font-family="Wingdings" style:font-pitch="variable" style:font-charset="x-symbol" fo:color="#cccc99" fo:font-size="100%"/>
          </text:list-level-style-bullet>
          <text:list-level-style-bullet text:level="8" text:bullet-char="">
            <style:list-level-properties text:space-before="5.08cm"/>
            <style:text-properties fo:font-family="Wingdings" style:font-pitch="variable" style:font-charset="x-symbol" fo:color="#cccc99" fo:font-size="100%"/>
          </text:list-level-style-bullet>
          <text:list-level-style-bullet text:level="9" text:bullet-char="">
            <style:list-level-properties text:space-before="5.08cm"/>
            <style:text-properties fo:font-family="Wingdings" style:font-pitch="variable" style:font-charset="x-symbol" fo:color="#cccc99" fo:font-size="100%"/>
          </text:list-level-style-bullet>
        </text:list-style>
      </style:graphic-properties>
      <style:paragraph-properties fo:margin-left="0cm" fo:margin-right="0cm" fo:margin-top="0.24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ffffe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b2b2b2" fo:font-size="90%"/>
          </text:list-level-style-bullet>
          <text:list-level-style-bullet text:level="2" text:bullet-char="">
            <style:list-level-properties text:space-before="1.27cm" text:min-label-width="0.793cm"/>
            <style:text-properties fo:font-family="Wingdings" style:font-pitch="variable" style:font-charset="x-symbol" fo:color="#cccc99" fo:font-size="75%"/>
          </text:list-level-style-bullet>
          <text:list-level-style-bullet text:level="3" text:bullet-char="">
            <style:list-level-properties text:space-before="2.54cm" text:min-label-width="0.635cm"/>
            <style:text-properties fo:font-family="Wingdings" style:font-pitch="variable" style:font-charset="x-symbol" fo:color="#b2b2b2" fo:font-size="55%"/>
          </text:list-level-style-bullet>
          <text:list-level-style-bullet text:level="4" text:bullet-char="">
            <style:list-level-properties text:space-before="3.81cm" text:min-label-width="0.635cm"/>
            <style:text-properties fo:font-family="Wingdings" style:font-pitch="variable" style:font-charset="x-symbol" fo:color="#cccc99" fo:font-size="100%"/>
          </text:list-level-style-bullet>
          <text:list-level-style-bullet text:level="5" text:bullet-char="">
            <style:list-level-properties text:space-before="5.08cm" text:min-label-width="0.635cm"/>
            <style:text-properties fo:font-family="Wingdings" style:font-pitch="variable" style:font-charset="x-symbol" fo:color="#cccc99" fo:font-size="100%"/>
          </text:list-level-style-bullet>
          <text:list-level-style-bullet text:level="6" text:bullet-char="">
            <style:list-level-properties text:space-before="5.08cm" text:min-label-width="0.635cm"/>
            <style:text-properties fo:font-family="Wingdings" style:font-pitch="variable" style:font-charset="x-symbol" fo:color="#cccc99" fo:font-size="100%"/>
          </text:list-level-style-bullet>
          <text:list-level-style-bullet text:level="7" text:bullet-char="">
            <style:list-level-properties text:space-before="5.08cm" text:min-label-width="0.635cm"/>
            <style:text-properties fo:font-family="Wingdings" style:font-pitch="variable" style:font-charset="x-symbol" fo:color="#cccc99" fo:font-size="100%"/>
          </text:list-level-style-bullet>
          <text:list-level-style-bullet text:level="8" text:bullet-char="">
            <style:list-level-properties text:space-before="5.08cm" text:min-label-width="0.635cm"/>
            <style:text-properties fo:font-family="Wingdings" style:font-pitch="variable" style:font-charset="x-symbol" fo:color="#cccc99"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29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ize-complex="26pt" style:font-relief="none"/>
    </style:style>
    <style:style style:name="Default-outline3" style:family="presentation" style:parent-style-name="Default-outline2">
      <style:paragraph-properties fo:margin-left="3.175cm" fo:margin-right="0cm" fo:margin-top="0.202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3pt" fo:font-style="normal" fo:text-shadow="none" style:text-underline-style="none" fo:font-weight="normal" style:font-size-asian="23pt" style:font-size-complex="23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3300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33" style:text-outline="false" style:text-line-through-style="none" style:text-position="0% 100%" fo:font-family="'Times New Roman'" style:font-family-generic="roman" style:font-pitch="variable" fo:font-size="42pt" fo:font-style="normal" fo:text-shadow="none" style:text-underline-style="none" fo:font-weight="normal" style:font-family-asian="'DejaVu Sans'" style:font-family-generic-asian="system" style:font-pitch-asian="variable" style:font-size-asian="42pt" style:font-style-asian="normal" style:font-weight-asian="normal" style:font-family-complex="'DejaVu Sans'" style:font-family-generic-complex="system" style:font-pitch-complex="variable" style:font-size-complex="42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b2b2b2" fo:font-size="90%"/>
          </text:list-level-style-bullet>
          <text:list-level-style-bullet text:level="2" text:bullet-char="">
            <style:list-level-properties text:space-before="1.27cm"/>
            <style:text-properties fo:font-family="Wingdings" style:font-pitch="variable" style:font-charset="x-symbol" fo:color="#cccc99" fo:font-size="75%"/>
          </text:list-level-style-bullet>
          <text:list-level-style-bullet text:level="3" text:bullet-char="">
            <style:list-level-properties text:space-before="2.54cm"/>
            <style:text-properties fo:font-family="Wingdings" style:font-pitch="variable" style:font-charset="x-symbol" fo:color="#b2b2b2" fo:font-size="55%"/>
          </text:list-level-style-bullet>
          <text:list-level-style-bullet text:level="4" text:bullet-char="">
            <style:list-level-properties text:space-before="3.81cm"/>
            <style:text-properties fo:font-family="Wingdings" style:font-pitch="variable" style:font-charset="x-symbol" fo:color="#cccc99" fo:font-size="100%"/>
          </text:list-level-style-bullet>
          <text:list-level-style-bullet text:level="5" text:bullet-char="">
            <style:list-level-properties text:space-before="5.08cm"/>
            <style:text-properties fo:font-family="Wingdings" style:font-pitch="variable" style:font-charset="x-symbol" fo:color="#cccc99" fo:font-size="100%"/>
          </text:list-level-style-bullet>
          <text:list-level-style-bullet text:level="6" text:bullet-char="">
            <style:list-level-properties text:space-before="5.08cm"/>
            <style:text-properties fo:font-family="Wingdings" style:font-pitch="variable" style:font-charset="x-symbol" fo:color="#cccc99" fo:font-size="100%"/>
          </text:list-level-style-bullet>
          <text:list-level-style-bullet text:level="7" text:bullet-char="">
            <style:list-level-properties text:space-before="5.08cm"/>
            <style:text-properties fo:font-family="Wingdings" style:font-pitch="variable" style:font-charset="x-symbol" fo:color="#cccc99" fo:font-size="100%"/>
          </text:list-level-style-bullet>
          <text:list-level-style-bullet text:level="8" text:bullet-char="">
            <style:list-level-properties text:space-before="5.08cm"/>
            <style:text-properties fo:font-family="Wingdings" style:font-pitch="variable" style:font-charset="x-symbol" fo:color="#cccc99" fo:font-size="100%"/>
          </text:list-level-style-bullet>
          <text:list-level-style-bullet text:level="9" text:bullet-char="">
            <style:list-level-properties text:space-before="5.08cm"/>
            <style:text-properties fo:font-family="Wingdings" style:font-pitch="variable" style:font-charset="x-symbol" fo:color="#cccc99" fo:font-size="100%"/>
          </text:list-level-style-bullet>
        </text:list-style>
      </style:graphic-properties>
      <style:paragraph-properties fo:margin-left="0cm" fo:margin-right="0cm" fo:margin-top="0.24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itle1-background" style:family="presentation">
      <style:graphic-properties draw:stroke="none" draw:fill="solid" draw:fill-color="#ffffe1"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b2b2b2" fo:font-size="90%"/>
          </text:list-level-style-bullet>
          <text:list-level-style-bullet text:level="2" text:bullet-char="">
            <style:list-level-properties text:space-before="1.27cm" text:min-label-width="0.793cm"/>
            <style:text-properties fo:font-family="Wingdings" style:font-pitch="variable" style:font-charset="x-symbol" fo:color="#cccc99" fo:font-size="75%"/>
          </text:list-level-style-bullet>
          <text:list-level-style-bullet text:level="3" text:bullet-char="">
            <style:list-level-properties text:space-before="2.54cm" text:min-label-width="0.635cm"/>
            <style:text-properties fo:font-family="Wingdings" style:font-pitch="variable" style:font-charset="x-symbol" fo:color="#b2b2b2" fo:font-size="55%"/>
          </text:list-level-style-bullet>
          <text:list-level-style-bullet text:level="4" text:bullet-char="">
            <style:list-level-properties text:space-before="3.81cm" text:min-label-width="0.635cm"/>
            <style:text-properties fo:font-family="Wingdings" style:font-pitch="variable" style:font-charset="x-symbol" fo:color="#cccc99" fo:font-size="100%"/>
          </text:list-level-style-bullet>
          <text:list-level-style-bullet text:level="5" text:bullet-char="">
            <style:list-level-properties text:space-before="5.08cm" text:min-label-width="0.635cm"/>
            <style:text-properties fo:font-family="Wingdings" style:font-pitch="variable" style:font-charset="x-symbol" fo:color="#cccc99" fo:font-size="100%"/>
          </text:list-level-style-bullet>
          <text:list-level-style-bullet text:level="6" text:bullet-char="">
            <style:list-level-properties text:space-before="5.08cm" text:min-label-width="0.635cm"/>
            <style:text-properties fo:font-family="Wingdings" style:font-pitch="variable" style:font-charset="x-symbol" fo:color="#cccc99" fo:font-size="100%"/>
          </text:list-level-style-bullet>
          <text:list-level-style-bullet text:level="7" text:bullet-char="">
            <style:list-level-properties text:space-before="5.08cm" text:min-label-width="0.635cm"/>
            <style:text-properties fo:font-family="Wingdings" style:font-pitch="variable" style:font-charset="x-symbol" fo:color="#cccc99" fo:font-size="100%"/>
          </text:list-level-style-bullet>
          <text:list-level-style-bullet text:level="8" text:bullet-char="">
            <style:list-level-properties text:space-before="5.08cm" text:min-label-width="0.635cm"/>
            <style:text-properties fo:font-family="Wingdings" style:font-pitch="variable" style:font-charset="x-symbol" fo:color="#cccc99"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29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ize-complex="26pt" style:font-relief="none"/>
    </style:style>
    <style:style style:name="Title1-outline3" style:family="presentation" style:parent-style-name="Title1-outline2">
      <style:paragraph-properties fo:margin-left="3.175cm" fo:margin-right="0cm" fo:margin-top="0.202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3pt" fo:font-style="normal" fo:text-shadow="none" style:text-underline-style="none" fo:font-weight="normal" style:font-size-asian="23pt" style:font-size-complex="23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e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000080" draw:textarea-horizontal-align="left" draw:textarea-vertical-align="middle" draw:auto-grow-height="false" fo:padding-top="0.13cm" fo:padding-bottom="0.13cm" fo:padding-left="0.25cm" fo:padding-right="0.25cm" fo:wrap-option="wrap" draw:shadow="hidden" draw:shadow-color="#330033"/>
    </style:style>
    <style:style style:name="gr4" style:family="graphic" style:parent-style-name="standard">
      <style:graphic-properties draw:stroke="none" draw:fill="solid" draw:fill-color="#b2b2b2" draw:textarea-horizontal-align="left" draw:textarea-vertical-align="middle" draw:auto-grow-height="false" fo:padding-top="0.13cm" fo:padding-bottom="0.13cm" fo:padding-left="0.25cm" fo:padding-right="0.25cm" fo:wrap-option="wrap" draw:shadow="hidden" draw:shadow-color="#330033"/>
    </style:style>
    <style:style style:name="gr5" style:family="graphic" style:parent-style-name="standard">
      <style:graphic-properties draw:stroke="solid" svg:stroke-width="0.053cm" svg:stroke-color="#330033" draw:stroke-linejoin="miter" draw:fill="none" draw:fill-color="#ffffff" draw:textarea-horizontal-align="left" draw:textarea-vertical-align="top" draw:auto-grow-height="false" fo:padding-top="0.13cm" fo:padding-bottom="0.13cm" fo:padding-left="0.25cm" fo:padding-right="0.25cm" fo:wrap-option="no-wrap" draw:shadow="hidden" draw:shadow-color="#330033"/>
    </style:style>
    <style:style style:name="gr6" style:family="graphic" style:parent-style-name="standard">
      <style:graphic-properties draw:stroke="solid" svg:stroke-width="0.123cm" svg:stroke-color="#330033" draw:stroke-linejoin="miter" draw:fill="none" draw:fill-color="#ffffff" draw:textarea-horizontal-align="left" draw:textarea-vertical-align="top" draw:auto-grow-height="false" fo:padding-top="0.13cm" fo:padding-bottom="0.13cm" fo:padding-left="0.25cm" fo:padding-right="0.25cm" fo:wrap-option="no-wrap" draw:shadow="hidden" draw:shadow-color="#330033"/>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solid" draw:fill-color="#ffffff" draw:textarea-horizontal-align="center" draw:textarea-vertical-align="middle" draw:shadow="hidden" style:protect="position size"/>
    </style:style>
    <style:style style:name="gr9" style:family="graphic" style:parent-style-name="standard">
      <style:graphic-properties draw:stroke="none" draw:fill="solid" draw:fill-color="#330033" draw:textarea-horizontal-align="left" draw:textarea-vertical-align="middle" draw:auto-grow-height="false" fo:padding-top="0.13cm" fo:padding-bottom="0.13cm" fo:padding-left="0.25cm" fo:padding-right="0.25cm" fo:wrap-option="wrap" draw:shadow="hidden" draw:shadow-color="#330033"/>
    </style:style>
    <style:style style:name="gr10" style:family="graphic" style:parent-style-name="standard">
      <style:graphic-properties draw:stroke="none" draw:fill="solid" draw:fill-color="#ffffe1" draw:textarea-horizontal-align="left" draw:textarea-vertical-align="middle" draw:auto-grow-height="false" fo:padding-top="0.13cm" fo:padding-bottom="0.13cm" fo:padding-left="0.25cm" fo:padding-right="0.25cm" fo:wrap-option="wrap" draw:shadow="hidden" draw:shadow-color="#330033"/>
    </style:style>
    <style:style style:name="gr11" style:family="graphic" style:parent-style-name="standard">
      <style:graphic-properties draw:stroke="solid" svg:stroke-width="0.141cm" svg:stroke-color="#330033" draw:stroke-linejoin="miter" draw:fill="none" draw:fill-color="#ffffff" draw:textarea-horizontal-align="left" draw:textarea-vertical-align="top" draw:auto-grow-height="false" fo:padding-top="0.13cm" fo:padding-bottom="0.13cm" fo:padding-left="0.25cm" fo:padding-right="0.25cm" fo:wrap-option="no-wrap" draw:shadow="hidden" draw:shadow-color="#330033"/>
    </style:style>
    <style:style style:name="pr1" style:family="presentation" style:parent-style-name="Default-backgroundobjects">
      <style:graphic-properties draw:stroke="none" draw:fill="none" draw:fill-color="#cccc99" draw:textarea-horizontal-align="justify" draw:textarea-vertical-align="top" draw:auto-grow-height="false" draw:auto-grow-width="false" fo:min-height="1.272cm" fo:min-width="0cm" fo:padding-top="0.13cm" fo:padding-bottom="0.13cm" fo:padding-left="0.25cm" fo:padding-right="0.25cm" fo:wrap-option="no-wrap" draw:shadow="hidden" draw:shadow-color="#330033"/>
    </style:style>
    <style:style style:name="pr2" style:family="presentation" style:parent-style-name="Default-backgroundobjects">
      <style:graphic-properties draw:stroke="none" draw:fill="none" draw:fill-color="#cccc99" draw:textarea-horizontal-align="justify" draw:textarea-vertical-align="top" draw:auto-grow-height="false" draw:auto-grow-width="false" fo:min-height="1.278cm" fo:min-width="0cm" fo:padding-top="0.13cm" fo:padding-bottom="0.13cm" fo:padding-left="0.25cm" fo:padding-right="0.25cm" fo:wrap-option="no-wrap" draw:shadow="hidden" draw:shadow-color="#330033"/>
    </style:style>
    <style:style style:name="pr3"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text-align="end" text:enable-numbering="false" fo:text-indent="0cm" style:writing-mode="lr-tb"/>
    </style:style>
    <style:style style:name="P6" style:family="paragraph">
      <style:paragraph-properties fo:margin-left="0cm" fo:margin-right="0cm" fo:text-indent="0cm" style:writing-mode="lr-tb"/>
    </style:style>
    <style:style style:name="P7" style:family="paragraph">
      <style:paragraph-properties fo:text-align="center"/>
    </style:style>
    <style:style style:name="P8" style:family="paragraph">
      <style:paragraph-properties fo:margin-left="0cm" fo:margin-right="0cm" text:enable-numbering="false" fo:text-indent="0cm" style:writing-mode="lr-tb"/>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12pt" fo:language="de" fo:country="DE"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text:page-number></text:span></text:p>
        </draw:text-box>
      </draw:frame>
    </style:handout-master>
    <style:master-page style:name="Default" style:page-layout-name="PM1" draw:style-name="dp1">
      <office:forms form:automatic-focus="false" form:apply-design-mode="false"/>
      <draw:custom-shape draw:style-name="gr3" draw:text-style-name="P3" draw:layer="backgroundobjects" svg:width="2cm" svg:height="13.547cm" svg:x="0cm" svg:y="0cm">
        <text:p/>
        <draw:enhanced-geometry svg:viewBox="0 0 21600 21600" draw:type="rectangle" draw:enhanced-path="M 0 0 L 21600 0 21600 21600 0 21600 0 0 Z N"/>
      </draw:custom-shape>
      <draw:g>
        <draw:custom-shape draw:style-name="gr4" draw:text-style-name="P3" draw:layer="backgroundobjects" svg:width="5.08cm" svg:height="0.507cm" svg:x="19.05cm" svg:y="3.938cm">
          <text:p/>
          <draw:enhanced-geometry svg:viewBox="0 0 21600 21600" draw:type="rectangle" draw:enhanced-path="M 0 0 L 21600 0 21600 21600 0 21600 0 0 Z N"/>
        </draw:custom-shape>
        <draw:line draw:style-name="gr5" draw:text-style-name="P4" draw:layer="backgroundobjects" svg:x1="1.058cm" svg:y1="4.15cm" svg:x2="24.13cm" svg:y2="4.15cm">
          <text:p/>
        </draw:line>
      </draw:g>
      <draw:frame presentation:style-name="Default-title" draw:layer="backgroundobjects" svg:width="21.629cm" svg:height="3.817cm" svg:x="2.5cm" svg:y="0.451cm" presentation:class="title" presentation:placeholder="true">
        <draw:text-box/>
      </draw:frame>
      <draw:frame presentation:style-name="Default-outline1" draw:layer="backgroundobjects" svg:width="21.629cm" svg:height="12.586cm" svg:x="2.5cm" svg:y="4.444cm" presentation:class="outline" presentation:placeholder="true">
        <draw:text-box/>
      </draw:frame>
      <draw:frame presentation:style-name="pr1" draw:text-style-name="P5" draw:layer="backgroundobjects" svg:width="5.292cm" svg:height="1.271cm" svg:x="18.838cm" svg:y="17.657cm" presentation:class="page-number">
        <draw:text-box>
          <text:p text:style-name="P5"><text:span text:style-name="T2"><text:page-number>1</text:page-number></text:span></text:p>
        </draw:text-box>
      </draw:frame>
      <draw:line draw:style-name="gr6" draw:text-style-name="P4" draw:layer="backgroundobjects" svg:x1="0cm" svg:y1="13.547cm" svg:x2="1.693cm" svg:y2="13.547cm">
        <text:p/>
      </draw:line>
      <draw:frame presentation:style-name="pr2" draw:text-style-name="P6" draw:layer="backgroundobjects" svg:width="3.197cm" svg:height="1.277cm" svg:x="4.898cm" svg:y="17.657cm" presentation:class="date-time">
        <draw:text-box>
          <text:p/>
        </draw:text-box>
      </draw:frame>
      <draw:frame presentation:style-name="pr2" draw:text-style-name="P6" draw:layer="backgroundobjects" svg:width="13.803cm" svg:height="1.277cm" svg:x="8.298cm" svg:y="17.657cm" presentation:class="footer">
        <draw:text-box>
          <text:p/>
        </draw:text-box>
      </draw:frame>
      <draw:frame draw:style-name="gr7" draw:text-style-name="P7" draw:layer="backgroundobjects" svg:width="1.499cm" svg:height="1.501cm" svg:x="0.2cm" svg:y="0.299cm">
        <draw:image xlink:href="Pictures/100000000000008700000087C8585FA6.jpg" xlink:type="simple" xlink:show="embed" xlink:actuate="onLoad">
          <text:p/>
        </draw:image>
      </draw:frame>
      <presentation:notes style:page-layout-name="PM0">
        <draw:rect draw:style-name="gr8" draw:text-style-name="P7" draw:layer="backgroundobjects" svg:width="19.05cm" svg:height="25.4cm" svg:x="0cm" svg:y="0cm">
          <text:p/>
        </draw:rect>
        <draw:frame presentation:style-name="pr3" draw:text-style-name="P8" draw:layer="backgroundobjects" svg:width="8.255cm" svg:height="1.271cm" svg:x="-0.001cm" svg:y="0cm" presentation:class="header">
          <draw:text-box>
            <text:p text:style-name="P8"><text:span text:style-name="T3"><presentation:header/></text:span></text:p>
          </draw:text-box>
        </draw:frame>
        <draw:frame presentation:style-name="pr3" draw:text-style-name="P5" draw:layer="backgroundobjects" svg:width="8.255cm" svg:height="1.271cm" svg:x="10.79cm" svg:y="0cm" presentation:class="date-time">
          <draw:text-box>
            <text:p text:style-name="P5"><text:span text:style-name="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pr4" draw:text-style-name="P8" draw:layer="backgroundobjects" svg:width="8.255cm" svg:height="1.271cm" svg:x="-0.001cm" svg:y="24.125cm" presentation:class="footer">
          <draw:text-box>
            <text:p text:style-name="P8"><text:span text:style-name="T3"><presentation:footer/></text:span></text:p>
          </draw:text-box>
        </draw:frame>
        <draw:frame presentation:style-name="pr4" draw:text-style-name="P5" draw:layer="backgroundobjects" svg:width="8.255cm" svg:height="1.271cm" svg:x="10.79cm" svg:y="24.125cm" presentation:class="page-number">
          <draw:text-box>
            <text:p text:style-name="P5"><text:span text:style-name="T3"><text:page-number>1</text:page-number></text:span></text:p>
          </draw:text-box>
        </draw:frame>
      </presentation:notes>
    </style:master-page>
    <style:master-page style:name="Title1" style:page-layout-name="PM1" draw:style-name="dp1">
      <office:forms form:automatic-focus="false" form:apply-design-mode="false"/>
      <draw:custom-shape draw:style-name="gr3" draw:text-style-name="P3" draw:layer="backgroundobjects" svg:width="4.868cm" svg:height="13.547cm" svg:x="0cm" svg:y="0cm">
        <text:p/>
        <draw:enhanced-geometry svg:viewBox="0 0 21600 21600" draw:mirror-horizontal="false" draw:mirror-vertical="false" draw:type="rectangle" draw:enhanced-path="M 0 0 L 21600 0 21600 21600 0 21600 0 0 Z N"/>
      </draw:custom-shape>
      <draw:g>
        <draw:custom-shape draw:style-name="gr9" draw:text-style-name="P3" draw:layer="backgroundobjects" svg:width="21.59cm" svg:height="6.773cm" svg:x="2.752cm" svg:y="9.737cm">
          <text:p/>
          <draw:enhanced-geometry svg:viewBox="0 0 21600 21600" draw:type="rectangle" draw:enhanced-path="M 0 0 L 21600 0 21600 21600 0 21600 0 0 Z N"/>
        </draw:custom-shape>
        <draw:custom-shape draw:style-name="gr10" draw:text-style-name="P3" draw:layer="backgroundobjects" svg:width="21.246cm" svg:height="5.94cm" svg:x="2.884cm" svg:y="10.372cm">
          <text:p/>
          <draw:enhanced-geometry svg:viewBox="0 0 21600 21600" draw:type="rectangle" draw:enhanced-path="M 0 0 L 21600 0 21600 21600 0 21600 0 0 Z N"/>
        </draw:custom-shape>
        <draw:line draw:style-name="gr11" draw:text-style-name="P4" draw:layer="backgroundobjects" svg:x1="0cm" svg:y1="13.547cm" svg:x2="2.752cm" svg:y2="13.547cm">
          <text:p/>
        </draw:line>
      </draw:g>
      <draw:g>
        <draw:custom-shape draw:style-name="gr4" draw:text-style-name="P3" draw:layer="backgroundobjects" svg:width="6.774cm" svg:height="0.846cm" svg:x="17.427cm" svg:y="1.482cm">
          <text:p/>
          <draw:enhanced-geometry svg:viewBox="0 0 21600 21600" draw:type="rectangle" draw:enhanced-path="M 0 0 L 21600 0 21600 21600 0 21600 0 0 Z N"/>
        </draw:custom-shape>
        <draw:line draw:style-name="gr6" draw:text-style-name="P4" draw:layer="backgroundobjects" svg:x1="1.764cm" svg:y1="1.905cm" svg:x2="24.201cm" svg:y2="1.905cm">
          <text:p/>
        </draw:line>
      </draw:g>
      <draw:frame presentation:style-name="Title1-title" draw:layer="backgroundobjects" svg:width="18.415cm" svg:height="6.139cm" svg:x="5.714cm" svg:y="3.175cm" presentation:class="title" presentation:placeholder="true">
        <draw:text-box/>
      </draw:frame>
      <draw:frame presentation:style-name="Title1-outline1" draw:layer="backgroundobjects" svg:width="20cm" svg:height="5.072cm" svg:x="3.5cm" svg:y="11cm" presentation:class="outline" presentation:placeholder="true">
        <draw:text-box/>
      </draw:frame>
      <draw:frame draw:style-name="gr7" draw:text-style-name="P7" draw:layer="backgroundobjects" svg:width="3.571cm" svg:height="3.571cm" svg:x="0.5cm" svg:y="2.429cm">
        <draw:image xlink:href="Pictures/100000000000008700000087C8585FA6.jpg" xlink:type="simple" xlink:show="embed" xlink:actuate="onLoad">
          <text:p/>
        </draw:image>
      </draw:frame>
      <presentation:notes style:page-layout-name="PM0">
        <draw:rect draw:style-name="gr8" draw:text-style-name="P7" draw:layer="backgroundobjects" svg:width="19.05cm" svg:height="25.4cm" svg:x="0cm" svg:y="0cm">
          <text:p/>
        </draw:rect>
        <draw:frame presentation:style-name="pr5" draw:text-style-name="P8" draw:layer="backgroundobjects" svg:width="8.255cm" svg:height="1.271cm" svg:x="-0.001cm" svg:y="0cm" presentation:class="header">
          <draw:text-box>
            <text:p text:style-name="P8"><text:span text:style-name="T3"><presentation:header/></text:span></text:p>
          </draw:text-box>
        </draw:frame>
        <draw:frame presentation:style-name="pr5" draw:text-style-name="P5" draw:layer="backgroundobjects" svg:width="8.255cm" svg:height="1.271cm" svg:x="10.79cm" svg:y="0cm" presentation:class="date-time">
          <draw:text-box>
            <text:p text:style-name="P5"><text:span text:style-name="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pr6" draw:text-style-name="P8" draw:layer="backgroundobjects" svg:width="8.255cm" svg:height="1.271cm" svg:x="-0.001cm" svg:y="24.125cm" presentation:class="footer">
          <draw:text-box>
            <text:p text:style-name="P8"><text:span text:style-name="T3"><presentation:footer/></text:span></text:p>
          </draw:text-box>
        </draw:frame>
        <draw:frame presentation:style-name="pr6" draw:text-style-name="P5" draw:layer="backgroundobjects" svg:width="8.255cm" svg:height="1.271cm" svg:x="10.79cm" svg:y="24.125cm" presentation:class="page-number">
          <draw:text-box>
            <text:p text:style-name="P5"><text:span text:style-name="T3"><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title>Lectora: An interactive reader for mathematical documents</dc:title>
    <meta:initial-creator>cmueller</meta:initial-creator>
    <meta:creation-date>2007-02-27T18:54:01</meta:creation-date>
    <dc:creator>Christine Müller</dc:creator>
    <dc:date>2007-06-27T14:49:41</dc:date>
    <meta:print-date>2007-05-15T20:32:55</meta:print-date>
    <dc:language>de-DE</dc:language>
    <meta:editing-cycles>340</meta:editing-cycles>
    <meta:editing-duration>PT10H4M39S</meta:editing-duration>
    <meta:user-defined meta:name="Info 1"/>
    <meta:user-defined meta:name="Info 2"/>
    <meta:user-defined meta:name="Info 3"/>
    <meta:user-defined meta:name="Info 4"/>
    <meta:document-statistic meta:object-count="771"/>
  </office:meta>
</office:document-meta>
</file>

<file path=Object 1/content.xml><?xml version="1.0" encoding="utf-8"?>
<!DOCTYPE math  PUBLIC '-//OpenOffice.org//DTD Modified W3C MathML 1.01//EN'  'math.dtd'>
<math:math xmlns:math="http://www.w3.org/1998/Math/MathML">
  <math:semantics>
    <math:mfenced math:open="" math:close="">
      <math:mtable>
        <math:mtr>
          <math:mi>n</math:mi>
        </math:mtr>
        <math:mtr>
          <math:mi>k</math:mi>
        </math:mtr>
      </math:mtable>
    </math:mfenced>
    <math:annotation math:encoding="StarMath 5.0"> left ( binom{n}{k} right ) </math:annotation>
  </math:semantics>
</math:math>
</file>

<file path=Object 10/content.xml><?xml version="1.0" encoding="utf-8"?>
<!DOCTYPE math  PUBLIC '-//OpenOffice.org//DTD Modified W3C MathML 1.01//EN'  'math.dtd'>
<math:math xmlns:math="http://www.w3.org/1998/Math/MathML">
  <math:semantics>
    <math:mrow>
      <math:munderover>
        <math:mo math:stretchy="false">∑</math:mo>
        <math:mrow>
          <math:mi>i</math:mi>
          <math:mo math:stretchy="false">=</math:mo>
          <math:mn>1</math:mn>
        </math:mrow>
        <math:mi>n</math:mi>
      </math:munderover>
      <math:mn>.</math:mn>
    </math:mrow>
    <math:annotation math:encoding="StarMath 5.0">sum from{i=1} to{n} .</math:annotation>
  </math:semantics>
</math:math>
</file>

<file path=Object 11/content.xml><?xml version="1.0" encoding="utf-8"?>
<!DOCTYPE math  PUBLIC '-//OpenOffice.org//DTD Modified W3C MathML 1.01//EN'  'math.dtd'>
<math:math xmlns:math="http://www.w3.org/1998/Math/MathML">
  <math:semantics>
    <math:msubsup>
      <math:mi>S</math:mi>
      <math:mrow>
        <math:mi>i</math:mi>
        <math:mo math:stretchy="false">=</math:mo>
        <math:mn>1</math:mn>
      </math:mrow>
      <math:mi>n</math:mi>
    </math:msubsup>
    <math:annotation math:encoding="StarMath 5.0">S^{n}_{i=1}</math:annotation>
  </math:semantics>
</math:math>
</file>

<file path=Object 1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 </math:annotation>
  </math:semantics>
</math:math>
</file>

<file path=Object 13/content.xml><?xml version="1.0" encoding="utf-8"?>
<!DOCTYPE math  PUBLIC '-//OpenOffice.org//DTD Modified W3C MathML 1.01//EN'  'math.dtd'>
<math:math xmlns:math="http://www.w3.org/1998/Math/MathML">
  <math:semantics>
    <math:mfrac>
      <math:mi>a</math:mi>
      <math:mi>b</math:mi>
    </math:mfrac>
    <math:annotation math:encoding="StarMath 5.0">a over b </math:annotation>
  </math:semantics>
</math:math>
</file>

<file path=Object 2/content.xml><?xml version="1.0" encoding="utf-8"?>
<!DOCTYPE math  PUBLIC '-//OpenOffice.org//DTD Modified W3C MathML 1.01//EN'  'math.dtd'>
<math:math xmlns:math="http://www.w3.org/1998/Math/MathML">
  <math:semantics>
    <math:msubsup>
      <math:mi>C</math:mi>
      <math:mi>k</math:mi>
      <math:mi>n</math:mi>
    </math:msubsup>
    <math:annotation math:encoding="StarMath 5.0">C^{n}_{k}</math:annotation>
  </math:semantics>
</math:math>
</file>

<file path=Object 3/content.xml><?xml version="1.0" encoding="utf-8"?>
<!DOCTYPE math  PUBLIC '-//OpenOffice.org//DTD Modified W3C MathML 1.01//EN'  'math.dtd'>
<math:math xmlns:math="http://www.w3.org/1998/Math/MathML">
  <math:semantics>
    <math:msubsup>
      <math:mi>C</math:mi>
      <math:mi>n</math:mi>
      <math:mi>k</math:mi>
    </math:msubsup>
    <math:annotation math:encoding="StarMath 5.0">C^{k}_{n}</math:annotation>
  </math:semantics>
</math:math>
</file>

<file path=Object 4/content.xml><?xml version="1.0" encoding="utf-8"?>
<!DOCTYPE math  PUBLIC '-//OpenOffice.org//DTD Modified W3C MathML 1.01//EN'  'math.dtd'>
<math:math xmlns:math="http://www.w3.org/1998/Math/MathML">
  <math:semantics>
    <math:mfenced math:open="" math:close="">
      <math:mtable>
        <math:mtr>
          <math:mi>n</math:mi>
        </math:mtr>
        <math:mtr>
          <math:mi>k</math:mi>
        </math:mtr>
      </math:mtable>
    </math:mfenced>
    <math:annotation math:encoding="StarMath 5.0"> left ( binom{n}{k} right ) </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i>n</math:mi>
        </math:mtr>
        <math:mtr>
          <math:mi>k</math:mi>
        </math:mtr>
      </math:mtable>
    </math:mfenced>
    <math:annotation math:encoding="StarMath 5.0"> left ( binom{n}{k} right ) </math:annotation>
  </math:semantics>
</math:math>
</file>

<file path=Object 6/content.xml><?xml version="1.0" encoding="utf-8"?>
<!DOCTYPE math  PUBLIC '-//OpenOffice.org//DTD Modified W3C MathML 1.01//EN'  'math.dtd'>
<math:math xmlns:math="http://www.w3.org/1998/Math/MathML">
  <math:semantics>
    <math:mfenced math:open="" math:close="">
      <math:mtable>
        <math:mtr>
          <math:mi>n</math:mi>
        </math:mtr>
        <math:mtr>
          <math:mi>k</math:mi>
        </math:mtr>
      </math:mtable>
    </math:mfenced>
    <math:annotation math:encoding="StarMath 5.0"> left ( binom{n}{k} right ) </math:annotation>
  </math:semantics>
</math:math>
</file>

<file path=Object 7/content.xml><?xml version="1.0" encoding="utf-8"?>
<!DOCTYPE math  PUBLIC '-//OpenOffice.org//DTD Modified W3C MathML 1.01//EN'  'math.dtd'>
<math:math xmlns:math="http://www.w3.org/1998/Math/MathML">
  <math:semantics>
    <math:mfenced math:open="" math:close="">
      <math:mtable>
        <math:mtr>
          <math:mi>n</math:mi>
        </math:mtr>
        <math:mtr>
          <math:mi>k</math:mi>
        </math:mtr>
      </math:mtable>
    </math:mfenced>
    <math:annotation math:encoding="StarMath 5.0"> left ( binom{n}{k} right ) </math:annotation>
  </math:semantics>
</math:math>
</file>

<file path=Object 8/content.xml><?xml version="1.0" encoding="utf-8"?>
<!DOCTYPE math  PUBLIC '-//OpenOffice.org//DTD Modified W3C MathML 1.01//EN'  'math.dtd'>
<math:math xmlns:math="http://www.w3.org/1998/Math/MathML">
  <math:semantics>
    <math:msubsup>
      <math:mi>C</math:mi>
      <math:mi>k</math:mi>
      <math:mi>n</math:mi>
    </math:msubsup>
    <math:annotation math:encoding="StarMath 5.0">C^{n}_{k}</math:annotation>
  </math:semantics>
</math:math>
</file>

<file path=Object 9/content.xml><?xml version="1.0" encoding="utf-8"?>
<!DOCTYPE math  PUBLIC '-//OpenOffice.org//DTD Modified W3C MathML 1.01//EN'  'math.dtd'>
<math:math xmlns:math="http://www.w3.org/1998/Math/MathML">
  <math:semantics>
    <math:msubsup>
      <math:mi>C</math:mi>
      <math:mi>n</math:mi>
      <math:mi>k</math:mi>
    </math:msubsup>
    <math:annotation math:encoding="StarMath 5.0">C^{k}_{n}</math:annotation>
  </math:semantics>
</math:math>
</file>